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9.33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19.4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put" table:style-name="ta1">
        <table:shapes>
          <draw:frame draw:z-index="0" draw:style-name="gr1" draw:text-style-name="P1" svg:width="224.46mm" svg:height="129.91mm" svg:x="181.97mm" svg:y="0.69mm">
            <loext:p draw:notify-on-update-of-ranges="output.B1:output.B5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3.09mm" svg:height="128.52mm" svg:x="182.65mm" svg:y="136.86mm">
            <loext:p draw:notify-on-update-of-ranges="output.D1:output.D5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23.78mm" svg:height="125.04mm" svg:x="408.83mm" svg:y="1.74mm">
            <loext:p draw:notify-on-update-of-ranges="output.F1:output.F5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21.38mm" svg:height="128.52mm" svg:x="410.2mm" svg:y="136.51mm">
            <loext:p draw:notify-on-update-of-ranges="output.H1:output.H52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TE</text:p>
          </table:table-cell>
          <table:table-cell office:value-type="float" office:value="0.744287" calcext:value-type="float">
            <text:p>0.744287</text:p>
          </table:table-cell>
          <table:table-cell office:value-type="string" calcext:value-type="string">
            <text:p>Steering</text:p>
          </table:table-cell>
          <table:table-cell office:value-type="float" office:value="-0.0000142858" calcext:value-type="float">
            <text:p>-1.42858E-05</text:p>
          </table:table-cell>
          <table:table-cell office:value-type="string" calcext:value-type="string">
            <text:p>Acc</text:p>
          </table:table-cell>
          <table:table-cell office:value-type="float" office:value="0.602019" calcext:value-type="float">
            <text:p>0.602019</text:p>
          </table:table-cell>
          <table:table-cell office:value-type="string" calcext:value-type="string">
            <text:p>Velocity</text:p>
          </table:table-cell>
          <table:table-cell office:value-type="float" office:value="0.0602019" calcext:value-type="float">
            <text:p>0.060201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43854" calcext:value-type="float">
            <text:p>0.743854</text:p>
          </table:table-cell>
          <table:table-cell office:value-type="string" calcext:value-type="string">
            <text:p>Steering</text:p>
          </table:table-cell>
          <table:table-cell office:value-type="float" office:value="-0.00808194" calcext:value-type="float">
            <text:p>-0.00808194</text:p>
          </table:table-cell>
          <table:table-cell office:value-type="string" calcext:value-type="string">
            <text:p>Acc</text:p>
          </table:table-cell>
          <table:table-cell office:value-type="float" office:value="0.567531" calcext:value-type="float">
            <text:p>0.567531</text:p>
          </table:table-cell>
          <table:table-cell office:value-type="string" calcext:value-type="string">
            <text:p>Velocity</text:p>
          </table:table-cell>
          <table:table-cell office:value-type="float" office:value="2.075" calcext:value-type="float">
            <text:p>2.07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44208" calcext:value-type="float">
            <text:p>0.744208</text:p>
          </table:table-cell>
          <table:table-cell office:value-type="string" calcext:value-type="string">
            <text:p>Steering</text:p>
          </table:table-cell>
          <table:table-cell office:value-type="float" office:value="-0.00109225" calcext:value-type="float">
            <text:p>-0.00109225</text:p>
          </table:table-cell>
          <table:table-cell office:value-type="string" calcext:value-type="string">
            <text:p>Acc</text:p>
          </table:table-cell>
          <table:table-cell office:value-type="float" office:value="0.590629" calcext:value-type="float">
            <text:p>0.590629</text:p>
          </table:table-cell>
          <table:table-cell office:value-type="string" calcext:value-type="string">
            <text:p>Velocity</text:p>
          </table:table-cell>
          <table:table-cell office:value-type="float" office:value="0.711073" calcext:value-type="float">
            <text:p>0.71107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44247" calcext:value-type="float">
            <text:p>0.744247</text:p>
          </table:table-cell>
          <table:table-cell office:value-type="string" calcext:value-type="string">
            <text:p>Steering</text:p>
          </table:table-cell>
          <table:table-cell office:value-type="float" office:value="-0.000785079" calcext:value-type="float">
            <text:p>-0.000785079</text:p>
          </table:table-cell>
          <table:table-cell office:value-type="string" calcext:value-type="string">
            <text:p>Acc</text:p>
          </table:table-cell>
          <table:table-cell office:value-type="float" office:value="0.59266" calcext:value-type="float">
            <text:p>0.59266</text:p>
          </table:table-cell>
          <table:table-cell office:value-type="string" calcext:value-type="string">
            <text:p>Velocity</text:p>
          </table:table-cell>
          <table:table-cell office:value-type="float" office:value="0.591133" calcext:value-type="float">
            <text:p>0.59113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44348" calcext:value-type="float">
            <text:p>0.744348</text:p>
          </table:table-cell>
          <table:table-cell office:value-type="string" calcext:value-type="string">
            <text:p>Steering</text:p>
          </table:table-cell>
          <table:table-cell office:value-type="float" office:value="-0.00108675" calcext:value-type="float">
            <text:p>-0.00108675</text:p>
          </table:table-cell>
          <table:table-cell office:value-type="string" calcext:value-type="string">
            <text:p>Acc</text:p>
          </table:table-cell>
          <table:table-cell office:value-type="float" office:value="0.590649" calcext:value-type="float">
            <text:p>0.590649</text:p>
          </table:table-cell>
          <table:table-cell office:value-type="string" calcext:value-type="string">
            <text:p>Velocity</text:p>
          </table:table-cell>
          <table:table-cell office:value-type="float" office:value="0.700704" calcext:value-type="float">
            <text:p>0.70070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44558" calcext:value-type="float">
            <text:p>0.744558</text:p>
          </table:table-cell>
          <table:table-cell office:value-type="string" calcext:value-type="string">
            <text:p>Steering</text:p>
          </table:table-cell>
          <table:table-cell office:value-type="float" office:value="-0.00196217" calcext:value-type="float">
            <text:p>-0.00196217</text:p>
          </table:table-cell>
          <table:table-cell office:value-type="string" calcext:value-type="string">
            <text:p>Acc</text:p>
          </table:table-cell>
          <table:table-cell office:value-type="float" office:value="0.586044" calcext:value-type="float">
            <text:p>0.586044</text:p>
          </table:table-cell>
          <table:table-cell office:value-type="string" calcext:value-type="string">
            <text:p>Velocity</text:p>
          </table:table-cell>
          <table:table-cell office:value-type="float" office:value="0.952821" calcext:value-type="float">
            <text:p>0.95282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44951" calcext:value-type="float">
            <text:p>0.744951</text:p>
          </table:table-cell>
          <table:table-cell office:value-type="string" calcext:value-type="string">
            <text:p>Steering</text:p>
          </table:table-cell>
          <table:table-cell office:value-type="float" office:value="-0.00312358" calcext:value-type="float">
            <text:p>-0.00312358</text:p>
          </table:table-cell>
          <table:table-cell office:value-type="string" calcext:value-type="string">
            <text:p>Acc</text:p>
          </table:table-cell>
          <table:table-cell office:value-type="float" office:value="0.581356" calcext:value-type="float">
            <text:p>0.581356</text:p>
          </table:table-cell>
          <table:table-cell office:value-type="string" calcext:value-type="string">
            <text:p>Velocity</text:p>
          </table:table-cell>
          <table:table-cell office:value-type="float" office:value="1.22484" calcext:value-type="float">
            <text:p>1.2248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45643" calcext:value-type="float">
            <text:p>0.745643</text:p>
          </table:table-cell>
          <table:table-cell office:value-type="string" calcext:value-type="string">
            <text:p>Steering</text:p>
          </table:table-cell>
          <table:table-cell office:value-type="float" office:value="-0.00543025" calcext:value-type="float">
            <text:p>-0.00543025</text:p>
          </table:table-cell>
          <table:table-cell office:value-type="string" calcext:value-type="string">
            <text:p>Acc</text:p>
          </table:table-cell>
          <table:table-cell office:value-type="float" office:value="0.574166" calcext:value-type="float">
            <text:p>0.574166</text:p>
          </table:table-cell>
          <table:table-cell office:value-type="string" calcext:value-type="string">
            <text:p>Velocity</text:p>
          </table:table-cell>
          <table:table-cell office:value-type="float" office:value="1.6375" calcext:value-type="float">
            <text:p>1.637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46396" calcext:value-type="float">
            <text:p>0.746396</text:p>
          </table:table-cell>
          <table:table-cell office:value-type="string" calcext:value-type="string">
            <text:p>Steering</text:p>
          </table:table-cell>
          <table:table-cell office:value-type="float" office:value="-0.00802441" calcext:value-type="float">
            <text:p>-0.00802441</text:p>
          </table:table-cell>
          <table:table-cell office:value-type="string" calcext:value-type="string">
            <text:p>Acc</text:p>
          </table:table-cell>
          <table:table-cell office:value-type="float" office:value="0.567778" calcext:value-type="float">
            <text:p>0.567778</text:p>
          </table:table-cell>
          <table:table-cell office:value-type="string" calcext:value-type="string">
            <text:p>Velocity</text:p>
          </table:table-cell>
          <table:table-cell office:value-type="float" office:value="2.00929" calcext:value-type="float">
            <text:p>2.0092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4771" calcext:value-type="float">
            <text:p>0.74771</text:p>
          </table:table-cell>
          <table:table-cell office:value-type="string" calcext:value-type="string">
            <text:p>Steering</text:p>
          </table:table-cell>
          <table:table-cell office:value-type="float" office:value="-0.0124217" calcext:value-type="float">
            <text:p>-0.0124217</text:p>
          </table:table-cell>
          <table:table-cell office:value-type="string" calcext:value-type="string">
            <text:p>Acc</text:p>
          </table:table-cell>
          <table:table-cell office:value-type="float" office:value="0.559033" calcext:value-type="float">
            <text:p>0.559033</text:p>
          </table:table-cell>
          <table:table-cell office:value-type="string" calcext:value-type="string">
            <text:p>Velocity</text:p>
          </table:table-cell>
          <table:table-cell office:value-type="float" office:value="2.52759" calcext:value-type="float">
            <text:p>2.5275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49059" calcext:value-type="float">
            <text:p>0.749059</text:p>
          </table:table-cell>
          <table:table-cell office:value-type="string" calcext:value-type="string">
            <text:p>Steering</text:p>
          </table:table-cell>
          <table:table-cell office:value-type="float" office:value="-0.0163202" calcext:value-type="float">
            <text:p>-0.0163202</text:p>
          </table:table-cell>
          <table:table-cell office:value-type="string" calcext:value-type="string">
            <text:p>Acc</text:p>
          </table:table-cell>
          <table:table-cell office:value-type="float" office:value="0.552558" calcext:value-type="float">
            <text:p>0.552558</text:p>
          </table:table-cell>
          <table:table-cell office:value-type="string" calcext:value-type="string">
            <text:p>Velocity</text:p>
          </table:table-cell>
          <table:table-cell office:value-type="float" office:value="2.91975" calcext:value-type="float">
            <text:p>2.9197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50826" calcext:value-type="float">
            <text:p>0.750826</text:p>
          </table:table-cell>
          <table:table-cell office:value-type="string" calcext:value-type="string">
            <text:p>Steering</text:p>
          </table:table-cell>
          <table:table-cell office:value-type="float" office:value="-0.0211317" calcext:value-type="float">
            <text:p>-0.0211317</text:p>
          </table:table-cell>
          <table:table-cell office:value-type="string" calcext:value-type="string">
            <text:p>Acc</text:p>
          </table:table-cell>
          <table:table-cell office:value-type="float" office:value="0.54558" calcext:value-type="float">
            <text:p>0.54558</text:p>
          </table:table-cell>
          <table:table-cell office:value-type="string" calcext:value-type="string">
            <text:p>Velocity</text:p>
          </table:table-cell>
          <table:table-cell office:value-type="float" office:value="3.35427" calcext:value-type="float">
            <text:p>3.3542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52704" calcext:value-type="float">
            <text:p>0.752704</text:p>
          </table:table-cell>
          <table:table-cell office:value-type="string" calcext:value-type="string">
            <text:p>Steering</text:p>
          </table:table-cell>
          <table:table-cell office:value-type="float" office:value="-0.0262036" calcext:value-type="float">
            <text:p>-0.0262036</text:p>
          </table:table-cell>
          <table:table-cell office:value-type="string" calcext:value-type="string">
            <text:p>Acc</text:p>
          </table:table-cell>
          <table:table-cell office:value-type="float" office:value="0.539022" calcext:value-type="float">
            <text:p>0.539022</text:p>
          </table:table-cell>
          <table:table-cell office:value-type="string" calcext:value-type="string">
            <text:p>Velocity</text:p>
          </table:table-cell>
          <table:table-cell office:value-type="float" office:value="3.77607" calcext:value-type="float">
            <text:p>3.7760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54414" calcext:value-type="float">
            <text:p>0.754414</text:p>
          </table:table-cell>
          <table:table-cell office:value-type="string" calcext:value-type="string">
            <text:p>Steering</text:p>
          </table:table-cell>
          <table:table-cell office:value-type="float" office:value="-0.0307131" calcext:value-type="float">
            <text:p>-0.0307131</text:p>
          </table:table-cell>
          <table:table-cell office:value-type="string" calcext:value-type="string">
            <text:p>Acc</text:p>
          </table:table-cell>
          <table:table-cell office:value-type="float" office:value="0.533645" calcext:value-type="float">
            <text:p>0.533645</text:p>
          </table:table-cell>
          <table:table-cell office:value-type="string" calcext:value-type="string">
            <text:p>Velocity</text:p>
          </table:table-cell>
          <table:table-cell office:value-type="float" office:value="4.13416" calcext:value-type="float">
            <text:p>4.1341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55794" calcext:value-type="float">
            <text:p>0.755794</text:p>
          </table:table-cell>
          <table:table-cell office:value-type="string" calcext:value-type="string">
            <text:p>Steering</text:p>
          </table:table-cell>
          <table:table-cell office:value-type="float" office:value="-0.0351404" calcext:value-type="float">
            <text:p>-0.0351404</text:p>
          </table:table-cell>
          <table:table-cell office:value-type="string" calcext:value-type="string">
            <text:p>Acc</text:p>
          </table:table-cell>
          <table:table-cell office:value-type="float" office:value="0.528596" calcext:value-type="float">
            <text:p>0.528596</text:p>
          </table:table-cell>
          <table:table-cell office:value-type="string" calcext:value-type="string">
            <text:p>Velocity</text:p>
          </table:table-cell>
          <table:table-cell office:value-type="float" office:value="4.4824" calcext:value-type="float">
            <text:p>4.482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699516" calcext:value-type="float">
            <text:p>0.699516</text:p>
          </table:table-cell>
          <table:table-cell office:value-type="string" calcext:value-type="string">
            <text:p>Steering</text:p>
          </table:table-cell>
          <table:table-cell office:value-type="float" office:value="-0.0398605" calcext:value-type="float">
            <text:p>-0.0398605</text:p>
          </table:table-cell>
          <table:table-cell office:value-type="string" calcext:value-type="string">
            <text:p>Acc</text:p>
          </table:table-cell>
          <table:table-cell office:value-type="float" office:value="0.521528" calcext:value-type="float">
            <text:p>0.521528</text:p>
          </table:table-cell>
          <table:table-cell office:value-type="string" calcext:value-type="string">
            <text:p>Velocity</text:p>
          </table:table-cell>
          <table:table-cell office:value-type="float" office:value="4.8697" calcext:value-type="float">
            <text:p>4.869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06654" calcext:value-type="float">
            <text:p>0.706654</text:p>
          </table:table-cell>
          <table:table-cell office:value-type="string" calcext:value-type="string">
            <text:p>Steering</text:p>
          </table:table-cell>
          <table:table-cell office:value-type="float" office:value="-0.0461449" calcext:value-type="float">
            <text:p>-0.0461449</text:p>
          </table:table-cell>
          <table:table-cell office:value-type="string" calcext:value-type="string">
            <text:p>Acc</text:p>
          </table:table-cell>
          <table:table-cell office:value-type="float" office:value="0.514392" calcext:value-type="float">
            <text:p>0.514392</text:p>
          </table:table-cell>
          <table:table-cell office:value-type="string" calcext:value-type="string">
            <text:p>Velocity</text:p>
          </table:table-cell>
          <table:table-cell office:value-type="float" office:value="5.40084" calcext:value-type="float">
            <text:p>5.4008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09535" calcext:value-type="float">
            <text:p>0.709535</text:p>
          </table:table-cell>
          <table:table-cell office:value-type="string" calcext:value-type="string">
            <text:p>Steering</text:p>
          </table:table-cell>
          <table:table-cell office:value-type="float" office:value="-0.0483697" calcext:value-type="float">
            <text:p>-0.0483697</text:p>
          </table:table-cell>
          <table:table-cell office:value-type="string" calcext:value-type="string">
            <text:p>Acc</text:p>
          </table:table-cell>
          <table:table-cell office:value-type="float" office:value="0.511532" calcext:value-type="float">
            <text:p>0.511532</text:p>
          </table:table-cell>
          <table:table-cell office:value-type="string" calcext:value-type="string">
            <text:p>Velocity</text:p>
          </table:table-cell>
          <table:table-cell office:value-type="float" office:value="5.62264" calcext:value-type="float">
            <text:p>5.6226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11332" calcext:value-type="float">
            <text:p>0.711332</text:p>
          </table:table-cell>
          <table:table-cell office:value-type="string" calcext:value-type="string">
            <text:p>Steering</text:p>
          </table:table-cell>
          <table:table-cell office:value-type="float" office:value="-0.0515677" calcext:value-type="float">
            <text:p>-0.0515677</text:p>
          </table:table-cell>
          <table:table-cell office:value-type="string" calcext:value-type="string">
            <text:p>Acc</text:p>
          </table:table-cell>
          <table:table-cell office:value-type="float" office:value="0.506159" calcext:value-type="float">
            <text:p>0.506159</text:p>
          </table:table-cell>
          <table:table-cell office:value-type="string" calcext:value-type="string">
            <text:p>Velocity</text:p>
          </table:table-cell>
          <table:table-cell office:value-type="float" office:value="6.03958" calcext:value-type="float">
            <text:p>6.0395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08165" calcext:value-type="float">
            <text:p>0.708165</text:p>
          </table:table-cell>
          <table:table-cell office:value-type="string" calcext:value-type="string">
            <text:p>Steering</text:p>
          </table:table-cell>
          <table:table-cell office:value-type="float" office:value="-0.0540368" calcext:value-type="float">
            <text:p>-0.0540368</text:p>
          </table:table-cell>
          <table:table-cell office:value-type="string" calcext:value-type="string">
            <text:p>Acc</text:p>
          </table:table-cell>
          <table:table-cell office:value-type="float" office:value="0.501198" calcext:value-type="float">
            <text:p>0.501198</text:p>
          </table:table-cell>
          <table:table-cell office:value-type="string" calcext:value-type="string">
            <text:p>Velocity</text:p>
          </table:table-cell>
          <table:table-cell office:value-type="float" office:value="6.39815" calcext:value-type="float">
            <text:p>6.3981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01944" calcext:value-type="float">
            <text:p>0.701944</text:p>
          </table:table-cell>
          <table:table-cell office:value-type="string" calcext:value-type="string">
            <text:p>Steering</text:p>
          </table:table-cell>
          <table:table-cell office:value-type="float" office:value="-0.0545119" calcext:value-type="float">
            <text:p>-0.0545119</text:p>
          </table:table-cell>
          <table:table-cell office:value-type="string" calcext:value-type="string">
            <text:p>Acc</text:p>
          </table:table-cell>
          <table:table-cell office:value-type="float" office:value="0.49609" calcext:value-type="float">
            <text:p>0.49609</text:p>
          </table:table-cell>
          <table:table-cell office:value-type="string" calcext:value-type="string">
            <text:p>Velocity</text:p>
          </table:table-cell>
          <table:table-cell office:value-type="float" office:value="6.76598" calcext:value-type="float">
            <text:p>6.7659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687949" calcext:value-type="float">
            <text:p>0.687949</text:p>
          </table:table-cell>
          <table:table-cell office:value-type="string" calcext:value-type="string">
            <text:p>Steering</text:p>
          </table:table-cell>
          <table:table-cell office:value-type="float" office:value="-0.0520868" calcext:value-type="float">
            <text:p>-0.0520868</text:p>
          </table:table-cell>
          <table:table-cell office:value-type="string" calcext:value-type="string">
            <text:p>Acc</text:p>
          </table:table-cell>
          <table:table-cell office:value-type="float" office:value="0.492993" calcext:value-type="float">
            <text:p>0.492993</text:p>
          </table:table-cell>
          <table:table-cell office:value-type="string" calcext:value-type="string">
            <text:p>Velocity</text:p>
          </table:table-cell>
          <table:table-cell office:value-type="float" office:value="6.97585" calcext:value-type="float">
            <text:p>6.9758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671817" calcext:value-type="float">
            <text:p>0.671817</text:p>
          </table:table-cell>
          <table:table-cell office:value-type="string" calcext:value-type="string">
            <text:p>Steering</text:p>
          </table:table-cell>
          <table:table-cell office:value-type="float" office:value="-0.0515737" calcext:value-type="float">
            <text:p>-0.0515737</text:p>
          </table:table-cell>
          <table:table-cell office:value-type="string" calcext:value-type="string">
            <text:p>Acc</text:p>
          </table:table-cell>
          <table:table-cell office:value-type="float" office:value="0.48557" calcext:value-type="float">
            <text:p>0.48557</text:p>
          </table:table-cell>
          <table:table-cell office:value-type="string" calcext:value-type="string">
            <text:p>Velocity</text:p>
          </table:table-cell>
          <table:table-cell office:value-type="float" office:value="7.43883" calcext:value-type="float">
            <text:p>7.4388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647183" calcext:value-type="float">
            <text:p>0.647183</text:p>
          </table:table-cell>
          <table:table-cell office:value-type="string" calcext:value-type="string">
            <text:p>Steering</text:p>
          </table:table-cell>
          <table:table-cell office:value-type="float" office:value="-0.0477297" calcext:value-type="float">
            <text:p>-0.0477297</text:p>
          </table:table-cell>
          <table:table-cell office:value-type="string" calcext:value-type="string">
            <text:p>Acc</text:p>
          </table:table-cell>
          <table:table-cell office:value-type="float" office:value="0.480272" calcext:value-type="float">
            <text:p>0.480272</text:p>
          </table:table-cell>
          <table:table-cell office:value-type="string" calcext:value-type="string">
            <text:p>Velocity</text:p>
          </table:table-cell>
          <table:table-cell office:value-type="float" office:value="7.74052" calcext:value-type="float">
            <text:p>7.7405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610242" calcext:value-type="float">
            <text:p>0.610242</text:p>
          </table:table-cell>
          <table:table-cell office:value-type="string" calcext:value-type="string">
            <text:p>Steering</text:p>
          </table:table-cell>
          <table:table-cell office:value-type="float" office:value="-0.040886" calcext:value-type="float">
            <text:p>-0.040886</text:p>
          </table:table-cell>
          <table:table-cell office:value-type="string" calcext:value-type="string">
            <text:p>Acc</text:p>
          </table:table-cell>
          <table:table-cell office:value-type="float" office:value="0.477136" calcext:value-type="float">
            <text:p>0.477136</text:p>
          </table:table-cell>
          <table:table-cell office:value-type="string" calcext:value-type="string">
            <text:p>Velocity</text:p>
          </table:table-cell>
          <table:table-cell office:value-type="float" office:value="7.88464" calcext:value-type="float">
            <text:p>7.8846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575581" calcext:value-type="float">
            <text:p>0.575581</text:p>
          </table:table-cell>
          <table:table-cell office:value-type="string" calcext:value-type="string">
            <text:p>Steering</text:p>
          </table:table-cell>
          <table:table-cell office:value-type="float" office:value="-0.036131" calcext:value-type="float">
            <text:p>-0.036131</text:p>
          </table:table-cell>
          <table:table-cell office:value-type="string" calcext:value-type="string">
            <text:p>Acc</text:p>
          </table:table-cell>
          <table:table-cell office:value-type="float" office:value="0.469239" calcext:value-type="float">
            <text:p>0.469239</text:p>
          </table:table-cell>
          <table:table-cell office:value-type="string" calcext:value-type="string">
            <text:p>Velocity</text:p>
          </table:table-cell>
          <table:table-cell office:value-type="float" office:value="8.30662" calcext:value-type="float">
            <text:p>8.3066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534661" calcext:value-type="float">
            <text:p>0.534661</text:p>
          </table:table-cell>
          <table:table-cell office:value-type="string" calcext:value-type="string">
            <text:p>Steering</text:p>
          </table:table-cell>
          <table:table-cell office:value-type="float" office:value="-0.0295308" calcext:value-type="float">
            <text:p>-0.0295308</text:p>
          </table:table-cell>
          <table:table-cell office:value-type="string" calcext:value-type="string">
            <text:p>Acc</text:p>
          </table:table-cell>
          <table:table-cell office:value-type="float" office:value="0.466656" calcext:value-type="float">
            <text:p>0.466656</text:p>
          </table:table-cell>
          <table:table-cell office:value-type="string" calcext:value-type="string">
            <text:p>Velocity</text:p>
          </table:table-cell>
          <table:table-cell office:value-type="float" office:value="8.40619" calcext:value-type="float">
            <text:p>8.4061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89455" calcext:value-type="float">
            <text:p>0.489455</text:p>
          </table:table-cell>
          <table:table-cell office:value-type="string" calcext:value-type="string">
            <text:p>Steering</text:p>
          </table:table-cell>
          <table:table-cell office:value-type="float" office:value="-0.0233306" calcext:value-type="float">
            <text:p>-0.0233306</text:p>
          </table:table-cell>
          <table:table-cell office:value-type="string" calcext:value-type="string">
            <text:p>Acc</text:p>
          </table:table-cell>
          <table:table-cell office:value-type="float" office:value="0.459467" calcext:value-type="float">
            <text:p>0.459467</text:p>
          </table:table-cell>
          <table:table-cell office:value-type="string" calcext:value-type="string">
            <text:p>Velocity</text:p>
          </table:table-cell>
          <table:table-cell office:value-type="float" office:value="8.77058" calcext:value-type="float">
            <text:p>8.7705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32007" calcext:value-type="float">
            <text:p>0.432007</text:p>
          </table:table-cell>
          <table:table-cell office:value-type="string" calcext:value-type="string">
            <text:p>Steering</text:p>
          </table:table-cell>
          <table:table-cell office:value-type="float" office:value="-0.0156551" calcext:value-type="float">
            <text:p>-0.0156551</text:p>
          </table:table-cell>
          <table:table-cell office:value-type="string" calcext:value-type="string">
            <text:p>Acc</text:p>
          </table:table-cell>
          <table:table-cell office:value-type="float" office:value="0.454021" calcext:value-type="float">
            <text:p>0.454021</text:p>
          </table:table-cell>
          <table:table-cell office:value-type="string" calcext:value-type="string">
            <text:p>Velocity</text:p>
          </table:table-cell>
          <table:table-cell office:value-type="float" office:value="9.02728" calcext:value-type="float">
            <text:p>9.0272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61645" calcext:value-type="float">
            <text:p>0.361645</text:p>
          </table:table-cell>
          <table:table-cell office:value-type="string" calcext:value-type="string">
            <text:p>Steering</text:p>
          </table:table-cell>
          <table:table-cell office:value-type="float" office:value="-0.00710834" calcext:value-type="float">
            <text:p>-0.00710834</text:p>
          </table:table-cell>
          <table:table-cell office:value-type="string" calcext:value-type="string">
            <text:p>Acc</text:p>
          </table:table-cell>
          <table:table-cell office:value-type="float" office:value="0.450118" calcext:value-type="float">
            <text:p>0.450118</text:p>
          </table:table-cell>
          <table:table-cell office:value-type="string" calcext:value-type="string">
            <text:p>Velocity</text:p>
          </table:table-cell>
          <table:table-cell office:value-type="float" office:value="9.19592" calcext:value-type="float">
            <text:p>9.1959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96491" calcext:value-type="float">
            <text:p>0.296491</text:p>
          </table:table-cell>
          <table:table-cell office:value-type="string" calcext:value-type="string">
            <text:p>Steering</text:p>
          </table:table-cell>
          <table:table-cell office:value-type="float" office:value="-0.000128867" calcext:value-type="float">
            <text:p>-0.000128867</text:p>
          </table:table-cell>
          <table:table-cell office:value-type="string" calcext:value-type="string">
            <text:p>Acc</text:p>
          </table:table-cell>
          <table:table-cell office:value-type="float" office:value="0.44518" calcext:value-type="float">
            <text:p>0.44518</text:p>
          </table:table-cell>
          <table:table-cell office:value-type="string" calcext:value-type="string">
            <text:p>Velocity</text:p>
          </table:table-cell>
          <table:table-cell office:value-type="float" office:value="9.44369" calcext:value-type="float">
            <text:p>9.4436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30554" calcext:value-type="float">
            <text:p>0.230554</text:p>
          </table:table-cell>
          <table:table-cell office:value-type="string" calcext:value-type="string">
            <text:p>Steering</text:p>
          </table:table-cell>
          <table:table-cell office:value-type="float" office:value="0.00591095" calcext:value-type="float">
            <text:p>0.00591095</text:p>
          </table:table-cell>
          <table:table-cell office:value-type="string" calcext:value-type="string">
            <text:p>Acc</text:p>
          </table:table-cell>
          <table:table-cell office:value-type="float" office:value="0.440607" calcext:value-type="float">
            <text:p>0.440607</text:p>
          </table:table-cell>
          <table:table-cell office:value-type="string" calcext:value-type="string">
            <text:p>Velocity</text:p>
          </table:table-cell>
          <table:table-cell office:value-type="float" office:value="9.6844" calcext:value-type="float">
            <text:p>9.684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66141" calcext:value-type="float">
            <text:p>0.166141</text:p>
          </table:table-cell>
          <table:table-cell office:value-type="string" calcext:value-type="string">
            <text:p>Steering</text:p>
          </table:table-cell>
          <table:table-cell office:value-type="float" office:value="0.0105621" calcext:value-type="float">
            <text:p>0.0105621</text:p>
          </table:table-cell>
          <table:table-cell office:value-type="string" calcext:value-type="string">
            <text:p>Acc</text:p>
          </table:table-cell>
          <table:table-cell office:value-type="float" office:value="0.4364" calcext:value-type="float">
            <text:p>0.4364</text:p>
          </table:table-cell>
          <table:table-cell office:value-type="string" calcext:value-type="string">
            <text:p>Velocity</text:p>
          </table:table-cell>
          <table:table-cell office:value-type="float" office:value="9.9175" calcext:value-type="float">
            <text:p>9.917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013" calcext:value-type="float">
            <text:p>0.1013</text:p>
          </table:table-cell>
          <table:table-cell office:value-type="string" calcext:value-type="string">
            <text:p>Steering</text:p>
          </table:table-cell>
          <table:table-cell office:value-type="float" office:value="0.00844087" calcext:value-type="float">
            <text:p>0.00844087</text:p>
          </table:table-cell>
          <table:table-cell office:value-type="string" calcext:value-type="string">
            <text:p>Acc</text:p>
          </table:table-cell>
          <table:table-cell office:value-type="float" office:value="0.432041" calcext:value-type="float">
            <text:p>0.432041</text:p>
          </table:table-cell>
          <table:table-cell office:value-type="string" calcext:value-type="string">
            <text:p>Velocity</text:p>
          </table:table-cell>
          <table:table-cell office:value-type="float" office:value="10.1714" calcext:value-type="float">
            <text:p>10.171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649938" calcext:value-type="float">
            <text:p>0.0649938</text:p>
          </table:table-cell>
          <table:table-cell office:value-type="string" calcext:value-type="string">
            <text:p>Steering</text:p>
          </table:table-cell>
          <table:table-cell office:value-type="float" office:value="0.00922247" calcext:value-type="float">
            <text:p>0.00922247</text:p>
          </table:table-cell>
          <table:table-cell office:value-type="string" calcext:value-type="string">
            <text:p>Acc</text:p>
          </table:table-cell>
          <table:table-cell office:value-type="float" office:value="0.42962" calcext:value-type="float">
            <text:p>0.42962</text:p>
          </table:table-cell>
          <table:table-cell office:value-type="string" calcext:value-type="string">
            <text:p>Velocity</text:p>
          </table:table-cell>
          <table:table-cell office:value-type="float" office:value="10.314" calcext:value-type="float">
            <text:p>10.31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29134" calcext:value-type="float">
            <text:p>0.029134</text:p>
          </table:table-cell>
          <table:table-cell office:value-type="string" calcext:value-type="string">
            <text:p>Steering</text:p>
          </table:table-cell>
          <table:table-cell office:value-type="float" office:value="0.00900946" calcext:value-type="float">
            <text:p>0.00900946</text:p>
          </table:table-cell>
          <table:table-cell office:value-type="string" calcext:value-type="string">
            <text:p>Acc</text:p>
          </table:table-cell>
          <table:table-cell office:value-type="float" office:value="0.42606" calcext:value-type="float">
            <text:p>0.42606</text:p>
          </table:table-cell>
          <table:table-cell office:value-type="string" calcext:value-type="string">
            <text:p>Velocity</text:p>
          </table:table-cell>
          <table:table-cell office:value-type="float" office:value="10.5259" calcext:value-type="float">
            <text:p>10.525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0304945" calcext:value-type="float">
            <text:p>-0.00304945</text:p>
          </table:table-cell>
          <table:table-cell office:value-type="string" calcext:value-type="string">
            <text:p>Steering</text:p>
          </table:table-cell>
          <table:table-cell office:value-type="float" office:value="0.0074815" calcext:value-type="float">
            <text:p>0.0074815</text:p>
          </table:table-cell>
          <table:table-cell office:value-type="string" calcext:value-type="string">
            <text:p>Acc</text:p>
          </table:table-cell>
          <table:table-cell office:value-type="float" office:value="0.422133" calcext:value-type="float">
            <text:p>0.422133</text:p>
          </table:table-cell>
          <table:table-cell office:value-type="string" calcext:value-type="string">
            <text:p>Velocity</text:p>
          </table:table-cell>
          <table:table-cell office:value-type="float" office:value="10.7601" calcext:value-type="float">
            <text:p>10.760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214656" calcext:value-type="float">
            <text:p>-0.0214656</text:p>
          </table:table-cell>
          <table:table-cell office:value-type="string" calcext:value-type="string">
            <text:p>Steering</text:p>
          </table:table-cell>
          <table:table-cell office:value-type="float" office:value="0.00535407" calcext:value-type="float">
            <text:p>0.00535407</text:p>
          </table:table-cell>
          <table:table-cell office:value-type="string" calcext:value-type="string">
            <text:p>Acc</text:p>
          </table:table-cell>
          <table:table-cell office:value-type="float" office:value="0.419381" calcext:value-type="float">
            <text:p>0.419381</text:p>
          </table:table-cell>
          <table:table-cell office:value-type="string" calcext:value-type="string">
            <text:p>Velocity</text:p>
          </table:table-cell>
          <table:table-cell office:value-type="float" office:value="10.9235" calcext:value-type="float">
            <text:p>10.923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337498" calcext:value-type="float">
            <text:p>-0.0337498</text:p>
          </table:table-cell>
          <table:table-cell office:value-type="string" calcext:value-type="string">
            <text:p>Steering</text:p>
          </table:table-cell>
          <table:table-cell office:value-type="float" office:value="0.00251744" calcext:value-type="float">
            <text:p>0.00251744</text:p>
          </table:table-cell>
          <table:table-cell office:value-type="string" calcext:value-type="string">
            <text:p>Acc</text:p>
          </table:table-cell>
          <table:table-cell office:value-type="float" office:value="0.416593" calcext:value-type="float">
            <text:p>0.416593</text:p>
          </table:table-cell>
          <table:table-cell office:value-type="string" calcext:value-type="string">
            <text:p>Velocity</text:p>
          </table:table-cell>
          <table:table-cell office:value-type="float" office:value="11.0879" calcext:value-type="float">
            <text:p>11.087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402189" calcext:value-type="float">
            <text:p>-0.0402189</text:p>
          </table:table-cell>
          <table:table-cell office:value-type="string" calcext:value-type="string">
            <text:p>Steering</text:p>
          </table:table-cell>
          <table:table-cell office:value-type="float" office:value="-0.00140973" calcext:value-type="float">
            <text:p>-0.00140973</text:p>
          </table:table-cell>
          <table:table-cell office:value-type="string" calcext:value-type="string">
            <text:p>Acc</text:p>
          </table:table-cell>
          <table:table-cell office:value-type="float" office:value="0.413511" calcext:value-type="float">
            <text:p>0.413511</text:p>
          </table:table-cell>
          <table:table-cell office:value-type="string" calcext:value-type="string">
            <text:p>Velocity</text:p>
          </table:table-cell>
          <table:table-cell office:value-type="float" office:value="11.2684" calcext:value-type="float">
            <text:p>11.268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394497" calcext:value-type="float">
            <text:p>-0.0394497</text:p>
          </table:table-cell>
          <table:table-cell office:value-type="string" calcext:value-type="string">
            <text:p>Steering</text:p>
          </table:table-cell>
          <table:table-cell office:value-type="float" office:value="-0.00528398" calcext:value-type="float">
            <text:p>-0.00528398</text:p>
          </table:table-cell>
          <table:table-cell office:value-type="string" calcext:value-type="string">
            <text:p>Acc</text:p>
          </table:table-cell>
          <table:table-cell office:value-type="float" office:value="0.410881" calcext:value-type="float">
            <text:p>0.410881</text:p>
          </table:table-cell>
          <table:table-cell office:value-type="string" calcext:value-type="string">
            <text:p>Velocity</text:p>
          </table:table-cell>
          <table:table-cell office:value-type="float" office:value="11.4217" calcext:value-type="float">
            <text:p>11.421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318836" calcext:value-type="float">
            <text:p>-0.0318836</text:p>
          </table:table-cell>
          <table:table-cell office:value-type="string" calcext:value-type="string">
            <text:p>Steering</text:p>
          </table:table-cell>
          <table:table-cell office:value-type="float" office:value="-0.00987737" calcext:value-type="float">
            <text:p>-0.00987737</text:p>
          </table:table-cell>
          <table:table-cell office:value-type="string" calcext:value-type="string">
            <text:p>Acc</text:p>
          </table:table-cell>
          <table:table-cell office:value-type="float" office:value="0.407971" calcext:value-type="float">
            <text:p>0.407971</text:p>
          </table:table-cell>
          <table:table-cell office:value-type="string" calcext:value-type="string">
            <text:p>Velocity</text:p>
          </table:table-cell>
          <table:table-cell office:value-type="float" office:value="11.5914" calcext:value-type="float">
            <text:p>11.591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182612" calcext:value-type="float">
            <text:p>-0.0182612</text:p>
          </table:table-cell>
          <table:table-cell office:value-type="string" calcext:value-type="string">
            <text:p>Steering</text:p>
          </table:table-cell>
          <table:table-cell office:value-type="float" office:value="-0.0143764" calcext:value-type="float">
            <text:p>-0.0143764</text:p>
          </table:table-cell>
          <table:table-cell office:value-type="string" calcext:value-type="string">
            <text:p>Acc</text:p>
          </table:table-cell>
          <table:table-cell office:value-type="float" office:value="0.405162" calcext:value-type="float">
            <text:p>0.405162</text:p>
          </table:table-cell>
          <table:table-cell office:value-type="string" calcext:value-type="string">
            <text:p>Velocity</text:p>
          </table:table-cell>
          <table:table-cell office:value-type="float" office:value="11.7562" calcext:value-type="float">
            <text:p>11.756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024371" calcext:value-type="float">
            <text:p>-0.0024371</text:p>
          </table:table-cell>
          <table:table-cell office:value-type="string" calcext:value-type="string">
            <text:p>Steering</text:p>
          </table:table-cell>
          <table:table-cell office:value-type="float" office:value="-0.018029" calcext:value-type="float">
            <text:p>-0.018029</text:p>
          </table:table-cell>
          <table:table-cell office:value-type="string" calcext:value-type="string">
            <text:p>Acc</text:p>
          </table:table-cell>
          <table:table-cell office:value-type="float" office:value="0.402794" calcext:value-type="float">
            <text:p>0.402794</text:p>
          </table:table-cell>
          <table:table-cell office:value-type="string" calcext:value-type="string">
            <text:p>Velocity</text:p>
          </table:table-cell>
          <table:table-cell office:value-type="float" office:value="11.8963" calcext:value-type="float">
            <text:p>11.896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186346" calcext:value-type="float">
            <text:p>0.0186346</text:p>
          </table:table-cell>
          <table:table-cell office:value-type="string" calcext:value-type="string">
            <text:p>Steering</text:p>
          </table:table-cell>
          <table:table-cell office:value-type="float" office:value="-0.0216068" calcext:value-type="float">
            <text:p>-0.0216068</text:p>
          </table:table-cell>
          <table:table-cell office:value-type="string" calcext:value-type="string">
            <text:p>Acc</text:p>
          </table:table-cell>
          <table:table-cell office:value-type="float" office:value="0.400205" calcext:value-type="float">
            <text:p>0.400205</text:p>
          </table:table-cell>
          <table:table-cell office:value-type="string" calcext:value-type="string">
            <text:p>Velocity</text:p>
          </table:table-cell>
          <table:table-cell office:value-type="float" office:value="12.0511" calcext:value-type="float">
            <text:p>12.051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411939" calcext:value-type="float">
            <text:p>0.0411939</text:p>
          </table:table-cell>
          <table:table-cell office:value-type="string" calcext:value-type="string">
            <text:p>Steering</text:p>
          </table:table-cell>
          <table:table-cell office:value-type="float" office:value="-0.0243988" calcext:value-type="float">
            <text:p>-0.0243988</text:p>
          </table:table-cell>
          <table:table-cell office:value-type="string" calcext:value-type="string">
            <text:p>Acc</text:p>
          </table:table-cell>
          <table:table-cell office:value-type="float" office:value="0.397708" calcext:value-type="float">
            <text:p>0.397708</text:p>
          </table:table-cell>
          <table:table-cell office:value-type="string" calcext:value-type="string">
            <text:p>Velocity</text:p>
          </table:table-cell>
          <table:table-cell office:value-type="float" office:value="12.2018" calcext:value-type="float">
            <text:p>12.201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125671" calcext:value-type="float">
            <text:p>0.0125671</text:p>
          </table:table-cell>
          <table:table-cell office:value-type="string" calcext:value-type="string">
            <text:p>Steering</text:p>
          </table:table-cell>
          <table:table-cell office:value-type="float" office:value="-0.023371" calcext:value-type="float">
            <text:p>-0.023371</text:p>
          </table:table-cell>
          <table:table-cell office:value-type="string" calcext:value-type="string">
            <text:p>Acc</text:p>
          </table:table-cell>
          <table:table-cell office:value-type="float" office:value="0.395497" calcext:value-type="float">
            <text:p>0.395497</text:p>
          </table:table-cell>
          <table:table-cell office:value-type="string" calcext:value-type="string">
            <text:p>Velocity</text:p>
          </table:table-cell>
          <table:table-cell office:value-type="float" office:value="12.3295" calcext:value-type="float">
            <text:p>12.329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382682" calcext:value-type="float">
            <text:p>0.0382682</text:p>
          </table:table-cell>
          <table:table-cell office:value-type="string" calcext:value-type="string">
            <text:p>Steering</text:p>
          </table:table-cell>
          <table:table-cell office:value-type="float" office:value="-0.0249715" calcext:value-type="float">
            <text:p>-0.0249715</text:p>
          </table:table-cell>
          <table:table-cell office:value-type="string" calcext:value-type="string">
            <text:p>Acc</text:p>
          </table:table-cell>
          <table:table-cell office:value-type="float" office:value="0.393161" calcext:value-type="float">
            <text:p>0.393161</text:p>
          </table:table-cell>
          <table:table-cell office:value-type="string" calcext:value-type="string">
            <text:p>Velocity</text:p>
          </table:table-cell>
          <table:table-cell office:value-type="float" office:value="12.4707" calcext:value-type="float">
            <text:p>12.470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640028" calcext:value-type="float">
            <text:p>0.0640028</text:p>
          </table:table-cell>
          <table:table-cell office:value-type="string" calcext:value-type="string">
            <text:p>Steering</text:p>
          </table:table-cell>
          <table:table-cell office:value-type="float" office:value="-0.0260479" calcext:value-type="float">
            <text:p>-0.0260479</text:p>
          </table:table-cell>
          <table:table-cell office:value-type="string" calcext:value-type="string">
            <text:p>Acc</text:p>
          </table:table-cell>
          <table:table-cell office:value-type="float" office:value="0.390611" calcext:value-type="float">
            <text:p>0.390611</text:p>
          </table:table-cell>
          <table:table-cell office:value-type="string" calcext:value-type="string">
            <text:p>Velocity</text:p>
          </table:table-cell>
          <table:table-cell office:value-type="float" office:value="12.6253" calcext:value-type="float">
            <text:p>12.625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833673" calcext:value-type="float">
            <text:p>0.0833673</text:p>
          </table:table-cell>
          <table:table-cell office:value-type="string" calcext:value-type="string">
            <text:p>Steering</text:p>
          </table:table-cell>
          <table:table-cell office:value-type="float" office:value="-0.0263473" calcext:value-type="float">
            <text:p>-0.0263473</text:p>
          </table:table-cell>
          <table:table-cell office:value-type="string" calcext:value-type="string">
            <text:p>Acc</text:p>
          </table:table-cell>
          <table:table-cell office:value-type="float" office:value="0.38841" calcext:value-type="float">
            <text:p>0.38841</text:p>
          </table:table-cell>
          <table:table-cell office:value-type="string" calcext:value-type="string">
            <text:p>Velocity</text:p>
          </table:table-cell>
          <table:table-cell office:value-type="float" office:value="12.7584" calcext:value-type="float">
            <text:p>12.758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987924" calcext:value-type="float">
            <text:p>0.0987924</text:p>
          </table:table-cell>
          <table:table-cell office:value-type="string" calcext:value-type="string">
            <text:p>Steering</text:p>
          </table:table-cell>
          <table:table-cell office:value-type="float" office:value="-0.0259407" calcext:value-type="float">
            <text:p>-0.0259407</text:p>
          </table:table-cell>
          <table:table-cell office:value-type="string" calcext:value-type="string">
            <text:p>Acc</text:p>
          </table:table-cell>
          <table:table-cell office:value-type="float" office:value="0.386278" calcext:value-type="float">
            <text:p>0.386278</text:p>
          </table:table-cell>
          <table:table-cell office:value-type="string" calcext:value-type="string">
            <text:p>Velocity</text:p>
          </table:table-cell>
          <table:table-cell office:value-type="float" office:value="12.8865" calcext:value-type="float">
            <text:p>12.886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08595" calcext:value-type="float">
            <text:p>0.108595</text:p>
          </table:table-cell>
          <table:table-cell office:value-type="string" calcext:value-type="string">
            <text:p>Steering</text:p>
          </table:table-cell>
          <table:table-cell office:value-type="float" office:value="-0.0250162" calcext:value-type="float">
            <text:p>-0.0250162</text:p>
          </table:table-cell>
          <table:table-cell office:value-type="string" calcext:value-type="string">
            <text:p>Acc</text:p>
          </table:table-cell>
          <table:table-cell office:value-type="float" office:value="0.384445" calcext:value-type="float">
            <text:p>0.384445</text:p>
          </table:table-cell>
          <table:table-cell office:value-type="string" calcext:value-type="string">
            <text:p>Velocity</text:p>
          </table:table-cell>
          <table:table-cell office:value-type="float" office:value="12.9958" calcext:value-type="float">
            <text:p>12.995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15284" calcext:value-type="float">
            <text:p>0.115284</text:p>
          </table:table-cell>
          <table:table-cell office:value-type="string" calcext:value-type="string">
            <text:p>Steering</text:p>
          </table:table-cell>
          <table:table-cell office:value-type="float" office:value="-0.0234346" calcext:value-type="float">
            <text:p>-0.0234346</text:p>
          </table:table-cell>
          <table:table-cell office:value-type="string" calcext:value-type="string">
            <text:p>Acc</text:p>
          </table:table-cell>
          <table:table-cell office:value-type="float" office:value="0.382399" calcext:value-type="float">
            <text:p>0.382399</text:p>
          </table:table-cell>
          <table:table-cell office:value-type="string" calcext:value-type="string">
            <text:p>Velocity</text:p>
          </table:table-cell>
          <table:table-cell office:value-type="float" office:value="13.1167" calcext:value-type="float">
            <text:p>13.116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17168" calcext:value-type="float">
            <text:p>0.117168</text:p>
          </table:table-cell>
          <table:table-cell office:value-type="string" calcext:value-type="string">
            <text:p>Steering</text:p>
          </table:table-cell>
          <table:table-cell office:value-type="float" office:value="-0.0214663" calcext:value-type="float">
            <text:p>-0.0214663</text:p>
          </table:table-cell>
          <table:table-cell office:value-type="string" calcext:value-type="string">
            <text:p>Acc</text:p>
          </table:table-cell>
          <table:table-cell office:value-type="float" office:value="0.380398" calcext:value-type="float">
            <text:p>0.380398</text:p>
          </table:table-cell>
          <table:table-cell office:value-type="string" calcext:value-type="string">
            <text:p>Velocity</text:p>
          </table:table-cell>
          <table:table-cell office:value-type="float" office:value="13.234" calcext:value-type="float">
            <text:p>13.23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1458" calcext:value-type="float">
            <text:p>0.11458</text:p>
          </table:table-cell>
          <table:table-cell office:value-type="string" calcext:value-type="string">
            <text:p>Steering</text:p>
          </table:table-cell>
          <table:table-cell office:value-type="float" office:value="-0.0193087" calcext:value-type="float">
            <text:p>-0.0193087</text:p>
          </table:table-cell>
          <table:table-cell office:value-type="string" calcext:value-type="string">
            <text:p>Acc</text:p>
          </table:table-cell>
          <table:table-cell office:value-type="float" office:value="0.378448" calcext:value-type="float">
            <text:p>0.378448</text:p>
          </table:table-cell>
          <table:table-cell office:value-type="string" calcext:value-type="string">
            <text:p>Velocity</text:p>
          </table:table-cell>
          <table:table-cell office:value-type="float" office:value="13.3478" calcext:value-type="float">
            <text:p>13.347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08154" calcext:value-type="float">
            <text:p>0.108154</text:p>
          </table:table-cell>
          <table:table-cell office:value-type="string" calcext:value-type="string">
            <text:p>Steering</text:p>
          </table:table-cell>
          <table:table-cell office:value-type="float" office:value="-0.0171604" calcext:value-type="float">
            <text:p>-0.0171604</text:p>
          </table:table-cell>
          <table:table-cell office:value-type="string" calcext:value-type="string">
            <text:p>Acc</text:p>
          </table:table-cell>
          <table:table-cell office:value-type="float" office:value="0.376557" calcext:value-type="float">
            <text:p>0.376557</text:p>
          </table:table-cell>
          <table:table-cell office:value-type="string" calcext:value-type="string">
            <text:p>Velocity</text:p>
          </table:table-cell>
          <table:table-cell office:value-type="float" office:value="13.4578" calcext:value-type="float">
            <text:p>13.457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10833" calcext:value-type="float">
            <text:p>0.110833</text:p>
          </table:table-cell>
          <table:table-cell office:value-type="string" calcext:value-type="string">
            <text:p>Steering</text:p>
          </table:table-cell>
          <table:table-cell office:value-type="float" office:value="-0.0159928" calcext:value-type="float">
            <text:p>-0.0159928</text:p>
          </table:table-cell>
          <table:table-cell office:value-type="string" calcext:value-type="string">
            <text:p>Acc</text:p>
          </table:table-cell>
          <table:table-cell office:value-type="float" office:value="0.374752" calcext:value-type="float">
            <text:p>0.374752</text:p>
          </table:table-cell>
          <table:table-cell office:value-type="string" calcext:value-type="string">
            <text:p>Velocity</text:p>
          </table:table-cell>
          <table:table-cell office:value-type="float" office:value="13.5644" calcext:value-type="float">
            <text:p>13.564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00329" calcext:value-type="float">
            <text:p>0.100329</text:p>
          </table:table-cell>
          <table:table-cell office:value-type="string" calcext:value-type="string">
            <text:p>Steering</text:p>
          </table:table-cell>
          <table:table-cell office:value-type="float" office:value="-0.0145844" calcext:value-type="float">
            <text:p>-0.0145844</text:p>
          </table:table-cell>
          <table:table-cell office:value-type="string" calcext:value-type="string">
            <text:p>Acc</text:p>
          </table:table-cell>
          <table:table-cell office:value-type="float" office:value="0.373199" calcext:value-type="float">
            <text:p>0.373199</text:p>
          </table:table-cell>
          <table:table-cell office:value-type="string" calcext:value-type="string">
            <text:p>Velocity</text:p>
          </table:table-cell>
          <table:table-cell office:value-type="float" office:value="13.6547" calcext:value-type="float">
            <text:p>13.654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892086" calcext:value-type="float">
            <text:p>0.0892086</text:p>
          </table:table-cell>
          <table:table-cell office:value-type="string" calcext:value-type="string">
            <text:p>Steering</text:p>
          </table:table-cell>
          <table:table-cell office:value-type="float" office:value="-0.013569" calcext:value-type="float">
            <text:p>-0.013569</text:p>
          </table:table-cell>
          <table:table-cell office:value-type="string" calcext:value-type="string">
            <text:p>Acc</text:p>
          </table:table-cell>
          <table:table-cell office:value-type="float" office:value="0.371697" calcext:value-type="float">
            <text:p>0.371697</text:p>
          </table:table-cell>
          <table:table-cell office:value-type="string" calcext:value-type="string">
            <text:p>Velocity</text:p>
          </table:table-cell>
          <table:table-cell office:value-type="float" office:value="13.7424" calcext:value-type="float">
            <text:p>13.742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768176" calcext:value-type="float">
            <text:p>0.0768176</text:p>
          </table:table-cell>
          <table:table-cell office:value-type="string" calcext:value-type="string">
            <text:p>Steering</text:p>
          </table:table-cell>
          <table:table-cell office:value-type="float" office:value="-0.0129609" calcext:value-type="float">
            <text:p>-0.0129609</text:p>
          </table:table-cell>
          <table:table-cell office:value-type="string" calcext:value-type="string">
            <text:p>Acc</text:p>
          </table:table-cell>
          <table:table-cell office:value-type="float" office:value="0.370035" calcext:value-type="float">
            <text:p>0.370035</text:p>
          </table:table-cell>
          <table:table-cell office:value-type="string" calcext:value-type="string">
            <text:p>Velocity</text:p>
          </table:table-cell>
          <table:table-cell office:value-type="float" office:value="13.8398" calcext:value-type="float">
            <text:p>13.839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658333" calcext:value-type="float">
            <text:p>0.0658333</text:p>
          </table:table-cell>
          <table:table-cell office:value-type="string" calcext:value-type="string">
            <text:p>Steering</text:p>
          </table:table-cell>
          <table:table-cell office:value-type="float" office:value="-0.0129769" calcext:value-type="float">
            <text:p>-0.0129769</text:p>
          </table:table-cell>
          <table:table-cell office:value-type="string" calcext:value-type="string">
            <text:p>Acc</text:p>
          </table:table-cell>
          <table:table-cell office:value-type="float" office:value="0.368425" calcext:value-type="float">
            <text:p>0.368425</text:p>
          </table:table-cell>
          <table:table-cell office:value-type="string" calcext:value-type="string">
            <text:p>Velocity</text:p>
          </table:table-cell>
          <table:table-cell office:value-type="float" office:value="13.9344" calcext:value-type="float">
            <text:p>13.934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563278" calcext:value-type="float">
            <text:p>0.0563278</text:p>
          </table:table-cell>
          <table:table-cell office:value-type="string" calcext:value-type="string">
            <text:p>Steering</text:p>
          </table:table-cell>
          <table:table-cell office:value-type="float" office:value="-0.0137327" calcext:value-type="float">
            <text:p>-0.0137327</text:p>
          </table:table-cell>
          <table:table-cell office:value-type="string" calcext:value-type="string">
            <text:p>Acc</text:p>
          </table:table-cell>
          <table:table-cell office:value-type="float" office:value="0.366683" calcext:value-type="float">
            <text:p>0.366683</text:p>
          </table:table-cell>
          <table:table-cell office:value-type="string" calcext:value-type="string">
            <text:p>Velocity</text:p>
          </table:table-cell>
          <table:table-cell office:value-type="float" office:value="14.037" calcext:value-type="float">
            <text:p>14.03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521803" calcext:value-type="float">
            <text:p>0.0521803</text:p>
          </table:table-cell>
          <table:table-cell office:value-type="string" calcext:value-type="string">
            <text:p>Steering</text:p>
          </table:table-cell>
          <table:table-cell office:value-type="float" office:value="-0.0146407" calcext:value-type="float">
            <text:p>-0.0146407</text:p>
          </table:table-cell>
          <table:table-cell office:value-type="string" calcext:value-type="string">
            <text:p>Acc</text:p>
          </table:table-cell>
          <table:table-cell office:value-type="float" office:value="0.365558" calcext:value-type="float">
            <text:p>0.365558</text:p>
          </table:table-cell>
          <table:table-cell office:value-type="string" calcext:value-type="string">
            <text:p>Velocity</text:p>
          </table:table-cell>
          <table:table-cell office:value-type="float" office:value="14.1035" calcext:value-type="float">
            <text:p>14.103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497485" calcext:value-type="float">
            <text:p>0.0497485</text:p>
          </table:table-cell>
          <table:table-cell office:value-type="string" calcext:value-type="string">
            <text:p>Steering</text:p>
          </table:table-cell>
          <table:table-cell office:value-type="float" office:value="-0.0164517" calcext:value-type="float">
            <text:p>-0.0164517</text:p>
          </table:table-cell>
          <table:table-cell office:value-type="string" calcext:value-type="string">
            <text:p>Acc</text:p>
          </table:table-cell>
          <table:table-cell office:value-type="float" office:value="0.363926" calcext:value-type="float">
            <text:p>0.363926</text:p>
          </table:table-cell>
          <table:table-cell office:value-type="string" calcext:value-type="string">
            <text:p>Velocity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51025" calcext:value-type="float">
            <text:p>0.051025</text:p>
          </table:table-cell>
          <table:table-cell office:value-type="string" calcext:value-type="string">
            <text:p>Steering</text:p>
          </table:table-cell>
          <table:table-cell office:value-type="float" office:value="-0.0181351" calcext:value-type="float">
            <text:p>-0.0181351</text:p>
          </table:table-cell>
          <table:table-cell office:value-type="string" calcext:value-type="string">
            <text:p>Acc</text:p>
          </table:table-cell>
          <table:table-cell office:value-type="float" office:value="0.362697" calcext:value-type="float">
            <text:p>0.362697</text:p>
          </table:table-cell>
          <table:table-cell office:value-type="string" calcext:value-type="string">
            <text:p>Velocity</text:p>
          </table:table-cell>
          <table:table-cell office:value-type="float" office:value="14.2729" calcext:value-type="float">
            <text:p>14.272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556722" calcext:value-type="float">
            <text:p>0.0556722</text:p>
          </table:table-cell>
          <table:table-cell office:value-type="string" calcext:value-type="string">
            <text:p>Steering</text:p>
          </table:table-cell>
          <table:table-cell office:value-type="float" office:value="-0.0201205" calcext:value-type="float">
            <text:p>-0.0201205</text:p>
          </table:table-cell>
          <table:table-cell office:value-type="string" calcext:value-type="string">
            <text:p>Acc</text:p>
          </table:table-cell>
          <table:table-cell office:value-type="float" office:value="0.361345" calcext:value-type="float">
            <text:p>0.361345</text:p>
          </table:table-cell>
          <table:table-cell office:value-type="string" calcext:value-type="string">
            <text:p>Velocity</text:p>
          </table:table-cell>
          <table:table-cell office:value-type="float" office:value="14.3533" calcext:value-type="float">
            <text:p>14.353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746207" calcext:value-type="float">
            <text:p>0.0746207</text:p>
          </table:table-cell>
          <table:table-cell office:value-type="string" calcext:value-type="string">
            <text:p>Steering</text:p>
          </table:table-cell>
          <table:table-cell office:value-type="float" office:value="-0.029909" calcext:value-type="float">
            <text:p>-0.029909</text:p>
          </table:table-cell>
          <table:table-cell office:value-type="string" calcext:value-type="string">
            <text:p>Acc</text:p>
          </table:table-cell>
          <table:table-cell office:value-type="float" office:value="0.360376" calcext:value-type="float">
            <text:p>0.360376</text:p>
          </table:table-cell>
          <table:table-cell office:value-type="string" calcext:value-type="string">
            <text:p>Velocity</text:p>
          </table:table-cell>
          <table:table-cell office:value-type="float" office:value="14.4219" calcext:value-type="float">
            <text:p>14.421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05775" calcext:value-type="float">
            <text:p>0.105775</text:p>
          </table:table-cell>
          <table:table-cell office:value-type="string" calcext:value-type="string">
            <text:p>Steering</text:p>
          </table:table-cell>
          <table:table-cell office:value-type="float" office:value="-0.031867" calcext:value-type="float">
            <text:p>-0.031867</text:p>
          </table:table-cell>
          <table:table-cell office:value-type="string" calcext:value-type="string">
            <text:p>Acc</text:p>
          </table:table-cell>
          <table:table-cell office:value-type="float" office:value="0.359176" calcext:value-type="float">
            <text:p>0.359176</text:p>
          </table:table-cell>
          <table:table-cell office:value-type="string" calcext:value-type="string">
            <text:p>Velocity</text:p>
          </table:table-cell>
          <table:table-cell office:value-type="float" office:value="14.4977" calcext:value-type="float">
            <text:p>14.497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29108" calcext:value-type="float">
            <text:p>0.129108</text:p>
          </table:table-cell>
          <table:table-cell office:value-type="string" calcext:value-type="string">
            <text:p>Steering</text:p>
          </table:table-cell>
          <table:table-cell office:value-type="float" office:value="-0.0319574" calcext:value-type="float">
            <text:p>-0.0319574</text:p>
          </table:table-cell>
          <table:table-cell office:value-type="string" calcext:value-type="string">
            <text:p>Acc</text:p>
          </table:table-cell>
          <table:table-cell office:value-type="float" office:value="0.35813" calcext:value-type="float">
            <text:p>0.35813</text:p>
          </table:table-cell>
          <table:table-cell office:value-type="string" calcext:value-type="string">
            <text:p>Velocity</text:p>
          </table:table-cell>
          <table:table-cell office:value-type="float" office:value="14.5623" calcext:value-type="float">
            <text:p>14.562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50374" calcext:value-type="float">
            <text:p>0.150374</text:p>
          </table:table-cell>
          <table:table-cell office:value-type="string" calcext:value-type="string">
            <text:p>Steering</text:p>
          </table:table-cell>
          <table:table-cell office:value-type="float" office:value="-0.0298728" calcext:value-type="float">
            <text:p>-0.0298728</text:p>
          </table:table-cell>
          <table:table-cell office:value-type="string" calcext:value-type="string">
            <text:p>Acc</text:p>
          </table:table-cell>
          <table:table-cell office:value-type="float" office:value="0.356772" calcext:value-type="float">
            <text:p>0.356772</text:p>
          </table:table-cell>
          <table:table-cell office:value-type="string" calcext:value-type="string">
            <text:p>Velocity</text:p>
          </table:table-cell>
          <table:table-cell office:value-type="float" office:value="14.643" calcext:value-type="float">
            <text:p>14.64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59499" calcext:value-type="float">
            <text:p>0.159499</text:p>
          </table:table-cell>
          <table:table-cell office:value-type="string" calcext:value-type="string">
            <text:p>Steering</text:p>
          </table:table-cell>
          <table:table-cell office:value-type="float" office:value="-0.0259361" calcext:value-type="float">
            <text:p>-0.0259361</text:p>
          </table:table-cell>
          <table:table-cell office:value-type="string" calcext:value-type="string">
            <text:p>Acc</text:p>
          </table:table-cell>
          <table:table-cell office:value-type="float" office:value="0.355403" calcext:value-type="float">
            <text:p>0.355403</text:p>
          </table:table-cell>
          <table:table-cell office:value-type="string" calcext:value-type="string">
            <text:p>Velocity</text:p>
          </table:table-cell>
          <table:table-cell office:value-type="float" office:value="14.7209" calcext:value-type="float">
            <text:p>14.720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57538" calcext:value-type="float">
            <text:p>0.157538</text:p>
          </table:table-cell>
          <table:table-cell office:value-type="string" calcext:value-type="string">
            <text:p>Steering</text:p>
          </table:table-cell>
          <table:table-cell office:value-type="float" office:value="-0.0220857" calcext:value-type="float">
            <text:p>-0.0220857</text:p>
          </table:table-cell>
          <table:table-cell office:value-type="string" calcext:value-type="string">
            <text:p>Acc</text:p>
          </table:table-cell>
          <table:table-cell office:value-type="float" office:value="0.354344" calcext:value-type="float">
            <text:p>0.354344</text:p>
          </table:table-cell>
          <table:table-cell office:value-type="string" calcext:value-type="string">
            <text:p>Velocity</text:p>
          </table:table-cell>
          <table:table-cell office:value-type="float" office:value="14.7797" calcext:value-type="float">
            <text:p>14.779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46412" calcext:value-type="float">
            <text:p>0.146412</text:p>
          </table:table-cell>
          <table:table-cell office:value-type="string" calcext:value-type="string">
            <text:p>Steering</text:p>
          </table:table-cell>
          <table:table-cell office:value-type="float" office:value="-0.017511" calcext:value-type="float">
            <text:p>-0.017511</text:p>
          </table:table-cell>
          <table:table-cell office:value-type="string" calcext:value-type="string">
            <text:p>Acc</text:p>
          </table:table-cell>
          <table:table-cell office:value-type="float" office:value="0.353168" calcext:value-type="float">
            <text:p>0.353168</text:p>
          </table:table-cell>
          <table:table-cell office:value-type="string" calcext:value-type="string">
            <text:p>Velocity</text:p>
          </table:table-cell>
          <table:table-cell office:value-type="float" office:value="14.8446" calcext:value-type="float">
            <text:p>14.844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30165" calcext:value-type="float">
            <text:p>0.130165</text:p>
          </table:table-cell>
          <table:table-cell office:value-type="string" calcext:value-type="string">
            <text:p>Steering</text:p>
          </table:table-cell>
          <table:table-cell office:value-type="float" office:value="-0.0137693" calcext:value-type="float">
            <text:p>-0.0137693</text:p>
          </table:table-cell>
          <table:table-cell office:value-type="string" calcext:value-type="string">
            <text:p>Acc</text:p>
          </table:table-cell>
          <table:table-cell office:value-type="float" office:value="0.352178" calcext:value-type="float">
            <text:p>0.352178</text:p>
          </table:table-cell>
          <table:table-cell office:value-type="string" calcext:value-type="string">
            <text:p>Velocity</text:p>
          </table:table-cell>
          <table:table-cell office:value-type="float" office:value="14.8998" calcext:value-type="float">
            <text:p>14.899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779144" calcext:value-type="float">
            <text:p>0.0779144</text:p>
          </table:table-cell>
          <table:table-cell office:value-type="string" calcext:value-type="string">
            <text:p>Steering</text:p>
          </table:table-cell>
          <table:table-cell office:value-type="float" office:value="-0.00806637" calcext:value-type="float">
            <text:p>-0.00806637</text:p>
          </table:table-cell>
          <table:table-cell office:value-type="string" calcext:value-type="string">
            <text:p>Acc</text:p>
          </table:table-cell>
          <table:table-cell office:value-type="float" office:value="0.349954" calcext:value-type="float">
            <text:p>0.349954</text:p>
          </table:table-cell>
          <table:table-cell office:value-type="string" calcext:value-type="string">
            <text:p>Velocity</text:p>
          </table:table-cell>
          <table:table-cell office:value-type="float" office:value="15.0276" calcext:value-type="float">
            <text:p>15.027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950056" calcext:value-type="float">
            <text:p>-0.0950056</text:p>
          </table:table-cell>
          <table:table-cell office:value-type="string" calcext:value-type="string">
            <text:p>Steering</text:p>
          </table:table-cell>
          <table:table-cell office:value-type="float" office:value="-0.0129162" calcext:value-type="float">
            <text:p>-0.0129162</text:p>
          </table:table-cell>
          <table:table-cell office:value-type="string" calcext:value-type="string">
            <text:p>Acc</text:p>
          </table:table-cell>
          <table:table-cell office:value-type="float" office:value="0.349147" calcext:value-type="float">
            <text:p>0.349147</text:p>
          </table:table-cell>
          <table:table-cell office:value-type="string" calcext:value-type="string">
            <text:p>Velocity</text:p>
          </table:table-cell>
          <table:table-cell office:value-type="float" office:value="15.0784" calcext:value-type="float">
            <text:p>15.078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529821" calcext:value-type="float">
            <text:p>-0.0529821</text:p>
          </table:table-cell>
          <table:table-cell office:value-type="string" calcext:value-type="string">
            <text:p>Steering</text:p>
          </table:table-cell>
          <table:table-cell office:value-type="float" office:value="-0.0162377" calcext:value-type="float">
            <text:p>-0.0162377</text:p>
          </table:table-cell>
          <table:table-cell office:value-type="string" calcext:value-type="string">
            <text:p>Acc</text:p>
          </table:table-cell>
          <table:table-cell office:value-type="float" office:value="0.348191" calcext:value-type="float">
            <text:p>0.348191</text:p>
          </table:table-cell>
          <table:table-cell office:value-type="string" calcext:value-type="string">
            <text:p>Velocity</text:p>
          </table:table-cell>
          <table:table-cell office:value-type="float" office:value="15.1338" calcext:value-type="float">
            <text:p>15.133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198039" calcext:value-type="float">
            <text:p>-0.0198039</text:p>
          </table:table-cell>
          <table:table-cell office:value-type="string" calcext:value-type="string">
            <text:p>Steering</text:p>
          </table:table-cell>
          <table:table-cell office:value-type="float" office:value="-0.019311" calcext:value-type="float">
            <text:p>-0.019311</text:p>
          </table:table-cell>
          <table:table-cell office:value-type="string" calcext:value-type="string">
            <text:p>Acc</text:p>
          </table:table-cell>
          <table:table-cell office:value-type="float" office:value="0.347395" calcext:value-type="float">
            <text:p>0.347395</text:p>
          </table:table-cell>
          <table:table-cell office:value-type="string" calcext:value-type="string">
            <text:p>Velocity</text:p>
          </table:table-cell>
          <table:table-cell office:value-type="float" office:value="15.181" calcext:value-type="float">
            <text:p>15.18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151142" calcext:value-type="float">
            <text:p>0.0151142</text:p>
          </table:table-cell>
          <table:table-cell office:value-type="string" calcext:value-type="string">
            <text:p>Steering</text:p>
          </table:table-cell>
          <table:table-cell office:value-type="float" office:value="-0.0224253" calcext:value-type="float">
            <text:p>-0.0224253</text:p>
          </table:table-cell>
          <table:table-cell office:value-type="string" calcext:value-type="string">
            <text:p>Acc</text:p>
          </table:table-cell>
          <table:table-cell office:value-type="float" office:value="0.346533" calcext:value-type="float">
            <text:p>0.346533</text:p>
          </table:table-cell>
          <table:table-cell office:value-type="string" calcext:value-type="string">
            <text:p>Velocity</text:p>
          </table:table-cell>
          <table:table-cell office:value-type="float" office:value="15.2332" calcext:value-type="float">
            <text:p>15.233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463772" calcext:value-type="float">
            <text:p>0.0463772</text:p>
          </table:table-cell>
          <table:table-cell office:value-type="string" calcext:value-type="string">
            <text:p>Steering</text:p>
          </table:table-cell>
          <table:table-cell office:value-type="float" office:value="-0.0247631" calcext:value-type="float">
            <text:p>-0.0247631</text:p>
          </table:table-cell>
          <table:table-cell office:value-type="string" calcext:value-type="string">
            <text:p>Acc</text:p>
          </table:table-cell>
          <table:table-cell office:value-type="float" office:value="0.345705" calcext:value-type="float">
            <text:p>0.345705</text:p>
          </table:table-cell>
          <table:table-cell office:value-type="string" calcext:value-type="string">
            <text:p>Velocity</text:p>
          </table:table-cell>
          <table:table-cell office:value-type="float" office:value="15.2838" calcext:value-type="float">
            <text:p>15.283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733443" calcext:value-type="float">
            <text:p>0.0733443</text:p>
          </table:table-cell>
          <table:table-cell office:value-type="string" calcext:value-type="string">
            <text:p>Steering</text:p>
          </table:table-cell>
          <table:table-cell office:value-type="float" office:value="-0.0261752" calcext:value-type="float">
            <text:p>-0.0261752</text:p>
          </table:table-cell>
          <table:table-cell office:value-type="string" calcext:value-type="string">
            <text:p>Acc</text:p>
          </table:table-cell>
          <table:table-cell office:value-type="float" office:value="0.344901" calcext:value-type="float">
            <text:p>0.344901</text:p>
          </table:table-cell>
          <table:table-cell office:value-type="string" calcext:value-type="string">
            <text:p>Velocity</text:p>
          </table:table-cell>
          <table:table-cell office:value-type="float" office:value="15.3328" calcext:value-type="float">
            <text:p>15.332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949322" calcext:value-type="float">
            <text:p>0.0949322</text:p>
          </table:table-cell>
          <table:table-cell office:value-type="string" calcext:value-type="string">
            <text:p>Steering</text:p>
          </table:table-cell>
          <table:table-cell office:value-type="float" office:value="-0.0265978" calcext:value-type="float">
            <text:p>-0.0265978</text:p>
          </table:table-cell>
          <table:table-cell office:value-type="string" calcext:value-type="string">
            <text:p>Acc</text:p>
          </table:table-cell>
          <table:table-cell office:value-type="float" office:value="0.344112" calcext:value-type="float">
            <text:p>0.344112</text:p>
          </table:table-cell>
          <table:table-cell office:value-type="string" calcext:value-type="string">
            <text:p>Velocity</text:p>
          </table:table-cell>
          <table:table-cell office:value-type="float" office:value="15.3802" calcext:value-type="float">
            <text:p>15.380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10413" calcext:value-type="float">
            <text:p>0.110413</text:p>
          </table:table-cell>
          <table:table-cell office:value-type="string" calcext:value-type="string">
            <text:p>Steering</text:p>
          </table:table-cell>
          <table:table-cell office:value-type="float" office:value="-0.0261267" calcext:value-type="float">
            <text:p>-0.0261267</text:p>
          </table:table-cell>
          <table:table-cell office:value-type="string" calcext:value-type="string">
            <text:p>Acc</text:p>
          </table:table-cell>
          <table:table-cell office:value-type="float" office:value="0.343328" calcext:value-type="float">
            <text:p>0.343328</text:p>
          </table:table-cell>
          <table:table-cell office:value-type="string" calcext:value-type="string">
            <text:p>Velocity</text:p>
          </table:table-cell>
          <table:table-cell office:value-type="float" office:value="15.4262" calcext:value-type="float">
            <text:p>15.426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55966" calcext:value-type="float">
            <text:p>0.155966</text:p>
          </table:table-cell>
          <table:table-cell office:value-type="string" calcext:value-type="string">
            <text:p>Steering</text:p>
          </table:table-cell>
          <table:table-cell office:value-type="float" office:value="-0.0232214" calcext:value-type="float">
            <text:p>-0.0232214</text:p>
          </table:table-cell>
          <table:table-cell office:value-type="string" calcext:value-type="string">
            <text:p>Acc</text:p>
          </table:table-cell>
          <table:table-cell office:value-type="float" office:value="0.342541" calcext:value-type="float">
            <text:p>0.342541</text:p>
          </table:table-cell>
          <table:table-cell office:value-type="string" calcext:value-type="string">
            <text:p>Velocity</text:p>
          </table:table-cell>
          <table:table-cell office:value-type="float" office:value="15.4708" calcext:value-type="float">
            <text:p>15.470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42022" calcext:value-type="float">
            <text:p>0.142022</text:p>
          </table:table-cell>
          <table:table-cell office:value-type="string" calcext:value-type="string">
            <text:p>Steering</text:p>
          </table:table-cell>
          <table:table-cell office:value-type="float" office:value="-0.0209281" calcext:value-type="float">
            <text:p>-0.0209281</text:p>
          </table:table-cell>
          <table:table-cell office:value-type="string" calcext:value-type="string">
            <text:p>Acc</text:p>
          </table:table-cell>
          <table:table-cell office:value-type="float" office:value="0.341751" calcext:value-type="float">
            <text:p>0.341751</text:p>
          </table:table-cell>
          <table:table-cell office:value-type="string" calcext:value-type="string">
            <text:p>Velocity</text:p>
          </table:table-cell>
          <table:table-cell office:value-type="float" office:value="15.514" calcext:value-type="float">
            <text:p>15.51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26837" calcext:value-type="float">
            <text:p>0.126837</text:p>
          </table:table-cell>
          <table:table-cell office:value-type="string" calcext:value-type="string">
            <text:p>Steering</text:p>
          </table:table-cell>
          <table:table-cell office:value-type="float" office:value="-0.0192471" calcext:value-type="float">
            <text:p>-0.0192471</text:p>
          </table:table-cell>
          <table:table-cell office:value-type="string" calcext:value-type="string">
            <text:p>Acc</text:p>
          </table:table-cell>
          <table:table-cell office:value-type="float" office:value="0.341087" calcext:value-type="float">
            <text:p>0.341087</text:p>
          </table:table-cell>
          <table:table-cell office:value-type="string" calcext:value-type="string">
            <text:p>Velocity</text:p>
          </table:table-cell>
          <table:table-cell office:value-type="float" office:value="15.5506" calcext:value-type="float">
            <text:p>15.550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08148" calcext:value-type="float">
            <text:p>0.108148</text:p>
          </table:table-cell>
          <table:table-cell office:value-type="string" calcext:value-type="string">
            <text:p>Steering</text:p>
          </table:table-cell>
          <table:table-cell office:value-type="float" office:value="-0.0181698" calcext:value-type="float">
            <text:p>-0.0181698</text:p>
          </table:table-cell>
          <table:table-cell office:value-type="string" calcext:value-type="string">
            <text:p>Acc</text:p>
          </table:table-cell>
          <table:table-cell office:value-type="float" office:value="0.340362" calcext:value-type="float">
            <text:p>0.340362</text:p>
          </table:table-cell>
          <table:table-cell office:value-type="string" calcext:value-type="string">
            <text:p>Velocity</text:p>
          </table:table-cell>
          <table:table-cell office:value-type="float" office:value="15.5913" calcext:value-type="float">
            <text:p>15.591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883029" calcext:value-type="float">
            <text:p>0.0883029</text:p>
          </table:table-cell>
          <table:table-cell office:value-type="string" calcext:value-type="string">
            <text:p>Steering</text:p>
          </table:table-cell>
          <table:table-cell office:value-type="float" office:value="-0.0182688" calcext:value-type="float">
            <text:p>-0.0182688</text:p>
          </table:table-cell>
          <table:table-cell office:value-type="string" calcext:value-type="string">
            <text:p>Acc</text:p>
          </table:table-cell>
          <table:table-cell office:value-type="float" office:value="0.339583" calcext:value-type="float">
            <text:p>0.339583</text:p>
          </table:table-cell>
          <table:table-cell office:value-type="string" calcext:value-type="string">
            <text:p>Velocity</text:p>
          </table:table-cell>
          <table:table-cell office:value-type="float" office:value="15.6355" calcext:value-type="float">
            <text:p>15.635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729367" calcext:value-type="float">
            <text:p>0.0729367</text:p>
          </table:table-cell>
          <table:table-cell office:value-type="string" calcext:value-type="string">
            <text:p>Steering</text:p>
          </table:table-cell>
          <table:table-cell office:value-type="float" office:value="-0.0199482" calcext:value-type="float">
            <text:p>-0.0199482</text:p>
          </table:table-cell>
          <table:table-cell office:value-type="string" calcext:value-type="string">
            <text:p>Acc</text:p>
          </table:table-cell>
          <table:table-cell office:value-type="float" office:value="0.338837" calcext:value-type="float">
            <text:p>0.338837</text:p>
          </table:table-cell>
          <table:table-cell office:value-type="string" calcext:value-type="string">
            <text:p>Velocity</text:p>
          </table:table-cell>
          <table:table-cell office:value-type="float" office:value="15.678" calcext:value-type="float">
            <text:p>15.67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658309" calcext:value-type="float">
            <text:p>0.0658309</text:p>
          </table:table-cell>
          <table:table-cell office:value-type="string" calcext:value-type="string">
            <text:p>Steering</text:p>
          </table:table-cell>
          <table:table-cell office:value-type="float" office:value="-0.0223132" calcext:value-type="float">
            <text:p>-0.0223132</text:p>
          </table:table-cell>
          <table:table-cell office:value-type="string" calcext:value-type="string">
            <text:p>Acc</text:p>
          </table:table-cell>
          <table:table-cell office:value-type="float" office:value="0.338276" calcext:value-type="float">
            <text:p>0.338276</text:p>
          </table:table-cell>
          <table:table-cell office:value-type="string" calcext:value-type="string">
            <text:p>Velocity</text:p>
          </table:table-cell>
          <table:table-cell office:value-type="float" office:value="15.7101" calcext:value-type="float">
            <text:p>15.710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731215" calcext:value-type="float">
            <text:p>0.0731215</text:p>
          </table:table-cell>
          <table:table-cell office:value-type="string" calcext:value-type="string">
            <text:p>Steering</text:p>
          </table:table-cell>
          <table:table-cell office:value-type="float" office:value="-0.0268045" calcext:value-type="float">
            <text:p>-0.0268045</text:p>
          </table:table-cell>
          <table:table-cell office:value-type="string" calcext:value-type="string">
            <text:p>Acc</text:p>
          </table:table-cell>
          <table:table-cell office:value-type="float" office:value="0.337757" calcext:value-type="float">
            <text:p>0.337757</text:p>
          </table:table-cell>
          <table:table-cell office:value-type="string" calcext:value-type="string">
            <text:p>Velocity</text:p>
          </table:table-cell>
          <table:table-cell office:value-type="float" office:value="15.7411" calcext:value-type="float">
            <text:p>15.741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802241" calcext:value-type="float">
            <text:p>0.0802241</text:p>
          </table:table-cell>
          <table:table-cell office:value-type="string" calcext:value-type="string">
            <text:p>Steering</text:p>
          </table:table-cell>
          <table:table-cell office:value-type="float" office:value="-0.0308383" calcext:value-type="float">
            <text:p>-0.0308383</text:p>
          </table:table-cell>
          <table:table-cell office:value-type="string" calcext:value-type="string">
            <text:p>Acc</text:p>
          </table:table-cell>
          <table:table-cell office:value-type="float" office:value="0.337169" calcext:value-type="float">
            <text:p>0.337169</text:p>
          </table:table-cell>
          <table:table-cell office:value-type="string" calcext:value-type="string">
            <text:p>Velocity</text:p>
          </table:table-cell>
          <table:table-cell office:value-type="float" office:value="15.7755" calcext:value-type="float">
            <text:p>15.775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911534" calcext:value-type="float">
            <text:p>0.0911534</text:p>
          </table:table-cell>
          <table:table-cell office:value-type="string" calcext:value-type="string">
            <text:p>Steering</text:p>
          </table:table-cell>
          <table:table-cell office:value-type="float" office:value="-0.0344512" calcext:value-type="float">
            <text:p>-0.0344512</text:p>
          </table:table-cell>
          <table:table-cell office:value-type="string" calcext:value-type="string">
            <text:p>Acc</text:p>
          </table:table-cell>
          <table:table-cell office:value-type="float" office:value="0.336682" calcext:value-type="float">
            <text:p>0.336682</text:p>
          </table:table-cell>
          <table:table-cell office:value-type="string" calcext:value-type="string">
            <text:p>Velocity</text:p>
          </table:table-cell>
          <table:table-cell office:value-type="float" office:value="15.8047" calcext:value-type="float">
            <text:p>15.804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07891" calcext:value-type="float">
            <text:p>0.107891</text:p>
          </table:table-cell>
          <table:table-cell office:value-type="string" calcext:value-type="string">
            <text:p>Steering</text:p>
          </table:table-cell>
          <table:table-cell office:value-type="float" office:value="-0.0382303" calcext:value-type="float">
            <text:p>-0.0382303</text:p>
          </table:table-cell>
          <table:table-cell office:value-type="string" calcext:value-type="string">
            <text:p>Acc</text:p>
          </table:table-cell>
          <table:table-cell office:value-type="float" office:value="0.336155" calcext:value-type="float">
            <text:p>0.336155</text:p>
          </table:table-cell>
          <table:table-cell office:value-type="string" calcext:value-type="string">
            <text:p>Velocity</text:p>
          </table:table-cell>
          <table:table-cell office:value-type="float" office:value="15.837" calcext:value-type="float">
            <text:p>15.83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30013" calcext:value-type="float">
            <text:p>0.130013</text:p>
          </table:table-cell>
          <table:table-cell office:value-type="string" calcext:value-type="string">
            <text:p>Steering</text:p>
          </table:table-cell>
          <table:table-cell office:value-type="float" office:value="-0.0418096" calcext:value-type="float">
            <text:p>-0.0418096</text:p>
          </table:table-cell>
          <table:table-cell office:value-type="string" calcext:value-type="string">
            <text:p>Acc</text:p>
          </table:table-cell>
          <table:table-cell office:value-type="float" office:value="0.335594" calcext:value-type="float">
            <text:p>0.335594</text:p>
          </table:table-cell>
          <table:table-cell office:value-type="string" calcext:value-type="string">
            <text:p>Velocity</text:p>
          </table:table-cell>
          <table:table-cell office:value-type="float" office:value="15.8722" calcext:value-type="float">
            <text:p>15.872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48086" calcext:value-type="float">
            <text:p>0.148086</text:p>
          </table:table-cell>
          <table:table-cell office:value-type="string" calcext:value-type="string">
            <text:p>Steering</text:p>
          </table:table-cell>
          <table:table-cell office:value-type="float" office:value="-0.0439471" calcext:value-type="float">
            <text:p>-0.0439471</text:p>
          </table:table-cell>
          <table:table-cell office:value-type="string" calcext:value-type="string">
            <text:p>Acc</text:p>
          </table:table-cell>
          <table:table-cell office:value-type="float" office:value="0.335176" calcext:value-type="float">
            <text:p>0.335176</text:p>
          </table:table-cell>
          <table:table-cell office:value-type="string" calcext:value-type="string">
            <text:p>Velocity</text:p>
          </table:table-cell>
          <table:table-cell office:value-type="float" office:value="15.8987" calcext:value-type="float">
            <text:p>15.898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67901" calcext:value-type="float">
            <text:p>0.167901</text:p>
          </table:table-cell>
          <table:table-cell office:value-type="string" calcext:value-type="string">
            <text:p>Steering</text:p>
          </table:table-cell>
          <table:table-cell office:value-type="float" office:value="-0.0454241" calcext:value-type="float">
            <text:p>-0.0454241</text:p>
          </table:table-cell>
          <table:table-cell office:value-type="string" calcext:value-type="string">
            <text:p>Acc</text:p>
          </table:table-cell>
          <table:table-cell office:value-type="float" office:value="0.334709" calcext:value-type="float">
            <text:p>0.334709</text:p>
          </table:table-cell>
          <table:table-cell office:value-type="string" calcext:value-type="string">
            <text:p>Velocity</text:p>
          </table:table-cell>
          <table:table-cell office:value-type="float" office:value="15.928" calcext:value-type="float">
            <text:p>15.92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84917" calcext:value-type="float">
            <text:p>0.184917</text:p>
          </table:table-cell>
          <table:table-cell office:value-type="string" calcext:value-type="string">
            <text:p>Steering</text:p>
          </table:table-cell>
          <table:table-cell office:value-type="float" office:value="-0.0459001" calcext:value-type="float">
            <text:p>-0.0459001</text:p>
          </table:table-cell>
          <table:table-cell office:value-type="string" calcext:value-type="string">
            <text:p>Acc</text:p>
          </table:table-cell>
          <table:table-cell office:value-type="float" office:value="0.33424" calcext:value-type="float">
            <text:p>0.33424</text:p>
          </table:table-cell>
          <table:table-cell office:value-type="string" calcext:value-type="string">
            <text:p>Velocity</text:p>
          </table:table-cell>
          <table:table-cell office:value-type="float" office:value="15.9565" calcext:value-type="float">
            <text:p>15.956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97694" calcext:value-type="float">
            <text:p>0.197694</text:p>
          </table:table-cell>
          <table:table-cell office:value-type="string" calcext:value-type="string">
            <text:p>Steering</text:p>
          </table:table-cell>
          <table:table-cell office:value-type="float" office:value="-0.045493" calcext:value-type="float">
            <text:p>-0.045493</text:p>
          </table:table-cell>
          <table:table-cell office:value-type="string" calcext:value-type="string">
            <text:p>Acc</text:p>
          </table:table-cell>
          <table:table-cell office:value-type="float" office:value="0.333769" calcext:value-type="float">
            <text:p>0.333769</text:p>
          </table:table-cell>
          <table:table-cell office:value-type="string" calcext:value-type="string">
            <text:p>Velocity</text:p>
          </table:table-cell>
          <table:table-cell office:value-type="float" office:value="15.984" calcext:value-type="float">
            <text:p>15.98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05457" calcext:value-type="float">
            <text:p>0.205457</text:p>
          </table:table-cell>
          <table:table-cell office:value-type="string" calcext:value-type="string">
            <text:p>Steering</text:p>
          </table:table-cell>
          <table:table-cell office:value-type="float" office:value="-0.0443489" calcext:value-type="float">
            <text:p>-0.0443489</text:p>
          </table:table-cell>
          <table:table-cell office:value-type="string" calcext:value-type="string">
            <text:p>Acc</text:p>
          </table:table-cell>
          <table:table-cell office:value-type="float" office:value="0.333293" calcext:value-type="float">
            <text:p>0.333293</text:p>
          </table:table-cell>
          <table:table-cell office:value-type="string" calcext:value-type="string">
            <text:p>Velocity</text:p>
          </table:table-cell>
          <table:table-cell office:value-type="float" office:value="16.0107" calcext:value-type="float">
            <text:p>16.010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27706" calcext:value-type="float">
            <text:p>0.127706</text:p>
          </table:table-cell>
          <table:table-cell office:value-type="string" calcext:value-type="string">
            <text:p>Steering</text:p>
          </table:table-cell>
          <table:table-cell office:value-type="float" office:value="-0.0548014" calcext:value-type="float">
            <text:p>-0.0548014</text:p>
          </table:table-cell>
          <table:table-cell office:value-type="string" calcext:value-type="string">
            <text:p>Acc</text:p>
          </table:table-cell>
          <table:table-cell office:value-type="float" office:value="0.333416" calcext:value-type="float">
            <text:p>0.333416</text:p>
          </table:table-cell>
          <table:table-cell office:value-type="string" calcext:value-type="string">
            <text:p>Velocity</text:p>
          </table:table-cell>
          <table:table-cell office:value-type="float" office:value="16.0367" calcext:value-type="float">
            <text:p>16.036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9496" calcext:value-type="float">
            <text:p>0.19496</text:p>
          </table:table-cell>
          <table:table-cell office:value-type="string" calcext:value-type="string">
            <text:p>Steering</text:p>
          </table:table-cell>
          <table:table-cell office:value-type="float" office:value="-0.0535944" calcext:value-type="float">
            <text:p>-0.0535944</text:p>
          </table:table-cell>
          <table:table-cell office:value-type="string" calcext:value-type="string">
            <text:p>Acc</text:p>
          </table:table-cell>
          <table:table-cell office:value-type="float" office:value="0.333127" calcext:value-type="float">
            <text:p>0.333127</text:p>
          </table:table-cell>
          <table:table-cell office:value-type="string" calcext:value-type="string">
            <text:p>Velocity</text:p>
          </table:table-cell>
          <table:table-cell office:value-type="float" office:value="16.0587" calcext:value-type="float">
            <text:p>16.058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44823" calcext:value-type="float">
            <text:p>0.244823</text:p>
          </table:table-cell>
          <table:table-cell office:value-type="string" calcext:value-type="string">
            <text:p>Steering</text:p>
          </table:table-cell>
          <table:table-cell office:value-type="float" office:value="-0.049466" calcext:value-type="float">
            <text:p>-0.049466</text:p>
          </table:table-cell>
          <table:table-cell office:value-type="string" calcext:value-type="string">
            <text:p>Acc</text:p>
          </table:table-cell>
          <table:table-cell office:value-type="float" office:value="0.332662" calcext:value-type="float">
            <text:p>0.332662</text:p>
          </table:table-cell>
          <table:table-cell office:value-type="string" calcext:value-type="string">
            <text:p>Velocity</text:p>
          </table:table-cell>
          <table:table-cell office:value-type="float" office:value="16.0832" calcext:value-type="float">
            <text:p>16.083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66646" calcext:value-type="float">
            <text:p>0.266646</text:p>
          </table:table-cell>
          <table:table-cell office:value-type="string" calcext:value-type="string">
            <text:p>Steering</text:p>
          </table:table-cell>
          <table:table-cell office:value-type="float" office:value="-0.0428534" calcext:value-type="float">
            <text:p>-0.0428534</text:p>
          </table:table-cell>
          <table:table-cell office:value-type="string" calcext:value-type="string">
            <text:p>Acc</text:p>
          </table:table-cell>
          <table:table-cell office:value-type="float" office:value="0.332074" calcext:value-type="float">
            <text:p>0.332074</text:p>
          </table:table-cell>
          <table:table-cell office:value-type="string" calcext:value-type="string">
            <text:p>Velocity</text:p>
          </table:table-cell>
          <table:table-cell office:value-type="float" office:value="16.1072" calcext:value-type="float">
            <text:p>16.107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62889" calcext:value-type="float">
            <text:p>0.262889</text:p>
          </table:table-cell>
          <table:table-cell office:value-type="string" calcext:value-type="string">
            <text:p>Steering</text:p>
          </table:table-cell>
          <table:table-cell office:value-type="float" office:value="-0.0350182" calcext:value-type="float">
            <text:p>-0.0350182</text:p>
          </table:table-cell>
          <table:table-cell office:value-type="string" calcext:value-type="string">
            <text:p>Acc</text:p>
          </table:table-cell>
          <table:table-cell office:value-type="float" office:value="0.33144" calcext:value-type="float">
            <text:p>0.33144</text:p>
          </table:table-cell>
          <table:table-cell office:value-type="string" calcext:value-type="string">
            <text:p>Velocity</text:p>
          </table:table-cell>
          <table:table-cell office:value-type="float" office:value="16.1306" calcext:value-type="float">
            <text:p>16.130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45915" calcext:value-type="float">
            <text:p>0.245915</text:p>
          </table:table-cell>
          <table:table-cell office:value-type="string" calcext:value-type="string">
            <text:p>Steering</text:p>
          </table:table-cell>
          <table:table-cell office:value-type="float" office:value="-0.0291882" calcext:value-type="float">
            <text:p>-0.0291882</text:p>
          </table:table-cell>
          <table:table-cell office:value-type="string" calcext:value-type="string">
            <text:p>Acc</text:p>
          </table:table-cell>
          <table:table-cell office:value-type="float" office:value="0.330984" calcext:value-type="float">
            <text:p>0.330984</text:p>
          </table:table-cell>
          <table:table-cell office:value-type="string" calcext:value-type="string">
            <text:p>Velocity</text:p>
          </table:table-cell>
          <table:table-cell office:value-type="float" office:value="16.1476" calcext:value-type="float">
            <text:p>16.147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25454" calcext:value-type="float">
            <text:p>0.125454</text:p>
          </table:table-cell>
          <table:table-cell office:value-type="string" calcext:value-type="string">
            <text:p>Steering</text:p>
          </table:table-cell>
          <table:table-cell office:value-type="float" office:value="-0.0371268" calcext:value-type="float">
            <text:p>-0.0371268</text:p>
          </table:table-cell>
          <table:table-cell office:value-type="string" calcext:value-type="string">
            <text:p>Acc</text:p>
          </table:table-cell>
          <table:table-cell office:value-type="float" office:value="0.330875" calcext:value-type="float">
            <text:p>0.330875</text:p>
          </table:table-cell>
          <table:table-cell office:value-type="string" calcext:value-type="string">
            <text:p>Velocity</text:p>
          </table:table-cell>
          <table:table-cell office:value-type="float" office:value="16.1723" calcext:value-type="float">
            <text:p>16.172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59617" calcext:value-type="float">
            <text:p>0.159617</text:p>
          </table:table-cell>
          <table:table-cell office:value-type="string" calcext:value-type="string">
            <text:p>Steering</text:p>
          </table:table-cell>
          <table:table-cell office:value-type="float" office:value="-0.0345529" calcext:value-type="float">
            <text:p>-0.0345529</text:p>
          </table:table-cell>
          <table:table-cell office:value-type="string" calcext:value-type="string">
            <text:p>Acc</text:p>
          </table:table-cell>
          <table:table-cell office:value-type="float" office:value="0.330535" calcext:value-type="float">
            <text:p>0.330535</text:p>
          </table:table-cell>
          <table:table-cell office:value-type="string" calcext:value-type="string">
            <text:p>Velocity</text:p>
          </table:table-cell>
          <table:table-cell office:value-type="float" office:value="16.1881" calcext:value-type="float">
            <text:p>16.188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79834" calcext:value-type="float">
            <text:p>0.179834</text:p>
          </table:table-cell>
          <table:table-cell office:value-type="string" calcext:value-type="string">
            <text:p>Steering</text:p>
          </table:table-cell>
          <table:table-cell office:value-type="float" office:value="-0.0307403" calcext:value-type="float">
            <text:p>-0.0307403</text:p>
          </table:table-cell>
          <table:table-cell office:value-type="string" calcext:value-type="string">
            <text:p>Acc</text:p>
          </table:table-cell>
          <table:table-cell office:value-type="float" office:value="0.33004" calcext:value-type="float">
            <text:p>0.33004</text:p>
          </table:table-cell>
          <table:table-cell office:value-type="string" calcext:value-type="string">
            <text:p>Velocity</text:p>
          </table:table-cell>
          <table:table-cell office:value-type="float" office:value="16.2086" calcext:value-type="float">
            <text:p>16.208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77562" calcext:value-type="float">
            <text:p>0.177562</text:p>
          </table:table-cell>
          <table:table-cell office:value-type="string" calcext:value-type="string">
            <text:p>Steering</text:p>
          </table:table-cell>
          <table:table-cell office:value-type="float" office:value="-0.0269647" calcext:value-type="float">
            <text:p>-0.0269647</text:p>
          </table:table-cell>
          <table:table-cell office:value-type="string" calcext:value-type="string">
            <text:p>Acc</text:p>
          </table:table-cell>
          <table:table-cell office:value-type="float" office:value="0.329535" calcext:value-type="float">
            <text:p>0.329535</text:p>
          </table:table-cell>
          <table:table-cell office:value-type="string" calcext:value-type="string">
            <text:p>Velocity</text:p>
          </table:table-cell>
          <table:table-cell office:value-type="float" office:value="16.2286" calcext:value-type="float">
            <text:p>16.228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62664" calcext:value-type="float">
            <text:p>0.162664</text:p>
          </table:table-cell>
          <table:table-cell office:value-type="string" calcext:value-type="string">
            <text:p>Steering</text:p>
          </table:table-cell>
          <table:table-cell office:value-type="float" office:value="-0.0245449" calcext:value-type="float">
            <text:p>-0.0245449</text:p>
          </table:table-cell>
          <table:table-cell office:value-type="string" calcext:value-type="string">
            <text:p>Acc</text:p>
          </table:table-cell>
          <table:table-cell office:value-type="float" office:value="0.329116" calcext:value-type="float">
            <text:p>0.329116</text:p>
          </table:table-cell>
          <table:table-cell office:value-type="string" calcext:value-type="string">
            <text:p>Velocity</text:p>
          </table:table-cell>
          <table:table-cell office:value-type="float" office:value="16.2454" calcext:value-type="float">
            <text:p>16.245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685016" calcext:value-type="float">
            <text:p>-0.0685016</text:p>
          </table:table-cell>
          <table:table-cell office:value-type="string" calcext:value-type="string">
            <text:p>Steering</text:p>
          </table:table-cell>
          <table:table-cell office:value-type="float" office:value="-0.0377582" calcext:value-type="float">
            <text:p>-0.0377582</text:p>
          </table:table-cell>
          <table:table-cell office:value-type="string" calcext:value-type="string">
            <text:p>Acc</text:p>
          </table:table-cell>
          <table:table-cell office:value-type="float" office:value="0.328972" calcext:value-type="float">
            <text:p>0.328972</text:p>
          </table:table-cell>
          <table:table-cell office:value-type="string" calcext:value-type="string">
            <text:p>Velocity</text:p>
          </table:table-cell>
          <table:table-cell office:value-type="float" office:value="16.264" calcext:value-type="float">
            <text:p>16.26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241201" calcext:value-type="float">
            <text:p>0.0241201</text:p>
          </table:table-cell>
          <table:table-cell office:value-type="string" calcext:value-type="string">
            <text:p>Steering</text:p>
          </table:table-cell>
          <table:table-cell office:value-type="float" office:value="-0.0421411" calcext:value-type="float">
            <text:p>-0.0421411</text:p>
          </table:table-cell>
          <table:table-cell office:value-type="string" calcext:value-type="string">
            <text:p>Acc</text:p>
          </table:table-cell>
          <table:table-cell office:value-type="float" office:value="0.32863" calcext:value-type="float">
            <text:p>0.32863</text:p>
          </table:table-cell>
          <table:table-cell office:value-type="string" calcext:value-type="string">
            <text:p>Velocity</text:p>
          </table:table-cell>
          <table:table-cell office:value-type="float" office:value="16.2819" calcext:value-type="float">
            <text:p>16.281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894338" calcext:value-type="float">
            <text:p>0.0894338</text:p>
          </table:table-cell>
          <table:table-cell office:value-type="string" calcext:value-type="string">
            <text:p>Steering</text:p>
          </table:table-cell>
          <table:table-cell office:value-type="float" office:value="-0.0456033" calcext:value-type="float">
            <text:p>-0.0456033</text:p>
          </table:table-cell>
          <table:table-cell office:value-type="string" calcext:value-type="string">
            <text:p>Acc</text:p>
          </table:table-cell>
          <table:table-cell office:value-type="float" office:value="0.32826" calcext:value-type="float">
            <text:p>0.32826</text:p>
          </table:table-cell>
          <table:table-cell office:value-type="string" calcext:value-type="string">
            <text:p>Velocity</text:p>
          </table:table-cell>
          <table:table-cell office:value-type="float" office:value="16.2991" calcext:value-type="float">
            <text:p>16.299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28401" calcext:value-type="float">
            <text:p>0.128401</text:p>
          </table:table-cell>
          <table:table-cell office:value-type="string" calcext:value-type="string">
            <text:p>Steering</text:p>
          </table:table-cell>
          <table:table-cell office:value-type="float" office:value="-0.0478907" calcext:value-type="float">
            <text:p>-0.0478907</text:p>
          </table:table-cell>
          <table:table-cell office:value-type="string" calcext:value-type="string">
            <text:p>Acc</text:p>
          </table:table-cell>
          <table:table-cell office:value-type="float" office:value="0.327903" calcext:value-type="float">
            <text:p>0.327903</text:p>
          </table:table-cell>
          <table:table-cell office:value-type="string" calcext:value-type="string">
            <text:p>Velocity</text:p>
          </table:table-cell>
          <table:table-cell office:value-type="float" office:value="16.3137" calcext:value-type="float">
            <text:p>16.313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54062" calcext:value-type="float">
            <text:p>0.154062</text:p>
          </table:table-cell>
          <table:table-cell office:value-type="string" calcext:value-type="string">
            <text:p>Steering</text:p>
          </table:table-cell>
          <table:table-cell office:value-type="float" office:value="-0.0498269" calcext:value-type="float">
            <text:p>-0.0498269</text:p>
          </table:table-cell>
          <table:table-cell office:value-type="string" calcext:value-type="string">
            <text:p>Acc</text:p>
          </table:table-cell>
          <table:table-cell office:value-type="float" office:value="0.327526" calcext:value-type="float">
            <text:p>0.327526</text:p>
          </table:table-cell>
          <table:table-cell office:value-type="string" calcext:value-type="string">
            <text:p>Velocity</text:p>
          </table:table-cell>
          <table:table-cell office:value-type="float" office:value="16.3276" calcext:value-type="float">
            <text:p>16.327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72932" calcext:value-type="float">
            <text:p>0.172932</text:p>
          </table:table-cell>
          <table:table-cell office:value-type="string" calcext:value-type="string">
            <text:p>Steering</text:p>
          </table:table-cell>
          <table:table-cell office:value-type="float" office:value="-0.052484" calcext:value-type="float">
            <text:p>-0.052484</text:p>
          </table:table-cell>
          <table:table-cell office:value-type="string" calcext:value-type="string">
            <text:p>Acc</text:p>
          </table:table-cell>
          <table:table-cell office:value-type="float" office:value="0.327024" calcext:value-type="float">
            <text:p>0.327024</text:p>
          </table:table-cell>
          <table:table-cell office:value-type="string" calcext:value-type="string">
            <text:p>Velocity</text:p>
          </table:table-cell>
          <table:table-cell office:value-type="float" office:value="16.3451" calcext:value-type="float">
            <text:p>16.345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82493" calcext:value-type="float">
            <text:p>0.182493</text:p>
          </table:table-cell>
          <table:table-cell office:value-type="string" calcext:value-type="string">
            <text:p>Steering</text:p>
          </table:table-cell>
          <table:table-cell office:value-type="float" office:value="-0.0557555" calcext:value-type="float">
            <text:p>-0.0557555</text:p>
          </table:table-cell>
          <table:table-cell office:value-type="string" calcext:value-type="string">
            <text:p>Acc</text:p>
          </table:table-cell>
          <table:table-cell office:value-type="float" office:value="0.326585" calcext:value-type="float">
            <text:p>0.326585</text:p>
          </table:table-cell>
          <table:table-cell office:value-type="string" calcext:value-type="string">
            <text:p>Velocity</text:p>
          </table:table-cell>
          <table:table-cell office:value-type="float" office:value="16.3599" calcext:value-type="float">
            <text:p>16.359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89514" calcext:value-type="float">
            <text:p>0.189514</text:p>
          </table:table-cell>
          <table:table-cell office:value-type="string" calcext:value-type="string">
            <text:p>Steering</text:p>
          </table:table-cell>
          <table:table-cell office:value-type="float" office:value="-0.0595575" calcext:value-type="float">
            <text:p>-0.0595575</text:p>
          </table:table-cell>
          <table:table-cell office:value-type="string" calcext:value-type="string">
            <text:p>Acc</text:p>
          </table:table-cell>
          <table:table-cell office:value-type="float" office:value="0.32622" calcext:value-type="float">
            <text:p>0.32622</text:p>
          </table:table-cell>
          <table:table-cell office:value-type="string" calcext:value-type="string">
            <text:p>Velocity</text:p>
          </table:table-cell>
          <table:table-cell office:value-type="float" office:value="16.3723" calcext:value-type="float">
            <text:p>16.372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01343" calcext:value-type="float">
            <text:p>0.201343</text:p>
          </table:table-cell>
          <table:table-cell office:value-type="string" calcext:value-type="string">
            <text:p>Steering</text:p>
          </table:table-cell>
          <table:table-cell office:value-type="float" office:value="-0.0657876" calcext:value-type="float">
            <text:p>-0.0657876</text:p>
          </table:table-cell>
          <table:table-cell office:value-type="string" calcext:value-type="string">
            <text:p>Acc</text:p>
          </table:table-cell>
          <table:table-cell office:value-type="float" office:value="0.325786" calcext:value-type="float">
            <text:p>0.325786</text:p>
          </table:table-cell>
          <table:table-cell office:value-type="string" calcext:value-type="string">
            <text:p>Velocity</text:p>
          </table:table-cell>
          <table:table-cell office:value-type="float" office:value="16.3875" calcext:value-type="float">
            <text:p>16.387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17853" calcext:value-type="float">
            <text:p>0.217853</text:p>
          </table:table-cell>
          <table:table-cell office:value-type="string" calcext:value-type="string">
            <text:p>Steering</text:p>
          </table:table-cell>
          <table:table-cell office:value-type="float" office:value="-0.072614" calcext:value-type="float">
            <text:p>-0.072614</text:p>
          </table:table-cell>
          <table:table-cell office:value-type="string" calcext:value-type="string">
            <text:p>Acc</text:p>
          </table:table-cell>
          <table:table-cell office:value-type="float" office:value="0.325451" calcext:value-type="float">
            <text:p>0.325451</text:p>
          </table:table-cell>
          <table:table-cell office:value-type="string" calcext:value-type="string">
            <text:p>Velocity</text:p>
          </table:table-cell>
          <table:table-cell office:value-type="float" office:value="16.4003" calcext:value-type="float">
            <text:p>16.400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56228" calcext:value-type="float">
            <text:p>0.256228</text:p>
          </table:table-cell>
          <table:table-cell office:value-type="string" calcext:value-type="string">
            <text:p>Steering</text:p>
          </table:table-cell>
          <table:table-cell office:value-type="float" office:value="-0.0905199" calcext:value-type="float">
            <text:p>-0.0905199</text:p>
          </table:table-cell>
          <table:table-cell office:value-type="string" calcext:value-type="string">
            <text:p>Acc</text:p>
          </table:table-cell>
          <table:table-cell office:value-type="float" office:value="0.326476" calcext:value-type="float">
            <text:p>0.326476</text:p>
          </table:table-cell>
          <table:table-cell office:value-type="string" calcext:value-type="string">
            <text:p>Velocity</text:p>
          </table:table-cell>
          <table:table-cell office:value-type="float" office:value="16.4125" calcext:value-type="float">
            <text:p>16.412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44027" calcext:value-type="float">
            <text:p>0.344027</text:p>
          </table:table-cell>
          <table:table-cell office:value-type="string" calcext:value-type="string">
            <text:p>Steering</text:p>
          </table:table-cell>
          <table:table-cell office:value-type="float" office:value="-0.0948731" calcext:value-type="float">
            <text:p>-0.0948731</text:p>
          </table:table-cell>
          <table:table-cell office:value-type="string" calcext:value-type="string">
            <text:p>Acc</text:p>
          </table:table-cell>
          <table:table-cell office:value-type="float" office:value="0.326179" calcext:value-type="float">
            <text:p>0.326179</text:p>
          </table:table-cell>
          <table:table-cell office:value-type="string" calcext:value-type="string">
            <text:p>Velocity</text:p>
          </table:table-cell>
          <table:table-cell office:value-type="float" office:value="16.4239" calcext:value-type="float">
            <text:p>16.423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96113" calcext:value-type="float">
            <text:p>0.396113</text:p>
          </table:table-cell>
          <table:table-cell office:value-type="string" calcext:value-type="string">
            <text:p>Steering</text:p>
          </table:table-cell>
          <table:table-cell office:value-type="float" office:value="-0.0964653" calcext:value-type="float">
            <text:p>-0.0964653</text:p>
          </table:table-cell>
          <table:table-cell office:value-type="string" calcext:value-type="string">
            <text:p>Acc</text:p>
          </table:table-cell>
          <table:table-cell office:value-type="float" office:value="0.325797" calcext:value-type="float">
            <text:p>0.325797</text:p>
          </table:table-cell>
          <table:table-cell office:value-type="string" calcext:value-type="string">
            <text:p>Velocity</text:p>
          </table:table-cell>
          <table:table-cell office:value-type="float" office:value="16.4338" calcext:value-type="float">
            <text:p>16.433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31507" calcext:value-type="float">
            <text:p>0.431507</text:p>
          </table:table-cell>
          <table:table-cell office:value-type="string" calcext:value-type="string">
            <text:p>Steering</text:p>
          </table:table-cell>
          <table:table-cell office:value-type="float" office:value="-0.0959456" calcext:value-type="float">
            <text:p>-0.0959456</text:p>
          </table:table-cell>
          <table:table-cell office:value-type="string" calcext:value-type="string">
            <text:p>Acc</text:p>
          </table:table-cell>
          <table:table-cell office:value-type="float" office:value="0.32525" calcext:value-type="float">
            <text:p>0.32525</text:p>
          </table:table-cell>
          <table:table-cell office:value-type="string" calcext:value-type="string">
            <text:p>Velocity</text:p>
          </table:table-cell>
          <table:table-cell office:value-type="float" office:value="16.4449" calcext:value-type="float">
            <text:p>16.444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04279" calcext:value-type="float">
            <text:p>0.204279</text:p>
          </table:table-cell>
          <table:table-cell office:value-type="string" calcext:value-type="string">
            <text:p>Steering</text:p>
          </table:table-cell>
          <table:table-cell office:value-type="float" office:value="-0.108383" calcext:value-type="float">
            <text:p>-0.108383</text:p>
          </table:table-cell>
          <table:table-cell office:value-type="string" calcext:value-type="string">
            <text:p>Acc</text:p>
          </table:table-cell>
          <table:table-cell office:value-type="float" office:value="0.326254" calcext:value-type="float">
            <text:p>0.326254</text:p>
          </table:table-cell>
          <table:table-cell office:value-type="string" calcext:value-type="string">
            <text:p>Velocity</text:p>
          </table:table-cell>
          <table:table-cell office:value-type="float" office:value="16.453" calcext:value-type="float">
            <text:p>16.45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66732" calcext:value-type="float">
            <text:p>0.366732</text:p>
          </table:table-cell>
          <table:table-cell office:value-type="string" calcext:value-type="string">
            <text:p>Steering</text:p>
          </table:table-cell>
          <table:table-cell office:value-type="float" office:value="-0.106293" calcext:value-type="float">
            <text:p>-0.106293</text:p>
          </table:table-cell>
          <table:table-cell office:value-type="string" calcext:value-type="string">
            <text:p>Acc</text:p>
          </table:table-cell>
          <table:table-cell office:value-type="float" office:value="0.325826" calcext:value-type="float">
            <text:p>0.325826</text:p>
          </table:table-cell>
          <table:table-cell office:value-type="string" calcext:value-type="string">
            <text:p>Velocity</text:p>
          </table:table-cell>
          <table:table-cell office:value-type="float" office:value="16.4646" calcext:value-type="float">
            <text:p>16.464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41093" calcext:value-type="float">
            <text:p>0.441093</text:p>
          </table:table-cell>
          <table:table-cell office:value-type="string" calcext:value-type="string">
            <text:p>Steering</text:p>
          </table:table-cell>
          <table:table-cell office:value-type="float" office:value="-0.101256" calcext:value-type="float">
            <text:p>-0.101256</text:p>
          </table:table-cell>
          <table:table-cell office:value-type="string" calcext:value-type="string">
            <text:p>Acc</text:p>
          </table:table-cell>
          <table:table-cell office:value-type="float" office:value="0.32512" calcext:value-type="float">
            <text:p>0.32512</text:p>
          </table:table-cell>
          <table:table-cell office:value-type="string" calcext:value-type="string">
            <text:p>Velocity</text:p>
          </table:table-cell>
          <table:table-cell office:value-type="float" office:value="16.4748" calcext:value-type="float">
            <text:p>16.474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66206" calcext:value-type="float">
            <text:p>0.466206</text:p>
          </table:table-cell>
          <table:table-cell office:value-type="string" calcext:value-type="string">
            <text:p>Steering</text:p>
          </table:table-cell>
          <table:table-cell office:value-type="float" office:value="-0.0955717" calcext:value-type="float">
            <text:p>-0.0955717</text:p>
          </table:table-cell>
          <table:table-cell office:value-type="string" calcext:value-type="string">
            <text:p>Acc</text:p>
          </table:table-cell>
          <table:table-cell office:value-type="float" office:value="0.324394" calcext:value-type="float">
            <text:p>0.324394</text:p>
          </table:table-cell>
          <table:table-cell office:value-type="string" calcext:value-type="string">
            <text:p>Velocity</text:p>
          </table:table-cell>
          <table:table-cell office:value-type="float" office:value="16.4836" calcext:value-type="float">
            <text:p>16.483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62884" calcext:value-type="float">
            <text:p>0.462884</text:p>
          </table:table-cell>
          <table:table-cell office:value-type="string" calcext:value-type="string">
            <text:p>Steering</text:p>
          </table:table-cell>
          <table:table-cell office:value-type="float" office:value="-0.0894486" calcext:value-type="float">
            <text:p>-0.0894486</text:p>
          </table:table-cell>
          <table:table-cell office:value-type="string" calcext:value-type="string">
            <text:p>Acc</text:p>
          </table:table-cell>
          <table:table-cell office:value-type="float" office:value="0.323595" calcext:value-type="float">
            <text:p>0.323595</text:p>
          </table:table-cell>
          <table:table-cell office:value-type="string" calcext:value-type="string">
            <text:p>Velocity</text:p>
          </table:table-cell>
          <table:table-cell office:value-type="float" office:value="16.4933" calcext:value-type="float">
            <text:p>16.493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94882" calcext:value-type="float">
            <text:p>0.194882</text:p>
          </table:table-cell>
          <table:table-cell office:value-type="string" calcext:value-type="string">
            <text:p>Steering</text:p>
          </table:table-cell>
          <table:table-cell office:value-type="float" office:value="-0.103177" calcext:value-type="float">
            <text:p>-0.103177</text:p>
          </table:table-cell>
          <table:table-cell office:value-type="string" calcext:value-type="string">
            <text:p>Acc</text:p>
          </table:table-cell>
          <table:table-cell office:value-type="float" office:value="0.324943" calcext:value-type="float">
            <text:p>0.324943</text:p>
          </table:table-cell>
          <table:table-cell office:value-type="string" calcext:value-type="string">
            <text:p>Velocity</text:p>
          </table:table-cell>
          <table:table-cell office:value-type="float" office:value="16.5037" calcext:value-type="float">
            <text:p>16.503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25488" calcext:value-type="float">
            <text:p>0.325488</text:p>
          </table:table-cell>
          <table:table-cell office:value-type="string" calcext:value-type="string">
            <text:p>Steering</text:p>
          </table:table-cell>
          <table:table-cell office:value-type="float" office:value="-0.101011" calcext:value-type="float">
            <text:p>-0.101011</text:p>
          </table:table-cell>
          <table:table-cell office:value-type="string" calcext:value-type="string">
            <text:p>Acc</text:p>
          </table:table-cell>
          <table:table-cell office:value-type="float" office:value="0.324439" calcext:value-type="float">
            <text:p>0.324439</text:p>
          </table:table-cell>
          <table:table-cell office:value-type="string" calcext:value-type="string">
            <text:p>Velocity</text:p>
          </table:table-cell>
          <table:table-cell office:value-type="float" office:value="16.511" calcext:value-type="float">
            <text:p>16.51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95839" calcext:value-type="float">
            <text:p>0.395839</text:p>
          </table:table-cell>
          <table:table-cell office:value-type="string" calcext:value-type="string">
            <text:p>Steering</text:p>
          </table:table-cell>
          <table:table-cell office:value-type="float" office:value="-0.0981247" calcext:value-type="float">
            <text:p>-0.0981247</text:p>
          </table:table-cell>
          <table:table-cell office:value-type="string" calcext:value-type="string">
            <text:p>Acc</text:p>
          </table:table-cell>
          <table:table-cell office:value-type="float" office:value="0.323766" calcext:value-type="float">
            <text:p>0.323766</text:p>
          </table:table-cell>
          <table:table-cell office:value-type="string" calcext:value-type="string">
            <text:p>Velocity</text:p>
          </table:table-cell>
          <table:table-cell office:value-type="float" office:value="16.5184" calcext:value-type="float">
            <text:p>16.518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26139" calcext:value-type="float">
            <text:p>0.426139</text:p>
          </table:table-cell>
          <table:table-cell office:value-type="string" calcext:value-type="string">
            <text:p>Steering</text:p>
          </table:table-cell>
          <table:table-cell office:value-type="float" office:value="-0.0943946" calcext:value-type="float">
            <text:p>-0.0943946</text:p>
          </table:table-cell>
          <table:table-cell office:value-type="string" calcext:value-type="string">
            <text:p>Acc</text:p>
          </table:table-cell>
          <table:table-cell office:value-type="float" office:value="0.322936" calcext:value-type="float">
            <text:p>0.322936</text:p>
          </table:table-cell>
          <table:table-cell office:value-type="string" calcext:value-type="string">
            <text:p>Velocity</text:p>
          </table:table-cell>
          <table:table-cell office:value-type="float" office:value="16.5266" calcext:value-type="float">
            <text:p>16.526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2751" calcext:value-type="float">
            <text:p>0.42751</text:p>
          </table:table-cell>
          <table:table-cell office:value-type="string" calcext:value-type="string">
            <text:p>Steering</text:p>
          </table:table-cell>
          <table:table-cell office:value-type="float" office:value="-0.102744" calcext:value-type="float">
            <text:p>-0.102744</text:p>
          </table:table-cell>
          <table:table-cell office:value-type="string" calcext:value-type="string">
            <text:p>Acc</text:p>
          </table:table-cell>
          <table:table-cell office:value-type="float" office:value="0.323552" calcext:value-type="float">
            <text:p>0.323552</text:p>
          </table:table-cell>
          <table:table-cell office:value-type="string" calcext:value-type="string">
            <text:p>Velocity</text:p>
          </table:table-cell>
          <table:table-cell office:value-type="float" office:value="16.5344" calcext:value-type="float">
            <text:p>16.534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6603" calcext:value-type="float">
            <text:p>0.46603</text:p>
          </table:table-cell>
          <table:table-cell office:value-type="string" calcext:value-type="string">
            <text:p>Steering</text:p>
          </table:table-cell>
          <table:table-cell office:value-type="float" office:value="-0.098939" calcext:value-type="float">
            <text:p>-0.098939</text:p>
          </table:table-cell>
          <table:table-cell office:value-type="string" calcext:value-type="string">
            <text:p>Acc</text:p>
          </table:table-cell>
          <table:table-cell office:value-type="float" office:value="0.3225" calcext:value-type="float">
            <text:p>0.3225</text:p>
          </table:table-cell>
          <table:table-cell office:value-type="string" calcext:value-type="string">
            <text:p>Velocity</text:p>
          </table:table-cell>
          <table:table-cell office:value-type="float" office:value="16.5415" calcext:value-type="float">
            <text:p>16.541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57504" calcext:value-type="float">
            <text:p>0.457504</text:p>
          </table:table-cell>
          <table:table-cell office:value-type="string" calcext:value-type="string">
            <text:p>Steering</text:p>
          </table:table-cell>
          <table:table-cell office:value-type="float" office:value="-0.0967351" calcext:value-type="float">
            <text:p>-0.0967351</text:p>
          </table:table-cell>
          <table:table-cell office:value-type="string" calcext:value-type="string">
            <text:p>Acc</text:p>
          </table:table-cell>
          <table:table-cell office:value-type="float" office:value="0.32168" calcext:value-type="float">
            <text:p>0.32168</text:p>
          </table:table-cell>
          <table:table-cell office:value-type="string" calcext:value-type="string">
            <text:p>Velocity</text:p>
          </table:table-cell>
          <table:table-cell office:value-type="float" office:value="16.5474" calcext:value-type="float">
            <text:p>16.547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30281" calcext:value-type="float">
            <text:p>0.430281</text:p>
          </table:table-cell>
          <table:table-cell office:value-type="string" calcext:value-type="string">
            <text:p>Steering</text:p>
          </table:table-cell>
          <table:table-cell office:value-type="float" office:value="-0.096382" calcext:value-type="float">
            <text:p>-0.096382</text:p>
          </table:table-cell>
          <table:table-cell office:value-type="string" calcext:value-type="string">
            <text:p>Acc</text:p>
          </table:table-cell>
          <table:table-cell office:value-type="float" office:value="0.321035" calcext:value-type="float">
            <text:p>0.321035</text:p>
          </table:table-cell>
          <table:table-cell office:value-type="string" calcext:value-type="string">
            <text:p>Velocity</text:p>
          </table:table-cell>
          <table:table-cell office:value-type="float" office:value="16.5529" calcext:value-type="float">
            <text:p>16.552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91024" calcext:value-type="float">
            <text:p>0.391024</text:p>
          </table:table-cell>
          <table:table-cell office:value-type="string" calcext:value-type="string">
            <text:p>Steering</text:p>
          </table:table-cell>
          <table:table-cell office:value-type="float" office:value="-0.099844" calcext:value-type="float">
            <text:p>-0.099844</text:p>
          </table:table-cell>
          <table:table-cell office:value-type="string" calcext:value-type="string">
            <text:p>Acc</text:p>
          </table:table-cell>
          <table:table-cell office:value-type="float" office:value="0.32047" calcext:value-type="float">
            <text:p>0.32047</text:p>
          </table:table-cell>
          <table:table-cell office:value-type="string" calcext:value-type="string">
            <text:p>Velocity</text:p>
          </table:table-cell>
          <table:table-cell office:value-type="float" office:value="16.5591" calcext:value-type="float">
            <text:p>16.559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67694" calcext:value-type="float">
            <text:p>0.367694</text:p>
          </table:table-cell>
          <table:table-cell office:value-type="string" calcext:value-type="string">
            <text:p>Steering</text:p>
          </table:table-cell>
          <table:table-cell office:value-type="float" office:value="-0.106769" calcext:value-type="float">
            <text:p>-0.106769</text:p>
          </table:table-cell>
          <table:table-cell office:value-type="string" calcext:value-type="string">
            <text:p>Acc</text:p>
          </table:table-cell>
          <table:table-cell office:value-type="float" office:value="0.320186" calcext:value-type="float">
            <text:p>0.320186</text:p>
          </table:table-cell>
          <table:table-cell office:value-type="string" calcext:value-type="string">
            <text:p>Velocity</text:p>
          </table:table-cell>
          <table:table-cell office:value-type="float" office:value="16.5639" calcext:value-type="float">
            <text:p>16.563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00655" calcext:value-type="float">
            <text:p>0.200655</text:p>
          </table:table-cell>
          <table:table-cell office:value-type="string" calcext:value-type="string">
            <text:p>Steering</text:p>
          </table:table-cell>
          <table:table-cell office:value-type="float" office:value="-0.123033" calcext:value-type="float">
            <text:p>-0.123033</text:p>
          </table:table-cell>
          <table:table-cell office:value-type="string" calcext:value-type="string">
            <text:p>Acc</text:p>
          </table:table-cell>
          <table:table-cell office:value-type="float" office:value="0.320685" calcext:value-type="float">
            <text:p>0.320685</text:p>
          </table:table-cell>
          <table:table-cell office:value-type="string" calcext:value-type="string">
            <text:p>Velocity</text:p>
          </table:table-cell>
          <table:table-cell office:value-type="float" office:value="16.5685" calcext:value-type="float">
            <text:p>16.568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0072" calcext:value-type="float">
            <text:p>0.30072</text:p>
          </table:table-cell>
          <table:table-cell office:value-type="string" calcext:value-type="string">
            <text:p>Steering</text:p>
          </table:table-cell>
          <table:table-cell office:value-type="float" office:value="-0.136424" calcext:value-type="float">
            <text:p>-0.136424</text:p>
          </table:table-cell>
          <table:table-cell office:value-type="string" calcext:value-type="string">
            <text:p>Acc</text:p>
          </table:table-cell>
          <table:table-cell office:value-type="float" office:value="0.320994" calcext:value-type="float">
            <text:p>0.320994</text:p>
          </table:table-cell>
          <table:table-cell office:value-type="string" calcext:value-type="string">
            <text:p>Velocity</text:p>
          </table:table-cell>
          <table:table-cell office:value-type="float" office:value="16.572" calcext:value-type="float">
            <text:p>16.57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86802" calcext:value-type="float">
            <text:p>0.386802</text:p>
          </table:table-cell>
          <table:table-cell office:value-type="string" calcext:value-type="string">
            <text:p>Steering</text:p>
          </table:table-cell>
          <table:table-cell office:value-type="float" office:value="-0.147084" calcext:value-type="float">
            <text:p>-0.147084</text:p>
          </table:table-cell>
          <table:table-cell office:value-type="string" calcext:value-type="string">
            <text:p>Acc</text:p>
          </table:table-cell>
          <table:table-cell office:value-type="float" office:value="0.321539" calcext:value-type="float">
            <text:p>0.321539</text:p>
          </table:table-cell>
          <table:table-cell office:value-type="string" calcext:value-type="string">
            <text:p>Velocity</text:p>
          </table:table-cell>
          <table:table-cell office:value-type="float" office:value="16.5742" calcext:value-type="float">
            <text:p>16.574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72137" calcext:value-type="float">
            <text:p>0.472137</text:p>
          </table:table-cell>
          <table:table-cell office:value-type="string" calcext:value-type="string">
            <text:p>Steering</text:p>
          </table:table-cell>
          <table:table-cell office:value-type="float" office:value="-0.154713" calcext:value-type="float">
            <text:p>-0.154713</text:p>
          </table:table-cell>
          <table:table-cell office:value-type="string" calcext:value-type="string">
            <text:p>Acc</text:p>
          </table:table-cell>
          <table:table-cell office:value-type="float" office:value="0.322232" calcext:value-type="float">
            <text:p>0.322232</text:p>
          </table:table-cell>
          <table:table-cell office:value-type="string" calcext:value-type="string">
            <text:p>Velocity</text:p>
          </table:table-cell>
          <table:table-cell office:value-type="float" office:value="16.5762" calcext:value-type="float">
            <text:p>16.576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57512" calcext:value-type="float">
            <text:p>0.57512</text:p>
          </table:table-cell>
          <table:table-cell office:value-type="string" calcext:value-type="string">
            <text:p>Steering</text:p>
          </table:table-cell>
          <table:table-cell office:value-type="float" office:value="-0.158973" calcext:value-type="float">
            <text:p>-0.158973</text:p>
          </table:table-cell>
          <table:table-cell office:value-type="string" calcext:value-type="string">
            <text:p>Acc</text:p>
          </table:table-cell>
          <table:table-cell office:value-type="float" office:value="0.323119" calcext:value-type="float">
            <text:p>0.323119</text:p>
          </table:table-cell>
          <table:table-cell office:value-type="string" calcext:value-type="string">
            <text:p>Velocity</text:p>
          </table:table-cell>
          <table:table-cell office:value-type="float" office:value="16.5791" calcext:value-type="float">
            <text:p>16.579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70824" calcext:value-type="float">
            <text:p>0.770824</text:p>
          </table:table-cell>
          <table:table-cell office:value-type="string" calcext:value-type="string">
            <text:p>Steering</text:p>
          </table:table-cell>
          <table:table-cell office:value-type="float" office:value="-0.149868" calcext:value-type="float">
            <text:p>-0.149868</text:p>
          </table:table-cell>
          <table:table-cell office:value-type="string" calcext:value-type="string">
            <text:p>Acc</text:p>
          </table:table-cell>
          <table:table-cell office:value-type="float" office:value="0.322637" calcext:value-type="float">
            <text:p>0.322637</text:p>
          </table:table-cell>
          <table:table-cell office:value-type="string" calcext:value-type="string">
            <text:p>Velocity</text:p>
          </table:table-cell>
          <table:table-cell office:value-type="float" office:value="16.5817" calcext:value-type="float">
            <text:p>16.581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58242" calcext:value-type="float">
            <text:p>0.758242</text:p>
          </table:table-cell>
          <table:table-cell office:value-type="string" calcext:value-type="string">
            <text:p>Steering</text:p>
          </table:table-cell>
          <table:table-cell office:value-type="float" office:value="-0.143124" calcext:value-type="float">
            <text:p>-0.143124</text:p>
          </table:table-cell>
          <table:table-cell office:value-type="string" calcext:value-type="string">
            <text:p>Acc</text:p>
          </table:table-cell>
          <table:table-cell office:value-type="float" office:value="0.322604" calcext:value-type="float">
            <text:p>0.322604</text:p>
          </table:table-cell>
          <table:table-cell office:value-type="string" calcext:value-type="string">
            <text:p>Velocity</text:p>
          </table:table-cell>
          <table:table-cell office:value-type="float" office:value="16.5849" calcext:value-type="float">
            <text:p>16.584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37479" calcext:value-type="float">
            <text:p>0.737479</text:p>
          </table:table-cell>
          <table:table-cell office:value-type="string" calcext:value-type="string">
            <text:p>Steering</text:p>
          </table:table-cell>
          <table:table-cell office:value-type="float" office:value="-0.13282" calcext:value-type="float">
            <text:p>-0.13282</text:p>
          </table:table-cell>
          <table:table-cell office:value-type="string" calcext:value-type="string">
            <text:p>Acc</text:p>
          </table:table-cell>
          <table:table-cell office:value-type="float" office:value="0.322419" calcext:value-type="float">
            <text:p>0.322419</text:p>
          </table:table-cell>
          <table:table-cell office:value-type="string" calcext:value-type="string">
            <text:p>Velocity</text:p>
          </table:table-cell>
          <table:table-cell office:value-type="float" office:value="16.5897" calcext:value-type="float">
            <text:p>16.589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599668" calcext:value-type="float">
            <text:p>0.599668</text:p>
          </table:table-cell>
          <table:table-cell office:value-type="string" calcext:value-type="string">
            <text:p>Steering</text:p>
          </table:table-cell>
          <table:table-cell office:value-type="float" office:value="-0.126114" calcext:value-type="float">
            <text:p>-0.126114</text:p>
          </table:table-cell>
          <table:table-cell office:value-type="string" calcext:value-type="string">
            <text:p>Acc</text:p>
          </table:table-cell>
          <table:table-cell office:value-type="float" office:value="0.32273" calcext:value-type="float">
            <text:p>0.32273</text:p>
          </table:table-cell>
          <table:table-cell office:value-type="string" calcext:value-type="string">
            <text:p>Velocity</text:p>
          </table:table-cell>
          <table:table-cell office:value-type="float" office:value="16.5946" calcext:value-type="float">
            <text:p>16.594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605883" calcext:value-type="float">
            <text:p>0.605883</text:p>
          </table:table-cell>
          <table:table-cell office:value-type="string" calcext:value-type="string">
            <text:p>Steering</text:p>
          </table:table-cell>
          <table:table-cell office:value-type="float" office:value="-0.115446" calcext:value-type="float">
            <text:p>-0.115446</text:p>
          </table:table-cell>
          <table:table-cell office:value-type="string" calcext:value-type="string">
            <text:p>Acc</text:p>
          </table:table-cell>
          <table:table-cell office:value-type="float" office:value="0.322614" calcext:value-type="float">
            <text:p>0.322614</text:p>
          </table:table-cell>
          <table:table-cell office:value-type="string" calcext:value-type="string">
            <text:p>Velocity</text:p>
          </table:table-cell>
          <table:table-cell office:value-type="float" office:value="16.5998" calcext:value-type="float">
            <text:p>16.599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592672" calcext:value-type="float">
            <text:p>0.592672</text:p>
          </table:table-cell>
          <table:table-cell office:value-type="string" calcext:value-type="string">
            <text:p>Steering</text:p>
          </table:table-cell>
          <table:table-cell office:value-type="float" office:value="-0.103989" calcext:value-type="float">
            <text:p>-0.103989</text:p>
          </table:table-cell>
          <table:table-cell office:value-type="string" calcext:value-type="string">
            <text:p>Acc</text:p>
          </table:table-cell>
          <table:table-cell office:value-type="float" office:value="0.322379" calcext:value-type="float">
            <text:p>0.322379</text:p>
          </table:table-cell>
          <table:table-cell office:value-type="string" calcext:value-type="string">
            <text:p>Velocity</text:p>
          </table:table-cell>
          <table:table-cell office:value-type="float" office:value="16.6052" calcext:value-type="float">
            <text:p>16.605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566115" calcext:value-type="float">
            <text:p>0.566115</text:p>
          </table:table-cell>
          <table:table-cell office:value-type="string" calcext:value-type="string">
            <text:p>Steering</text:p>
          </table:table-cell>
          <table:table-cell office:value-type="float" office:value="-0.0937487" calcext:value-type="float">
            <text:p>-0.0937487</text:p>
          </table:table-cell>
          <table:table-cell office:value-type="string" calcext:value-type="string">
            <text:p>Acc</text:p>
          </table:table-cell>
          <table:table-cell office:value-type="float" office:value="0.32212" calcext:value-type="float">
            <text:p>0.32212</text:p>
          </table:table-cell>
          <table:table-cell office:value-type="string" calcext:value-type="string">
            <text:p>Velocity</text:p>
          </table:table-cell>
          <table:table-cell office:value-type="float" office:value="16.6101" calcext:value-type="float">
            <text:p>16.610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514586" calcext:value-type="float">
            <text:p>0.514586</text:p>
          </table:table-cell>
          <table:table-cell office:value-type="string" calcext:value-type="string">
            <text:p>Steering</text:p>
          </table:table-cell>
          <table:table-cell office:value-type="float" office:value="-0.08161" calcext:value-type="float">
            <text:p>-0.08161</text:p>
          </table:table-cell>
          <table:table-cell office:value-type="string" calcext:value-type="string">
            <text:p>Acc</text:p>
          </table:table-cell>
          <table:table-cell office:value-type="float" office:value="0.321802" calcext:value-type="float">
            <text:p>0.321802</text:p>
          </table:table-cell>
          <table:table-cell office:value-type="string" calcext:value-type="string">
            <text:p>Velocity</text:p>
          </table:table-cell>
          <table:table-cell office:value-type="float" office:value="16.6165" calcext:value-type="float">
            <text:p>16.616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65138" calcext:value-type="float">
            <text:p>0.465138</text:p>
          </table:table-cell>
          <table:table-cell office:value-type="string" calcext:value-type="string">
            <text:p>Steering</text:p>
          </table:table-cell>
          <table:table-cell office:value-type="float" office:value="-0.0734807" calcext:value-type="float">
            <text:p>-0.0734807</text:p>
          </table:table-cell>
          <table:table-cell office:value-type="string" calcext:value-type="string">
            <text:p>Acc</text:p>
          </table:table-cell>
          <table:table-cell office:value-type="float" office:value="0.321607" calcext:value-type="float">
            <text:p>0.321607</text:p>
          </table:table-cell>
          <table:table-cell office:value-type="string" calcext:value-type="string">
            <text:p>Velocity</text:p>
          </table:table-cell>
          <table:table-cell office:value-type="float" office:value="16.6213" calcext:value-type="float">
            <text:p>16.621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19477" calcext:value-type="float">
            <text:p>0.319477</text:p>
          </table:table-cell>
          <table:table-cell office:value-type="string" calcext:value-type="string">
            <text:p>Steering</text:p>
          </table:table-cell>
          <table:table-cell office:value-type="float" office:value="-0.0688749" calcext:value-type="float">
            <text:p>-0.0688749</text:p>
          </table:table-cell>
          <table:table-cell office:value-type="string" calcext:value-type="string">
            <text:p>Acc</text:p>
          </table:table-cell>
          <table:table-cell office:value-type="float" office:value="0.321703" calcext:value-type="float">
            <text:p>0.321703</text:p>
          </table:table-cell>
          <table:table-cell office:value-type="string" calcext:value-type="string">
            <text:p>Velocity</text:p>
          </table:table-cell>
          <table:table-cell office:value-type="float" office:value="16.6273" calcext:value-type="float">
            <text:p>16.627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95253" calcext:value-type="float">
            <text:p>0.295253</text:p>
          </table:table-cell>
          <table:table-cell office:value-type="string" calcext:value-type="string">
            <text:p>Steering</text:p>
          </table:table-cell>
          <table:table-cell office:value-type="float" office:value="-0.0657708" calcext:value-type="float">
            <text:p>-0.0657708</text:p>
          </table:table-cell>
          <table:table-cell office:value-type="string" calcext:value-type="string">
            <text:p>Acc</text:p>
          </table:table-cell>
          <table:table-cell office:value-type="float" office:value="0.321669" calcext:value-type="float">
            <text:p>0.321669</text:p>
          </table:table-cell>
          <table:table-cell office:value-type="string" calcext:value-type="string">
            <text:p>Velocity</text:p>
          </table:table-cell>
          <table:table-cell office:value-type="float" office:value="16.6331" calcext:value-type="float">
            <text:p>16.633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77097" calcext:value-type="float">
            <text:p>0.277097</text:p>
          </table:table-cell>
          <table:table-cell office:value-type="string" calcext:value-type="string">
            <text:p>Steering</text:p>
          </table:table-cell>
          <table:table-cell office:value-type="float" office:value="-0.0649116" calcext:value-type="float">
            <text:p>-0.0649116</text:p>
          </table:table-cell>
          <table:table-cell office:value-type="string" calcext:value-type="string">
            <text:p>Acc</text:p>
          </table:table-cell>
          <table:table-cell office:value-type="float" office:value="0.321658" calcext:value-type="float">
            <text:p>0.321658</text:p>
          </table:table-cell>
          <table:table-cell office:value-type="string" calcext:value-type="string">
            <text:p>Velocity</text:p>
          </table:table-cell>
          <table:table-cell office:value-type="float" office:value="16.6381" calcext:value-type="float">
            <text:p>16.638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64964" calcext:value-type="float">
            <text:p>0.264964</text:p>
          </table:table-cell>
          <table:table-cell office:value-type="string" calcext:value-type="string">
            <text:p>Steering</text:p>
          </table:table-cell>
          <table:table-cell office:value-type="float" office:value="-0.0653912" calcext:value-type="float">
            <text:p>-0.0653912</text:p>
          </table:table-cell>
          <table:table-cell office:value-type="string" calcext:value-type="string">
            <text:p>Acc</text:p>
          </table:table-cell>
          <table:table-cell office:value-type="float" office:value="0.321664" calcext:value-type="float">
            <text:p>0.321664</text:p>
          </table:table-cell>
          <table:table-cell office:value-type="string" calcext:value-type="string">
            <text:p>Velocity</text:p>
          </table:table-cell>
          <table:table-cell office:value-type="float" office:value="16.6431" calcext:value-type="float">
            <text:p>16.643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60016" calcext:value-type="float">
            <text:p>0.260016</text:p>
          </table:table-cell>
          <table:table-cell office:value-type="string" calcext:value-type="string">
            <text:p>Steering</text:p>
          </table:table-cell>
          <table:table-cell office:value-type="float" office:value="-0.066759" calcext:value-type="float">
            <text:p>-0.066759</text:p>
          </table:table-cell>
          <table:table-cell office:value-type="string" calcext:value-type="string">
            <text:p>Acc</text:p>
          </table:table-cell>
          <table:table-cell office:value-type="float" office:value="0.321692" calcext:value-type="float">
            <text:p>0.321692</text:p>
          </table:table-cell>
          <table:table-cell office:value-type="string" calcext:value-type="string">
            <text:p>Velocity</text:p>
          </table:table-cell>
          <table:table-cell office:value-type="float" office:value="16.6478" calcext:value-type="float">
            <text:p>16.647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93534" calcext:value-type="float">
            <text:p>0.293534</text:p>
          </table:table-cell>
          <table:table-cell office:value-type="string" calcext:value-type="string">
            <text:p>Steering</text:p>
          </table:table-cell>
          <table:table-cell office:value-type="float" office:value="-0.0686821" calcext:value-type="float">
            <text:p>-0.0686821</text:p>
          </table:table-cell>
          <table:table-cell office:value-type="string" calcext:value-type="string">
            <text:p>Acc</text:p>
          </table:table-cell>
          <table:table-cell office:value-type="float" office:value="0.321768" calcext:value-type="float">
            <text:p>0.321768</text:p>
          </table:table-cell>
          <table:table-cell office:value-type="string" calcext:value-type="string">
            <text:p>Velocity</text:p>
          </table:table-cell>
          <table:table-cell office:value-type="float" office:value="16.6531" calcext:value-type="float">
            <text:p>16.653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91448" calcext:value-type="float">
            <text:p>0.291448</text:p>
          </table:table-cell>
          <table:table-cell office:value-type="string" calcext:value-type="string">
            <text:p>Steering</text:p>
          </table:table-cell>
          <table:table-cell office:value-type="float" office:value="-0.069889" calcext:value-type="float">
            <text:p>-0.069889</text:p>
          </table:table-cell>
          <table:table-cell office:value-type="string" calcext:value-type="string">
            <text:p>Acc</text:p>
          </table:table-cell>
          <table:table-cell office:value-type="float" office:value="0.321828" calcext:value-type="float">
            <text:p>0.321828</text:p>
          </table:table-cell>
          <table:table-cell office:value-type="string" calcext:value-type="string">
            <text:p>Velocity</text:p>
          </table:table-cell>
          <table:table-cell office:value-type="float" office:value="16.657" calcext:value-type="float">
            <text:p>16.65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96641" calcext:value-type="float">
            <text:p>0.296641</text:p>
          </table:table-cell>
          <table:table-cell office:value-type="string" calcext:value-type="string">
            <text:p>Steering</text:p>
          </table:table-cell>
          <table:table-cell office:value-type="float" office:value="-0.0706311" calcext:value-type="float">
            <text:p>-0.0706311</text:p>
          </table:table-cell>
          <table:table-cell office:value-type="string" calcext:value-type="string">
            <text:p>Acc</text:p>
          </table:table-cell>
          <table:table-cell office:value-type="float" office:value="0.321899" calcext:value-type="float">
            <text:p>0.321899</text:p>
          </table:table-cell>
          <table:table-cell office:value-type="string" calcext:value-type="string">
            <text:p>Velocity</text:p>
          </table:table-cell>
          <table:table-cell office:value-type="float" office:value="16.661" calcext:value-type="float">
            <text:p>16.66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08902" calcext:value-type="float">
            <text:p>0.308902</text:p>
          </table:table-cell>
          <table:table-cell office:value-type="string" calcext:value-type="string">
            <text:p>Steering</text:p>
          </table:table-cell>
          <table:table-cell office:value-type="float" office:value="-0.0703898" calcext:value-type="float">
            <text:p>-0.0703898</text:p>
          </table:table-cell>
          <table:table-cell office:value-type="string" calcext:value-type="string">
            <text:p>Acc</text:p>
          </table:table-cell>
          <table:table-cell office:value-type="float" office:value="0.321984" calcext:value-type="float">
            <text:p>0.321984</text:p>
          </table:table-cell>
          <table:table-cell office:value-type="string" calcext:value-type="string">
            <text:p>Velocity</text:p>
          </table:table-cell>
          <table:table-cell office:value-type="float" office:value="16.666" calcext:value-type="float">
            <text:p>16.66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96046" calcext:value-type="float">
            <text:p>0.196046</text:p>
          </table:table-cell>
          <table:table-cell office:value-type="string" calcext:value-type="string">
            <text:p>Steering</text:p>
          </table:table-cell>
          <table:table-cell office:value-type="float" office:value="-0.0801889" calcext:value-type="float">
            <text:p>-0.0801889</text:p>
          </table:table-cell>
          <table:table-cell office:value-type="string" calcext:value-type="string">
            <text:p>Acc</text:p>
          </table:table-cell>
          <table:table-cell office:value-type="float" office:value="0.322584" calcext:value-type="float">
            <text:p>0.322584</text:p>
          </table:table-cell>
          <table:table-cell office:value-type="string" calcext:value-type="string">
            <text:p>Velocity</text:p>
          </table:table-cell>
          <table:table-cell office:value-type="float" office:value="16.6705" calcext:value-type="float">
            <text:p>16.670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85057" calcext:value-type="float">
            <text:p>0.285057</text:p>
          </table:table-cell>
          <table:table-cell office:value-type="string" calcext:value-type="string">
            <text:p>Steering</text:p>
          </table:table-cell>
          <table:table-cell office:value-type="float" office:value="-0.0793976" calcext:value-type="float">
            <text:p>-0.0793976</text:p>
          </table:table-cell>
          <table:table-cell office:value-type="string" calcext:value-type="string">
            <text:p>Acc</text:p>
          </table:table-cell>
          <table:table-cell office:value-type="float" office:value="0.32287" calcext:value-type="float">
            <text:p>0.32287</text:p>
          </table:table-cell>
          <table:table-cell office:value-type="string" calcext:value-type="string">
            <text:p>Velocity</text:p>
          </table:table-cell>
          <table:table-cell office:value-type="float" office:value="16.675" calcext:value-type="float">
            <text:p>16.67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56973" calcext:value-type="float">
            <text:p>0.356973</text:p>
          </table:table-cell>
          <table:table-cell office:value-type="string" calcext:value-type="string">
            <text:p>Steering</text:p>
          </table:table-cell>
          <table:table-cell office:value-type="float" office:value="-0.0733746" calcext:value-type="float">
            <text:p>-0.0733746</text:p>
          </table:table-cell>
          <table:table-cell office:value-type="string" calcext:value-type="string">
            <text:p>Acc</text:p>
          </table:table-cell>
          <table:table-cell office:value-type="float" office:value="0.322955" calcext:value-type="float">
            <text:p>0.322955</text:p>
          </table:table-cell>
          <table:table-cell office:value-type="string" calcext:value-type="string">
            <text:p>Velocity</text:p>
          </table:table-cell>
          <table:table-cell office:value-type="float" office:value="16.6802" calcext:value-type="float">
            <text:p>16.680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90825" calcext:value-type="float">
            <text:p>0.390825</text:p>
          </table:table-cell>
          <table:table-cell office:value-type="string" calcext:value-type="string">
            <text:p>Steering</text:p>
          </table:table-cell>
          <table:table-cell office:value-type="float" office:value="-0.063708" calcext:value-type="float">
            <text:p>-0.063708</text:p>
          </table:table-cell>
          <table:table-cell office:value-type="string" calcext:value-type="string">
            <text:p>Acc</text:p>
          </table:table-cell>
          <table:table-cell office:value-type="float" office:value="0.322772" calcext:value-type="float">
            <text:p>0.322772</text:p>
          </table:table-cell>
          <table:table-cell office:value-type="string" calcext:value-type="string">
            <text:p>Velocity</text:p>
          </table:table-cell>
          <table:table-cell office:value-type="float" office:value="16.6851" calcext:value-type="float">
            <text:p>16.685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95054" calcext:value-type="float">
            <text:p>0.395054</text:p>
          </table:table-cell>
          <table:table-cell office:value-type="string" calcext:value-type="string">
            <text:p>Steering</text:p>
          </table:table-cell>
          <table:table-cell office:value-type="float" office:value="-0.0528665" calcext:value-type="float">
            <text:p>-0.0528665</text:p>
          </table:table-cell>
          <table:table-cell office:value-type="string" calcext:value-type="string">
            <text:p>Acc</text:p>
          </table:table-cell>
          <table:table-cell office:value-type="float" office:value="0.322461" calcext:value-type="float">
            <text:p>0.322461</text:p>
          </table:table-cell>
          <table:table-cell office:value-type="string" calcext:value-type="string">
            <text:p>Velocity</text:p>
          </table:table-cell>
          <table:table-cell office:value-type="float" office:value="16.6896" calcext:value-type="float">
            <text:p>16.689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75953" calcext:value-type="float">
            <text:p>0.375953</text:p>
          </table:table-cell>
          <table:table-cell office:value-type="string" calcext:value-type="string">
            <text:p>Steering</text:p>
          </table:table-cell>
          <table:table-cell office:value-type="float" office:value="-0.0409175" calcext:value-type="float">
            <text:p>-0.0409175</text:p>
          </table:table-cell>
          <table:table-cell office:value-type="string" calcext:value-type="string">
            <text:p>Acc</text:p>
          </table:table-cell>
          <table:table-cell office:value-type="float" office:value="0.322097" calcext:value-type="float">
            <text:p>0.322097</text:p>
          </table:table-cell>
          <table:table-cell office:value-type="string" calcext:value-type="string">
            <text:p>Velocity</text:p>
          </table:table-cell>
          <table:table-cell office:value-type="float" office:value="16.6942" calcext:value-type="float">
            <text:p>16.694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36227" calcext:value-type="float">
            <text:p>0.336227</text:p>
          </table:table-cell>
          <table:table-cell office:value-type="string" calcext:value-type="string">
            <text:p>Steering</text:p>
          </table:table-cell>
          <table:table-cell office:value-type="float" office:value="-0.0290191" calcext:value-type="float">
            <text:p>-0.0290191</text:p>
          </table:table-cell>
          <table:table-cell office:value-type="string" calcext:value-type="string">
            <text:p>Acc</text:p>
          </table:table-cell>
          <table:table-cell office:value-type="float" office:value="0.32177" calcext:value-type="float">
            <text:p>0.32177</text:p>
          </table:table-cell>
          <table:table-cell office:value-type="string" calcext:value-type="string">
            <text:p>Velocity</text:p>
          </table:table-cell>
          <table:table-cell office:value-type="float" office:value="16.6986" calcext:value-type="float">
            <text:p>16.698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28791" calcext:value-type="float">
            <text:p>0.128791</text:p>
          </table:table-cell>
          <table:table-cell office:value-type="string" calcext:value-type="string">
            <text:p>Steering</text:p>
          </table:table-cell>
          <table:table-cell office:value-type="float" office:value="-0.019513" calcext:value-type="float">
            <text:p>-0.019513</text:p>
          </table:table-cell>
          <table:table-cell office:value-type="string" calcext:value-type="string">
            <text:p>Acc</text:p>
          </table:table-cell>
          <table:table-cell office:value-type="float" office:value="0.321553" calcext:value-type="float">
            <text:p>0.321553</text:p>
          </table:table-cell>
          <table:table-cell office:value-type="string" calcext:value-type="string">
            <text:p>Velocity</text:p>
          </table:table-cell>
          <table:table-cell office:value-type="float" office:value="16.7028" calcext:value-type="float">
            <text:p>16.702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07019" calcext:value-type="float">
            <text:p>0.107019</text:p>
          </table:table-cell>
          <table:table-cell office:value-type="string" calcext:value-type="string">
            <text:p>Steering</text:p>
          </table:table-cell>
          <table:table-cell office:value-type="float" office:value="-0.0129387" calcext:value-type="float">
            <text:p>-0.0129387</text:p>
          </table:table-cell>
          <table:table-cell office:value-type="string" calcext:value-type="string">
            <text:p>Acc</text:p>
          </table:table-cell>
          <table:table-cell office:value-type="float" office:value="0.321491" calcext:value-type="float">
            <text:p>0.321491</text:p>
          </table:table-cell>
          <table:table-cell office:value-type="string" calcext:value-type="string">
            <text:p>Velocity</text:p>
          </table:table-cell>
          <table:table-cell office:value-type="float" office:value="16.7068" calcext:value-type="float">
            <text:p>16.706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721311" calcext:value-type="float">
            <text:p>0.0721311</text:p>
          </table:table-cell>
          <table:table-cell office:value-type="string" calcext:value-type="string">
            <text:p>Steering</text:p>
          </table:table-cell>
          <table:table-cell office:value-type="float" office:value="-0.00827097" calcext:value-type="float">
            <text:p>-0.00827097</text:p>
          </table:table-cell>
          <table:table-cell office:value-type="string" calcext:value-type="string">
            <text:p>Acc</text:p>
          </table:table-cell>
          <table:table-cell office:value-type="float" office:value="0.32145" calcext:value-type="float">
            <text:p>0.32145</text:p>
          </table:table-cell>
          <table:table-cell office:value-type="string" calcext:value-type="string">
            <text:p>Velocity</text:p>
          </table:table-cell>
          <table:table-cell office:value-type="float" office:value="16.7111" calcext:value-type="float">
            <text:p>16.711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354029" calcext:value-type="float">
            <text:p>0.0354029</text:p>
          </table:table-cell>
          <table:table-cell office:value-type="string" calcext:value-type="string">
            <text:p>Steering</text:p>
          </table:table-cell>
          <table:table-cell office:value-type="float" office:value="-0.00665415" calcext:value-type="float">
            <text:p>-0.00665415</text:p>
          </table:table-cell>
          <table:table-cell office:value-type="string" calcext:value-type="string">
            <text:p>Acc</text:p>
          </table:table-cell>
          <table:table-cell office:value-type="float" office:value="0.321415" calcext:value-type="float">
            <text:p>0.321415</text:p>
          </table:table-cell>
          <table:table-cell office:value-type="string" calcext:value-type="string">
            <text:p>Velocity</text:p>
          </table:table-cell>
          <table:table-cell office:value-type="float" office:value="16.7152" calcext:value-type="float">
            <text:p>16.715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0474102" calcext:value-type="float">
            <text:p>0.00474102</text:p>
          </table:table-cell>
          <table:table-cell office:value-type="string" calcext:value-type="string">
            <text:p>Steering</text:p>
          </table:table-cell>
          <table:table-cell office:value-type="float" office:value="-0.0082647" calcext:value-type="float">
            <text:p>-0.0082647</text:p>
          </table:table-cell>
          <table:table-cell office:value-type="string" calcext:value-type="string">
            <text:p>Acc</text:p>
          </table:table-cell>
          <table:table-cell office:value-type="float" office:value="0.321357" calcext:value-type="float">
            <text:p>0.321357</text:p>
          </table:table-cell>
          <table:table-cell office:value-type="string" calcext:value-type="string">
            <text:p>Velocity</text:p>
          </table:table-cell>
          <table:table-cell office:value-type="float" office:value="16.7192" calcext:value-type="float">
            <text:p>16.719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136906" calcext:value-type="float">
            <text:p>0.0136906</text:p>
          </table:table-cell>
          <table:table-cell office:value-type="string" calcext:value-type="string">
            <text:p>Steering</text:p>
          </table:table-cell>
          <table:table-cell office:value-type="float" office:value="-0.00193458" calcext:value-type="float">
            <text:p>-0.00193458</text:p>
          </table:table-cell>
          <table:table-cell office:value-type="string" calcext:value-type="string">
            <text:p>Acc</text:p>
          </table:table-cell>
          <table:table-cell office:value-type="float" office:value="0.321335" calcext:value-type="float">
            <text:p>0.321335</text:p>
          </table:table-cell>
          <table:table-cell office:value-type="string" calcext:value-type="string">
            <text:p>Velocity</text:p>
          </table:table-cell>
          <table:table-cell office:value-type="float" office:value="16.7226" calcext:value-type="float">
            <text:p>16.722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34473" calcext:value-type="float">
            <text:p>-0.034473</text:p>
          </table:table-cell>
          <table:table-cell office:value-type="string" calcext:value-type="string">
            <text:p>Steering</text:p>
          </table:table-cell>
          <table:table-cell office:value-type="float" office:value="-0.0068469" calcext:value-type="float">
            <text:p>-0.0068469</text:p>
          </table:table-cell>
          <table:table-cell office:value-type="string" calcext:value-type="string">
            <text:p>Acc</text:p>
          </table:table-cell>
          <table:table-cell office:value-type="float" office:value="0.321267" calcext:value-type="float">
            <text:p>0.321267</text:p>
          </table:table-cell>
          <table:table-cell office:value-type="string" calcext:value-type="string">
            <text:p>Velocity</text:p>
          </table:table-cell>
          <table:table-cell office:value-type="float" office:value="16.7264" calcext:value-type="float">
            <text:p>16.726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565513" calcext:value-type="float">
            <text:p>-0.0565513</text:p>
          </table:table-cell>
          <table:table-cell office:value-type="string" calcext:value-type="string">
            <text:p>Steering</text:p>
          </table:table-cell>
          <table:table-cell office:value-type="float" office:value="-0.0150943" calcext:value-type="float">
            <text:p>-0.0150943</text:p>
          </table:table-cell>
          <table:table-cell office:value-type="string" calcext:value-type="string">
            <text:p>Acc</text:p>
          </table:table-cell>
          <table:table-cell office:value-type="float" office:value="0.321126" calcext:value-type="float">
            <text:p>0.321126</text:p>
          </table:table-cell>
          <table:table-cell office:value-type="string" calcext:value-type="string">
            <text:p>Velocity</text:p>
          </table:table-cell>
          <table:table-cell office:value-type="float" office:value="16.7301" calcext:value-type="float">
            <text:p>16.730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531896" calcext:value-type="float">
            <text:p>-0.0531896</text:p>
          </table:table-cell>
          <table:table-cell office:value-type="string" calcext:value-type="string">
            <text:p>Steering</text:p>
          </table:table-cell>
          <table:table-cell office:value-type="float" office:value="-0.0244617" calcext:value-type="float">
            <text:p>-0.0244617</text:p>
          </table:table-cell>
          <table:table-cell office:value-type="string" calcext:value-type="string">
            <text:p>Acc</text:p>
          </table:table-cell>
          <table:table-cell office:value-type="float" office:value="0.320989" calcext:value-type="float">
            <text:p>0.320989</text:p>
          </table:table-cell>
          <table:table-cell office:value-type="string" calcext:value-type="string">
            <text:p>Velocity</text:p>
          </table:table-cell>
          <table:table-cell office:value-type="float" office:value="16.7332" calcext:value-type="float">
            <text:p>16.733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242849" calcext:value-type="float">
            <text:p>-0.0242849</text:p>
          </table:table-cell>
          <table:table-cell office:value-type="string" calcext:value-type="string">
            <text:p>Steering</text:p>
          </table:table-cell>
          <table:table-cell office:value-type="float" office:value="-0.0360943" calcext:value-type="float">
            <text:p>-0.0360943</text:p>
          </table:table-cell>
          <table:table-cell office:value-type="string" calcext:value-type="string">
            <text:p>Acc</text:p>
          </table:table-cell>
          <table:table-cell office:value-type="float" office:value="0.320898" calcext:value-type="float">
            <text:p>0.320898</text:p>
          </table:table-cell>
          <table:table-cell office:value-type="string" calcext:value-type="string">
            <text:p>Velocity</text:p>
          </table:table-cell>
          <table:table-cell office:value-type="float" office:value="16.7364" calcext:value-type="float">
            <text:p>16.736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270563" calcext:value-type="float">
            <text:p>0.0270563</text:p>
          </table:table-cell>
          <table:table-cell office:value-type="string" calcext:value-type="string">
            <text:p>Steering</text:p>
          </table:table-cell>
          <table:table-cell office:value-type="float" office:value="-0.0472014" calcext:value-type="float">
            <text:p>-0.0472014</text:p>
          </table:table-cell>
          <table:table-cell office:value-type="string" calcext:value-type="string">
            <text:p>Acc</text:p>
          </table:table-cell>
          <table:table-cell office:value-type="float" office:value="0.320944" calcext:value-type="float">
            <text:p>0.320944</text:p>
          </table:table-cell>
          <table:table-cell office:value-type="string" calcext:value-type="string">
            <text:p>Velocity</text:p>
          </table:table-cell>
          <table:table-cell office:value-type="float" office:value="16.7394" calcext:value-type="float">
            <text:p>16.739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93665" calcext:value-type="float">
            <text:p>0.093665</text:p>
          </table:table-cell>
          <table:table-cell office:value-type="string" calcext:value-type="string">
            <text:p>Steering</text:p>
          </table:table-cell>
          <table:table-cell office:value-type="float" office:value="-0.0561187" calcext:value-type="float">
            <text:p>-0.0561187</text:p>
          </table:table-cell>
          <table:table-cell office:value-type="string" calcext:value-type="string">
            <text:p>Acc</text:p>
          </table:table-cell>
          <table:table-cell office:value-type="float" office:value="0.321132" calcext:value-type="float">
            <text:p>0.321132</text:p>
          </table:table-cell>
          <table:table-cell office:value-type="string" calcext:value-type="string">
            <text:p>Velocity</text:p>
          </table:table-cell>
          <table:table-cell office:value-type="float" office:value="16.7421" calcext:value-type="float">
            <text:p>16.742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66311" calcext:value-type="float">
            <text:p>0.166311</text:p>
          </table:table-cell>
          <table:table-cell office:value-type="string" calcext:value-type="string">
            <text:p>Steering</text:p>
          </table:table-cell>
          <table:table-cell office:value-type="float" office:value="-0.0616898" calcext:value-type="float">
            <text:p>-0.0616898</text:p>
          </table:table-cell>
          <table:table-cell office:value-type="string" calcext:value-type="string">
            <text:p>Acc</text:p>
          </table:table-cell>
          <table:table-cell office:value-type="float" office:value="0.321401" calcext:value-type="float">
            <text:p>0.321401</text:p>
          </table:table-cell>
          <table:table-cell office:value-type="string" calcext:value-type="string">
            <text:p>Velocity</text:p>
          </table:table-cell>
          <table:table-cell office:value-type="float" office:value="16.7447" calcext:value-type="float">
            <text:p>16.744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27186" calcext:value-type="float">
            <text:p>0.227186</text:p>
          </table:table-cell>
          <table:table-cell office:value-type="string" calcext:value-type="string">
            <text:p>Steering</text:p>
          </table:table-cell>
          <table:table-cell office:value-type="float" office:value="-0.0630706" calcext:value-type="float">
            <text:p>-0.0630706</text:p>
          </table:table-cell>
          <table:table-cell office:value-type="string" calcext:value-type="string">
            <text:p>Acc</text:p>
          </table:table-cell>
          <table:table-cell office:value-type="float" office:value="0.321616" calcext:value-type="float">
            <text:p>0.321616</text:p>
          </table:table-cell>
          <table:table-cell office:value-type="string" calcext:value-type="string">
            <text:p>Velocity</text:p>
          </table:table-cell>
          <table:table-cell office:value-type="float" office:value="16.7469" calcext:value-type="float">
            <text:p>16.746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84962" calcext:value-type="float">
            <text:p>0.484962</text:p>
          </table:table-cell>
          <table:table-cell office:value-type="string" calcext:value-type="string">
            <text:p>Steering</text:p>
          </table:table-cell>
          <table:table-cell office:value-type="float" office:value="-0.0656635" calcext:value-type="float">
            <text:p>-0.0656635</text:p>
          </table:table-cell>
          <table:table-cell office:value-type="string" calcext:value-type="string">
            <text:p>Acc</text:p>
          </table:table-cell>
          <table:table-cell office:value-type="float" office:value="0.322559" calcext:value-type="float">
            <text:p>0.322559</text:p>
          </table:table-cell>
          <table:table-cell office:value-type="string" calcext:value-type="string">
            <text:p>Velocity</text:p>
          </table:table-cell>
          <table:table-cell office:value-type="float" office:value="16.7493" calcext:value-type="float">
            <text:p>16.749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78631" calcext:value-type="float">
            <text:p>0.478631</text:p>
          </table:table-cell>
          <table:table-cell office:value-type="string" calcext:value-type="string">
            <text:p>Steering</text:p>
          </table:table-cell>
          <table:table-cell office:value-type="float" office:value="-0.0561808" calcext:value-type="float">
            <text:p>-0.0561808</text:p>
          </table:table-cell>
          <table:table-cell office:value-type="string" calcext:value-type="string">
            <text:p>Acc</text:p>
          </table:table-cell>
          <table:table-cell office:value-type="float" office:value="0.322206" calcext:value-type="float">
            <text:p>0.322206</text:p>
          </table:table-cell>
          <table:table-cell office:value-type="string" calcext:value-type="string">
            <text:p>Velocity</text:p>
          </table:table-cell>
          <table:table-cell office:value-type="float" office:value="16.7522" calcext:value-type="float">
            <text:p>16.752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56918" calcext:value-type="float">
            <text:p>0.456918</text:p>
          </table:table-cell>
          <table:table-cell office:value-type="string" calcext:value-type="string">
            <text:p>Steering</text:p>
          </table:table-cell>
          <table:table-cell office:value-type="float" office:value="-0.0446852" calcext:value-type="float">
            <text:p>-0.0446852</text:p>
          </table:table-cell>
          <table:table-cell office:value-type="string" calcext:value-type="string">
            <text:p>Acc</text:p>
          </table:table-cell>
          <table:table-cell office:value-type="float" office:value="0.321755" calcext:value-type="float">
            <text:p>0.321755</text:p>
          </table:table-cell>
          <table:table-cell office:value-type="string" calcext:value-type="string">
            <text:p>Velocity</text:p>
          </table:table-cell>
          <table:table-cell office:value-type="float" office:value="16.7554" calcext:value-type="float">
            <text:p>16.755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93775" calcext:value-type="float">
            <text:p>0.393775</text:p>
          </table:table-cell>
          <table:table-cell office:value-type="string" calcext:value-type="string">
            <text:p>Steering</text:p>
          </table:table-cell>
          <table:table-cell office:value-type="float" office:value="-0.0251502" calcext:value-type="float">
            <text:p>-0.0251502</text:p>
          </table:table-cell>
          <table:table-cell office:value-type="string" calcext:value-type="string">
            <text:p>Acc</text:p>
          </table:table-cell>
          <table:table-cell office:value-type="float" office:value="0.321088" calcext:value-type="float">
            <text:p>0.321088</text:p>
          </table:table-cell>
          <table:table-cell office:value-type="string" calcext:value-type="string">
            <text:p>Velocity</text:p>
          </table:table-cell>
          <table:table-cell office:value-type="float" office:value="16.7599" calcext:value-type="float">
            <text:p>16.759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16466" calcext:value-type="float">
            <text:p>0.316466</text:p>
          </table:table-cell>
          <table:table-cell office:value-type="string" calcext:value-type="string">
            <text:p>Steering</text:p>
          </table:table-cell>
          <table:table-cell office:value-type="float" office:value="-0.00889733" calcext:value-type="float">
            <text:p>-0.00889733</text:p>
          </table:table-cell>
          <table:table-cell office:value-type="string" calcext:value-type="string">
            <text:p>Acc</text:p>
          </table:table-cell>
          <table:table-cell office:value-type="float" office:value="0.320715" calcext:value-type="float">
            <text:p>0.320715</text:p>
          </table:table-cell>
          <table:table-cell office:value-type="string" calcext:value-type="string">
            <text:p>Velocity</text:p>
          </table:table-cell>
          <table:table-cell office:value-type="float" office:value="16.7632" calcext:value-type="float">
            <text:p>16.763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20926" calcext:value-type="float">
            <text:p>0.220926</text:p>
          </table:table-cell>
          <table:table-cell office:value-type="string" calcext:value-type="string">
            <text:p>Steering</text:p>
          </table:table-cell>
          <table:table-cell office:value-type="float" office:value="0.00525669" calcext:value-type="float">
            <text:p>0.00525669</text:p>
          </table:table-cell>
          <table:table-cell office:value-type="string" calcext:value-type="string">
            <text:p>Acc</text:p>
          </table:table-cell>
          <table:table-cell office:value-type="float" office:value="0.320589" calcext:value-type="float">
            <text:p>0.320589</text:p>
          </table:table-cell>
          <table:table-cell office:value-type="string" calcext:value-type="string">
            <text:p>Velocity</text:p>
          </table:table-cell>
          <table:table-cell office:value-type="float" office:value="16.7662" calcext:value-type="float">
            <text:p>16.766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29754" calcext:value-type="float">
            <text:p>0.129754</text:p>
          </table:table-cell>
          <table:table-cell office:value-type="string" calcext:value-type="string">
            <text:p>Steering</text:p>
          </table:table-cell>
          <table:table-cell office:value-type="float" office:value="0.0145802" calcext:value-type="float">
            <text:p>0.0145802</text:p>
          </table:table-cell>
          <table:table-cell office:value-type="string" calcext:value-type="string">
            <text:p>Acc</text:p>
          </table:table-cell>
          <table:table-cell office:value-type="float" office:value="0.320664" calcext:value-type="float">
            <text:p>0.320664</text:p>
          </table:table-cell>
          <table:table-cell office:value-type="string" calcext:value-type="string">
            <text:p>Velocity</text:p>
          </table:table-cell>
          <table:table-cell office:value-type="float" office:value="16.7684" calcext:value-type="float">
            <text:p>16.768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395923" calcext:value-type="float">
            <text:p>0.0395923</text:p>
          </table:table-cell>
          <table:table-cell office:value-type="string" calcext:value-type="string">
            <text:p>Steering</text:p>
          </table:table-cell>
          <table:table-cell office:value-type="float" office:value="0.0198553" calcext:value-type="float">
            <text:p>0.0198553</text:p>
          </table:table-cell>
          <table:table-cell office:value-type="string" calcext:value-type="string">
            <text:p>Acc</text:p>
          </table:table-cell>
          <table:table-cell office:value-type="float" office:value="0.320824" calcext:value-type="float">
            <text:p>0.320824</text:p>
          </table:table-cell>
          <table:table-cell office:value-type="string" calcext:value-type="string">
            <text:p>Velocity</text:p>
          </table:table-cell>
          <table:table-cell office:value-type="float" office:value="16.7705" calcext:value-type="float">
            <text:p>16.770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513404" calcext:value-type="float">
            <text:p>-0.0513404</text:p>
          </table:table-cell>
          <table:table-cell office:value-type="string" calcext:value-type="string">
            <text:p>Steering</text:p>
          </table:table-cell>
          <table:table-cell office:value-type="float" office:value="0.0204283" calcext:value-type="float">
            <text:p>0.0204283</text:p>
          </table:table-cell>
          <table:table-cell office:value-type="string" calcext:value-type="string">
            <text:p>Acc</text:p>
          </table:table-cell>
          <table:table-cell office:value-type="float" office:value="0.320972" calcext:value-type="float">
            <text:p>0.320972</text:p>
          </table:table-cell>
          <table:table-cell office:value-type="string" calcext:value-type="string">
            <text:p>Velocity</text:p>
          </table:table-cell>
          <table:table-cell office:value-type="float" office:value="16.7728" calcext:value-type="float">
            <text:p>16.772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25549" calcext:value-type="float">
            <text:p>-0.125549</text:p>
          </table:table-cell>
          <table:table-cell office:value-type="string" calcext:value-type="string">
            <text:p>Steering</text:p>
          </table:table-cell>
          <table:table-cell office:value-type="float" office:value="0.0144745" calcext:value-type="float">
            <text:p>0.0144745</text:p>
          </table:table-cell>
          <table:table-cell office:value-type="string" calcext:value-type="string">
            <text:p>Acc</text:p>
          </table:table-cell>
          <table:table-cell office:value-type="float" office:value="0.320959" calcext:value-type="float">
            <text:p>0.320959</text:p>
          </table:table-cell>
          <table:table-cell office:value-type="string" calcext:value-type="string">
            <text:p>Velocity</text:p>
          </table:table-cell>
          <table:table-cell office:value-type="float" office:value="16.7755" calcext:value-type="float">
            <text:p>16.775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58323" calcext:value-type="float">
            <text:p>-0.158323</text:p>
          </table:table-cell>
          <table:table-cell office:value-type="string" calcext:value-type="string">
            <text:p>Steering</text:p>
          </table:table-cell>
          <table:table-cell office:value-type="float" office:value="0.00413498" calcext:value-type="float">
            <text:p>0.00413498</text:p>
          </table:table-cell>
          <table:table-cell office:value-type="string" calcext:value-type="string">
            <text:p>Acc</text:p>
          </table:table-cell>
          <table:table-cell office:value-type="float" office:value="0.320768" calcext:value-type="float">
            <text:p>0.320768</text:p>
          </table:table-cell>
          <table:table-cell office:value-type="string" calcext:value-type="string">
            <text:p>Velocity</text:p>
          </table:table-cell>
          <table:table-cell office:value-type="float" office:value="16.778" calcext:value-type="float">
            <text:p>16.77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58242" calcext:value-type="float">
            <text:p>-0.158242</text:p>
          </table:table-cell>
          <table:table-cell office:value-type="string" calcext:value-type="string">
            <text:p>Steering</text:p>
          </table:table-cell>
          <table:table-cell office:value-type="float" office:value="-0.00767334" calcext:value-type="float">
            <text:p>-0.00767334</text:p>
          </table:table-cell>
          <table:table-cell office:value-type="string" calcext:value-type="string">
            <text:p>Acc</text:p>
          </table:table-cell>
          <table:table-cell office:value-type="float" office:value="0.320535" calcext:value-type="float">
            <text:p>0.320535</text:p>
          </table:table-cell>
          <table:table-cell office:value-type="string" calcext:value-type="string">
            <text:p>Velocity</text:p>
          </table:table-cell>
          <table:table-cell office:value-type="float" office:value="16.7802" calcext:value-type="float">
            <text:p>16.780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86494" calcext:value-type="float">
            <text:p>-0.286494</text:p>
          </table:table-cell>
          <table:table-cell office:value-type="string" calcext:value-type="string">
            <text:p>Steering</text:p>
          </table:table-cell>
          <table:table-cell office:value-type="float" office:value="-0.0348701" calcext:value-type="float">
            <text:p>-0.0348701</text:p>
          </table:table-cell>
          <table:table-cell office:value-type="string" calcext:value-type="string">
            <text:p>Acc</text:p>
          </table:table-cell>
          <table:table-cell office:value-type="float" office:value="0.320362" calcext:value-type="float">
            <text:p>0.320362</text:p>
          </table:table-cell>
          <table:table-cell office:value-type="string" calcext:value-type="string">
            <text:p>Velocity</text:p>
          </table:table-cell>
          <table:table-cell office:value-type="float" office:value="16.7838" calcext:value-type="float">
            <text:p>16.783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32319" calcext:value-type="float">
            <text:p>-0.132319</text:p>
          </table:table-cell>
          <table:table-cell office:value-type="string" calcext:value-type="string">
            <text:p>Steering</text:p>
          </table:table-cell>
          <table:table-cell office:value-type="float" office:value="-0.0528074" calcext:value-type="float">
            <text:p>-0.0528074</text:p>
          </table:table-cell>
          <table:table-cell office:value-type="string" calcext:value-type="string">
            <text:p>Acc</text:p>
          </table:table-cell>
          <table:table-cell office:value-type="float" office:value="0.320615" calcext:value-type="float">
            <text:p>0.320615</text:p>
          </table:table-cell>
          <table:table-cell office:value-type="string" calcext:value-type="string">
            <text:p>Velocity</text:p>
          </table:table-cell>
          <table:table-cell office:value-type="float" office:value="16.7815" calcext:value-type="float">
            <text:p>16.781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256062" calcext:value-type="float">
            <text:p>0.0256062</text:p>
          </table:table-cell>
          <table:table-cell office:value-type="string" calcext:value-type="string">
            <text:p>Steering</text:p>
          </table:table-cell>
          <table:table-cell office:value-type="float" office:value="-0.0655703" calcext:value-type="float">
            <text:p>-0.0655703</text:p>
          </table:table-cell>
          <table:table-cell office:value-type="string" calcext:value-type="string">
            <text:p>Acc</text:p>
          </table:table-cell>
          <table:table-cell office:value-type="float" office:value="0.321292" calcext:value-type="float">
            <text:p>0.321292</text:p>
          </table:table-cell>
          <table:table-cell office:value-type="string" calcext:value-type="string">
            <text:p>Velocity</text:p>
          </table:table-cell>
          <table:table-cell office:value-type="float" office:value="16.779" calcext:value-type="float">
            <text:p>16.77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55541" calcext:value-type="float">
            <text:p>0.155541</text:p>
          </table:table-cell>
          <table:table-cell office:value-type="string" calcext:value-type="string">
            <text:p>Steering</text:p>
          </table:table-cell>
          <table:table-cell office:value-type="float" office:value="-0.0703793" calcext:value-type="float">
            <text:p>-0.0703793</text:p>
          </table:table-cell>
          <table:table-cell office:value-type="string" calcext:value-type="string">
            <text:p>Acc</text:p>
          </table:table-cell>
          <table:table-cell office:value-type="float" office:value="0.321919" calcext:value-type="float">
            <text:p>0.321919</text:p>
          </table:table-cell>
          <table:table-cell office:value-type="string" calcext:value-type="string">
            <text:p>Velocity</text:p>
          </table:table-cell>
          <table:table-cell office:value-type="float" office:value="16.7795" calcext:value-type="float">
            <text:p>16.779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66314" calcext:value-type="float">
            <text:p>0.266314</text:p>
          </table:table-cell>
          <table:table-cell office:value-type="string" calcext:value-type="string">
            <text:p>Steering</text:p>
          </table:table-cell>
          <table:table-cell office:value-type="float" office:value="-0.0683878" calcext:value-type="float">
            <text:p>-0.0683878</text:p>
          </table:table-cell>
          <table:table-cell office:value-type="string" calcext:value-type="string">
            <text:p>Acc</text:p>
          </table:table-cell>
          <table:table-cell office:value-type="float" office:value="0.322347" calcext:value-type="float">
            <text:p>0.322347</text:p>
          </table:table-cell>
          <table:table-cell office:value-type="string" calcext:value-type="string">
            <text:p>Velocity</text:p>
          </table:table-cell>
          <table:table-cell office:value-type="float" office:value="16.7797" calcext:value-type="float">
            <text:p>16.779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56881" calcext:value-type="float">
            <text:p>0.356881</text:p>
          </table:table-cell>
          <table:table-cell office:value-type="string" calcext:value-type="string">
            <text:p>Steering</text:p>
          </table:table-cell>
          <table:table-cell office:value-type="float" office:value="-0.0582372" calcext:value-type="float">
            <text:p>-0.0582372</text:p>
          </table:table-cell>
          <table:table-cell office:value-type="string" calcext:value-type="string">
            <text:p>Acc</text:p>
          </table:table-cell>
          <table:table-cell office:value-type="float" office:value="0.322369" calcext:value-type="float">
            <text:p>0.322369</text:p>
          </table:table-cell>
          <table:table-cell office:value-type="string" calcext:value-type="string">
            <text:p>Velocity</text:p>
          </table:table-cell>
          <table:table-cell office:value-type="float" office:value="16.7808" calcext:value-type="float">
            <text:p>16.780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99305" calcext:value-type="float">
            <text:p>0.399305</text:p>
          </table:table-cell>
          <table:table-cell office:value-type="string" calcext:value-type="string">
            <text:p>Steering</text:p>
          </table:table-cell>
          <table:table-cell office:value-type="float" office:value="-0.0411525" calcext:value-type="float">
            <text:p>-0.0411525</text:p>
          </table:table-cell>
          <table:table-cell office:value-type="string" calcext:value-type="string">
            <text:p>Acc</text:p>
          </table:table-cell>
          <table:table-cell office:value-type="float" office:value="0.321896" calcext:value-type="float">
            <text:p>0.321896</text:p>
          </table:table-cell>
          <table:table-cell office:value-type="string" calcext:value-type="string">
            <text:p>Velocity</text:p>
          </table:table-cell>
          <table:table-cell office:value-type="float" office:value="16.7827" calcext:value-type="float">
            <text:p>16.782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09487" calcext:value-type="float">
            <text:p>0.209487</text:p>
          </table:table-cell>
          <table:table-cell office:value-type="string" calcext:value-type="string">
            <text:p>Steering</text:p>
          </table:table-cell>
          <table:table-cell office:value-type="float" office:value="-0.0346202" calcext:value-type="float">
            <text:p>-0.0346202</text:p>
          </table:table-cell>
          <table:table-cell office:value-type="string" calcext:value-type="string">
            <text:p>Acc</text:p>
          </table:table-cell>
          <table:table-cell office:value-type="float" office:value="0.321359" calcext:value-type="float">
            <text:p>0.321359</text:p>
          </table:table-cell>
          <table:table-cell office:value-type="string" calcext:value-type="string">
            <text:p>Velocity</text:p>
          </table:table-cell>
          <table:table-cell office:value-type="float" office:value="16.7846" calcext:value-type="float">
            <text:p>16.784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55982" calcext:value-type="float">
            <text:p>0.255982</text:p>
          </table:table-cell>
          <table:table-cell office:value-type="string" calcext:value-type="string">
            <text:p>Steering</text:p>
          </table:table-cell>
          <table:table-cell office:value-type="float" office:value="-0.0131299" calcext:value-type="float">
            <text:p>-0.0131299</text:p>
          </table:table-cell>
          <table:table-cell office:value-type="string" calcext:value-type="string">
            <text:p>Acc</text:p>
          </table:table-cell>
          <table:table-cell office:value-type="float" office:value="0.320888" calcext:value-type="float">
            <text:p>0.320888</text:p>
          </table:table-cell>
          <table:table-cell office:value-type="string" calcext:value-type="string">
            <text:p>Velocity</text:p>
          </table:table-cell>
          <table:table-cell office:value-type="float" office:value="16.787" calcext:value-type="float">
            <text:p>16.78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45442" calcext:value-type="float">
            <text:p>0.245442</text:p>
          </table:table-cell>
          <table:table-cell office:value-type="string" calcext:value-type="string">
            <text:p>Steering</text:p>
          </table:table-cell>
          <table:table-cell office:value-type="float" office:value="0.00283083" calcext:value-type="float">
            <text:p>0.00283083</text:p>
          </table:table-cell>
          <table:table-cell office:value-type="string" calcext:value-type="string">
            <text:p>Acc</text:p>
          </table:table-cell>
          <table:table-cell office:value-type="float" office:value="0.32054" calcext:value-type="float">
            <text:p>0.32054</text:p>
          </table:table-cell>
          <table:table-cell office:value-type="string" calcext:value-type="string">
            <text:p>Velocity</text:p>
          </table:table-cell>
          <table:table-cell office:value-type="float" office:value="16.7883" calcext:value-type="float">
            <text:p>16.788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87207" calcext:value-type="float">
            <text:p>0.187207</text:p>
          </table:table-cell>
          <table:table-cell office:value-type="string" calcext:value-type="string">
            <text:p>Steering</text:p>
          </table:table-cell>
          <table:table-cell office:value-type="float" office:value="0.0239976" calcext:value-type="float">
            <text:p>0.0239976</text:p>
          </table:table-cell>
          <table:table-cell office:value-type="string" calcext:value-type="string">
            <text:p>Acc</text:p>
          </table:table-cell>
          <table:table-cell office:value-type="float" office:value="0.320272" calcext:value-type="float">
            <text:p>0.320272</text:p>
          </table:table-cell>
          <table:table-cell office:value-type="string" calcext:value-type="string">
            <text:p>Velocity</text:p>
          </table:table-cell>
          <table:table-cell office:value-type="float" office:value="16.7897" calcext:value-type="float">
            <text:p>16.789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0452" calcext:value-type="float">
            <text:p>0.10452</text:p>
          </table:table-cell>
          <table:table-cell office:value-type="string" calcext:value-type="string">
            <text:p>Steering</text:p>
          </table:table-cell>
          <table:table-cell office:value-type="float" office:value="0.0405464" calcext:value-type="float">
            <text:p>0.0405464</text:p>
          </table:table-cell>
          <table:table-cell office:value-type="string" calcext:value-type="string">
            <text:p>Acc</text:p>
          </table:table-cell>
          <table:table-cell office:value-type="float" office:value="0.320346" calcext:value-type="float">
            <text:p>0.320346</text:p>
          </table:table-cell>
          <table:table-cell office:value-type="string" calcext:value-type="string">
            <text:p>Velocity</text:p>
          </table:table-cell>
          <table:table-cell office:value-type="float" office:value="16.7906" calcext:value-type="float">
            <text:p>16.790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276558" calcext:value-type="float">
            <text:p>-0.0276558</text:p>
          </table:table-cell>
          <table:table-cell office:value-type="string" calcext:value-type="string">
            <text:p>Steering</text:p>
          </table:table-cell>
          <table:table-cell office:value-type="float" office:value="0.0565483" calcext:value-type="float">
            <text:p>0.0565483</text:p>
          </table:table-cell>
          <table:table-cell office:value-type="string" calcext:value-type="string">
            <text:p>Acc</text:p>
          </table:table-cell>
          <table:table-cell office:value-type="float" office:value="0.320854" calcext:value-type="float">
            <text:p>0.320854</text:p>
          </table:table-cell>
          <table:table-cell office:value-type="string" calcext:value-type="string">
            <text:p>Velocity</text:p>
          </table:table-cell>
          <table:table-cell office:value-type="float" office:value="16.791" calcext:value-type="float">
            <text:p>16.79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65194" calcext:value-type="float">
            <text:p>-0.165194</text:p>
          </table:table-cell>
          <table:table-cell office:value-type="string" calcext:value-type="string">
            <text:p>Steering</text:p>
          </table:table-cell>
          <table:table-cell office:value-type="float" office:value="0.0642117" calcext:value-type="float">
            <text:p>0.0642117</text:p>
          </table:table-cell>
          <table:table-cell office:value-type="string" calcext:value-type="string">
            <text:p>Acc</text:p>
          </table:table-cell>
          <table:table-cell office:value-type="float" office:value="0.321546" calcext:value-type="float">
            <text:p>0.321546</text:p>
          </table:table-cell>
          <table:table-cell office:value-type="string" calcext:value-type="string">
            <text:p>Velocity</text:p>
          </table:table-cell>
          <table:table-cell office:value-type="float" office:value="16.7914" calcext:value-type="float">
            <text:p>16.791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604" calcext:value-type="float">
            <text:p>-0.2604</text:p>
          </table:table-cell>
          <table:table-cell office:value-type="string" calcext:value-type="string">
            <text:p>Steering</text:p>
          </table:table-cell>
          <table:table-cell office:value-type="float" office:value="0.0636195" calcext:value-type="float">
            <text:p>0.0636195</text:p>
          </table:table-cell>
          <table:table-cell office:value-type="string" calcext:value-type="string">
            <text:p>Acc</text:p>
          </table:table-cell>
          <table:table-cell office:value-type="float" office:value="0.321952" calcext:value-type="float">
            <text:p>0.321952</text:p>
          </table:table-cell>
          <table:table-cell office:value-type="string" calcext:value-type="string">
            <text:p>Velocity</text:p>
          </table:table-cell>
          <table:table-cell office:value-type="float" office:value="16.7918" calcext:value-type="float">
            <text:p>16.791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49956" calcext:value-type="float">
            <text:p>-0.349956</text:p>
          </table:table-cell>
          <table:table-cell office:value-type="string" calcext:value-type="string">
            <text:p>Steering</text:p>
          </table:table-cell>
          <table:table-cell office:value-type="float" office:value="0.0538221" calcext:value-type="float">
            <text:p>0.0538221</text:p>
          </table:table-cell>
          <table:table-cell office:value-type="string" calcext:value-type="string">
            <text:p>Acc</text:p>
          </table:table-cell>
          <table:table-cell office:value-type="float" office:value="0.322014" calcext:value-type="float">
            <text:p>0.322014</text:p>
          </table:table-cell>
          <table:table-cell office:value-type="string" calcext:value-type="string">
            <text:p>Velocity</text:p>
          </table:table-cell>
          <table:table-cell office:value-type="float" office:value="16.7927" calcext:value-type="float">
            <text:p>16.792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86" calcext:value-type="float">
            <text:p>-0.386</text:p>
          </table:table-cell>
          <table:table-cell office:value-type="string" calcext:value-type="string">
            <text:p>Steering</text:p>
          </table:table-cell>
          <table:table-cell office:value-type="float" office:value="0.037712" calcext:value-type="float">
            <text:p>0.037712</text:p>
          </table:table-cell>
          <table:table-cell office:value-type="string" calcext:value-type="string">
            <text:p>Acc</text:p>
          </table:table-cell>
          <table:table-cell office:value-type="float" office:value="0.3216" calcext:value-type="float">
            <text:p>0.3216</text:p>
          </table:table-cell>
          <table:table-cell office:value-type="string" calcext:value-type="string">
            <text:p>Velocity</text:p>
          </table:table-cell>
          <table:table-cell office:value-type="float" office:value="16.7939" calcext:value-type="float">
            <text:p>16.793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31585" calcext:value-type="float">
            <text:p>-0.531585</text:p>
          </table:table-cell>
          <table:table-cell office:value-type="string" calcext:value-type="string">
            <text:p>Steering</text:p>
          </table:table-cell>
          <table:table-cell office:value-type="float" office:value="0.0023955" calcext:value-type="float">
            <text:p>0.0023955</text:p>
          </table:table-cell>
          <table:table-cell office:value-type="string" calcext:value-type="string">
            <text:p>Acc</text:p>
          </table:table-cell>
          <table:table-cell office:value-type="float" office:value="0.320708" calcext:value-type="float">
            <text:p>0.320708</text:p>
          </table:table-cell>
          <table:table-cell office:value-type="string" calcext:value-type="string">
            <text:p>Velocity</text:p>
          </table:table-cell>
          <table:table-cell office:value-type="float" office:value="16.7957" calcext:value-type="float">
            <text:p>16.795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96441" calcext:value-type="float">
            <text:p>-0.396441</text:p>
          </table:table-cell>
          <table:table-cell office:value-type="string" calcext:value-type="string">
            <text:p>Steering</text:p>
          </table:table-cell>
          <table:table-cell office:value-type="float" office:value="-0.0215645" calcext:value-type="float">
            <text:p>-0.0215645</text:p>
          </table:table-cell>
          <table:table-cell office:value-type="string" calcext:value-type="string">
            <text:p>Acc</text:p>
          </table:table-cell>
          <table:table-cell office:value-type="float" office:value="0.320195" calcext:value-type="float">
            <text:p>0.320195</text:p>
          </table:table-cell>
          <table:table-cell office:value-type="string" calcext:value-type="string">
            <text:p>Velocity</text:p>
          </table:table-cell>
          <table:table-cell office:value-type="float" office:value="16.7968" calcext:value-type="float">
            <text:p>16.796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18879" calcext:value-type="float">
            <text:p>-0.218879</text:p>
          </table:table-cell>
          <table:table-cell office:value-type="string" calcext:value-type="string">
            <text:p>Steering</text:p>
          </table:table-cell>
          <table:table-cell office:value-type="float" office:value="-0.0448683" calcext:value-type="float">
            <text:p>-0.0448683</text:p>
          </table:table-cell>
          <table:table-cell office:value-type="string" calcext:value-type="string">
            <text:p>Acc</text:p>
          </table:table-cell>
          <table:table-cell office:value-type="float" office:value="0.320355" calcext:value-type="float">
            <text:p>0.320355</text:p>
          </table:table-cell>
          <table:table-cell office:value-type="string" calcext:value-type="string">
            <text:p>Velocity</text:p>
          </table:table-cell>
          <table:table-cell office:value-type="float" office:value="16.7973" calcext:value-type="float">
            <text:p>16.797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337052" calcext:value-type="float">
            <text:p>-0.0337052</text:p>
          </table:table-cell>
          <table:table-cell office:value-type="string" calcext:value-type="string">
            <text:p>Steering</text:p>
          </table:table-cell>
          <table:table-cell office:value-type="float" office:value="-0.0611065" calcext:value-type="float">
            <text:p>-0.0611065</text:p>
          </table:table-cell>
          <table:table-cell office:value-type="string" calcext:value-type="string">
            <text:p>Acc</text:p>
          </table:table-cell>
          <table:table-cell office:value-type="float" office:value="0.321098" calcext:value-type="float">
            <text:p>0.321098</text:p>
          </table:table-cell>
          <table:table-cell office:value-type="string" calcext:value-type="string">
            <text:p>Velocity</text:p>
          </table:table-cell>
          <table:table-cell office:value-type="float" office:value="16.7971" calcext:value-type="float">
            <text:p>16.797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19438" calcext:value-type="float">
            <text:p>0.119438</text:p>
          </table:table-cell>
          <table:table-cell office:value-type="string" calcext:value-type="string">
            <text:p>Steering</text:p>
          </table:table-cell>
          <table:table-cell office:value-type="float" office:value="-0.0683058" calcext:value-type="float">
            <text:p>-0.0683058</text:p>
          </table:table-cell>
          <table:table-cell office:value-type="string" calcext:value-type="string">
            <text:p>Acc</text:p>
          </table:table-cell>
          <table:table-cell office:value-type="float" office:value="0.321887" calcext:value-type="float">
            <text:p>0.321887</text:p>
          </table:table-cell>
          <table:table-cell office:value-type="string" calcext:value-type="string">
            <text:p>Velocity</text:p>
          </table:table-cell>
          <table:table-cell office:value-type="float" office:value="16.7967" calcext:value-type="float">
            <text:p>16.796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82925" calcext:value-type="float">
            <text:p>0.282925</text:p>
          </table:table-cell>
          <table:table-cell office:value-type="string" calcext:value-type="string">
            <text:p>Steering</text:p>
          </table:table-cell>
          <table:table-cell office:value-type="float" office:value="-0.0661641" calcext:value-type="float">
            <text:p>-0.0661641</text:p>
          </table:table-cell>
          <table:table-cell office:value-type="string" calcext:value-type="string">
            <text:p>Acc</text:p>
          </table:table-cell>
          <table:table-cell office:value-type="float" office:value="0.322513" calcext:value-type="float">
            <text:p>0.322513</text:p>
          </table:table-cell>
          <table:table-cell office:value-type="string" calcext:value-type="string">
            <text:p>Velocity</text:p>
          </table:table-cell>
          <table:table-cell office:value-type="float" office:value="16.7968" calcext:value-type="float">
            <text:p>16.796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78986" calcext:value-type="float">
            <text:p>0.378986</text:p>
          </table:table-cell>
          <table:table-cell office:value-type="string" calcext:value-type="string">
            <text:p>Steering</text:p>
          </table:table-cell>
          <table:table-cell office:value-type="float" office:value="-0.0540173" calcext:value-type="float">
            <text:p>-0.0540173</text:p>
          </table:table-cell>
          <table:table-cell office:value-type="string" calcext:value-type="string">
            <text:p>Acc</text:p>
          </table:table-cell>
          <table:table-cell office:value-type="float" office:value="0.32239" calcext:value-type="float">
            <text:p>0.32239</text:p>
          </table:table-cell>
          <table:table-cell office:value-type="string" calcext:value-type="string">
            <text:p>Velocity</text:p>
          </table:table-cell>
          <table:table-cell office:value-type="float" office:value="16.7977" calcext:value-type="float">
            <text:p>16.797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16146" calcext:value-type="float">
            <text:p>0.416146</text:p>
          </table:table-cell>
          <table:table-cell office:value-type="string" calcext:value-type="string">
            <text:p>Steering</text:p>
          </table:table-cell>
          <table:table-cell office:value-type="float" office:value="-0.0371059" calcext:value-type="float">
            <text:p>-0.0371059</text:p>
          </table:table-cell>
          <table:table-cell office:value-type="string" calcext:value-type="string">
            <text:p>Acc</text:p>
          </table:table-cell>
          <table:table-cell office:value-type="float" office:value="0.3218" calcext:value-type="float">
            <text:p>0.3218</text:p>
          </table:table-cell>
          <table:table-cell office:value-type="string" calcext:value-type="string">
            <text:p>Velocity</text:p>
          </table:table-cell>
          <table:table-cell office:value-type="float" office:value="16.7993" calcext:value-type="float">
            <text:p>16.799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0025" calcext:value-type="float">
            <text:p>0.20025</text:p>
          </table:table-cell>
          <table:table-cell office:value-type="string" calcext:value-type="string">
            <text:p>Steering</text:p>
          </table:table-cell>
          <table:table-cell office:value-type="float" office:value="-0.0276963" calcext:value-type="float">
            <text:p>-0.0276963</text:p>
          </table:table-cell>
          <table:table-cell office:value-type="string" calcext:value-type="string">
            <text:p>Acc</text:p>
          </table:table-cell>
          <table:table-cell office:value-type="float" office:value="0.321029" calcext:value-type="float">
            <text:p>0.321029</text:p>
          </table:table-cell>
          <table:table-cell office:value-type="string" calcext:value-type="string">
            <text:p>Velocity</text:p>
          </table:table-cell>
          <table:table-cell office:value-type="float" office:value="16.8014" calcext:value-type="float">
            <text:p>16.801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41548" calcext:value-type="float">
            <text:p>0.241548</text:p>
          </table:table-cell>
          <table:table-cell office:value-type="string" calcext:value-type="string">
            <text:p>Steering</text:p>
          </table:table-cell>
          <table:table-cell office:value-type="float" office:value="-0.00938709" calcext:value-type="float">
            <text:p>-0.00938709</text:p>
          </table:table-cell>
          <table:table-cell office:value-type="string" calcext:value-type="string">
            <text:p>Acc</text:p>
          </table:table-cell>
          <table:table-cell office:value-type="float" office:value="0.320601" calcext:value-type="float">
            <text:p>0.320601</text:p>
          </table:table-cell>
          <table:table-cell office:value-type="string" calcext:value-type="string">
            <text:p>Velocity</text:p>
          </table:table-cell>
          <table:table-cell office:value-type="float" office:value="16.803" calcext:value-type="float">
            <text:p>16.80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30134" calcext:value-type="float">
            <text:p>0.230134</text:p>
          </table:table-cell>
          <table:table-cell office:value-type="string" calcext:value-type="string">
            <text:p>Steering</text:p>
          </table:table-cell>
          <table:table-cell office:value-type="float" office:value="0.010103" calcext:value-type="float">
            <text:p>0.010103</text:p>
          </table:table-cell>
          <table:table-cell office:value-type="string" calcext:value-type="string">
            <text:p>Acc</text:p>
          </table:table-cell>
          <table:table-cell office:value-type="float" office:value="0.320192" calcext:value-type="float">
            <text:p>0.320192</text:p>
          </table:table-cell>
          <table:table-cell office:value-type="string" calcext:value-type="string">
            <text:p>Velocity</text:p>
          </table:table-cell>
          <table:table-cell office:value-type="float" office:value="16.8041" calcext:value-type="float">
            <text:p>16.804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53206" calcext:value-type="float">
            <text:p>0.153206</text:p>
          </table:table-cell>
          <table:table-cell office:value-type="string" calcext:value-type="string">
            <text:p>Steering</text:p>
          </table:table-cell>
          <table:table-cell office:value-type="float" office:value="0.0342264" calcext:value-type="float">
            <text:p>0.0342264</text:p>
          </table:table-cell>
          <table:table-cell office:value-type="string" calcext:value-type="string">
            <text:p>Acc</text:p>
          </table:table-cell>
          <table:table-cell office:value-type="float" office:value="0.320023" calcext:value-type="float">
            <text:p>0.320023</text:p>
          </table:table-cell>
          <table:table-cell office:value-type="string" calcext:value-type="string">
            <text:p>Velocity</text:p>
          </table:table-cell>
          <table:table-cell office:value-type="float" office:value="16.8051" calcext:value-type="float">
            <text:p>16.805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279982" calcext:value-type="float">
            <text:p>0.0279982</text:p>
          </table:table-cell>
          <table:table-cell office:value-type="string" calcext:value-type="string">
            <text:p>Steering</text:p>
          </table:table-cell>
          <table:table-cell office:value-type="float" office:value="0.0544598" calcext:value-type="float">
            <text:p>0.0544598</text:p>
          </table:table-cell>
          <table:table-cell office:value-type="string" calcext:value-type="string">
            <text:p>Acc</text:p>
          </table:table-cell>
          <table:table-cell office:value-type="float" office:value="0.320454" calcext:value-type="float">
            <text:p>0.320454</text:p>
          </table:table-cell>
          <table:table-cell office:value-type="string" calcext:value-type="string">
            <text:p>Velocity</text:p>
          </table:table-cell>
          <table:table-cell office:value-type="float" office:value="16.8055" calcext:value-type="float">
            <text:p>16.805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02785" calcext:value-type="float">
            <text:p>-0.102785</text:p>
          </table:table-cell>
          <table:table-cell office:value-type="string" calcext:value-type="string">
            <text:p>Steering</text:p>
          </table:table-cell>
          <table:table-cell office:value-type="float" office:value="0.0660352" calcext:value-type="float">
            <text:p>0.0660352</text:p>
          </table:table-cell>
          <table:table-cell office:value-type="string" calcext:value-type="string">
            <text:p>Acc</text:p>
          </table:table-cell>
          <table:table-cell office:value-type="float" office:value="0.321224" calcext:value-type="float">
            <text:p>0.321224</text:p>
          </table:table-cell>
          <table:table-cell office:value-type="string" calcext:value-type="string">
            <text:p>Velocity</text:p>
          </table:table-cell>
          <table:table-cell office:value-type="float" office:value="16.8053" calcext:value-type="float">
            <text:p>16.805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15441" calcext:value-type="float">
            <text:p>-0.215441</text:p>
          </table:table-cell>
          <table:table-cell office:value-type="string" calcext:value-type="string">
            <text:p>Steering</text:p>
          </table:table-cell>
          <table:table-cell office:value-type="float" office:value="0.0690242" calcext:value-type="float">
            <text:p>0.0690242</text:p>
          </table:table-cell>
          <table:table-cell office:value-type="string" calcext:value-type="string">
            <text:p>Acc</text:p>
          </table:table-cell>
          <table:table-cell office:value-type="float" office:value="0.321901" calcext:value-type="float">
            <text:p>0.321901</text:p>
          </table:table-cell>
          <table:table-cell office:value-type="string" calcext:value-type="string">
            <text:p>Velocity</text:p>
          </table:table-cell>
          <table:table-cell office:value-type="float" office:value="16.8051" calcext:value-type="float">
            <text:p>16.805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23628" calcext:value-type="float">
            <text:p>-0.323628</text:p>
          </table:table-cell>
          <table:table-cell office:value-type="string" calcext:value-type="string">
            <text:p>Steering</text:p>
          </table:table-cell>
          <table:table-cell office:value-type="float" office:value="0.0633184" calcext:value-type="float">
            <text:p>0.0633184</text:p>
          </table:table-cell>
          <table:table-cell office:value-type="string" calcext:value-type="string">
            <text:p>Acc</text:p>
          </table:table-cell>
          <table:table-cell office:value-type="float" office:value="0.322308" calcext:value-type="float">
            <text:p>0.322308</text:p>
          </table:table-cell>
          <table:table-cell office:value-type="string" calcext:value-type="string">
            <text:p>Velocity</text:p>
          </table:table-cell>
          <table:table-cell office:value-type="float" office:value="16.8054" calcext:value-type="float">
            <text:p>16.805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93579" calcext:value-type="float">
            <text:p>-0.393579</text:p>
          </table:table-cell>
          <table:table-cell office:value-type="string" calcext:value-type="string">
            <text:p>Steering</text:p>
          </table:table-cell>
          <table:table-cell office:value-type="float" office:value="0.0486188" calcext:value-type="float">
            <text:p>0.0486188</text:p>
          </table:table-cell>
          <table:table-cell office:value-type="string" calcext:value-type="string">
            <text:p>Acc</text:p>
          </table:table-cell>
          <table:table-cell office:value-type="float" office:value="0.322127" calcext:value-type="float">
            <text:p>0.322127</text:p>
          </table:table-cell>
          <table:table-cell office:value-type="string" calcext:value-type="string">
            <text:p>Velocity</text:p>
          </table:table-cell>
          <table:table-cell office:value-type="float" office:value="16.8064" calcext:value-type="float">
            <text:p>16.806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11513" calcext:value-type="float">
            <text:p>-0.511513</text:p>
          </table:table-cell>
          <table:table-cell office:value-type="string" calcext:value-type="string">
            <text:p>Steering</text:p>
          </table:table-cell>
          <table:table-cell office:value-type="float" office:value="-0.0192706" calcext:value-type="float">
            <text:p>-0.0192706</text:p>
          </table:table-cell>
          <table:table-cell office:value-type="string" calcext:value-type="string">
            <text:p>Acc</text:p>
          </table:table-cell>
          <table:table-cell office:value-type="float" office:value="0.3199" calcext:value-type="float">
            <text:p>0.3199</text:p>
          </table:table-cell>
          <table:table-cell office:value-type="string" calcext:value-type="string">
            <text:p>Velocity</text:p>
          </table:table-cell>
          <table:table-cell office:value-type="float" office:value="16.8077" calcext:value-type="float">
            <text:p>16.807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96777" calcext:value-type="float">
            <text:p>-0.296777</text:p>
          </table:table-cell>
          <table:table-cell office:value-type="string" calcext:value-type="string">
            <text:p>Steering</text:p>
          </table:table-cell>
          <table:table-cell office:value-type="float" office:value="-0.0475717" calcext:value-type="float">
            <text:p>-0.0475717</text:p>
          </table:table-cell>
          <table:table-cell office:value-type="string" calcext:value-type="string">
            <text:p>Acc</text:p>
          </table:table-cell>
          <table:table-cell office:value-type="float" office:value="0.32023" calcext:value-type="float">
            <text:p>0.32023</text:p>
          </table:table-cell>
          <table:table-cell office:value-type="string" calcext:value-type="string">
            <text:p>Velocity</text:p>
          </table:table-cell>
          <table:table-cell office:value-type="float" office:value="16.8089" calcext:value-type="float">
            <text:p>16.808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46607" calcext:value-type="float">
            <text:p>-0.046607</text:p>
          </table:table-cell>
          <table:table-cell office:value-type="string" calcext:value-type="string">
            <text:p>Steering</text:p>
          </table:table-cell>
          <table:table-cell office:value-type="float" office:value="-0.0710965" calcext:value-type="float">
            <text:p>-0.0710965</text:p>
          </table:table-cell>
          <table:table-cell office:value-type="string" calcext:value-type="string">
            <text:p>Acc</text:p>
          </table:table-cell>
          <table:table-cell office:value-type="float" office:value="0.321483" calcext:value-type="float">
            <text:p>0.321483</text:p>
          </table:table-cell>
          <table:table-cell office:value-type="string" calcext:value-type="string">
            <text:p>Velocity</text:p>
          </table:table-cell>
          <table:table-cell office:value-type="float" office:value="16.8081" calcext:value-type="float">
            <text:p>16.808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78051" calcext:value-type="float">
            <text:p>0.178051</text:p>
          </table:table-cell>
          <table:table-cell office:value-type="string" calcext:value-type="string">
            <text:p>Steering</text:p>
          </table:table-cell>
          <table:table-cell office:value-type="float" office:value="-0.0824171" calcext:value-type="float">
            <text:p>-0.0824171</text:p>
          </table:table-cell>
          <table:table-cell office:value-type="string" calcext:value-type="string">
            <text:p>Acc</text:p>
          </table:table-cell>
          <table:table-cell office:value-type="float" office:value="0.322794" calcext:value-type="float">
            <text:p>0.322794</text:p>
          </table:table-cell>
          <table:table-cell office:value-type="string" calcext:value-type="string">
            <text:p>Velocity</text:p>
          </table:table-cell>
          <table:table-cell office:value-type="float" office:value="16.8072" calcext:value-type="float">
            <text:p>16.807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51615" calcext:value-type="float">
            <text:p>0.351615</text:p>
          </table:table-cell>
          <table:table-cell office:value-type="string" calcext:value-type="string">
            <text:p>Steering</text:p>
          </table:table-cell>
          <table:table-cell office:value-type="float" office:value="-0.0811048" calcext:value-type="float">
            <text:p>-0.0811048</text:p>
          </table:table-cell>
          <table:table-cell office:value-type="string" calcext:value-type="string">
            <text:p>Acc</text:p>
          </table:table-cell>
          <table:table-cell office:value-type="float" office:value="0.323381" calcext:value-type="float">
            <text:p>0.323381</text:p>
          </table:table-cell>
          <table:table-cell office:value-type="string" calcext:value-type="string">
            <text:p>Velocity</text:p>
          </table:table-cell>
          <table:table-cell office:value-type="float" office:value="16.8069" calcext:value-type="float">
            <text:p>16.806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48326" calcext:value-type="float">
            <text:p>0.448326</text:p>
          </table:table-cell>
          <table:table-cell office:value-type="string" calcext:value-type="string">
            <text:p>Steering</text:p>
          </table:table-cell>
          <table:table-cell office:value-type="float" office:value="-0.0703455" calcext:value-type="float">
            <text:p>-0.0703455</text:p>
          </table:table-cell>
          <table:table-cell office:value-type="string" calcext:value-type="string">
            <text:p>Acc</text:p>
          </table:table-cell>
          <table:table-cell office:value-type="float" office:value="0.32304" calcext:value-type="float">
            <text:p>0.32304</text:p>
          </table:table-cell>
          <table:table-cell office:value-type="string" calcext:value-type="string">
            <text:p>Velocity</text:p>
          </table:table-cell>
          <table:table-cell office:value-type="float" office:value="16.8077" calcext:value-type="float">
            <text:p>16.807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89095" calcext:value-type="float">
            <text:p>0.489095</text:p>
          </table:table-cell>
          <table:table-cell office:value-type="string" calcext:value-type="string">
            <text:p>Steering</text:p>
          </table:table-cell>
          <table:table-cell office:value-type="float" office:value="-0.0530026" calcext:value-type="float">
            <text:p>-0.0530026</text:p>
          </table:table-cell>
          <table:table-cell office:value-type="string" calcext:value-type="string">
            <text:p>Acc</text:p>
          </table:table-cell>
          <table:table-cell office:value-type="float" office:value="0.322098" calcext:value-type="float">
            <text:p>0.322098</text:p>
          </table:table-cell>
          <table:table-cell office:value-type="string" calcext:value-type="string">
            <text:p>Velocity</text:p>
          </table:table-cell>
          <table:table-cell office:value-type="float" office:value="16.8094" calcext:value-type="float">
            <text:p>16.809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75705" calcext:value-type="float">
            <text:p>0.475705</text:p>
          </table:table-cell>
          <table:table-cell office:value-type="string" calcext:value-type="string">
            <text:p>Steering</text:p>
          </table:table-cell>
          <table:table-cell office:value-type="float" office:value="-0.0319187" calcext:value-type="float">
            <text:p>-0.0319187</text:p>
          </table:table-cell>
          <table:table-cell office:value-type="string" calcext:value-type="string">
            <text:p>Acc</text:p>
          </table:table-cell>
          <table:table-cell office:value-type="float" office:value="0.320969" calcext:value-type="float">
            <text:p>0.320969</text:p>
          </table:table-cell>
          <table:table-cell office:value-type="string" calcext:value-type="string">
            <text:p>Velocity</text:p>
          </table:table-cell>
          <table:table-cell office:value-type="float" office:value="16.8114" calcext:value-type="float">
            <text:p>16.811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09038" calcext:value-type="float">
            <text:p>0.409038</text:p>
          </table:table-cell>
          <table:table-cell office:value-type="string" calcext:value-type="string">
            <text:p>Steering</text:p>
          </table:table-cell>
          <table:table-cell office:value-type="float" office:value="-0.0085621" calcext:value-type="float">
            <text:p>-0.0085621</text:p>
          </table:table-cell>
          <table:table-cell office:value-type="string" calcext:value-type="string">
            <text:p>Acc</text:p>
          </table:table-cell>
          <table:table-cell office:value-type="float" office:value="0.320781" calcext:value-type="float">
            <text:p>0.320781</text:p>
          </table:table-cell>
          <table:table-cell office:value-type="string" calcext:value-type="string">
            <text:p>Velocity</text:p>
          </table:table-cell>
          <table:table-cell office:value-type="float" office:value="16.7685" calcext:value-type="float">
            <text:p>16.768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08241" calcext:value-type="float">
            <text:p>0.308241</text:p>
          </table:table-cell>
          <table:table-cell office:value-type="string" calcext:value-type="string">
            <text:p>Steering</text:p>
          </table:table-cell>
          <table:table-cell office:value-type="float" office:value="0.0108117" calcext:value-type="float">
            <text:p>0.0108117</text:p>
          </table:table-cell>
          <table:table-cell office:value-type="string" calcext:value-type="string">
            <text:p>Acc</text:p>
          </table:table-cell>
          <table:table-cell office:value-type="float" office:value="0.320317" calcext:value-type="float">
            <text:p>0.320317</text:p>
          </table:table-cell>
          <table:table-cell office:value-type="string" calcext:value-type="string">
            <text:p>Velocity</text:p>
          </table:table-cell>
          <table:table-cell office:value-type="float" office:value="16.7763" calcext:value-type="float">
            <text:p>16.776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64624" calcext:value-type="float">
            <text:p>0.164624</text:p>
          </table:table-cell>
          <table:table-cell office:value-type="string" calcext:value-type="string">
            <text:p>Steering</text:p>
          </table:table-cell>
          <table:table-cell office:value-type="float" office:value="0.0264393" calcext:value-type="float">
            <text:p>0.0264393</text:p>
          </table:table-cell>
          <table:table-cell office:value-type="string" calcext:value-type="string">
            <text:p>Acc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Velocity</text:p>
          </table:table-cell>
          <table:table-cell office:value-type="float" office:value="16.8087" calcext:value-type="float">
            <text:p>16.808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04017" calcext:value-type="float">
            <text:p>-0.404017</text:p>
          </table:table-cell>
          <table:table-cell office:value-type="string" calcext:value-type="string">
            <text:p>Steering</text:p>
          </table:table-cell>
          <table:table-cell office:value-type="float" office:value="-0.0170454" calcext:value-type="float">
            <text:p>-0.0170454</text:p>
          </table:table-cell>
          <table:table-cell office:value-type="string" calcext:value-type="string">
            <text:p>Acc</text:p>
          </table:table-cell>
          <table:table-cell office:value-type="float" office:value="0.319755" calcext:value-type="float">
            <text:p>0.319755</text:p>
          </table:table-cell>
          <table:table-cell office:value-type="string" calcext:value-type="string">
            <text:p>Velocity</text:p>
          </table:table-cell>
          <table:table-cell office:value-type="float" office:value="16.8125" calcext:value-type="float">
            <text:p>16.812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6523" calcext:value-type="float">
            <text:p>-0.16523</text:p>
          </table:table-cell>
          <table:table-cell office:value-type="string" calcext:value-type="string">
            <text:p>Steering</text:p>
          </table:table-cell>
          <table:table-cell office:value-type="float" office:value="-0.0225167" calcext:value-type="float">
            <text:p>-0.0225167</text:p>
          </table:table-cell>
          <table:table-cell office:value-type="string" calcext:value-type="string">
            <text:p>Acc</text:p>
          </table:table-cell>
          <table:table-cell office:value-type="float" office:value="0.319992" calcext:value-type="float">
            <text:p>0.319992</text:p>
          </table:table-cell>
          <table:table-cell office:value-type="string" calcext:value-type="string">
            <text:p>Velocity</text:p>
          </table:table-cell>
          <table:table-cell office:value-type="float" office:value="16.8128" calcext:value-type="float">
            <text:p>16.812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019346" calcext:value-type="float">
            <text:p>-0.0019346</text:p>
          </table:table-cell>
          <table:table-cell office:value-type="string" calcext:value-type="string">
            <text:p>Steering</text:p>
          </table:table-cell>
          <table:table-cell office:value-type="float" office:value="-0.0261243" calcext:value-type="float">
            <text:p>-0.0261243</text:p>
          </table:table-cell>
          <table:table-cell office:value-type="string" calcext:value-type="string">
            <text:p>Acc</text:p>
          </table:table-cell>
          <table:table-cell office:value-type="float" office:value="0.320018" calcext:value-type="float">
            <text:p>0.320018</text:p>
          </table:table-cell>
          <table:table-cell office:value-type="string" calcext:value-type="string">
            <text:p>Velocity</text:p>
          </table:table-cell>
          <table:table-cell office:value-type="float" office:value="16.8135" calcext:value-type="float">
            <text:p>16.813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965893" calcext:value-type="float">
            <text:p>0.0965893</text:p>
          </table:table-cell>
          <table:table-cell office:value-type="string" calcext:value-type="string">
            <text:p>Steering</text:p>
          </table:table-cell>
          <table:table-cell office:value-type="float" office:value="-0.0268361" calcext:value-type="float">
            <text:p>-0.0268361</text:p>
          </table:table-cell>
          <table:table-cell office:value-type="string" calcext:value-type="string">
            <text:p>Acc</text:p>
          </table:table-cell>
          <table:table-cell office:value-type="float" office:value="0.319756" calcext:value-type="float">
            <text:p>0.319756</text:p>
          </table:table-cell>
          <table:table-cell office:value-type="string" calcext:value-type="string">
            <text:p>Velocity</text:p>
          </table:table-cell>
          <table:table-cell office:value-type="float" office:value="16.8144" calcext:value-type="float">
            <text:p>16.814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39002" calcext:value-type="float">
            <text:p>0.139002</text:p>
          </table:table-cell>
          <table:table-cell office:value-type="string" calcext:value-type="string">
            <text:p>Steering</text:p>
          </table:table-cell>
          <table:table-cell office:value-type="float" office:value="-0.0270211" calcext:value-type="float">
            <text:p>-0.0270211</text:p>
          </table:table-cell>
          <table:table-cell office:value-type="string" calcext:value-type="string">
            <text:p>Acc</text:p>
          </table:table-cell>
          <table:table-cell office:value-type="float" office:value="0.319362" calcext:value-type="float">
            <text:p>0.319362</text:p>
          </table:table-cell>
          <table:table-cell office:value-type="string" calcext:value-type="string">
            <text:p>Velocity</text:p>
          </table:table-cell>
          <table:table-cell office:value-type="float" office:value="16.8151" calcext:value-type="float">
            <text:p>16.815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5106" calcext:value-type="float">
            <text:p>0.15106</text:p>
          </table:table-cell>
          <table:table-cell office:value-type="string" calcext:value-type="string">
            <text:p>Steering</text:p>
          </table:table-cell>
          <table:table-cell office:value-type="float" office:value="-0.0284161" calcext:value-type="float">
            <text:p>-0.0284161</text:p>
          </table:table-cell>
          <table:table-cell office:value-type="string" calcext:value-type="string">
            <text:p>Acc</text:p>
          </table:table-cell>
          <table:table-cell office:value-type="float" office:value="0.318888" calcext:value-type="float">
            <text:p>0.318888</text:p>
          </table:table-cell>
          <table:table-cell office:value-type="string" calcext:value-type="string">
            <text:p>Velocity</text:p>
          </table:table-cell>
          <table:table-cell office:value-type="float" office:value="16.8157" calcext:value-type="float">
            <text:p>16.815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43629" calcext:value-type="float">
            <text:p>0.143629</text:p>
          </table:table-cell>
          <table:table-cell office:value-type="string" calcext:value-type="string">
            <text:p>Steering</text:p>
          </table:table-cell>
          <table:table-cell office:value-type="float" office:value="-0.0324279" calcext:value-type="float">
            <text:p>-0.0324279</text:p>
          </table:table-cell>
          <table:table-cell office:value-type="string" calcext:value-type="string">
            <text:p>Acc</text:p>
          </table:table-cell>
          <table:table-cell office:value-type="float" office:value="0.318359" calcext:value-type="float">
            <text:p>0.318359</text:p>
          </table:table-cell>
          <table:table-cell office:value-type="string" calcext:value-type="string">
            <text:p>Velocity</text:p>
          </table:table-cell>
          <table:table-cell office:value-type="float" office:value="16.8159" calcext:value-type="float">
            <text:p>16.815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562849" calcext:value-type="float">
            <text:p>0.0562849</text:p>
          </table:table-cell>
          <table:table-cell office:value-type="string" calcext:value-type="string">
            <text:p>Steering</text:p>
          </table:table-cell>
          <table:table-cell office:value-type="float" office:value="-0.190175" calcext:value-type="float">
            <text:p>-0.190175</text:p>
          </table:table-cell>
          <table:table-cell office:value-type="string" calcext:value-type="string">
            <text:p>Acc</text:p>
          </table:table-cell>
          <table:table-cell office:value-type="float" office:value="0.345881" calcext:value-type="float">
            <text:p>0.345881</text:p>
          </table:table-cell>
          <table:table-cell office:value-type="string" calcext:value-type="string">
            <text:p>Velocity</text:p>
          </table:table-cell>
          <table:table-cell office:value-type="float" office:value="16.8185" calcext:value-type="float">
            <text:p>16.818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856928" calcext:value-type="float">
            <text:p>0.856928</text:p>
          </table:table-cell>
          <table:table-cell office:value-type="string" calcext:value-type="string">
            <text:p>Steering</text:p>
          </table:table-cell>
          <table:table-cell office:value-type="float" office:value="-0.179435" calcext:value-type="float">
            <text:p>-0.179435</text:p>
          </table:table-cell>
          <table:table-cell office:value-type="string" calcext:value-type="string">
            <text:p>Acc</text:p>
          </table:table-cell>
          <table:table-cell office:value-type="float" office:value="0.349781" calcext:value-type="float">
            <text:p>0.349781</text:p>
          </table:table-cell>
          <table:table-cell office:value-type="string" calcext:value-type="string">
            <text:p>Velocity</text:p>
          </table:table-cell>
          <table:table-cell office:value-type="float" office:value="16.8183" calcext:value-type="float">
            <text:p>16.818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21454" calcext:value-type="float">
            <text:p>1.21454</text:p>
          </table:table-cell>
          <table:table-cell office:value-type="string" calcext:value-type="string">
            <text:p>Steering</text:p>
          </table:table-cell>
          <table:table-cell office:value-type="float" office:value="-0.13745" calcext:value-type="float">
            <text:p>-0.13745</text:p>
          </table:table-cell>
          <table:table-cell office:value-type="string" calcext:value-type="string">
            <text:p>Acc</text:p>
          </table:table-cell>
          <table:table-cell office:value-type="float" office:value="0.338391" calcext:value-type="float">
            <text:p>0.338391</text:p>
          </table:table-cell>
          <table:table-cell office:value-type="string" calcext:value-type="string">
            <text:p>Velocity</text:p>
          </table:table-cell>
          <table:table-cell office:value-type="float" office:value="16.8253" calcext:value-type="float">
            <text:p>16.825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21339" calcext:value-type="float">
            <text:p>1.21339</text:p>
          </table:table-cell>
          <table:table-cell office:value-type="string" calcext:value-type="string">
            <text:p>Steering</text:p>
          </table:table-cell>
          <table:table-cell office:value-type="float" office:value="-0.0880319" calcext:value-type="float">
            <text:p>-0.0880319</text:p>
          </table:table-cell>
          <table:table-cell office:value-type="string" calcext:value-type="string">
            <text:p>Acc</text:p>
          </table:table-cell>
          <table:table-cell office:value-type="float" office:value="0.325098" calcext:value-type="float">
            <text:p>0.325098</text:p>
          </table:table-cell>
          <table:table-cell office:value-type="string" calcext:value-type="string">
            <text:p>Velocity</text:p>
          </table:table-cell>
          <table:table-cell office:value-type="float" office:value="16.8408" calcext:value-type="float">
            <text:p>16.840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03605" calcext:value-type="float">
            <text:p>1.03605</text:p>
          </table:table-cell>
          <table:table-cell office:value-type="string" calcext:value-type="string">
            <text:p>Steering</text:p>
          </table:table-cell>
          <table:table-cell office:value-type="float" office:value="-0.0427983" calcext:value-type="float">
            <text:p>-0.0427983</text:p>
          </table:table-cell>
          <table:table-cell office:value-type="string" calcext:value-type="string">
            <text:p>Acc</text:p>
          </table:table-cell>
          <table:table-cell office:value-type="float" office:value="0.316119" calcext:value-type="float">
            <text:p>0.316119</text:p>
          </table:table-cell>
          <table:table-cell office:value-type="string" calcext:value-type="string">
            <text:p>Velocity</text:p>
          </table:table-cell>
          <table:table-cell office:value-type="float" office:value="16.8524" calcext:value-type="float">
            <text:p>16.852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687154" calcext:value-type="float">
            <text:p>0.687154</text:p>
          </table:table-cell>
          <table:table-cell office:value-type="string" calcext:value-type="string">
            <text:p>Steering</text:p>
          </table:table-cell>
          <table:table-cell office:value-type="float" office:value="-0.00372091" calcext:value-type="float">
            <text:p>-0.00372091</text:p>
          </table:table-cell>
          <table:table-cell office:value-type="string" calcext:value-type="string">
            <text:p>Acc</text:p>
          </table:table-cell>
          <table:table-cell office:value-type="float" office:value="0.311834" calcext:value-type="float">
            <text:p>0.311834</text:p>
          </table:table-cell>
          <table:table-cell office:value-type="string" calcext:value-type="string">
            <text:p>Velocity</text:p>
          </table:table-cell>
          <table:table-cell office:value-type="float" office:value="16.8574" calcext:value-type="float">
            <text:p>16.857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28415" calcext:value-type="float">
            <text:p>-0.228415</text:p>
          </table:table-cell>
          <table:table-cell office:value-type="string" calcext:value-type="string">
            <text:p>Steering</text:p>
          </table:table-cell>
          <table:table-cell office:value-type="float" office:value="-0.0503286" calcext:value-type="float">
            <text:p>-0.0503286</text:p>
          </table:table-cell>
          <table:table-cell office:value-type="string" calcext:value-type="string">
            <text:p>Acc</text:p>
          </table:table-cell>
          <table:table-cell office:value-type="float" office:value="0.315351" calcext:value-type="float">
            <text:p>0.315351</text:p>
          </table:table-cell>
          <table:table-cell office:value-type="string" calcext:value-type="string">
            <text:p>Velocity</text:p>
          </table:table-cell>
          <table:table-cell office:value-type="float" office:value="16.8545" calcext:value-type="float">
            <text:p>16.854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682918" calcext:value-type="float">
            <text:p>0.0682918</text:p>
          </table:table-cell>
          <table:table-cell office:value-type="string" calcext:value-type="string">
            <text:p>Steering</text:p>
          </table:table-cell>
          <table:table-cell office:value-type="float" office:value="-0.0498669" calcext:value-type="float">
            <text:p>-0.0498669</text:p>
          </table:table-cell>
          <table:table-cell office:value-type="string" calcext:value-type="string">
            <text:p>Acc</text:p>
          </table:table-cell>
          <table:table-cell office:value-type="float" office:value="0.3104" calcext:value-type="float">
            <text:p>0.3104</text:p>
          </table:table-cell>
          <table:table-cell office:value-type="string" calcext:value-type="string">
            <text:p>Velocity</text:p>
          </table:table-cell>
          <table:table-cell office:value-type="float" office:value="16.8483" calcext:value-type="float">
            <text:p>16.848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62571" calcext:value-type="float">
            <text:p>0.162571</text:p>
          </table:table-cell>
          <table:table-cell office:value-type="string" calcext:value-type="string">
            <text:p>Steering</text:p>
          </table:table-cell>
          <table:table-cell office:value-type="float" office:value="-0.067174" calcext:value-type="float">
            <text:p>-0.067174</text:p>
          </table:table-cell>
          <table:table-cell office:value-type="string" calcext:value-type="string">
            <text:p>Acc</text:p>
          </table:table-cell>
          <table:table-cell office:value-type="float" office:value="0.304022" calcext:value-type="float">
            <text:p>0.304022</text:p>
          </table:table-cell>
          <table:table-cell office:value-type="string" calcext:value-type="string">
            <text:p>Velocity</text:p>
          </table:table-cell>
          <table:table-cell office:value-type="float" office:value="16.8428" calcext:value-type="float">
            <text:p>16.842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769984" calcext:value-type="float">
            <text:p>-0.769984</text:p>
          </table:table-cell>
          <table:table-cell office:value-type="string" calcext:value-type="string">
            <text:p>Steering</text:p>
          </table:table-cell>
          <table:table-cell office:value-type="float" office:value="-0.20905" calcext:value-type="float">
            <text:p>-0.20905</text:p>
          </table:table-cell>
          <table:table-cell office:value-type="string" calcext:value-type="string">
            <text:p>Acc</text:p>
          </table:table-cell>
          <table:table-cell office:value-type="float" office:value="0.325771" calcext:value-type="float">
            <text:p>0.325771</text:p>
          </table:table-cell>
          <table:table-cell office:value-type="string" calcext:value-type="string">
            <text:p>Velocity</text:p>
          </table:table-cell>
          <table:table-cell office:value-type="float" office:value="16.8369" calcext:value-type="float">
            <text:p>16.836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90353" calcext:value-type="float">
            <text:p>0.390353</text:p>
          </table:table-cell>
          <table:table-cell office:value-type="string" calcext:value-type="string">
            <text:p>Steering</text:p>
          </table:table-cell>
          <table:table-cell office:value-type="float" office:value="-0.219678" calcext:value-type="float">
            <text:p>-0.219678</text:p>
          </table:table-cell>
          <table:table-cell office:value-type="string" calcext:value-type="string">
            <text:p>Acc</text:p>
          </table:table-cell>
          <table:table-cell office:value-type="float" office:value="0.309557" calcext:value-type="float">
            <text:p>0.309557</text:p>
          </table:table-cell>
          <table:table-cell office:value-type="string" calcext:value-type="string">
            <text:p>Velocity</text:p>
          </table:table-cell>
          <table:table-cell office:value-type="float" office:value="16.8193" calcext:value-type="float">
            <text:p>16.819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31144" calcext:value-type="float">
            <text:p>0.731144</text:p>
          </table:table-cell>
          <table:table-cell office:value-type="string" calcext:value-type="string">
            <text:p>Steering</text:p>
          </table:table-cell>
          <table:table-cell office:value-type="float" office:value="-0.232747" calcext:value-type="float">
            <text:p>-0.232747</text:p>
          </table:table-cell>
          <table:table-cell office:value-type="string" calcext:value-type="string">
            <text:p>Acc</text:p>
          </table:table-cell>
          <table:table-cell office:value-type="float" office:value="0.2951" calcext:value-type="float">
            <text:p>0.2951</text:p>
          </table:table-cell>
          <table:table-cell office:value-type="string" calcext:value-type="string">
            <text:p>Velocity</text:p>
          </table:table-cell>
          <table:table-cell office:value-type="float" office:value="16.8061" calcext:value-type="float">
            <text:p>16.806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3469" calcext:value-type="float">
            <text:p>0.73469</text:p>
          </table:table-cell>
          <table:table-cell office:value-type="string" calcext:value-type="string">
            <text:p>Steering</text:p>
          </table:table-cell>
          <table:table-cell office:value-type="float" office:value="-0.266247" calcext:value-type="float">
            <text:p>-0.266247</text:p>
          </table:table-cell>
          <table:table-cell office:value-type="string" calcext:value-type="string">
            <text:p>Acc</text:p>
          </table:table-cell>
          <table:table-cell office:value-type="float" office:value="0.291754" calcext:value-type="float">
            <text:p>0.291754</text:p>
          </table:table-cell>
          <table:table-cell office:value-type="string" calcext:value-type="string">
            <text:p>Velocity</text:p>
          </table:table-cell>
          <table:table-cell office:value-type="float" office:value="16.785" calcext:value-type="float">
            <text:p>16.78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1796" calcext:value-type="float">
            <text:p>0.71796</text:p>
          </table:table-cell>
          <table:table-cell office:value-type="string" calcext:value-type="string">
            <text:p>Steering</text:p>
          </table:table-cell>
          <table:table-cell office:value-type="float" office:value="-0.308604" calcext:value-type="float">
            <text:p>-0.308604</text:p>
          </table:table-cell>
          <table:table-cell office:value-type="string" calcext:value-type="string">
            <text:p>Acc</text:p>
          </table:table-cell>
          <table:table-cell office:value-type="float" office:value="0.296558" calcext:value-type="float">
            <text:p>0.296558</text:p>
          </table:table-cell>
          <table:table-cell office:value-type="string" calcext:value-type="string">
            <text:p>Velocity</text:p>
          </table:table-cell>
          <table:table-cell office:value-type="float" office:value="16.7576" calcext:value-type="float">
            <text:p>16.757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842149" calcext:value-type="float">
            <text:p>0.842149</text:p>
          </table:table-cell>
          <table:table-cell office:value-type="string" calcext:value-type="string">
            <text:p>Steering</text:p>
          </table:table-cell>
          <table:table-cell office:value-type="float" office:value="-0.380623" calcext:value-type="float">
            <text:p>-0.380623</text:p>
          </table:table-cell>
          <table:table-cell office:value-type="string" calcext:value-type="string">
            <text:p>Acc</text:p>
          </table:table-cell>
          <table:table-cell office:value-type="float" office:value="0.324722" calcext:value-type="float">
            <text:p>0.324722</text:p>
          </table:table-cell>
          <table:table-cell office:value-type="string" calcext:value-type="string">
            <text:p>Velocity</text:p>
          </table:table-cell>
          <table:table-cell office:value-type="float" office:value="16.7226" calcext:value-type="float">
            <text:p>16.722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25551" calcext:value-type="float">
            <text:p>1.25551</text:p>
          </table:table-cell>
          <table:table-cell office:value-type="string" calcext:value-type="string">
            <text:p>Steering</text:p>
          </table:table-cell>
          <table:table-cell office:value-type="float" office:value="-0.397725" calcext:value-type="float">
            <text:p>-0.397725</text:p>
          </table:table-cell>
          <table:table-cell office:value-type="string" calcext:value-type="string">
            <text:p>Acc</text:p>
          </table:table-cell>
          <table:table-cell office:value-type="float" office:value="0.32695" calcext:value-type="float">
            <text:p>0.32695</text:p>
          </table:table-cell>
          <table:table-cell office:value-type="string" calcext:value-type="string">
            <text:p>Velocity</text:p>
          </table:table-cell>
          <table:table-cell office:value-type="float" office:value="16.6861" calcext:value-type="float">
            <text:p>16.686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23267" calcext:value-type="float">
            <text:p>1.23267</text:p>
          </table:table-cell>
          <table:table-cell office:value-type="string" calcext:value-type="string">
            <text:p>Steering</text:p>
          </table:table-cell>
          <table:table-cell office:value-type="float" office:value="-0.404347" calcext:value-type="float">
            <text:p>-0.404347</text:p>
          </table:table-cell>
          <table:table-cell office:value-type="string" calcext:value-type="string">
            <text:p>Acc</text:p>
          </table:table-cell>
          <table:table-cell office:value-type="float" office:value="0.331494" calcext:value-type="float">
            <text:p>0.331494</text:p>
          </table:table-cell>
          <table:table-cell office:value-type="string" calcext:value-type="string">
            <text:p>Velocity</text:p>
          </table:table-cell>
          <table:table-cell office:value-type="float" office:value="16.6614" calcext:value-type="float">
            <text:p>16.661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50762" calcext:value-type="float">
            <text:p>1.50762</text:p>
          </table:table-cell>
          <table:table-cell office:value-type="string" calcext:value-type="string">
            <text:p>Steering</text:p>
          </table:table-cell>
          <table:table-cell office:value-type="float" office:value="-0.385865" calcext:value-type="float">
            <text:p>-0.385865</text:p>
          </table:table-cell>
          <table:table-cell office:value-type="string" calcext:value-type="string">
            <text:p>Acc</text:p>
          </table:table-cell>
          <table:table-cell office:value-type="float" office:value="0.335516" calcext:value-type="float">
            <text:p>0.335516</text:p>
          </table:table-cell>
          <table:table-cell office:value-type="string" calcext:value-type="string">
            <text:p>Velocity</text:p>
          </table:table-cell>
          <table:table-cell office:value-type="float" office:value="16.6456" calcext:value-type="float">
            <text:p>16.645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70048" calcext:value-type="float">
            <text:p>1.70048</text:p>
          </table:table-cell>
          <table:table-cell office:value-type="string" calcext:value-type="string">
            <text:p>Steering</text:p>
          </table:table-cell>
          <table:table-cell office:value-type="float" office:value="-0.3431" calcext:value-type="float">
            <text:p>-0.3431</text:p>
          </table:table-cell>
          <table:table-cell office:value-type="string" calcext:value-type="string">
            <text:p>Acc</text:p>
          </table:table-cell>
          <table:table-cell office:value-type="float" office:value="0.337291" calcext:value-type="float">
            <text:p>0.337291</text:p>
          </table:table-cell>
          <table:table-cell office:value-type="string" calcext:value-type="string">
            <text:p>Velocity</text:p>
          </table:table-cell>
          <table:table-cell office:value-type="float" office:value="16.6391" calcext:value-type="float">
            <text:p>16.639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77923" calcext:value-type="float">
            <text:p>1.77923</text:p>
          </table:table-cell>
          <table:table-cell office:value-type="string" calcext:value-type="string">
            <text:p>Steering</text:p>
          </table:table-cell>
          <table:table-cell office:value-type="float" office:value="-0.294859" calcext:value-type="float">
            <text:p>-0.294859</text:p>
          </table:table-cell>
          <table:table-cell office:value-type="string" calcext:value-type="string">
            <text:p>Acc</text:p>
          </table:table-cell>
          <table:table-cell office:value-type="float" office:value="0.334847" calcext:value-type="float">
            <text:p>0.334847</text:p>
          </table:table-cell>
          <table:table-cell office:value-type="string" calcext:value-type="string">
            <text:p>Velocity</text:p>
          </table:table-cell>
          <table:table-cell office:value-type="float" office:value="16.6416" calcext:value-type="float">
            <text:p>16.641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76938" calcext:value-type="float">
            <text:p>1.76938</text:p>
          </table:table-cell>
          <table:table-cell office:value-type="string" calcext:value-type="string">
            <text:p>Steering</text:p>
          </table:table-cell>
          <table:table-cell office:value-type="float" office:value="-0.238461" calcext:value-type="float">
            <text:p>-0.238461</text:p>
          </table:table-cell>
          <table:table-cell office:value-type="string" calcext:value-type="string">
            <text:p>Acc</text:p>
          </table:table-cell>
          <table:table-cell office:value-type="float" office:value="0.32982" calcext:value-type="float">
            <text:p>0.32982</text:p>
          </table:table-cell>
          <table:table-cell office:value-type="string" calcext:value-type="string">
            <text:p>Velocity</text:p>
          </table:table-cell>
          <table:table-cell office:value-type="float" office:value="16.6535" calcext:value-type="float">
            <text:p>16.653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66325" calcext:value-type="float">
            <text:p>1.66325</text:p>
          </table:table-cell>
          <table:table-cell office:value-type="string" calcext:value-type="string">
            <text:p>Steering</text:p>
          </table:table-cell>
          <table:table-cell office:value-type="float" office:value="-0.170632" calcext:value-type="float">
            <text:p>-0.170632</text:p>
          </table:table-cell>
          <table:table-cell office:value-type="string" calcext:value-type="string">
            <text:p>Acc</text:p>
          </table:table-cell>
          <table:table-cell office:value-type="float" office:value="0.326559" calcext:value-type="float">
            <text:p>0.326559</text:p>
          </table:table-cell>
          <table:table-cell office:value-type="string" calcext:value-type="string">
            <text:p>Velocity</text:p>
          </table:table-cell>
          <table:table-cell office:value-type="float" office:value="16.6681" calcext:value-type="float">
            <text:p>16.668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45269" calcext:value-type="float">
            <text:p>1.45269</text:p>
          </table:table-cell>
          <table:table-cell office:value-type="string" calcext:value-type="string">
            <text:p>Steering</text:p>
          </table:table-cell>
          <table:table-cell office:value-type="float" office:value="-0.107583" calcext:value-type="float">
            <text:p>-0.107583</text:p>
          </table:table-cell>
          <table:table-cell office:value-type="string" calcext:value-type="string">
            <text:p>Acc</text:p>
          </table:table-cell>
          <table:table-cell office:value-type="float" office:value="0.321809" calcext:value-type="float">
            <text:p>0.321809</text:p>
          </table:table-cell>
          <table:table-cell office:value-type="string" calcext:value-type="string">
            <text:p>Velocity</text:p>
          </table:table-cell>
          <table:table-cell office:value-type="float" office:value="16.6775" calcext:value-type="float">
            <text:p>16.677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19723" calcext:value-type="float">
            <text:p>1.19723</text:p>
          </table:table-cell>
          <table:table-cell office:value-type="string" calcext:value-type="string">
            <text:p>Steering</text:p>
          </table:table-cell>
          <table:table-cell office:value-type="float" office:value="-0.0562612" calcext:value-type="float">
            <text:p>-0.0562612</text:p>
          </table:table-cell>
          <table:table-cell office:value-type="string" calcext:value-type="string">
            <text:p>Acc</text:p>
          </table:table-cell>
          <table:table-cell office:value-type="float" office:value="0.319166" calcext:value-type="float">
            <text:p>0.319166</text:p>
          </table:table-cell>
          <table:table-cell office:value-type="string" calcext:value-type="string">
            <text:p>Velocity</text:p>
          </table:table-cell>
          <table:table-cell office:value-type="float" office:value="16.6876" calcext:value-type="float">
            <text:p>16.687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613614" calcext:value-type="float">
            <text:p>0.613614</text:p>
          </table:table-cell>
          <table:table-cell office:value-type="string" calcext:value-type="string">
            <text:p>Steering</text:p>
          </table:table-cell>
          <table:table-cell office:value-type="float" office:value="-0.0281194" calcext:value-type="float">
            <text:p>-0.0281194</text:p>
          </table:table-cell>
          <table:table-cell office:value-type="string" calcext:value-type="string">
            <text:p>Acc</text:p>
          </table:table-cell>
          <table:table-cell office:value-type="float" office:value="0.32007" calcext:value-type="float">
            <text:p>0.32007</text:p>
          </table:table-cell>
          <table:table-cell office:value-type="string" calcext:value-type="string">
            <text:p>Velocity</text:p>
          </table:table-cell>
          <table:table-cell office:value-type="float" office:value="16.6941" calcext:value-type="float">
            <text:p>16.694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94167" calcext:value-type="float">
            <text:p>0.394167</text:p>
          </table:table-cell>
          <table:table-cell office:value-type="string" calcext:value-type="string">
            <text:p>Steering</text:p>
          </table:table-cell>
          <table:table-cell office:value-type="float" office:value="-0.000414716" calcext:value-type="float">
            <text:p>-0.000414716</text:p>
          </table:table-cell>
          <table:table-cell office:value-type="string" calcext:value-type="string">
            <text:p>Acc</text:p>
          </table:table-cell>
          <table:table-cell office:value-type="float" office:value="0.320579" calcext:value-type="float">
            <text:p>0.320579</text:p>
          </table:table-cell>
          <table:table-cell office:value-type="string" calcext:value-type="string">
            <text:p>Velocity</text:p>
          </table:table-cell>
          <table:table-cell office:value-type="float" office:value="16.6977" calcext:value-type="float">
            <text:p>16.697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74338" calcext:value-type="float">
            <text:p>0.174338</text:p>
          </table:table-cell>
          <table:table-cell office:value-type="string" calcext:value-type="string">
            <text:p>Steering</text:p>
          </table:table-cell>
          <table:table-cell office:value-type="float" office:value="0.014563" calcext:value-type="float">
            <text:p>0.014563</text:p>
          </table:table-cell>
          <table:table-cell office:value-type="string" calcext:value-type="string">
            <text:p>Acc</text:p>
          </table:table-cell>
          <table:table-cell office:value-type="float" office:value="0.321545" calcext:value-type="float">
            <text:p>0.321545</text:p>
          </table:table-cell>
          <table:table-cell office:value-type="string" calcext:value-type="string">
            <text:p>Velocity</text:p>
          </table:table-cell>
          <table:table-cell office:value-type="float" office:value="16.7013" calcext:value-type="float">
            <text:p>16.701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199859" calcext:value-type="float">
            <text:p>-0.0199859</text:p>
          </table:table-cell>
          <table:table-cell office:value-type="string" calcext:value-type="string">
            <text:p>Steering</text:p>
          </table:table-cell>
          <table:table-cell office:value-type="float" office:value="0.0164986" calcext:value-type="float">
            <text:p>0.0164986</text:p>
          </table:table-cell>
          <table:table-cell office:value-type="string" calcext:value-type="string">
            <text:p>Acc</text:p>
          </table:table-cell>
          <table:table-cell office:value-type="float" office:value="0.322318" calcext:value-type="float">
            <text:p>0.322318</text:p>
          </table:table-cell>
          <table:table-cell office:value-type="string" calcext:value-type="string">
            <text:p>Velocity</text:p>
          </table:table-cell>
          <table:table-cell office:value-type="float" office:value="16.7049" calcext:value-type="float">
            <text:p>16.704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62328" calcext:value-type="float">
            <text:p>-0.362328</text:p>
          </table:table-cell>
          <table:table-cell office:value-type="string" calcext:value-type="string">
            <text:p>Steering</text:p>
          </table:table-cell>
          <table:table-cell office:value-type="float" office:value="0.0108798" calcext:value-type="float">
            <text:p>0.0108798</text:p>
          </table:table-cell>
          <table:table-cell office:value-type="string" calcext:value-type="string">
            <text:p>Acc</text:p>
          </table:table-cell>
          <table:table-cell office:value-type="float" office:value="0.323637" calcext:value-type="float">
            <text:p>0.323637</text:p>
          </table:table-cell>
          <table:table-cell office:value-type="string" calcext:value-type="string">
            <text:p>Velocity</text:p>
          </table:table-cell>
          <table:table-cell office:value-type="float" office:value="16.7087" calcext:value-type="float">
            <text:p>16.708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967" calcext:value-type="float">
            <text:p>-0.3967</text:p>
          </table:table-cell>
          <table:table-cell office:value-type="string" calcext:value-type="string">
            <text:p>Steering</text:p>
          </table:table-cell>
          <table:table-cell office:value-type="float" office:value="-0.012954" calcext:value-type="float">
            <text:p>-0.012954</text:p>
          </table:table-cell>
          <table:table-cell office:value-type="string" calcext:value-type="string">
            <text:p>Acc</text:p>
          </table:table-cell>
          <table:table-cell office:value-type="float" office:value="0.322484" calcext:value-type="float">
            <text:p>0.322484</text:p>
          </table:table-cell>
          <table:table-cell office:value-type="string" calcext:value-type="string">
            <text:p>Velocity</text:p>
          </table:table-cell>
          <table:table-cell office:value-type="float" office:value="16.7134" calcext:value-type="float">
            <text:p>16.713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66678" calcext:value-type="float">
            <text:p>-0.366678</text:p>
          </table:table-cell>
          <table:table-cell office:value-type="string" calcext:value-type="string">
            <text:p>Steering</text:p>
          </table:table-cell>
          <table:table-cell office:value-type="float" office:value="-0.0404137" calcext:value-type="float">
            <text:p>-0.0404137</text:p>
          </table:table-cell>
          <table:table-cell office:value-type="string" calcext:value-type="string">
            <text:p>Acc</text:p>
          </table:table-cell>
          <table:table-cell office:value-type="float" office:value="0.321248" calcext:value-type="float">
            <text:p>0.321248</text:p>
          </table:table-cell>
          <table:table-cell office:value-type="string" calcext:value-type="string">
            <text:p>Velocity</text:p>
          </table:table-cell>
          <table:table-cell office:value-type="float" office:value="16.7185" calcext:value-type="float">
            <text:p>16.718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62556" calcext:value-type="float">
            <text:p>-0.262556</text:p>
          </table:table-cell>
          <table:table-cell office:value-type="string" calcext:value-type="string">
            <text:p>Steering</text:p>
          </table:table-cell>
          <table:table-cell office:value-type="float" office:value="-0.0749636" calcext:value-type="float">
            <text:p>-0.0749636</text:p>
          </table:table-cell>
          <table:table-cell office:value-type="string" calcext:value-type="string">
            <text:p>Acc</text:p>
          </table:table-cell>
          <table:table-cell office:value-type="float" office:value="0.320423" calcext:value-type="float">
            <text:p>0.320423</text:p>
          </table:table-cell>
          <table:table-cell office:value-type="string" calcext:value-type="string">
            <text:p>Velocity</text:p>
          </table:table-cell>
          <table:table-cell office:value-type="float" office:value="16.7225" calcext:value-type="float">
            <text:p>16.722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48003" calcext:value-type="float">
            <text:p>0.348003</text:p>
          </table:table-cell>
          <table:table-cell office:value-type="string" calcext:value-type="string">
            <text:p>Steering</text:p>
          </table:table-cell>
          <table:table-cell office:value-type="float" office:value="-0.0786288" calcext:value-type="float">
            <text:p>-0.0786288</text:p>
          </table:table-cell>
          <table:table-cell office:value-type="string" calcext:value-type="string">
            <text:p>Acc</text:p>
          </table:table-cell>
          <table:table-cell office:value-type="float" office:value="0.319617" calcext:value-type="float">
            <text:p>0.319617</text:p>
          </table:table-cell>
          <table:table-cell office:value-type="string" calcext:value-type="string">
            <text:p>Velocity</text:p>
          </table:table-cell>
          <table:table-cell office:value-type="float" office:value="16.7246" calcext:value-type="float">
            <text:p>16.724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12199" calcext:value-type="float">
            <text:p>0.312199</text:p>
          </table:table-cell>
          <table:table-cell office:value-type="string" calcext:value-type="string">
            <text:p>Steering</text:p>
          </table:table-cell>
          <table:table-cell office:value-type="float" office:value="-0.0935655" calcext:value-type="float">
            <text:p>-0.0935655</text:p>
          </table:table-cell>
          <table:table-cell office:value-type="string" calcext:value-type="string">
            <text:p>Acc</text:p>
          </table:table-cell>
          <table:table-cell office:value-type="float" office:value="0.320111" calcext:value-type="float">
            <text:p>0.320111</text:p>
          </table:table-cell>
          <table:table-cell office:value-type="string" calcext:value-type="string">
            <text:p>Velocity</text:p>
          </table:table-cell>
          <table:table-cell office:value-type="float" office:value="16.7252" calcext:value-type="float">
            <text:p>16.725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30848" calcext:value-type="float">
            <text:p>0.330848</text:p>
          </table:table-cell>
          <table:table-cell office:value-type="string" calcext:value-type="string">
            <text:p>Steering</text:p>
          </table:table-cell>
          <table:table-cell office:value-type="float" office:value="-0.106732" calcext:value-type="float">
            <text:p>-0.106732</text:p>
          </table:table-cell>
          <table:table-cell office:value-type="string" calcext:value-type="string">
            <text:p>Acc</text:p>
          </table:table-cell>
          <table:table-cell office:value-type="float" office:value="0.320936" calcext:value-type="float">
            <text:p>0.320936</text:p>
          </table:table-cell>
          <table:table-cell office:value-type="string" calcext:value-type="string">
            <text:p>Velocity</text:p>
          </table:table-cell>
          <table:table-cell office:value-type="float" office:value="16.7261" calcext:value-type="float">
            <text:p>16.726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80192" calcext:value-type="float">
            <text:p>0.380192</text:p>
          </table:table-cell>
          <table:table-cell office:value-type="string" calcext:value-type="string">
            <text:p>Steering</text:p>
          </table:table-cell>
          <table:table-cell office:value-type="float" office:value="-0.114046" calcext:value-type="float">
            <text:p>-0.114046</text:p>
          </table:table-cell>
          <table:table-cell office:value-type="string" calcext:value-type="string">
            <text:p>Acc</text:p>
          </table:table-cell>
          <table:table-cell office:value-type="float" office:value="0.321819" calcext:value-type="float">
            <text:p>0.321819</text:p>
          </table:table-cell>
          <table:table-cell office:value-type="string" calcext:value-type="string">
            <text:p>Velocity</text:p>
          </table:table-cell>
          <table:table-cell office:value-type="float" office:value="16.7268" calcext:value-type="float">
            <text:p>16.726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52031" calcext:value-type="float">
            <text:p>0.452031</text:p>
          </table:table-cell>
          <table:table-cell office:value-type="string" calcext:value-type="string">
            <text:p>Steering</text:p>
          </table:table-cell>
          <table:table-cell office:value-type="float" office:value="-0.115644" calcext:value-type="float">
            <text:p>-0.115644</text:p>
          </table:table-cell>
          <table:table-cell office:value-type="string" calcext:value-type="string">
            <text:p>Acc</text:p>
          </table:table-cell>
          <table:table-cell office:value-type="float" office:value="0.322769" calcext:value-type="float">
            <text:p>0.322769</text:p>
          </table:table-cell>
          <table:table-cell office:value-type="string" calcext:value-type="string">
            <text:p>Velocity</text:p>
          </table:table-cell>
          <table:table-cell office:value-type="float" office:value="16.7278" calcext:value-type="float">
            <text:p>16.727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48564" calcext:value-type="float">
            <text:p>0.748564</text:p>
          </table:table-cell>
          <table:table-cell office:value-type="string" calcext:value-type="string">
            <text:p>Steering</text:p>
          </table:table-cell>
          <table:table-cell office:value-type="float" office:value="-0.0786025" calcext:value-type="float">
            <text:p>-0.0786025</text:p>
          </table:table-cell>
          <table:table-cell office:value-type="string" calcext:value-type="string">
            <text:p>Acc</text:p>
          </table:table-cell>
          <table:table-cell office:value-type="float" office:value="0.321266" calcext:value-type="float">
            <text:p>0.321266</text:p>
          </table:table-cell>
          <table:table-cell office:value-type="string" calcext:value-type="string">
            <text:p>Velocity</text:p>
          </table:table-cell>
          <table:table-cell office:value-type="float" office:value="16.7294" calcext:value-type="float">
            <text:p>16.729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621835" calcext:value-type="float">
            <text:p>0.621835</text:p>
          </table:table-cell>
          <table:table-cell office:value-type="string" calcext:value-type="string">
            <text:p>Steering</text:p>
          </table:table-cell>
          <table:table-cell office:value-type="float" office:value="-0.0596118" calcext:value-type="float">
            <text:p>-0.0596118</text:p>
          </table:table-cell>
          <table:table-cell office:value-type="string" calcext:value-type="string">
            <text:p>Acc</text:p>
          </table:table-cell>
          <table:table-cell office:value-type="float" office:value="0.320715" calcext:value-type="float">
            <text:p>0.320715</text:p>
          </table:table-cell>
          <table:table-cell office:value-type="string" calcext:value-type="string">
            <text:p>Velocity</text:p>
          </table:table-cell>
          <table:table-cell office:value-type="float" office:value="16.7319" calcext:value-type="float">
            <text:p>16.731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6867" calcext:value-type="float">
            <text:p>0.46867</text:p>
          </table:table-cell>
          <table:table-cell office:value-type="string" calcext:value-type="string">
            <text:p>Steering</text:p>
          </table:table-cell>
          <table:table-cell office:value-type="float" office:value="-0.038839" calcext:value-type="float">
            <text:p>-0.038839</text:p>
          </table:table-cell>
          <table:table-cell office:value-type="string" calcext:value-type="string">
            <text:p>Acc</text:p>
          </table:table-cell>
          <table:table-cell office:value-type="float" office:value="0.320411" calcext:value-type="float">
            <text:p>0.320411</text:p>
          </table:table-cell>
          <table:table-cell office:value-type="string" calcext:value-type="string">
            <text:p>Velocity</text:p>
          </table:table-cell>
          <table:table-cell office:value-type="float" office:value="16.7357" calcext:value-type="float">
            <text:p>16.735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15399" calcext:value-type="float">
            <text:p>0.315399</text:p>
          </table:table-cell>
          <table:table-cell office:value-type="string" calcext:value-type="string">
            <text:p>Steering</text:p>
          </table:table-cell>
          <table:table-cell office:value-type="float" office:value="-0.0220799" calcext:value-type="float">
            <text:p>-0.0220799</text:p>
          </table:table-cell>
          <table:table-cell office:value-type="string" calcext:value-type="string">
            <text:p>Acc</text:p>
          </table:table-cell>
          <table:table-cell office:value-type="float" office:value="0.320466" calcext:value-type="float">
            <text:p>0.320466</text:p>
          </table:table-cell>
          <table:table-cell office:value-type="string" calcext:value-type="string">
            <text:p>Velocity</text:p>
          </table:table-cell>
          <table:table-cell office:value-type="float" office:value="16.7393" calcext:value-type="float">
            <text:p>16.739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73846" calcext:value-type="float">
            <text:p>0.173846</text:p>
          </table:table-cell>
          <table:table-cell office:value-type="string" calcext:value-type="string">
            <text:p>Steering</text:p>
          </table:table-cell>
          <table:table-cell office:value-type="float" office:value="-0.0105536" calcext:value-type="float">
            <text:p>-0.0105536</text:p>
          </table:table-cell>
          <table:table-cell office:value-type="string" calcext:value-type="string">
            <text:p>Acc</text:p>
          </table:table-cell>
          <table:table-cell office:value-type="float" office:value="0.320711" calcext:value-type="float">
            <text:p>0.320711</text:p>
          </table:table-cell>
          <table:table-cell office:value-type="string" calcext:value-type="string">
            <text:p>Velocity</text:p>
          </table:table-cell>
          <table:table-cell office:value-type="float" office:value="16.7426" calcext:value-type="float">
            <text:p>16.742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701265" calcext:value-type="float">
            <text:p>0.0701265</text:p>
          </table:table-cell>
          <table:table-cell office:value-type="string" calcext:value-type="string">
            <text:p>Steering</text:p>
          </table:table-cell>
          <table:table-cell office:value-type="float" office:value="-0.00573853" calcext:value-type="float">
            <text:p>-0.00573853</text:p>
          </table:table-cell>
          <table:table-cell office:value-type="string" calcext:value-type="string">
            <text:p>Acc</text:p>
          </table:table-cell>
          <table:table-cell office:value-type="float" office:value="0.320917" calcext:value-type="float">
            <text:p>0.320917</text:p>
          </table:table-cell>
          <table:table-cell office:value-type="string" calcext:value-type="string">
            <text:p>Velocity</text:p>
          </table:table-cell>
          <table:table-cell office:value-type="float" office:value="16.7452" calcext:value-type="float">
            <text:p>16.745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157197" calcext:value-type="float">
            <text:p>-0.0157197</text:p>
          </table:table-cell>
          <table:table-cell office:value-type="string" calcext:value-type="string">
            <text:p>Steering</text:p>
          </table:table-cell>
          <table:table-cell office:value-type="float" office:value="-0.00546696" calcext:value-type="float">
            <text:p>-0.00546696</text:p>
          </table:table-cell>
          <table:table-cell office:value-type="string" calcext:value-type="string">
            <text:p>Acc</text:p>
          </table:table-cell>
          <table:table-cell office:value-type="float" office:value="0.32102" calcext:value-type="float">
            <text:p>0.32102</text:p>
          </table:table-cell>
          <table:table-cell office:value-type="string" calcext:value-type="string">
            <text:p>Velocity</text:p>
          </table:table-cell>
          <table:table-cell office:value-type="float" office:value="16.7482" calcext:value-type="float">
            <text:p>16.748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630711" calcext:value-type="float">
            <text:p>-0.0630711</text:p>
          </table:table-cell>
          <table:table-cell office:value-type="string" calcext:value-type="string">
            <text:p>Steering</text:p>
          </table:table-cell>
          <table:table-cell office:value-type="float" office:value="-0.00916576" calcext:value-type="float">
            <text:p>-0.00916576</text:p>
          </table:table-cell>
          <table:table-cell office:value-type="string" calcext:value-type="string">
            <text:p>Acc</text:p>
          </table:table-cell>
          <table:table-cell office:value-type="float" office:value="0.320982" calcext:value-type="float">
            <text:p>0.320982</text:p>
          </table:table-cell>
          <table:table-cell office:value-type="string" calcext:value-type="string">
            <text:p>Velocity</text:p>
          </table:table-cell>
          <table:table-cell office:value-type="float" office:value="16.7512" calcext:value-type="float">
            <text:p>16.751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733186" calcext:value-type="float">
            <text:p>-0.0733186</text:p>
          </table:table-cell>
          <table:table-cell office:value-type="string" calcext:value-type="string">
            <text:p>Steering</text:p>
          </table:table-cell>
          <table:table-cell office:value-type="float" office:value="-0.014914" calcext:value-type="float">
            <text:p>-0.014914</text:p>
          </table:table-cell>
          <table:table-cell office:value-type="string" calcext:value-type="string">
            <text:p>Acc</text:p>
          </table:table-cell>
          <table:table-cell office:value-type="float" office:value="0.320895" calcext:value-type="float">
            <text:p>0.320895</text:p>
          </table:table-cell>
          <table:table-cell office:value-type="string" calcext:value-type="string">
            <text:p>Velocity</text:p>
          </table:table-cell>
          <table:table-cell office:value-type="float" office:value="16.7542" calcext:value-type="float">
            <text:p>16.754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521264" calcext:value-type="float">
            <text:p>-0.0521264</text:p>
          </table:table-cell>
          <table:table-cell office:value-type="string" calcext:value-type="string">
            <text:p>Steering</text:p>
          </table:table-cell>
          <table:table-cell office:value-type="float" office:value="-0.0205693" calcext:value-type="float">
            <text:p>-0.0205693</text:p>
          </table:table-cell>
          <table:table-cell office:value-type="string" calcext:value-type="string">
            <text:p>Acc</text:p>
          </table:table-cell>
          <table:table-cell office:value-type="float" office:value="0.32086" calcext:value-type="float">
            <text:p>0.32086</text:p>
          </table:table-cell>
          <table:table-cell office:value-type="string" calcext:value-type="string">
            <text:p>Velocity</text:p>
          </table:table-cell>
          <table:table-cell office:value-type="float" office:value="16.7571" calcext:value-type="float">
            <text:p>16.757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148019" calcext:value-type="float">
            <text:p>-0.0148019</text:p>
          </table:table-cell>
          <table:table-cell office:value-type="string" calcext:value-type="string">
            <text:p>Steering</text:p>
          </table:table-cell>
          <table:table-cell office:value-type="float" office:value="-0.023807" calcext:value-type="float">
            <text:p>-0.023807</text:p>
          </table:table-cell>
          <table:table-cell office:value-type="string" calcext:value-type="string">
            <text:p>Acc</text:p>
          </table:table-cell>
          <table:table-cell office:value-type="float" office:value="0.320906" calcext:value-type="float">
            <text:p>0.320906</text:p>
          </table:table-cell>
          <table:table-cell office:value-type="string" calcext:value-type="string">
            <text:p>Velocity</text:p>
          </table:table-cell>
          <table:table-cell office:value-type="float" office:value="16.7595" calcext:value-type="float">
            <text:p>16.759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391265" calcext:value-type="float">
            <text:p>0.0391265</text:p>
          </table:table-cell>
          <table:table-cell office:value-type="string" calcext:value-type="string">
            <text:p>Steering</text:p>
          </table:table-cell>
          <table:table-cell office:value-type="float" office:value="-0.0236559" calcext:value-type="float">
            <text:p>-0.0236559</text:p>
          </table:table-cell>
          <table:table-cell office:value-type="string" calcext:value-type="string">
            <text:p>Acc</text:p>
          </table:table-cell>
          <table:table-cell office:value-type="float" office:value="0.320995" calcext:value-type="float">
            <text:p>0.320995</text:p>
          </table:table-cell>
          <table:table-cell office:value-type="string" calcext:value-type="string">
            <text:p>Velocity</text:p>
          </table:table-cell>
          <table:table-cell office:value-type="float" office:value="16.7622" calcext:value-type="float">
            <text:p>16.762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9305" calcext:value-type="float">
            <text:p>0.09305</text:p>
          </table:table-cell>
          <table:table-cell office:value-type="string" calcext:value-type="string">
            <text:p>Steering</text:p>
          </table:table-cell>
          <table:table-cell office:value-type="float" office:value="-0.0182141" calcext:value-type="float">
            <text:p>-0.0182141</text:p>
          </table:table-cell>
          <table:table-cell office:value-type="string" calcext:value-type="string">
            <text:p>Acc</text:p>
          </table:table-cell>
          <table:table-cell office:value-type="float" office:value="0.321001" calcext:value-type="float">
            <text:p>0.321001</text:p>
          </table:table-cell>
          <table:table-cell office:value-type="string" calcext:value-type="string">
            <text:p>Velocity</text:p>
          </table:table-cell>
          <table:table-cell office:value-type="float" office:value="16.7648" calcext:value-type="float">
            <text:p>16.764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29012" calcext:value-type="float">
            <text:p>0.129012</text:p>
          </table:table-cell>
          <table:table-cell office:value-type="string" calcext:value-type="string">
            <text:p>Steering</text:p>
          </table:table-cell>
          <table:table-cell office:value-type="float" office:value="0.106946" calcext:value-type="float">
            <text:p>0.106946</text:p>
          </table:table-cell>
          <table:table-cell office:value-type="string" calcext:value-type="string">
            <text:p>Acc</text:p>
          </table:table-cell>
          <table:table-cell office:value-type="float" office:value="0.32696" calcext:value-type="float">
            <text:p>0.32696</text:p>
          </table:table-cell>
          <table:table-cell office:value-type="string" calcext:value-type="string">
            <text:p>Velocity</text:p>
          </table:table-cell>
          <table:table-cell office:value-type="float" office:value="16.7681" calcext:value-type="float">
            <text:p>16.768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70159" calcext:value-type="float">
            <text:p>-0.370159</text:p>
          </table:table-cell>
          <table:table-cell office:value-type="string" calcext:value-type="string">
            <text:p>Steering</text:p>
          </table:table-cell>
          <table:table-cell office:value-type="float" office:value="0.123364" calcext:value-type="float">
            <text:p>0.123364</text:p>
          </table:table-cell>
          <table:table-cell office:value-type="string" calcext:value-type="string">
            <text:p>Acc</text:p>
          </table:table-cell>
          <table:table-cell office:value-type="float" office:value="0.331582" calcext:value-type="float">
            <text:p>0.331582</text:p>
          </table:table-cell>
          <table:table-cell office:value-type="string" calcext:value-type="string">
            <text:p>Velocity</text:p>
          </table:table-cell>
          <table:table-cell office:value-type="float" office:value="16.7708" calcext:value-type="float">
            <text:p>16.770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702566" calcext:value-type="float">
            <text:p>-0.702566</text:p>
          </table:table-cell>
          <table:table-cell office:value-type="string" calcext:value-type="string">
            <text:p>Steering</text:p>
          </table:table-cell>
          <table:table-cell office:value-type="float" office:value="0.115843" calcext:value-type="float">
            <text:p>0.115843</text:p>
          </table:table-cell>
          <table:table-cell office:value-type="string" calcext:value-type="string">
            <text:p>Acc</text:p>
          </table:table-cell>
          <table:table-cell office:value-type="float" office:value="0.331697" calcext:value-type="float">
            <text:p>0.331697</text:p>
          </table:table-cell>
          <table:table-cell office:value-type="string" calcext:value-type="string">
            <text:p>Velocity</text:p>
          </table:table-cell>
          <table:table-cell office:value-type="float" office:value="16.7721" calcext:value-type="float">
            <text:p>16.772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834773" calcext:value-type="float">
            <text:p>-0.834773</text:p>
          </table:table-cell>
          <table:table-cell office:value-type="string" calcext:value-type="string">
            <text:p>Steering</text:p>
          </table:table-cell>
          <table:table-cell office:value-type="float" office:value="0.0866347" calcext:value-type="float">
            <text:p>0.0866347</text:p>
          </table:table-cell>
          <table:table-cell office:value-type="string" calcext:value-type="string">
            <text:p>Acc</text:p>
          </table:table-cell>
          <table:table-cell office:value-type="float" office:value="0.327279" calcext:value-type="float">
            <text:p>0.327279</text:p>
          </table:table-cell>
          <table:table-cell office:value-type="string" calcext:value-type="string">
            <text:p>Velocity</text:p>
          </table:table-cell>
          <table:table-cell office:value-type="float" office:value="16.7792" calcext:value-type="float">
            <text:p>16.779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779959" calcext:value-type="float">
            <text:p>-0.779959</text:p>
          </table:table-cell>
          <table:table-cell office:value-type="string" calcext:value-type="string">
            <text:p>Steering</text:p>
          </table:table-cell>
          <table:table-cell office:value-type="float" office:value="0.0432311" calcext:value-type="float">
            <text:p>0.0432311</text:p>
          </table:table-cell>
          <table:table-cell office:value-type="string" calcext:value-type="string">
            <text:p>Acc</text:p>
          </table:table-cell>
          <table:table-cell office:value-type="float" office:value="0.321449" calcext:value-type="float">
            <text:p>0.321449</text:p>
          </table:table-cell>
          <table:table-cell office:value-type="string" calcext:value-type="string">
            <text:p>Velocity</text:p>
          </table:table-cell>
          <table:table-cell office:value-type="float" office:value="16.7891" calcext:value-type="float">
            <text:p>16.789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606815" calcext:value-type="float">
            <text:p>-0.606815</text:p>
          </table:table-cell>
          <table:table-cell office:value-type="string" calcext:value-type="string">
            <text:p>Steering</text:p>
          </table:table-cell>
          <table:table-cell office:value-type="float" office:value="0.00687622" calcext:value-type="float">
            <text:p>0.00687622</text:p>
          </table:table-cell>
          <table:table-cell office:value-type="string" calcext:value-type="string">
            <text:p>Acc</text:p>
          </table:table-cell>
          <table:table-cell office:value-type="float" office:value="0.318432" calcext:value-type="float">
            <text:p>0.318432</text:p>
          </table:table-cell>
          <table:table-cell office:value-type="string" calcext:value-type="string">
            <text:p>Velocity</text:p>
          </table:table-cell>
          <table:table-cell office:value-type="float" office:value="16.796" calcext:value-type="float">
            <text:p>16.79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0174" calcext:value-type="float">
            <text:p>-0.40174</text:p>
          </table:table-cell>
          <table:table-cell office:value-type="string" calcext:value-type="string">
            <text:p>Steering</text:p>
          </table:table-cell>
          <table:table-cell office:value-type="float" office:value="-0.0159424" calcext:value-type="float">
            <text:p>-0.0159424</text:p>
          </table:table-cell>
          <table:table-cell office:value-type="string" calcext:value-type="string">
            <text:p>Acc</text:p>
          </table:table-cell>
          <table:table-cell office:value-type="float" office:value="0.317915" calcext:value-type="float">
            <text:p>0.317915</text:p>
          </table:table-cell>
          <table:table-cell office:value-type="string" calcext:value-type="string">
            <text:p>Velocity</text:p>
          </table:table-cell>
          <table:table-cell office:value-type="float" office:value="16.7983" calcext:value-type="float">
            <text:p>16.798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50157" calcext:value-type="float">
            <text:p>-0.150157</text:p>
          </table:table-cell>
          <table:table-cell office:value-type="string" calcext:value-type="string">
            <text:p>Steering</text:p>
          </table:table-cell>
          <table:table-cell office:value-type="float" office:value="-0.0252659" calcext:value-type="float">
            <text:p>-0.0252659</text:p>
          </table:table-cell>
          <table:table-cell office:value-type="string" calcext:value-type="string">
            <text:p>Acc</text:p>
          </table:table-cell>
          <table:table-cell office:value-type="float" office:value="0.318613" calcext:value-type="float">
            <text:p>0.318613</text:p>
          </table:table-cell>
          <table:table-cell office:value-type="string" calcext:value-type="string">
            <text:p>Velocity</text:p>
          </table:table-cell>
          <table:table-cell office:value-type="float" office:value="16.7983" calcext:value-type="float">
            <text:p>16.798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536116" calcext:value-type="float">
            <text:p>0.0536116</text:p>
          </table:table-cell>
          <table:table-cell office:value-type="string" calcext:value-type="string">
            <text:p>Steering</text:p>
          </table:table-cell>
          <table:table-cell office:value-type="float" office:value="-0.0164905" calcext:value-type="float">
            <text:p>-0.0164905</text:p>
          </table:table-cell>
          <table:table-cell office:value-type="string" calcext:value-type="string">
            <text:p>Acc</text:p>
          </table:table-cell>
          <table:table-cell office:value-type="float" office:value="0.318943" calcext:value-type="float">
            <text:p>0.318943</text:p>
          </table:table-cell>
          <table:table-cell office:value-type="string" calcext:value-type="string">
            <text:p>Velocity</text:p>
          </table:table-cell>
          <table:table-cell office:value-type="float" office:value="16.7978" calcext:value-type="float">
            <text:p>16.797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33968" calcext:value-type="float">
            <text:p>0.233968</text:p>
          </table:table-cell>
          <table:table-cell office:value-type="string" calcext:value-type="string">
            <text:p>Steering</text:p>
          </table:table-cell>
          <table:table-cell office:value-type="float" office:value="0.0140542" calcext:value-type="float">
            <text:p>0.0140542</text:p>
          </table:table-cell>
          <table:table-cell office:value-type="string" calcext:value-type="string">
            <text:p>Acc</text:p>
          </table:table-cell>
          <table:table-cell office:value-type="float" office:value="0.317577" calcext:value-type="float">
            <text:p>0.317577</text:p>
          </table:table-cell>
          <table:table-cell office:value-type="string" calcext:value-type="string">
            <text:p>Velocity</text:p>
          </table:table-cell>
          <table:table-cell office:value-type="float" office:value="16.7976" calcext:value-type="float">
            <text:p>16.797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55954" calcext:value-type="float">
            <text:p>0.255954</text:p>
          </table:table-cell>
          <table:table-cell office:value-type="string" calcext:value-type="string">
            <text:p>Steering</text:p>
          </table:table-cell>
          <table:table-cell office:value-type="float" office:value="0.0947583" calcext:value-type="float">
            <text:p>0.0947583</text:p>
          </table:table-cell>
          <table:table-cell office:value-type="string" calcext:value-type="string">
            <text:p>Acc</text:p>
          </table:table-cell>
          <table:table-cell office:value-type="float" office:value="0.313135" calcext:value-type="float">
            <text:p>0.313135</text:p>
          </table:table-cell>
          <table:table-cell office:value-type="string" calcext:value-type="string">
            <text:p>Velocity</text:p>
          </table:table-cell>
          <table:table-cell office:value-type="float" office:value="16.7974" calcext:value-type="float">
            <text:p>16.797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20695" calcext:value-type="float">
            <text:p>-0.220695</text:p>
          </table:table-cell>
          <table:table-cell office:value-type="string" calcext:value-type="string">
            <text:p>Steering</text:p>
          </table:table-cell>
          <table:table-cell office:value-type="float" office:value="0.137735" calcext:value-type="float">
            <text:p>0.137735</text:p>
          </table:table-cell>
          <table:table-cell office:value-type="string" calcext:value-type="string">
            <text:p>Acc</text:p>
          </table:table-cell>
          <table:table-cell office:value-type="float" office:value="0.302905" calcext:value-type="float">
            <text:p>0.302905</text:p>
          </table:table-cell>
          <table:table-cell office:value-type="string" calcext:value-type="string">
            <text:p>Velocity</text:p>
          </table:table-cell>
          <table:table-cell office:value-type="float" office:value="16.7927" calcext:value-type="float">
            <text:p>16.792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26097" calcext:value-type="float">
            <text:p>-0.426097</text:p>
          </table:table-cell>
          <table:table-cell office:value-type="string" calcext:value-type="string">
            <text:p>Steering</text:p>
          </table:table-cell>
          <table:table-cell office:value-type="float" office:value="0.186843" calcext:value-type="float">
            <text:p>0.186843</text:p>
          </table:table-cell>
          <table:table-cell office:value-type="string" calcext:value-type="string">
            <text:p>Acc</text:p>
          </table:table-cell>
          <table:table-cell office:value-type="float" office:value="0.294401" calcext:value-type="float">
            <text:p>0.294401</text:p>
          </table:table-cell>
          <table:table-cell office:value-type="string" calcext:value-type="string">
            <text:p>Velocity</text:p>
          </table:table-cell>
          <table:table-cell office:value-type="float" office:value="16.7795" calcext:value-type="float">
            <text:p>16.779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00693374" calcext:value-type="float">
            <text:p>-0.000693374</text:p>
          </table:table-cell>
          <table:table-cell office:value-type="string" calcext:value-type="string">
            <text:p>Steering</text:p>
          </table:table-cell>
          <table:table-cell office:value-type="float" office:value="0.282945" calcext:value-type="float">
            <text:p>0.282945</text:p>
          </table:table-cell>
          <table:table-cell office:value-type="string" calcext:value-type="string">
            <text:p>Acc</text:p>
          </table:table-cell>
          <table:table-cell office:value-type="float" office:value="0.315095" calcext:value-type="float">
            <text:p>0.315095</text:p>
          </table:table-cell>
          <table:table-cell office:value-type="string" calcext:value-type="string">
            <text:p>Velocity</text:p>
          </table:table-cell>
          <table:table-cell office:value-type="float" office:value="16.7632" calcext:value-type="float">
            <text:p>16.763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07391" calcext:value-type="float">
            <text:p>-1.07391</text:p>
          </table:table-cell>
          <table:table-cell office:value-type="string" calcext:value-type="string">
            <text:p>Steering</text:p>
          </table:table-cell>
          <table:table-cell office:value-type="float" office:value="0.30107" calcext:value-type="float">
            <text:p>0.30107</text:p>
          </table:table-cell>
          <table:table-cell office:value-type="string" calcext:value-type="string">
            <text:p>Acc</text:p>
          </table:table-cell>
          <table:table-cell office:value-type="float" office:value="0.289739" calcext:value-type="float">
            <text:p>0.289739</text:p>
          </table:table-cell>
          <table:table-cell office:value-type="string" calcext:value-type="string">
            <text:p>Velocity</text:p>
          </table:table-cell>
          <table:table-cell office:value-type="float" office:value="16.7309" calcext:value-type="float">
            <text:p>16.730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22773" calcext:value-type="float">
            <text:p>-1.22773</text:p>
          </table:table-cell>
          <table:table-cell office:value-type="string" calcext:value-type="string">
            <text:p>Steering</text:p>
          </table:table-cell>
          <table:table-cell office:value-type="float" office:value="0.359389" calcext:value-type="float">
            <text:p>0.359389</text:p>
          </table:table-cell>
          <table:table-cell office:value-type="string" calcext:value-type="string">
            <text:p>Acc</text:p>
          </table:table-cell>
          <table:table-cell office:value-type="float" office:value="0.301254" calcext:value-type="float">
            <text:p>0.301254</text:p>
          </table:table-cell>
          <table:table-cell office:value-type="string" calcext:value-type="string">
            <text:p>Velocity</text:p>
          </table:table-cell>
          <table:table-cell office:value-type="float" office:value="16.7028" calcext:value-type="float">
            <text:p>16.702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49047" calcext:value-type="float">
            <text:p>-1.49047</text:p>
          </table:table-cell>
          <table:table-cell office:value-type="string" calcext:value-type="string">
            <text:p>Steering</text:p>
          </table:table-cell>
          <table:table-cell office:value-type="float" office:value="0.383782" calcext:value-type="float">
            <text:p>0.383782</text:p>
          </table:table-cell>
          <table:table-cell office:value-type="string" calcext:value-type="string">
            <text:p>Acc</text:p>
          </table:table-cell>
          <table:table-cell office:value-type="float" office:value="0.296498" calcext:value-type="float">
            <text:p>0.296498</text:p>
          </table:table-cell>
          <table:table-cell office:value-type="string" calcext:value-type="string">
            <text:p>Velocity</text:p>
          </table:table-cell>
          <table:table-cell office:value-type="float" office:value="16.6572" calcext:value-type="float">
            <text:p>16.657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43931" calcext:value-type="float">
            <text:p>-1.43931</text:p>
          </table:table-cell>
          <table:table-cell office:value-type="string" calcext:value-type="string">
            <text:p>Steering</text:p>
          </table:table-cell>
          <table:table-cell office:value-type="float" office:value="0.417294" calcext:value-type="float">
            <text:p>0.417294</text:p>
          </table:table-cell>
          <table:table-cell office:value-type="string" calcext:value-type="string">
            <text:p>Acc</text:p>
          </table:table-cell>
          <table:table-cell office:value-type="float" office:value="0.309128" calcext:value-type="float">
            <text:p>0.309128</text:p>
          </table:table-cell>
          <table:table-cell office:value-type="string" calcext:value-type="string">
            <text:p>Velocity</text:p>
          </table:table-cell>
          <table:table-cell office:value-type="float" office:value="16.6194" calcext:value-type="float">
            <text:p>16.619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53244" calcext:value-type="float">
            <text:p>-1.53244</text:p>
          </table:table-cell>
          <table:table-cell office:value-type="string" calcext:value-type="string">
            <text:p>Steering</text:p>
          </table:table-cell>
          <table:table-cell office:value-type="float" office:value="0.436031" calcext:value-type="float">
            <text:p>0.436031</text:p>
          </table:table-cell>
          <table:table-cell office:value-type="string" calcext:value-type="string">
            <text:p>Acc</text:p>
          </table:table-cell>
          <table:table-cell office:value-type="float" office:value="0.32396" calcext:value-type="float">
            <text:p>0.32396</text:p>
          </table:table-cell>
          <table:table-cell office:value-type="string" calcext:value-type="string">
            <text:p>Velocity</text:p>
          </table:table-cell>
          <table:table-cell office:value-type="float" office:value="16.5745" calcext:value-type="float">
            <text:p>16.574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64706" calcext:value-type="float">
            <text:p>-1.64706</text:p>
          </table:table-cell>
          <table:table-cell office:value-type="string" calcext:value-type="string">
            <text:p>Steering</text:p>
          </table:table-cell>
          <table:table-cell office:value-type="float" office:value="0.434958" calcext:value-type="float">
            <text:p>0.434958</text:p>
          </table:table-cell>
          <table:table-cell office:value-type="string" calcext:value-type="string">
            <text:p>Acc</text:p>
          </table:table-cell>
          <table:table-cell office:value-type="float" office:value="0.334557" calcext:value-type="float">
            <text:p>0.334557</text:p>
          </table:table-cell>
          <table:table-cell office:value-type="string" calcext:value-type="string">
            <text:p>Velocity</text:p>
          </table:table-cell>
          <table:table-cell office:value-type="float" office:value="16.5408" calcext:value-type="float">
            <text:p>16.540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85376" calcext:value-type="float">
            <text:p>-1.85376</text:p>
          </table:table-cell>
          <table:table-cell office:value-type="string" calcext:value-type="string">
            <text:p>Steering</text:p>
          </table:table-cell>
          <table:table-cell office:value-type="float" office:value="0.403721" calcext:value-type="float">
            <text:p>0.403721</text:p>
          </table:table-cell>
          <table:table-cell office:value-type="string" calcext:value-type="string">
            <text:p>Acc</text:p>
          </table:table-cell>
          <table:table-cell office:value-type="float" office:value="0.341824" calcext:value-type="float">
            <text:p>0.341824</text:p>
          </table:table-cell>
          <table:table-cell office:value-type="string" calcext:value-type="string">
            <text:p>Velocity</text:p>
          </table:table-cell>
          <table:table-cell office:value-type="float" office:value="16.5139" calcext:value-type="float">
            <text:p>16.513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91388" calcext:value-type="float">
            <text:p>-1.91388</text:p>
          </table:table-cell>
          <table:table-cell office:value-type="string" calcext:value-type="string">
            <text:p>Steering</text:p>
          </table:table-cell>
          <table:table-cell office:value-type="float" office:value="0.365266" calcext:value-type="float">
            <text:p>0.365266</text:p>
          </table:table-cell>
          <table:table-cell office:value-type="string" calcext:value-type="string">
            <text:p>Acc</text:p>
          </table:table-cell>
          <table:table-cell office:value-type="float" office:value="0.345736" calcext:value-type="float">
            <text:p>0.345736</text:p>
          </table:table-cell>
          <table:table-cell office:value-type="string" calcext:value-type="string">
            <text:p>Velocity</text:p>
          </table:table-cell>
          <table:table-cell office:value-type="float" office:value="16.5109" calcext:value-type="float">
            <text:p>16.510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97565" calcext:value-type="float">
            <text:p>-1.97565</text:p>
          </table:table-cell>
          <table:table-cell office:value-type="string" calcext:value-type="string">
            <text:p>Steering</text:p>
          </table:table-cell>
          <table:table-cell office:value-type="float" office:value="0.302783" calcext:value-type="float">
            <text:p>0.302783</text:p>
          </table:table-cell>
          <table:table-cell office:value-type="string" calcext:value-type="string">
            <text:p>Acc</text:p>
          </table:table-cell>
          <table:table-cell office:value-type="float" office:value="0.343285" calcext:value-type="float">
            <text:p>0.343285</text:p>
          </table:table-cell>
          <table:table-cell office:value-type="string" calcext:value-type="string">
            <text:p>Velocity</text:p>
          </table:table-cell>
          <table:table-cell office:value-type="float" office:value="16.5219" calcext:value-type="float">
            <text:p>16.521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93718" calcext:value-type="float">
            <text:p>-1.93718</text:p>
          </table:table-cell>
          <table:table-cell office:value-type="string" calcext:value-type="string">
            <text:p>Steering</text:p>
          </table:table-cell>
          <table:table-cell office:value-type="float" office:value="0.227181" calcext:value-type="float">
            <text:p>0.227181</text:p>
          </table:table-cell>
          <table:table-cell office:value-type="string" calcext:value-type="string">
            <text:p>Acc</text:p>
          </table:table-cell>
          <table:table-cell office:value-type="float" office:value="0.33581" calcext:value-type="float">
            <text:p>0.33581</text:p>
          </table:table-cell>
          <table:table-cell office:value-type="string" calcext:value-type="string">
            <text:p>Velocity</text:p>
          </table:table-cell>
          <table:table-cell office:value-type="float" office:value="16.5442" calcext:value-type="float">
            <text:p>16.544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55398" calcext:value-type="float">
            <text:p>-1.55398</text:p>
          </table:table-cell>
          <table:table-cell office:value-type="string" calcext:value-type="string">
            <text:p>Steering</text:p>
          </table:table-cell>
          <table:table-cell office:value-type="float" office:value="0.165101" calcext:value-type="float">
            <text:p>0.165101</text:p>
          </table:table-cell>
          <table:table-cell office:value-type="string" calcext:value-type="string">
            <text:p>Acc</text:p>
          </table:table-cell>
          <table:table-cell office:value-type="float" office:value="0.332753" calcext:value-type="float">
            <text:p>0.332753</text:p>
          </table:table-cell>
          <table:table-cell office:value-type="string" calcext:value-type="string">
            <text:p>Velocity</text:p>
          </table:table-cell>
          <table:table-cell office:value-type="float" office:value="16.5687" calcext:value-type="float">
            <text:p>16.568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41607" calcext:value-type="float">
            <text:p>-1.41607</text:p>
          </table:table-cell>
          <table:table-cell office:value-type="string" calcext:value-type="string">
            <text:p>Steering</text:p>
          </table:table-cell>
          <table:table-cell office:value-type="float" office:value="0.0991861" calcext:value-type="float">
            <text:p>0.0991861</text:p>
          </table:table-cell>
          <table:table-cell office:value-type="string" calcext:value-type="string">
            <text:p>Acc</text:p>
          </table:table-cell>
          <table:table-cell office:value-type="float" office:value="0.326943" calcext:value-type="float">
            <text:p>0.326943</text:p>
          </table:table-cell>
          <table:table-cell office:value-type="string" calcext:value-type="string">
            <text:p>Velocity</text:p>
          </table:table-cell>
          <table:table-cell office:value-type="float" office:value="16.5885" calcext:value-type="float">
            <text:p>16.588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18473" calcext:value-type="float">
            <text:p>-1.18473</text:p>
          </table:table-cell>
          <table:table-cell office:value-type="string" calcext:value-type="string">
            <text:p>Steering</text:p>
          </table:table-cell>
          <table:table-cell office:value-type="float" office:value="0.0380698" calcext:value-type="float">
            <text:p>0.0380698</text:p>
          </table:table-cell>
          <table:table-cell office:value-type="string" calcext:value-type="string">
            <text:p>Acc</text:p>
          </table:table-cell>
          <table:table-cell office:value-type="float" office:value="0.322986" calcext:value-type="float">
            <text:p>0.322986</text:p>
          </table:table-cell>
          <table:table-cell office:value-type="string" calcext:value-type="string">
            <text:p>Velocity</text:p>
          </table:table-cell>
          <table:table-cell office:value-type="float" office:value="16.6056" calcext:value-type="float">
            <text:p>16.605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832906" calcext:value-type="float">
            <text:p>-0.832906</text:p>
          </table:table-cell>
          <table:table-cell office:value-type="string" calcext:value-type="string">
            <text:p>Steering</text:p>
          </table:table-cell>
          <table:table-cell office:value-type="float" office:value="-0.0207151" calcext:value-type="float">
            <text:p>-0.0207151</text:p>
          </table:table-cell>
          <table:table-cell office:value-type="string" calcext:value-type="string">
            <text:p>Acc</text:p>
          </table:table-cell>
          <table:table-cell office:value-type="float" office:value="0.32183" calcext:value-type="float">
            <text:p>0.32183</text:p>
          </table:table-cell>
          <table:table-cell office:value-type="string" calcext:value-type="string">
            <text:p>Velocity</text:p>
          </table:table-cell>
          <table:table-cell office:value-type="float" office:value="16.6188" calcext:value-type="float">
            <text:p>16.618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22961" calcext:value-type="float">
            <text:p>-0.322961</text:p>
          </table:table-cell>
          <table:table-cell office:value-type="string" calcext:value-type="string">
            <text:p>Steering</text:p>
          </table:table-cell>
          <table:table-cell office:value-type="float" office:value="-0.0523045" calcext:value-type="float">
            <text:p>-0.0523045</text:p>
          </table:table-cell>
          <table:table-cell office:value-type="string" calcext:value-type="string">
            <text:p>Acc</text:p>
          </table:table-cell>
          <table:table-cell office:value-type="float" office:value="0.323632" calcext:value-type="float">
            <text:p>0.323632</text:p>
          </table:table-cell>
          <table:table-cell office:value-type="string" calcext:value-type="string">
            <text:p>Velocity</text:p>
          </table:table-cell>
          <table:table-cell office:value-type="float" office:value="16.6262" calcext:value-type="float">
            <text:p>16.626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125528" calcext:value-type="float">
            <text:p>0.0125528</text:p>
          </table:table-cell>
          <table:table-cell office:value-type="string" calcext:value-type="string">
            <text:p>Steering</text:p>
          </table:table-cell>
          <table:table-cell office:value-type="float" office:value="-0.0773676" calcext:value-type="float">
            <text:p>-0.0773676</text:p>
          </table:table-cell>
          <table:table-cell office:value-type="string" calcext:value-type="string">
            <text:p>Acc</text:p>
          </table:table-cell>
          <table:table-cell office:value-type="float" office:value="0.326251" calcext:value-type="float">
            <text:p>0.326251</text:p>
          </table:table-cell>
          <table:table-cell office:value-type="string" calcext:value-type="string">
            <text:p>Velocity</text:p>
          </table:table-cell>
          <table:table-cell office:value-type="float" office:value="16.6324" calcext:value-type="float">
            <text:p>16.632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7833" calcext:value-type="float">
            <text:p>0.27833</text:p>
          </table:table-cell>
          <table:table-cell office:value-type="string" calcext:value-type="string">
            <text:p>Steering</text:p>
          </table:table-cell>
          <table:table-cell office:value-type="float" office:value="-0.0805586" calcext:value-type="float">
            <text:p>-0.0805586</text:p>
          </table:table-cell>
          <table:table-cell office:value-type="string" calcext:value-type="string">
            <text:p>Acc</text:p>
          </table:table-cell>
          <table:table-cell office:value-type="float" office:value="0.328111" calcext:value-type="float">
            <text:p>0.328111</text:p>
          </table:table-cell>
          <table:table-cell office:value-type="string" calcext:value-type="string">
            <text:p>Velocity</text:p>
          </table:table-cell>
          <table:table-cell office:value-type="float" office:value="16.6387" calcext:value-type="float">
            <text:p>16.638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607639" calcext:value-type="float">
            <text:p>0.607639</text:p>
          </table:table-cell>
          <table:table-cell office:value-type="string" calcext:value-type="string">
            <text:p>Steering</text:p>
          </table:table-cell>
          <table:table-cell office:value-type="float" office:value="-0.0661362" calcext:value-type="float">
            <text:p>-0.0661362</text:p>
          </table:table-cell>
          <table:table-cell office:value-type="string" calcext:value-type="string">
            <text:p>Acc</text:p>
          </table:table-cell>
          <table:table-cell office:value-type="float" office:value="0.329231" calcext:value-type="float">
            <text:p>0.329231</text:p>
          </table:table-cell>
          <table:table-cell office:value-type="string" calcext:value-type="string">
            <text:p>Velocity</text:p>
          </table:table-cell>
          <table:table-cell office:value-type="float" office:value="16.6469" calcext:value-type="float">
            <text:p>16.646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670872" calcext:value-type="float">
            <text:p>0.670872</text:p>
          </table:table-cell>
          <table:table-cell office:value-type="string" calcext:value-type="string">
            <text:p>Steering</text:p>
          </table:table-cell>
          <table:table-cell office:value-type="float" office:value="-0.0386881" calcext:value-type="float">
            <text:p>-0.0386881</text:p>
          </table:table-cell>
          <table:table-cell office:value-type="string" calcext:value-type="string">
            <text:p>Acc</text:p>
          </table:table-cell>
          <table:table-cell office:value-type="float" office:value="0.327401" calcext:value-type="float">
            <text:p>0.327401</text:p>
          </table:table-cell>
          <table:table-cell office:value-type="string" calcext:value-type="string">
            <text:p>Velocity</text:p>
          </table:table-cell>
          <table:table-cell office:value-type="float" office:value="16.6555" calcext:value-type="float">
            <text:p>16.655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657209" calcext:value-type="float">
            <text:p>0.657209</text:p>
          </table:table-cell>
          <table:table-cell office:value-type="string" calcext:value-type="string">
            <text:p>Steering</text:p>
          </table:table-cell>
          <table:table-cell office:value-type="float" office:value="-0.00331433" calcext:value-type="float">
            <text:p>-0.00331433</text:p>
          </table:table-cell>
          <table:table-cell office:value-type="string" calcext:value-type="string">
            <text:p>Acc</text:p>
          </table:table-cell>
          <table:table-cell office:value-type="float" office:value="0.324883" calcext:value-type="float">
            <text:p>0.324883</text:p>
          </table:table-cell>
          <table:table-cell office:value-type="string" calcext:value-type="string">
            <text:p>Velocity</text:p>
          </table:table-cell>
          <table:table-cell office:value-type="float" office:value="16.6652" calcext:value-type="float">
            <text:p>16.665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547029" calcext:value-type="float">
            <text:p>0.547029</text:p>
          </table:table-cell>
          <table:table-cell office:value-type="string" calcext:value-type="string">
            <text:p>Steering</text:p>
          </table:table-cell>
          <table:table-cell office:value-type="float" office:value="0.0419312" calcext:value-type="float">
            <text:p>0.0419312</text:p>
          </table:table-cell>
          <table:table-cell office:value-type="string" calcext:value-type="string">
            <text:p>Acc</text:p>
          </table:table-cell>
          <table:table-cell office:value-type="float" office:value="0.322497" calcext:value-type="float">
            <text:p>0.322497</text:p>
          </table:table-cell>
          <table:table-cell office:value-type="string" calcext:value-type="string">
            <text:p>Velocity</text:p>
          </table:table-cell>
          <table:table-cell office:value-type="float" office:value="16.6749" calcext:value-type="float">
            <text:p>16.674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05973" calcext:value-type="float">
            <text:p>0.305973</text:p>
          </table:table-cell>
          <table:table-cell office:value-type="string" calcext:value-type="string">
            <text:p>Steering</text:p>
          </table:table-cell>
          <table:table-cell office:value-type="float" office:value="0.088411" calcext:value-type="float">
            <text:p>0.088411</text:p>
          </table:table-cell>
          <table:table-cell office:value-type="string" calcext:value-type="string">
            <text:p>Acc</text:p>
          </table:table-cell>
          <table:table-cell office:value-type="float" office:value="0.322001" calcext:value-type="float">
            <text:p>0.322001</text:p>
          </table:table-cell>
          <table:table-cell office:value-type="string" calcext:value-type="string">
            <text:p>Velocity</text:p>
          </table:table-cell>
          <table:table-cell office:value-type="float" office:value="16.682" calcext:value-type="float">
            <text:p>16.68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143322" calcext:value-type="float">
            <text:p>0.0143322</text:p>
          </table:table-cell>
          <table:table-cell office:value-type="string" calcext:value-type="string">
            <text:p>Steering</text:p>
          </table:table-cell>
          <table:table-cell office:value-type="float" office:value="0.127956" calcext:value-type="float">
            <text:p>0.127956</text:p>
          </table:table-cell>
          <table:table-cell office:value-type="string" calcext:value-type="string">
            <text:p>Acc</text:p>
          </table:table-cell>
          <table:table-cell office:value-type="float" office:value="0.324209" calcext:value-type="float">
            <text:p>0.324209</text:p>
          </table:table-cell>
          <table:table-cell office:value-type="string" calcext:value-type="string">
            <text:p>Velocity</text:p>
          </table:table-cell>
          <table:table-cell office:value-type="float" office:value="16.6867" calcext:value-type="float">
            <text:p>16.686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32838" calcext:value-type="float">
            <text:p>-0.232838</text:p>
          </table:table-cell>
          <table:table-cell office:value-type="string" calcext:value-type="string">
            <text:p>Steering</text:p>
          </table:table-cell>
          <table:table-cell office:value-type="float" office:value="0.146839" calcext:value-type="float">
            <text:p>0.146839</text:p>
          </table:table-cell>
          <table:table-cell office:value-type="string" calcext:value-type="string">
            <text:p>Acc</text:p>
          </table:table-cell>
          <table:table-cell office:value-type="float" office:value="0.327123" calcext:value-type="float">
            <text:p>0.327123</text:p>
          </table:table-cell>
          <table:table-cell office:value-type="string" calcext:value-type="string">
            <text:p>Velocity</text:p>
          </table:table-cell>
          <table:table-cell office:value-type="float" office:value="16.6882" calcext:value-type="float">
            <text:p>16.688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9691" calcext:value-type="float">
            <text:p>-0.49691</text:p>
          </table:table-cell>
          <table:table-cell office:value-type="string" calcext:value-type="string">
            <text:p>Steering</text:p>
          </table:table-cell>
          <table:table-cell office:value-type="float" office:value="0.150504" calcext:value-type="float">
            <text:p>0.150504</text:p>
          </table:table-cell>
          <table:table-cell office:value-type="string" calcext:value-type="string">
            <text:p>Acc</text:p>
          </table:table-cell>
          <table:table-cell office:value-type="float" office:value="0.330082" calcext:value-type="float">
            <text:p>0.330082</text:p>
          </table:table-cell>
          <table:table-cell office:value-type="string" calcext:value-type="string">
            <text:p>Velocity</text:p>
          </table:table-cell>
          <table:table-cell office:value-type="float" office:value="16.6905" calcext:value-type="float">
            <text:p>16.690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703248" calcext:value-type="float">
            <text:p>-0.703248</text:p>
          </table:table-cell>
          <table:table-cell office:value-type="string" calcext:value-type="string">
            <text:p>Steering</text:p>
          </table:table-cell>
          <table:table-cell office:value-type="float" office:value="0.13503" calcext:value-type="float">
            <text:p>0.13503</text:p>
          </table:table-cell>
          <table:table-cell office:value-type="string" calcext:value-type="string">
            <text:p>Acc</text:p>
          </table:table-cell>
          <table:table-cell office:value-type="float" office:value="0.331186" calcext:value-type="float">
            <text:p>0.331186</text:p>
          </table:table-cell>
          <table:table-cell office:value-type="string" calcext:value-type="string">
            <text:p>Velocity</text:p>
          </table:table-cell>
          <table:table-cell office:value-type="float" office:value="16.6958" calcext:value-type="float">
            <text:p>16.695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813813" calcext:value-type="float">
            <text:p>-0.813813</text:p>
          </table:table-cell>
          <table:table-cell office:value-type="string" calcext:value-type="string">
            <text:p>Steering</text:p>
          </table:table-cell>
          <table:table-cell office:value-type="float" office:value="0.107567" calcext:value-type="float">
            <text:p>0.107567</text:p>
          </table:table-cell>
          <table:table-cell office:value-type="string" calcext:value-type="string">
            <text:p>Acc</text:p>
          </table:table-cell>
          <table:table-cell office:value-type="float" office:value="0.330172" calcext:value-type="float">
            <text:p>0.330172</text:p>
          </table:table-cell>
          <table:table-cell office:value-type="string" calcext:value-type="string">
            <text:p>Velocity</text:p>
          </table:table-cell>
          <table:table-cell office:value-type="float" office:value="16.7031" calcext:value-type="float">
            <text:p>16.703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845647" calcext:value-type="float">
            <text:p>-0.845647</text:p>
          </table:table-cell>
          <table:table-cell office:value-type="string" calcext:value-type="string">
            <text:p>Steering</text:p>
          </table:table-cell>
          <table:table-cell office:value-type="float" office:value="0.0645566" calcext:value-type="float">
            <text:p>0.0645566</text:p>
          </table:table-cell>
          <table:table-cell office:value-type="string" calcext:value-type="string">
            <text:p>Acc</text:p>
          </table:table-cell>
          <table:table-cell office:value-type="float" office:value="0.327289" calcext:value-type="float">
            <text:p>0.327289</text:p>
          </table:table-cell>
          <table:table-cell office:value-type="string" calcext:value-type="string">
            <text:p>Velocity</text:p>
          </table:table-cell>
          <table:table-cell office:value-type="float" office:value="16.714" calcext:value-type="float">
            <text:p>16.71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830685" calcext:value-type="float">
            <text:p>-0.830685</text:p>
          </table:table-cell>
          <table:table-cell office:value-type="string" calcext:value-type="string">
            <text:p>Steering</text:p>
          </table:table-cell>
          <table:table-cell office:value-type="float" office:value="0.000757401" calcext:value-type="float">
            <text:p>0.000757401</text:p>
          </table:table-cell>
          <table:table-cell office:value-type="string" calcext:value-type="string">
            <text:p>Acc</text:p>
          </table:table-cell>
          <table:table-cell office:value-type="float" office:value="0.322961" calcext:value-type="float">
            <text:p>0.322961</text:p>
          </table:table-cell>
          <table:table-cell office:value-type="string" calcext:value-type="string">
            <text:p>Velocity</text:p>
          </table:table-cell>
          <table:table-cell office:value-type="float" office:value="16.7246" calcext:value-type="float">
            <text:p>16.724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84712" calcext:value-type="float">
            <text:p>-0.584712</text:p>
          </table:table-cell>
          <table:table-cell office:value-type="string" calcext:value-type="string">
            <text:p>Steering</text:p>
          </table:table-cell>
          <table:table-cell office:value-type="float" office:value="-0.0541037" calcext:value-type="float">
            <text:p>-0.0541037</text:p>
          </table:table-cell>
          <table:table-cell office:value-type="string" calcext:value-type="string">
            <text:p>Acc</text:p>
          </table:table-cell>
          <table:table-cell office:value-type="float" office:value="0.321161" calcext:value-type="float">
            <text:p>0.321161</text:p>
          </table:table-cell>
          <table:table-cell office:value-type="string" calcext:value-type="string">
            <text:p>Velocity</text:p>
          </table:table-cell>
          <table:table-cell office:value-type="float" office:value="16.7335" calcext:value-type="float">
            <text:p>16.733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17127" calcext:value-type="float">
            <text:p>-0.317127</text:p>
          </table:table-cell>
          <table:table-cell office:value-type="string" calcext:value-type="string">
            <text:p>Steering</text:p>
          </table:table-cell>
          <table:table-cell office:value-type="float" office:value="-0.0961712" calcext:value-type="float">
            <text:p>-0.0961712</text:p>
          </table:table-cell>
          <table:table-cell office:value-type="string" calcext:value-type="string">
            <text:p>Acc</text:p>
          </table:table-cell>
          <table:table-cell office:value-type="float" office:value="0.32172" calcext:value-type="float">
            <text:p>0.32172</text:p>
          </table:table-cell>
          <table:table-cell office:value-type="string" calcext:value-type="string">
            <text:p>Velocity</text:p>
          </table:table-cell>
          <table:table-cell office:value-type="float" office:value="16.7373" calcext:value-type="float">
            <text:p>16.737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106376" calcext:value-type="float">
            <text:p>0.0106376</text:p>
          </table:table-cell>
          <table:table-cell office:value-type="string" calcext:value-type="string">
            <text:p>Steering</text:p>
          </table:table-cell>
          <table:table-cell office:value-type="float" office:value="-0.131009" calcext:value-type="float">
            <text:p>-0.131009</text:p>
          </table:table-cell>
          <table:table-cell office:value-type="string" calcext:value-type="string">
            <text:p>Acc</text:p>
          </table:table-cell>
          <table:table-cell office:value-type="float" office:value="0.324151" calcext:value-type="float">
            <text:p>0.324151</text:p>
          </table:table-cell>
          <table:table-cell office:value-type="string" calcext:value-type="string">
            <text:p>Velocity</text:p>
          </table:table-cell>
          <table:table-cell office:value-type="float" office:value="16.7389" calcext:value-type="float">
            <text:p>16.738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59219" calcext:value-type="float">
            <text:p>0.359219</text:p>
          </table:table-cell>
          <table:table-cell office:value-type="string" calcext:value-type="string">
            <text:p>Steering</text:p>
          </table:table-cell>
          <table:table-cell office:value-type="float" office:value="-0.151539" calcext:value-type="float">
            <text:p>-0.151539</text:p>
          </table:table-cell>
          <table:table-cell office:value-type="string" calcext:value-type="string">
            <text:p>Acc</text:p>
          </table:table-cell>
          <table:table-cell office:value-type="float" office:value="0.327468" calcext:value-type="float">
            <text:p>0.327468</text:p>
          </table:table-cell>
          <table:table-cell office:value-type="string" calcext:value-type="string">
            <text:p>Velocity</text:p>
          </table:table-cell>
          <table:table-cell office:value-type="float" office:value="16.7392" calcext:value-type="float">
            <text:p>16.739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614026" calcext:value-type="float">
            <text:p>0.614026</text:p>
          </table:table-cell>
          <table:table-cell office:value-type="string" calcext:value-type="string">
            <text:p>Steering</text:p>
          </table:table-cell>
          <table:table-cell office:value-type="float" office:value="-0.150582" calcext:value-type="float">
            <text:p>-0.150582</text:p>
          </table:table-cell>
          <table:table-cell office:value-type="string" calcext:value-type="string">
            <text:p>Acc</text:p>
          </table:table-cell>
          <table:table-cell office:value-type="float" office:value="0.329188" calcext:value-type="float">
            <text:p>0.329188</text:p>
          </table:table-cell>
          <table:table-cell office:value-type="string" calcext:value-type="string">
            <text:p>Velocity</text:p>
          </table:table-cell>
          <table:table-cell office:value-type="float" office:value="16.7404" calcext:value-type="float">
            <text:p>16.740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59565" calcext:value-type="float">
            <text:p>0.759565</text:p>
          </table:table-cell>
          <table:table-cell office:value-type="string" calcext:value-type="string">
            <text:p>Steering</text:p>
          </table:table-cell>
          <table:table-cell office:value-type="float" office:value="-0.183208" calcext:value-type="float">
            <text:p>-0.183208</text:p>
          </table:table-cell>
          <table:table-cell office:value-type="string" calcext:value-type="string">
            <text:p>Acc</text:p>
          </table:table-cell>
          <table:table-cell office:value-type="float" office:value="0.338884" calcext:value-type="float">
            <text:p>0.338884</text:p>
          </table:table-cell>
          <table:table-cell office:value-type="string" calcext:value-type="string">
            <text:p>Velocity</text:p>
          </table:table-cell>
          <table:table-cell office:value-type="float" office:value="16.7448" calcext:value-type="float">
            <text:p>16.744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00902" calcext:value-type="float">
            <text:p>1.00902</text:p>
          </table:table-cell>
          <table:table-cell office:value-type="string" calcext:value-type="string">
            <text:p>Steering</text:p>
          </table:table-cell>
          <table:table-cell office:value-type="float" office:value="-0.154566" calcext:value-type="float">
            <text:p>-0.154566</text:p>
          </table:table-cell>
          <table:table-cell office:value-type="string" calcext:value-type="string">
            <text:p>Acc</text:p>
          </table:table-cell>
          <table:table-cell office:value-type="float" office:value="0.337179" calcext:value-type="float">
            <text:p>0.337179</text:p>
          </table:table-cell>
          <table:table-cell office:value-type="string" calcext:value-type="string">
            <text:p>Velocity</text:p>
          </table:table-cell>
          <table:table-cell office:value-type="float" office:value="16.7509" calcext:value-type="float">
            <text:p>16.750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11006" calcext:value-type="float">
            <text:p>1.11006</text:p>
          </table:table-cell>
          <table:table-cell office:value-type="string" calcext:value-type="string">
            <text:p>Steering</text:p>
          </table:table-cell>
          <table:table-cell office:value-type="float" office:value="-0.104531" calcext:value-type="float">
            <text:p>-0.104531</text:p>
          </table:table-cell>
          <table:table-cell office:value-type="string" calcext:value-type="string">
            <text:p>Acc</text:p>
          </table:table-cell>
          <table:table-cell office:value-type="float" office:value="0.331289" calcext:value-type="float">
            <text:p>0.331289</text:p>
          </table:table-cell>
          <table:table-cell office:value-type="string" calcext:value-type="string">
            <text:p>Velocity</text:p>
          </table:table-cell>
          <table:table-cell office:value-type="float" office:value="16.7634" calcext:value-type="float">
            <text:p>16.763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03439" calcext:value-type="float">
            <text:p>1.03439</text:p>
          </table:table-cell>
          <table:table-cell office:value-type="string" calcext:value-type="string">
            <text:p>Steering</text:p>
          </table:table-cell>
          <table:table-cell office:value-type="float" office:value="-0.0437477" calcext:value-type="float">
            <text:p>-0.0437477</text:p>
          </table:table-cell>
          <table:table-cell office:value-type="string" calcext:value-type="string">
            <text:p>Acc</text:p>
          </table:table-cell>
          <table:table-cell office:value-type="float" office:value="0.324561" calcext:value-type="float">
            <text:p>0.324561</text:p>
          </table:table-cell>
          <table:table-cell office:value-type="string" calcext:value-type="string">
            <text:p>Velocity</text:p>
          </table:table-cell>
          <table:table-cell office:value-type="float" office:value="16.7783" calcext:value-type="float">
            <text:p>16.778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815031" calcext:value-type="float">
            <text:p>0.815031</text:p>
          </table:table-cell>
          <table:table-cell office:value-type="string" calcext:value-type="string">
            <text:p>Steering</text:p>
          </table:table-cell>
          <table:table-cell office:value-type="float" office:value="0.0170777" calcext:value-type="float">
            <text:p>0.0170777</text:p>
          </table:table-cell>
          <table:table-cell office:value-type="string" calcext:value-type="string">
            <text:p>Acc</text:p>
          </table:table-cell>
          <table:table-cell office:value-type="float" office:value="0.320451" calcext:value-type="float">
            <text:p>0.320451</text:p>
          </table:table-cell>
          <table:table-cell office:value-type="string" calcext:value-type="string">
            <text:p>Velocity</text:p>
          </table:table-cell>
          <table:table-cell office:value-type="float" office:value="16.7896" calcext:value-type="float">
            <text:p>16.789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542524" calcext:value-type="float">
            <text:p>0.542524</text:p>
          </table:table-cell>
          <table:table-cell office:value-type="string" calcext:value-type="string">
            <text:p>Steering</text:p>
          </table:table-cell>
          <table:table-cell office:value-type="float" office:value="0.0618044" calcext:value-type="float">
            <text:p>0.0618044</text:p>
          </table:table-cell>
          <table:table-cell office:value-type="string" calcext:value-type="string">
            <text:p>Acc</text:p>
          </table:table-cell>
          <table:table-cell office:value-type="float" office:value="0.320187" calcext:value-type="float">
            <text:p>0.320187</text:p>
          </table:table-cell>
          <table:table-cell office:value-type="string" calcext:value-type="string">
            <text:p>Velocity</text:p>
          </table:table-cell>
          <table:table-cell office:value-type="float" office:value="16.7947" calcext:value-type="float">
            <text:p>16.794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3284" calcext:value-type="float">
            <text:p>0.23284</text:p>
          </table:table-cell>
          <table:table-cell office:value-type="string" calcext:value-type="string">
            <text:p>Steering</text:p>
          </table:table-cell>
          <table:table-cell office:value-type="float" office:value="0.0930738" calcext:value-type="float">
            <text:p>0.0930738</text:p>
          </table:table-cell>
          <table:table-cell office:value-type="string" calcext:value-type="string">
            <text:p>Acc</text:p>
          </table:table-cell>
          <table:table-cell office:value-type="float" office:value="0.32248" calcext:value-type="float">
            <text:p>0.32248</text:p>
          </table:table-cell>
          <table:table-cell office:value-type="string" calcext:value-type="string">
            <text:p>Velocity</text:p>
          </table:table-cell>
          <table:table-cell office:value-type="float" office:value="16.7955" calcext:value-type="float">
            <text:p>16.795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763058" calcext:value-type="float">
            <text:p>-0.0763058</text:p>
          </table:table-cell>
          <table:table-cell office:value-type="string" calcext:value-type="string">
            <text:p>Steering</text:p>
          </table:table-cell>
          <table:table-cell office:value-type="float" office:value="0.10702" calcext:value-type="float">
            <text:p>0.10702</text:p>
          </table:table-cell>
          <table:table-cell office:value-type="string" calcext:value-type="string">
            <text:p>Acc</text:p>
          </table:table-cell>
          <table:table-cell office:value-type="float" office:value="0.325764" calcext:value-type="float">
            <text:p>0.325764</text:p>
          </table:table-cell>
          <table:table-cell office:value-type="string" calcext:value-type="string">
            <text:p>Velocity</text:p>
          </table:table-cell>
          <table:table-cell office:value-type="float" office:value="16.7952" calcext:value-type="float">
            <text:p>16.795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50413" calcext:value-type="float">
            <text:p>-0.350413</text:p>
          </table:table-cell>
          <table:table-cell office:value-type="string" calcext:value-type="string">
            <text:p>Steering</text:p>
          </table:table-cell>
          <table:table-cell office:value-type="float" office:value="0.10207" calcext:value-type="float">
            <text:p>0.10207</text:p>
          </table:table-cell>
          <table:table-cell office:value-type="string" calcext:value-type="string">
            <text:p>Acc</text:p>
          </table:table-cell>
          <table:table-cell office:value-type="float" office:value="0.328234" calcext:value-type="float">
            <text:p>0.328234</text:p>
          </table:table-cell>
          <table:table-cell office:value-type="string" calcext:value-type="string">
            <text:p>Velocity</text:p>
          </table:table-cell>
          <table:table-cell office:value-type="float" office:value="16.7963" calcext:value-type="float">
            <text:p>16.796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84869" calcext:value-type="float">
            <text:p>-0.584869</text:p>
          </table:table-cell>
          <table:table-cell office:value-type="string" calcext:value-type="string">
            <text:p>Steering</text:p>
          </table:table-cell>
          <table:table-cell office:value-type="float" office:value="0.0738961" calcext:value-type="float">
            <text:p>0.0738961</text:p>
          </table:table-cell>
          <table:table-cell office:value-type="string" calcext:value-type="string">
            <text:p>Acc</text:p>
          </table:table-cell>
          <table:table-cell office:value-type="float" office:value="0.328394" calcext:value-type="float">
            <text:p>0.328394</text:p>
          </table:table-cell>
          <table:table-cell office:value-type="string" calcext:value-type="string">
            <text:p>Velocity</text:p>
          </table:table-cell>
          <table:table-cell office:value-type="float" office:value="16.8004" calcext:value-type="float">
            <text:p>16.800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1.16755" calcext:value-type="float">
            <text:p>-1.16755</text:p>
          </table:table-cell>
          <table:table-cell office:value-type="string" calcext:value-type="string">
            <text:p>Steering</text:p>
          </table:table-cell>
          <table:table-cell office:value-type="float" office:value="-0.027702" calcext:value-type="float">
            <text:p>-0.027702</text:p>
          </table:table-cell>
          <table:table-cell office:value-type="string" calcext:value-type="string">
            <text:p>Acc</text:p>
          </table:table-cell>
          <table:table-cell office:value-type="float" office:value="0.319874" calcext:value-type="float">
            <text:p>0.319874</text:p>
          </table:table-cell>
          <table:table-cell office:value-type="string" calcext:value-type="string">
            <text:p>Velocity</text:p>
          </table:table-cell>
          <table:table-cell office:value-type="float" office:value="16.8077" calcext:value-type="float">
            <text:p>16.807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636899" calcext:value-type="float">
            <text:p>-0.636899</text:p>
          </table:table-cell>
          <table:table-cell office:value-type="string" calcext:value-type="string">
            <text:p>Steering</text:p>
          </table:table-cell>
          <table:table-cell office:value-type="float" office:value="-0.0850098" calcext:value-type="float">
            <text:p>-0.0850098</text:p>
          </table:table-cell>
          <table:table-cell office:value-type="string" calcext:value-type="string">
            <text:p>Acc</text:p>
          </table:table-cell>
          <table:table-cell office:value-type="float" office:value="0.318324" calcext:value-type="float">
            <text:p>0.318324</text:p>
          </table:table-cell>
          <table:table-cell office:value-type="string" calcext:value-type="string">
            <text:p>Velocity</text:p>
          </table:table-cell>
          <table:table-cell office:value-type="float" office:value="16.815" calcext:value-type="float">
            <text:p>16.81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63286" calcext:value-type="float">
            <text:p>-0.163286</text:p>
          </table:table-cell>
          <table:table-cell office:value-type="string" calcext:value-type="string">
            <text:p>Steering</text:p>
          </table:table-cell>
          <table:table-cell office:value-type="float" office:value="-0.135838" calcext:value-type="float">
            <text:p>-0.135838</text:p>
          </table:table-cell>
          <table:table-cell office:value-type="string" calcext:value-type="string">
            <text:p>Acc</text:p>
          </table:table-cell>
          <table:table-cell office:value-type="float" office:value="0.317492" calcext:value-type="float">
            <text:p>0.317492</text:p>
          </table:table-cell>
          <table:table-cell office:value-type="string" calcext:value-type="string">
            <text:p>Velocity</text:p>
          </table:table-cell>
          <table:table-cell office:value-type="float" office:value="16.8135" calcext:value-type="float">
            <text:p>16.813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21092" calcext:value-type="float">
            <text:p>0.221092</text:p>
          </table:table-cell>
          <table:table-cell office:value-type="string" calcext:value-type="string">
            <text:p>Steering</text:p>
          </table:table-cell>
          <table:table-cell office:value-type="float" office:value="-0.177585" calcext:value-type="float">
            <text:p>-0.177585</text:p>
          </table:table-cell>
          <table:table-cell office:value-type="string" calcext:value-type="string">
            <text:p>Acc</text:p>
          </table:table-cell>
          <table:table-cell office:value-type="float" office:value="0.316349" calcext:value-type="float">
            <text:p>0.316349</text:p>
          </table:table-cell>
          <table:table-cell office:value-type="string" calcext:value-type="string">
            <text:p>Velocity</text:p>
          </table:table-cell>
          <table:table-cell office:value-type="float" office:value="16.8084" calcext:value-type="float">
            <text:p>16.808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79541" calcext:value-type="float">
            <text:p>0.179541</text:p>
          </table:table-cell>
          <table:table-cell office:value-type="string" calcext:value-type="string">
            <text:p>Steering</text:p>
          </table:table-cell>
          <table:table-cell office:value-type="float" office:value="-0.234956" calcext:value-type="float">
            <text:p>-0.234956</text:p>
          </table:table-cell>
          <table:table-cell office:value-type="string" calcext:value-type="string">
            <text:p>Acc</text:p>
          </table:table-cell>
          <table:table-cell office:value-type="float" office:value="0.326543" calcext:value-type="float">
            <text:p>0.326543</text:p>
          </table:table-cell>
          <table:table-cell office:value-type="string" calcext:value-type="string">
            <text:p>Velocity</text:p>
          </table:table-cell>
          <table:table-cell office:value-type="float" office:value="16.802" calcext:value-type="float">
            <text:p>16.80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66167" calcext:value-type="float">
            <text:p>0.766167</text:p>
          </table:table-cell>
          <table:table-cell office:value-type="string" calcext:value-type="string">
            <text:p>Steering</text:p>
          </table:table-cell>
          <table:table-cell office:value-type="float" office:value="-0.248243" calcext:value-type="float">
            <text:p>-0.248243</text:p>
          </table:table-cell>
          <table:table-cell office:value-type="string" calcext:value-type="string">
            <text:p>Acc</text:p>
          </table:table-cell>
          <table:table-cell office:value-type="float" office:value="0.322743" calcext:value-type="float">
            <text:p>0.322743</text:p>
          </table:table-cell>
          <table:table-cell office:value-type="string" calcext:value-type="string">
            <text:p>Velocity</text:p>
          </table:table-cell>
          <table:table-cell office:value-type="float" office:value="16.7905" calcext:value-type="float">
            <text:p>16.790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07996" calcext:value-type="float">
            <text:p>1.07996</text:p>
          </table:table-cell>
          <table:table-cell office:value-type="string" calcext:value-type="string">
            <text:p>Steering</text:p>
          </table:table-cell>
          <table:table-cell office:value-type="float" office:value="-0.251272" calcext:value-type="float">
            <text:p>-0.251272</text:p>
          </table:table-cell>
          <table:table-cell office:value-type="string" calcext:value-type="string">
            <text:p>Acc</text:p>
          </table:table-cell>
          <table:table-cell office:value-type="float" office:value="0.317242" calcext:value-type="float">
            <text:p>0.317242</text:p>
          </table:table-cell>
          <table:table-cell office:value-type="string" calcext:value-type="string">
            <text:p>Velocity</text:p>
          </table:table-cell>
          <table:table-cell office:value-type="float" office:value="16.7809" calcext:value-type="float">
            <text:p>16.780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17958" calcext:value-type="float">
            <text:p>1.17958</text:p>
          </table:table-cell>
          <table:table-cell office:value-type="string" calcext:value-type="string">
            <text:p>Steering</text:p>
          </table:table-cell>
          <table:table-cell office:value-type="float" office:value="-0.248655" calcext:value-type="float">
            <text:p>-0.248655</text:p>
          </table:table-cell>
          <table:table-cell office:value-type="string" calcext:value-type="string">
            <text:p>Acc</text:p>
          </table:table-cell>
          <table:table-cell office:value-type="float" office:value="0.314166" calcext:value-type="float">
            <text:p>0.314166</text:p>
          </table:table-cell>
          <table:table-cell office:value-type="string" calcext:value-type="string">
            <text:p>Velocity</text:p>
          </table:table-cell>
          <table:table-cell office:value-type="float" office:value="16.7732" calcext:value-type="float">
            <text:p>16.773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24408" calcext:value-type="float">
            <text:p>1.24408</text:p>
          </table:table-cell>
          <table:table-cell office:value-type="string" calcext:value-type="string">
            <text:p>Steering</text:p>
          </table:table-cell>
          <table:table-cell office:value-type="float" office:value="-0.246452" calcext:value-type="float">
            <text:p>-0.246452</text:p>
          </table:table-cell>
          <table:table-cell office:value-type="string" calcext:value-type="string">
            <text:p>Acc</text:p>
          </table:table-cell>
          <table:table-cell office:value-type="float" office:value="0.314685" calcext:value-type="float">
            <text:p>0.314685</text:p>
          </table:table-cell>
          <table:table-cell office:value-type="string" calcext:value-type="string">
            <text:p>Velocity</text:p>
          </table:table-cell>
          <table:table-cell office:value-type="float" office:value="16.762" calcext:value-type="float">
            <text:p>16.76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22938" calcext:value-type="float">
            <text:p>1.22938</text:p>
          </table:table-cell>
          <table:table-cell office:value-type="string" calcext:value-type="string">
            <text:p>Steering</text:p>
          </table:table-cell>
          <table:table-cell office:value-type="float" office:value="-0.233491" calcext:value-type="float">
            <text:p>-0.233491</text:p>
          </table:table-cell>
          <table:table-cell office:value-type="string" calcext:value-type="string">
            <text:p>Acc</text:p>
          </table:table-cell>
          <table:table-cell office:value-type="float" office:value="0.310434" calcext:value-type="float">
            <text:p>0.310434</text:p>
          </table:table-cell>
          <table:table-cell office:value-type="string" calcext:value-type="string">
            <text:p>Velocity</text:p>
          </table:table-cell>
          <table:table-cell office:value-type="float" office:value="16.7514" calcext:value-type="float">
            <text:p>16.751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15619" calcext:value-type="float">
            <text:p>1.15619</text:p>
          </table:table-cell>
          <table:table-cell office:value-type="string" calcext:value-type="string">
            <text:p>Steering</text:p>
          </table:table-cell>
          <table:table-cell office:value-type="float" office:value="-0.225226" calcext:value-type="float">
            <text:p>-0.225226</text:p>
          </table:table-cell>
          <table:table-cell office:value-type="string" calcext:value-type="string">
            <text:p>Acc</text:p>
          </table:table-cell>
          <table:table-cell office:value-type="float" office:value="0.30914" calcext:value-type="float">
            <text:p>0.30914</text:p>
          </table:table-cell>
          <table:table-cell office:value-type="string" calcext:value-type="string">
            <text:p>Velocity</text:p>
          </table:table-cell>
          <table:table-cell office:value-type="float" office:value="16.7426" calcext:value-type="float">
            <text:p>16.742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07335" calcext:value-type="float">
            <text:p>1.07335</text:p>
          </table:table-cell>
          <table:table-cell office:value-type="string" calcext:value-type="string">
            <text:p>Steering</text:p>
          </table:table-cell>
          <table:table-cell office:value-type="float" office:value="-0.219855" calcext:value-type="float">
            <text:p>-0.219855</text:p>
          </table:table-cell>
          <table:table-cell office:value-type="string" calcext:value-type="string">
            <text:p>Acc</text:p>
          </table:table-cell>
          <table:table-cell office:value-type="float" office:value="0.309133" calcext:value-type="float">
            <text:p>0.309133</text:p>
          </table:table-cell>
          <table:table-cell office:value-type="string" calcext:value-type="string">
            <text:p>Velocity</text:p>
          </table:table-cell>
          <table:table-cell office:value-type="float" office:value="16.7331" calcext:value-type="float">
            <text:p>16.733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.00843" calcext:value-type="float">
            <text:p>1.00843</text:p>
          </table:table-cell>
          <table:table-cell office:value-type="string" calcext:value-type="string">
            <text:p>Steering</text:p>
          </table:table-cell>
          <table:table-cell office:value-type="float" office:value="-0.216538" calcext:value-type="float">
            <text:p>-0.216538</text:p>
          </table:table-cell>
          <table:table-cell office:value-type="string" calcext:value-type="string">
            <text:p>Acc</text:p>
          </table:table-cell>
          <table:table-cell office:value-type="float" office:value="0.311191" calcext:value-type="float">
            <text:p>0.311191</text:p>
          </table:table-cell>
          <table:table-cell office:value-type="string" calcext:value-type="string">
            <text:p>Velocity</text:p>
          </table:table-cell>
          <table:table-cell office:value-type="float" office:value="16.7208" calcext:value-type="float">
            <text:p>16.720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867396" calcext:value-type="float">
            <text:p>0.867396</text:p>
          </table:table-cell>
          <table:table-cell office:value-type="string" calcext:value-type="string">
            <text:p>Steering</text:p>
          </table:table-cell>
          <table:table-cell office:value-type="float" office:value="-0.214813" calcext:value-type="float">
            <text:p>-0.214813</text:p>
          </table:table-cell>
          <table:table-cell office:value-type="string" calcext:value-type="string">
            <text:p>Acc</text:p>
          </table:table-cell>
          <table:table-cell office:value-type="float" office:value="0.311458" calcext:value-type="float">
            <text:p>0.311458</text:p>
          </table:table-cell>
          <table:table-cell office:value-type="string" calcext:value-type="string">
            <text:p>Velocity</text:p>
          </table:table-cell>
          <table:table-cell office:value-type="float" office:value="16.71" calcext:value-type="float">
            <text:p>16.7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856943" calcext:value-type="float">
            <text:p>0.856943</text:p>
          </table:table-cell>
          <table:table-cell office:value-type="string" calcext:value-type="string">
            <text:p>Steering</text:p>
          </table:table-cell>
          <table:table-cell office:value-type="float" office:value="-0.214762" calcext:value-type="float">
            <text:p>-0.214762</text:p>
          </table:table-cell>
          <table:table-cell office:value-type="string" calcext:value-type="string">
            <text:p>Acc</text:p>
          </table:table-cell>
          <table:table-cell office:value-type="float" office:value="0.312123" calcext:value-type="float">
            <text:p>0.312123</text:p>
          </table:table-cell>
          <table:table-cell office:value-type="string" calcext:value-type="string">
            <text:p>Velocity</text:p>
          </table:table-cell>
          <table:table-cell office:value-type="float" office:value="16.7015" calcext:value-type="float">
            <text:p>16.701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840356" calcext:value-type="float">
            <text:p>0.840356</text:p>
          </table:table-cell>
          <table:table-cell office:value-type="string" calcext:value-type="string">
            <text:p>Steering</text:p>
          </table:table-cell>
          <table:table-cell office:value-type="float" office:value="-0.216264" calcext:value-type="float">
            <text:p>-0.216264</text:p>
          </table:table-cell>
          <table:table-cell office:value-type="string" calcext:value-type="string">
            <text:p>Acc</text:p>
          </table:table-cell>
          <table:table-cell office:value-type="float" office:value="0.313717" calcext:value-type="float">
            <text:p>0.313717</text:p>
          </table:table-cell>
          <table:table-cell office:value-type="string" calcext:value-type="string">
            <text:p>Velocity</text:p>
          </table:table-cell>
          <table:table-cell office:value-type="float" office:value="16.6924" calcext:value-type="float">
            <text:p>16.692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854892" calcext:value-type="float">
            <text:p>0.854892</text:p>
          </table:table-cell>
          <table:table-cell office:value-type="string" calcext:value-type="string">
            <text:p>Steering</text:p>
          </table:table-cell>
          <table:table-cell office:value-type="float" office:value="-0.222659" calcext:value-type="float">
            <text:p>-0.222659</text:p>
          </table:table-cell>
          <table:table-cell office:value-type="string" calcext:value-type="string">
            <text:p>Acc</text:p>
          </table:table-cell>
          <table:table-cell office:value-type="float" office:value="0.318187" calcext:value-type="float">
            <text:p>0.318187</text:p>
          </table:table-cell>
          <table:table-cell office:value-type="string" calcext:value-type="string">
            <text:p>Velocity</text:p>
          </table:table-cell>
          <table:table-cell office:value-type="float" office:value="16.6852" calcext:value-type="float">
            <text:p>16.685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909474" calcext:value-type="float">
            <text:p>0.909474</text:p>
          </table:table-cell>
          <table:table-cell office:value-type="string" calcext:value-type="string">
            <text:p>Steering</text:p>
          </table:table-cell>
          <table:table-cell office:value-type="float" office:value="-0.219002" calcext:value-type="float">
            <text:p>-0.219002</text:p>
          </table:table-cell>
          <table:table-cell office:value-type="string" calcext:value-type="string">
            <text:p>Acc</text:p>
          </table:table-cell>
          <table:table-cell office:value-type="float" office:value="0.319254" calcext:value-type="float">
            <text:p>0.319254</text:p>
          </table:table-cell>
          <table:table-cell office:value-type="string" calcext:value-type="string">
            <text:p>Velocity</text:p>
          </table:table-cell>
          <table:table-cell office:value-type="float" office:value="16.6788" calcext:value-type="float">
            <text:p>16.678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953558" calcext:value-type="float">
            <text:p>0.953558</text:p>
          </table:table-cell>
          <table:table-cell office:value-type="string" calcext:value-type="string">
            <text:p>Steering</text:p>
          </table:table-cell>
          <table:table-cell office:value-type="float" office:value="-0.212293" calcext:value-type="float">
            <text:p>-0.212293</text:p>
          </table:table-cell>
          <table:table-cell office:value-type="string" calcext:value-type="string">
            <text:p>Acc</text:p>
          </table:table-cell>
          <table:table-cell office:value-type="float" office:value="0.320258" calcext:value-type="float">
            <text:p>0.320258</text:p>
          </table:table-cell>
          <table:table-cell office:value-type="string" calcext:value-type="string">
            <text:p>Velocity</text:p>
          </table:table-cell>
          <table:table-cell office:value-type="float" office:value="16.6733" calcext:value-type="float">
            <text:p>16.673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800869" calcext:value-type="float">
            <text:p>0.800869</text:p>
          </table:table-cell>
          <table:table-cell office:value-type="string" calcext:value-type="string">
            <text:p>Steering</text:p>
          </table:table-cell>
          <table:table-cell office:value-type="float" office:value="-0.211832" calcext:value-type="float">
            <text:p>-0.211832</text:p>
          </table:table-cell>
          <table:table-cell office:value-type="string" calcext:value-type="string">
            <text:p>Acc</text:p>
          </table:table-cell>
          <table:table-cell office:value-type="float" office:value="0.325357" calcext:value-type="float">
            <text:p>0.325357</text:p>
          </table:table-cell>
          <table:table-cell office:value-type="string" calcext:value-type="string">
            <text:p>Velocity</text:p>
          </table:table-cell>
          <table:table-cell office:value-type="float" office:value="16.6683" calcext:value-type="float">
            <text:p>16.668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928103" calcext:value-type="float">
            <text:p>0.928103</text:p>
          </table:table-cell>
          <table:table-cell office:value-type="string" calcext:value-type="string">
            <text:p>Steering</text:p>
          </table:table-cell>
          <table:table-cell office:value-type="float" office:value="-0.195256" calcext:value-type="float">
            <text:p>-0.195256</text:p>
          </table:table-cell>
          <table:table-cell office:value-type="string" calcext:value-type="string">
            <text:p>Acc</text:p>
          </table:table-cell>
          <table:table-cell office:value-type="float" office:value="0.32518" calcext:value-type="float">
            <text:p>0.32518</text:p>
          </table:table-cell>
          <table:table-cell office:value-type="string" calcext:value-type="string">
            <text:p>Velocity</text:p>
          </table:table-cell>
          <table:table-cell office:value-type="float" office:value="16.667" calcext:value-type="float">
            <text:p>16.66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989228" calcext:value-type="float">
            <text:p>0.989228</text:p>
          </table:table-cell>
          <table:table-cell office:value-type="string" calcext:value-type="string">
            <text:p>Steering</text:p>
          </table:table-cell>
          <table:table-cell office:value-type="float" office:value="-0.167074" calcext:value-type="float">
            <text:p>-0.167074</text:p>
          </table:table-cell>
          <table:table-cell office:value-type="string" calcext:value-type="string">
            <text:p>Acc</text:p>
          </table:table-cell>
          <table:table-cell office:value-type="float" office:value="0.323793" calcext:value-type="float">
            <text:p>0.323793</text:p>
          </table:table-cell>
          <table:table-cell office:value-type="string" calcext:value-type="string">
            <text:p>Velocity</text:p>
          </table:table-cell>
          <table:table-cell office:value-type="float" office:value="16.6704" calcext:value-type="float">
            <text:p>16.670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42589" calcext:value-type="float">
            <text:p>0.742589</text:p>
          </table:table-cell>
          <table:table-cell office:value-type="string" calcext:value-type="string">
            <text:p>Steering</text:p>
          </table:table-cell>
          <table:table-cell office:value-type="float" office:value="-0.151747" calcext:value-type="float">
            <text:p>-0.151747</text:p>
          </table:table-cell>
          <table:table-cell office:value-type="string" calcext:value-type="string">
            <text:p>Acc</text:p>
          </table:table-cell>
          <table:table-cell office:value-type="float" office:value="0.32467" calcext:value-type="float">
            <text:p>0.32467</text:p>
          </table:table-cell>
          <table:table-cell office:value-type="string" calcext:value-type="string">
            <text:p>Velocity</text:p>
          </table:table-cell>
          <table:table-cell office:value-type="float" office:value="16.6752" calcext:value-type="float">
            <text:p>16.675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99113" calcext:value-type="float">
            <text:p>0.799113</text:p>
          </table:table-cell>
          <table:table-cell office:value-type="string" calcext:value-type="string">
            <text:p>Steering</text:p>
          </table:table-cell>
          <table:table-cell office:value-type="float" office:value="-0.122455" calcext:value-type="float">
            <text:p>-0.122455</text:p>
          </table:table-cell>
          <table:table-cell office:value-type="string" calcext:value-type="string">
            <text:p>Acc</text:p>
          </table:table-cell>
          <table:table-cell office:value-type="float" office:value="0.322918" calcext:value-type="float">
            <text:p>0.322918</text:p>
          </table:table-cell>
          <table:table-cell office:value-type="string" calcext:value-type="string">
            <text:p>Velocity</text:p>
          </table:table-cell>
          <table:table-cell office:value-type="float" office:value="16.6804" calcext:value-type="float">
            <text:p>16.680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69849" calcext:value-type="float">
            <text:p>0.769849</text:p>
          </table:table-cell>
          <table:table-cell office:value-type="string" calcext:value-type="string">
            <text:p>Steering</text:p>
          </table:table-cell>
          <table:table-cell office:value-type="float" office:value="-0.0965495" calcext:value-type="float">
            <text:p>-0.0965495</text:p>
          </table:table-cell>
          <table:table-cell office:value-type="string" calcext:value-type="string">
            <text:p>Acc</text:p>
          </table:table-cell>
          <table:table-cell office:value-type="float" office:value="0.321335" calcext:value-type="float">
            <text:p>0.321335</text:p>
          </table:table-cell>
          <table:table-cell office:value-type="string" calcext:value-type="string">
            <text:p>Velocity</text:p>
          </table:table-cell>
          <table:table-cell office:value-type="float" office:value="16.6854" calcext:value-type="float">
            <text:p>16.685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672365" calcext:value-type="float">
            <text:p>0.672365</text:p>
          </table:table-cell>
          <table:table-cell office:value-type="string" calcext:value-type="string">
            <text:p>Steering</text:p>
          </table:table-cell>
          <table:table-cell office:value-type="float" office:value="-0.0699366" calcext:value-type="float">
            <text:p>-0.0699366</text:p>
          </table:table-cell>
          <table:table-cell office:value-type="string" calcext:value-type="string">
            <text:p>Acc</text:p>
          </table:table-cell>
          <table:table-cell office:value-type="float" office:value="0.319994" calcext:value-type="float">
            <text:p>0.319994</text:p>
          </table:table-cell>
          <table:table-cell office:value-type="string" calcext:value-type="string">
            <text:p>Velocity</text:p>
          </table:table-cell>
          <table:table-cell office:value-type="float" office:value="16.6906" calcext:value-type="float">
            <text:p>16.690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533031" calcext:value-type="float">
            <text:p>0.533031</text:p>
          </table:table-cell>
          <table:table-cell office:value-type="string" calcext:value-type="string">
            <text:p>Steering</text:p>
          </table:table-cell>
          <table:table-cell office:value-type="float" office:value="-0.0495071" calcext:value-type="float">
            <text:p>-0.0495071</text:p>
          </table:table-cell>
          <table:table-cell office:value-type="string" calcext:value-type="string">
            <text:p>Acc</text:p>
          </table:table-cell>
          <table:table-cell office:value-type="float" office:value="0.319355" calcext:value-type="float">
            <text:p>0.319355</text:p>
          </table:table-cell>
          <table:table-cell office:value-type="string" calcext:value-type="string">
            <text:p>Velocity</text:p>
          </table:table-cell>
          <table:table-cell office:value-type="float" office:value="16.6948" calcext:value-type="float">
            <text:p>16.694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67557" calcext:value-type="float">
            <text:p>0.467557</text:p>
          </table:table-cell>
          <table:table-cell office:value-type="string" calcext:value-type="string">
            <text:p>Steering</text:p>
          </table:table-cell>
          <table:table-cell office:value-type="float" office:value="-0.0308043" calcext:value-type="float">
            <text:p>-0.0308043</text:p>
          </table:table-cell>
          <table:table-cell office:value-type="string" calcext:value-type="string">
            <text:p>Acc</text:p>
          </table:table-cell>
          <table:table-cell office:value-type="float" office:value="0.31868" calcext:value-type="float">
            <text:p>0.31868</text:p>
          </table:table-cell>
          <table:table-cell office:value-type="string" calcext:value-type="string">
            <text:p>Velocity</text:p>
          </table:table-cell>
          <table:table-cell office:value-type="float" office:value="16.6975" calcext:value-type="float">
            <text:p>16.697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49964" calcext:value-type="float">
            <text:p>0.249964</text:p>
          </table:table-cell>
          <table:table-cell office:value-type="string" calcext:value-type="string">
            <text:p>Steering</text:p>
          </table:table-cell>
          <table:table-cell office:value-type="float" office:value="-0.028175" calcext:value-type="float">
            <text:p>-0.028175</text:p>
          </table:table-cell>
          <table:table-cell office:value-type="string" calcext:value-type="string">
            <text:p>Acc</text:p>
          </table:table-cell>
          <table:table-cell office:value-type="float" office:value="0.319205" calcext:value-type="float">
            <text:p>0.319205</text:p>
          </table:table-cell>
          <table:table-cell office:value-type="string" calcext:value-type="string">
            <text:p>Velocity</text:p>
          </table:table-cell>
          <table:table-cell office:value-type="float" office:value="16.7002" calcext:value-type="float">
            <text:p>16.700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881355" calcext:value-type="float">
            <text:p>0.0881355</text:p>
          </table:table-cell>
          <table:table-cell office:value-type="string" calcext:value-type="string">
            <text:p>Steering</text:p>
          </table:table-cell>
          <table:table-cell office:value-type="float" office:value="-0.0371502" calcext:value-type="float">
            <text:p>-0.0371502</text:p>
          </table:table-cell>
          <table:table-cell office:value-type="string" calcext:value-type="string">
            <text:p>Acc</text:p>
          </table:table-cell>
          <table:table-cell office:value-type="float" office:value="0.319412" calcext:value-type="float">
            <text:p>0.319412</text:p>
          </table:table-cell>
          <table:table-cell office:value-type="string" calcext:value-type="string">
            <text:p>Velocity</text:p>
          </table:table-cell>
          <table:table-cell office:value-type="float" office:value="16.7022" calcext:value-type="float">
            <text:p>16.702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031489" calcext:value-type="float">
            <text:p>0.0031489</text:p>
          </table:table-cell>
          <table:table-cell office:value-type="string" calcext:value-type="string">
            <text:p>Steering</text:p>
          </table:table-cell>
          <table:table-cell office:value-type="float" office:value="-0.053524" calcext:value-type="float">
            <text:p>-0.053524</text:p>
          </table:table-cell>
          <table:table-cell office:value-type="string" calcext:value-type="string">
            <text:p>Acc</text:p>
          </table:table-cell>
          <table:table-cell office:value-type="float" office:value="0.319205" calcext:value-type="float">
            <text:p>0.319205</text:p>
          </table:table-cell>
          <table:table-cell office:value-type="string" calcext:value-type="string">
            <text:p>Velocity</text:p>
          </table:table-cell>
          <table:table-cell office:value-type="float" office:value="16.7041" calcext:value-type="float">
            <text:p>16.704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204244" calcext:value-type="float">
            <text:p>-0.0204244</text:p>
          </table:table-cell>
          <table:table-cell office:value-type="string" calcext:value-type="string">
            <text:p>Steering</text:p>
          </table:table-cell>
          <table:table-cell office:value-type="float" office:value="-0.0826153" calcext:value-type="float">
            <text:p>-0.0826153</text:p>
          </table:table-cell>
          <table:table-cell office:value-type="string" calcext:value-type="string">
            <text:p>Acc</text:p>
          </table:table-cell>
          <table:table-cell office:value-type="float" office:value="0.318793" calcext:value-type="float">
            <text:p>0.318793</text:p>
          </table:table-cell>
          <table:table-cell office:value-type="string" calcext:value-type="string">
            <text:p>Velocity</text:p>
          </table:table-cell>
          <table:table-cell office:value-type="float" office:value="16.7062" calcext:value-type="float">
            <text:p>16.706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302316" calcext:value-type="float">
            <text:p>-0.0302316</text:p>
          </table:table-cell>
          <table:table-cell office:value-type="string" calcext:value-type="string">
            <text:p>Steering</text:p>
          </table:table-cell>
          <table:table-cell office:value-type="float" office:value="-0.116912" calcext:value-type="float">
            <text:p>-0.116912</text:p>
          </table:table-cell>
          <table:table-cell office:value-type="string" calcext:value-type="string">
            <text:p>Acc</text:p>
          </table:table-cell>
          <table:table-cell office:value-type="float" office:value="0.319798" calcext:value-type="float">
            <text:p>0.319798</text:p>
          </table:table-cell>
          <table:table-cell office:value-type="string" calcext:value-type="string">
            <text:p>Velocity</text:p>
          </table:table-cell>
          <table:table-cell office:value-type="float" office:value="16.7072" calcext:value-type="float">
            <text:p>16.707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81361" calcext:value-type="float">
            <text:p>0.181361</text:p>
          </table:table-cell>
          <table:table-cell office:value-type="string" calcext:value-type="string">
            <text:p>Steering</text:p>
          </table:table-cell>
          <table:table-cell office:value-type="float" office:value="-0.146226" calcext:value-type="float">
            <text:p>-0.146226</text:p>
          </table:table-cell>
          <table:table-cell office:value-type="string" calcext:value-type="string">
            <text:p>Acc</text:p>
          </table:table-cell>
          <table:table-cell office:value-type="float" office:value="0.321253" calcext:value-type="float">
            <text:p>0.321253</text:p>
          </table:table-cell>
          <table:table-cell office:value-type="string" calcext:value-type="string">
            <text:p>Velocity</text:p>
          </table:table-cell>
          <table:table-cell office:value-type="float" office:value="16.7065" calcext:value-type="float">
            <text:p>16.706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56995" calcext:value-type="float">
            <text:p>0.356995</text:p>
          </table:table-cell>
          <table:table-cell office:value-type="string" calcext:value-type="string">
            <text:p>Steering</text:p>
          </table:table-cell>
          <table:table-cell office:value-type="float" office:value="-0.162044" calcext:value-type="float">
            <text:p>-0.162044</text:p>
          </table:table-cell>
          <table:table-cell office:value-type="string" calcext:value-type="string">
            <text:p>Acc</text:p>
          </table:table-cell>
          <table:table-cell office:value-type="float" office:value="0.323004" calcext:value-type="float">
            <text:p>0.323004</text:p>
          </table:table-cell>
          <table:table-cell office:value-type="string" calcext:value-type="string">
            <text:p>Velocity</text:p>
          </table:table-cell>
          <table:table-cell office:value-type="float" office:value="16.7055" calcext:value-type="float">
            <text:p>16.705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514834" calcext:value-type="float">
            <text:p>0.514834</text:p>
          </table:table-cell>
          <table:table-cell office:value-type="string" calcext:value-type="string">
            <text:p>Steering</text:p>
          </table:table-cell>
          <table:table-cell office:value-type="float" office:value="-0.171876" calcext:value-type="float">
            <text:p>-0.171876</text:p>
          </table:table-cell>
          <table:table-cell office:value-type="string" calcext:value-type="string">
            <text:p>Acc</text:p>
          </table:table-cell>
          <table:table-cell office:value-type="float" office:value="0.325497" calcext:value-type="float">
            <text:p>0.325497</text:p>
          </table:table-cell>
          <table:table-cell office:value-type="string" calcext:value-type="string">
            <text:p>Velocity</text:p>
          </table:table-cell>
          <table:table-cell office:value-type="float" office:value="16.7045" calcext:value-type="float">
            <text:p>16.704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18525" calcext:value-type="float">
            <text:p>0.718525</text:p>
          </table:table-cell>
          <table:table-cell office:value-type="string" calcext:value-type="string">
            <text:p>Steering</text:p>
          </table:table-cell>
          <table:table-cell office:value-type="float" office:value="-0.166115" calcext:value-type="float">
            <text:p>-0.166115</text:p>
          </table:table-cell>
          <table:table-cell office:value-type="string" calcext:value-type="string">
            <text:p>Acc</text:p>
          </table:table-cell>
          <table:table-cell office:value-type="float" office:value="0.326794" calcext:value-type="float">
            <text:p>0.326794</text:p>
          </table:table-cell>
          <table:table-cell office:value-type="string" calcext:value-type="string">
            <text:p>Velocity</text:p>
          </table:table-cell>
          <table:table-cell office:value-type="float" office:value="16.705" calcext:value-type="float">
            <text:p>16.70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83312" calcext:value-type="float">
            <text:p>0.83312</text:p>
          </table:table-cell>
          <table:table-cell office:value-type="string" calcext:value-type="string">
            <text:p>Steering</text:p>
          </table:table-cell>
          <table:table-cell office:value-type="float" office:value="-0.148303" calcext:value-type="float">
            <text:p>-0.148303</text:p>
          </table:table-cell>
          <table:table-cell office:value-type="string" calcext:value-type="string">
            <text:p>Acc</text:p>
          </table:table-cell>
          <table:table-cell office:value-type="float" office:value="0.326478" calcext:value-type="float">
            <text:p>0.326478</text:p>
          </table:table-cell>
          <table:table-cell office:value-type="string" calcext:value-type="string">
            <text:p>Velocity</text:p>
          </table:table-cell>
          <table:table-cell office:value-type="float" office:value="16.7074" calcext:value-type="float">
            <text:p>16.707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873514" calcext:value-type="float">
            <text:p>0.873514</text:p>
          </table:table-cell>
          <table:table-cell office:value-type="string" calcext:value-type="string">
            <text:p>Steering</text:p>
          </table:table-cell>
          <table:table-cell office:value-type="float" office:value="-0.120884" calcext:value-type="float">
            <text:p>-0.120884</text:p>
          </table:table-cell>
          <table:table-cell office:value-type="string" calcext:value-type="string">
            <text:p>Acc</text:p>
          </table:table-cell>
          <table:table-cell office:value-type="float" office:value="0.324901" calcext:value-type="float">
            <text:p>0.324901</text:p>
          </table:table-cell>
          <table:table-cell office:value-type="string" calcext:value-type="string">
            <text:p>Velocity</text:p>
          </table:table-cell>
          <table:table-cell office:value-type="float" office:value="16.713" calcext:value-type="float">
            <text:p>16.71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836159" calcext:value-type="float">
            <text:p>0.836159</text:p>
          </table:table-cell>
          <table:table-cell office:value-type="string" calcext:value-type="string">
            <text:p>Steering</text:p>
          </table:table-cell>
          <table:table-cell office:value-type="float" office:value="-0.0884164" calcext:value-type="float">
            <text:p>-0.0884164</text:p>
          </table:table-cell>
          <table:table-cell office:value-type="string" calcext:value-type="string">
            <text:p>Acc</text:p>
          </table:table-cell>
          <table:table-cell office:value-type="float" office:value="0.322799" calcext:value-type="float">
            <text:p>0.322799</text:p>
          </table:table-cell>
          <table:table-cell office:value-type="string" calcext:value-type="string">
            <text:p>Velocity</text:p>
          </table:table-cell>
          <table:table-cell office:value-type="float" office:value="16.7199" calcext:value-type="float">
            <text:p>16.719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07953" calcext:value-type="float">
            <text:p>0.707953</text:p>
          </table:table-cell>
          <table:table-cell office:value-type="string" calcext:value-type="string">
            <text:p>Steering</text:p>
          </table:table-cell>
          <table:table-cell office:value-type="float" office:value="-0.0643863" calcext:value-type="float">
            <text:p>-0.0643863</text:p>
          </table:table-cell>
          <table:table-cell office:value-type="string" calcext:value-type="string">
            <text:p>Acc</text:p>
          </table:table-cell>
          <table:table-cell office:value-type="float" office:value="0.321793" calcext:value-type="float">
            <text:p>0.321793</text:p>
          </table:table-cell>
          <table:table-cell office:value-type="string" calcext:value-type="string">
            <text:p>Velocity</text:p>
          </table:table-cell>
          <table:table-cell office:value-type="float" office:value="16.7256" calcext:value-type="float">
            <text:p>16.725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611123" calcext:value-type="float">
            <text:p>0.611123</text:p>
          </table:table-cell>
          <table:table-cell office:value-type="string" calcext:value-type="string">
            <text:p>Steering</text:p>
          </table:table-cell>
          <table:table-cell office:value-type="float" office:value="-0.0381889" calcext:value-type="float">
            <text:p>-0.0381889</text:p>
          </table:table-cell>
          <table:table-cell office:value-type="string" calcext:value-type="string">
            <text:p>Acc</text:p>
          </table:table-cell>
          <table:table-cell office:value-type="float" office:value="0.320644" calcext:value-type="float">
            <text:p>0.320644</text:p>
          </table:table-cell>
          <table:table-cell office:value-type="string" calcext:value-type="string">
            <text:p>Velocity</text:p>
          </table:table-cell>
          <table:table-cell office:value-type="float" office:value="16.7302" calcext:value-type="float">
            <text:p>16.730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55867" calcext:value-type="float">
            <text:p>0.455867</text:p>
          </table:table-cell>
          <table:table-cell office:value-type="string" calcext:value-type="string">
            <text:p>Steering</text:p>
          </table:table-cell>
          <table:table-cell office:value-type="float" office:value="-0.0137438" calcext:value-type="float">
            <text:p>-0.0137438</text:p>
          </table:table-cell>
          <table:table-cell office:value-type="string" calcext:value-type="string">
            <text:p>Acc</text:p>
          </table:table-cell>
          <table:table-cell office:value-type="float" office:value="0.320122" calcext:value-type="float">
            <text:p>0.320122</text:p>
          </table:table-cell>
          <table:table-cell office:value-type="string" calcext:value-type="string">
            <text:p>Velocity</text:p>
          </table:table-cell>
          <table:table-cell office:value-type="float" office:value="16.7345" calcext:value-type="float">
            <text:p>16.734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51435" calcext:value-type="float">
            <text:p>0.351435</text:p>
          </table:table-cell>
          <table:table-cell office:value-type="string" calcext:value-type="string">
            <text:p>Steering</text:p>
          </table:table-cell>
          <table:table-cell office:value-type="float" office:value="0.00229713" calcext:value-type="float">
            <text:p>0.00229713</text:p>
          </table:table-cell>
          <table:table-cell office:value-type="string" calcext:value-type="string">
            <text:p>Acc</text:p>
          </table:table-cell>
          <table:table-cell office:value-type="float" office:value="0.320166" calcext:value-type="float">
            <text:p>0.320166</text:p>
          </table:table-cell>
          <table:table-cell office:value-type="string" calcext:value-type="string">
            <text:p>Velocity</text:p>
          </table:table-cell>
          <table:table-cell office:value-type="float" office:value="16.7373" calcext:value-type="float">
            <text:p>16.737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78987" calcext:value-type="float">
            <text:p>0.178987</text:p>
          </table:table-cell>
          <table:table-cell office:value-type="string" calcext:value-type="string">
            <text:p>Steering</text:p>
          </table:table-cell>
          <table:table-cell office:value-type="float" office:value="0.00992239" calcext:value-type="float">
            <text:p>0.00992239</text:p>
          </table:table-cell>
          <table:table-cell office:value-type="string" calcext:value-type="string">
            <text:p>Acc</text:p>
          </table:table-cell>
          <table:table-cell office:value-type="float" office:value="0.32062" calcext:value-type="float">
            <text:p>0.32062</text:p>
          </table:table-cell>
          <table:table-cell office:value-type="string" calcext:value-type="string">
            <text:p>Velocity</text:p>
          </table:table-cell>
          <table:table-cell office:value-type="float" office:value="16.7397" calcext:value-type="float">
            <text:p>16.739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109125" calcext:value-type="float">
            <text:p>-0.0109125</text:p>
          </table:table-cell>
          <table:table-cell office:value-type="string" calcext:value-type="string">
            <text:p>Steering</text:p>
          </table:table-cell>
          <table:table-cell office:value-type="float" office:value="0.00686752" calcext:value-type="float">
            <text:p>0.00686752</text:p>
          </table:table-cell>
          <table:table-cell office:value-type="string" calcext:value-type="string">
            <text:p>Acc</text:p>
          </table:table-cell>
          <table:table-cell office:value-type="float" office:value="0.321055" calcext:value-type="float">
            <text:p>0.321055</text:p>
          </table:table-cell>
          <table:table-cell office:value-type="string" calcext:value-type="string">
            <text:p>Velocity</text:p>
          </table:table-cell>
          <table:table-cell office:value-type="float" office:value="16.7425" calcext:value-type="float">
            <text:p>16.742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37332" calcext:value-type="float">
            <text:p>-0.137332</text:p>
          </table:table-cell>
          <table:table-cell office:value-type="string" calcext:value-type="string">
            <text:p>Steering</text:p>
          </table:table-cell>
          <table:table-cell office:value-type="float" office:value="-0.0102876" calcext:value-type="float">
            <text:p>-0.0102876</text:p>
          </table:table-cell>
          <table:table-cell office:value-type="string" calcext:value-type="string">
            <text:p>Acc</text:p>
          </table:table-cell>
          <table:table-cell office:value-type="float" office:value="0.320791" calcext:value-type="float">
            <text:p>0.320791</text:p>
          </table:table-cell>
          <table:table-cell office:value-type="string" calcext:value-type="string">
            <text:p>Velocity</text:p>
          </table:table-cell>
          <table:table-cell office:value-type="float" office:value="16.7458" calcext:value-type="float">
            <text:p>16.745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2274" calcext:value-type="float">
            <text:p>-0.22274</text:p>
          </table:table-cell>
          <table:table-cell office:value-type="string" calcext:value-type="string">
            <text:p>Steering</text:p>
          </table:table-cell>
          <table:table-cell office:value-type="float" office:value="-0.0341074" calcext:value-type="float">
            <text:p>-0.0341074</text:p>
          </table:table-cell>
          <table:table-cell office:value-type="string" calcext:value-type="string">
            <text:p>Acc</text:p>
          </table:table-cell>
          <table:table-cell office:value-type="float" office:value="0.320214" calcext:value-type="float">
            <text:p>0.320214</text:p>
          </table:table-cell>
          <table:table-cell office:value-type="string" calcext:value-type="string">
            <text:p>Velocity</text:p>
          </table:table-cell>
          <table:table-cell office:value-type="float" office:value="16.7483" calcext:value-type="float">
            <text:p>16.748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89483" calcext:value-type="float">
            <text:p>-0.189483</text:p>
          </table:table-cell>
          <table:table-cell office:value-type="string" calcext:value-type="string">
            <text:p>Steering</text:p>
          </table:table-cell>
          <table:table-cell office:value-type="float" office:value="-0.0608687" calcext:value-type="float">
            <text:p>-0.0608687</text:p>
          </table:table-cell>
          <table:table-cell office:value-type="string" calcext:value-type="string">
            <text:p>Acc</text:p>
          </table:table-cell>
          <table:table-cell office:value-type="float" office:value="0.319439" calcext:value-type="float">
            <text:p>0.319439</text:p>
          </table:table-cell>
          <table:table-cell office:value-type="string" calcext:value-type="string">
            <text:p>Velocity</text:p>
          </table:table-cell>
          <table:table-cell office:value-type="float" office:value="16.7505" calcext:value-type="float">
            <text:p>16.750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07523" calcext:value-type="float">
            <text:p>-0.107523</text:p>
          </table:table-cell>
          <table:table-cell office:value-type="string" calcext:value-type="string">
            <text:p>Steering</text:p>
          </table:table-cell>
          <table:table-cell office:value-type="float" office:value="-0.0888349" calcext:value-type="float">
            <text:p>-0.0888349</text:p>
          </table:table-cell>
          <table:table-cell office:value-type="string" calcext:value-type="string">
            <text:p>Acc</text:p>
          </table:table-cell>
          <table:table-cell office:value-type="float" office:value="0.319091" calcext:value-type="float">
            <text:p>0.319091</text:p>
          </table:table-cell>
          <table:table-cell office:value-type="string" calcext:value-type="string">
            <text:p>Velocity</text:p>
          </table:table-cell>
          <table:table-cell office:value-type="float" office:value="16.7518" calcext:value-type="float">
            <text:p>16.751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989313" calcext:value-type="float">
            <text:p>0.0989313</text:p>
          </table:table-cell>
          <table:table-cell office:value-type="string" calcext:value-type="string">
            <text:p>Steering</text:p>
          </table:table-cell>
          <table:table-cell office:value-type="float" office:value="-0.117881" calcext:value-type="float">
            <text:p>-0.117881</text:p>
          </table:table-cell>
          <table:table-cell office:value-type="string" calcext:value-type="string">
            <text:p>Acc</text:p>
          </table:table-cell>
          <table:table-cell office:value-type="float" office:value="0.319202" calcext:value-type="float">
            <text:p>0.319202</text:p>
          </table:table-cell>
          <table:table-cell office:value-type="string" calcext:value-type="string">
            <text:p>Velocity</text:p>
          </table:table-cell>
          <table:table-cell office:value-type="float" office:value="16.7519" calcext:value-type="float">
            <text:p>16.751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22567" calcext:value-type="float">
            <text:p>0.222567</text:p>
          </table:table-cell>
          <table:table-cell office:value-type="string" calcext:value-type="string">
            <text:p>Steering</text:p>
          </table:table-cell>
          <table:table-cell office:value-type="float" office:value="-0.139424" calcext:value-type="float">
            <text:p>-0.139424</text:p>
          </table:table-cell>
          <table:table-cell office:value-type="string" calcext:value-type="string">
            <text:p>Acc</text:p>
          </table:table-cell>
          <table:table-cell office:value-type="float" office:value="0.32034" calcext:value-type="float">
            <text:p>0.32034</text:p>
          </table:table-cell>
          <table:table-cell office:value-type="string" calcext:value-type="string">
            <text:p>Velocity</text:p>
          </table:table-cell>
          <table:table-cell office:value-type="float" office:value="16.7507" calcext:value-type="float">
            <text:p>16.750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66932" calcext:value-type="float">
            <text:p>0.366932</text:p>
          </table:table-cell>
          <table:table-cell office:value-type="string" calcext:value-type="string">
            <text:p>Steering</text:p>
          </table:table-cell>
          <table:table-cell office:value-type="float" office:value="-0.154357" calcext:value-type="float">
            <text:p>-0.154357</text:p>
          </table:table-cell>
          <table:table-cell office:value-type="string" calcext:value-type="string">
            <text:p>Acc</text:p>
          </table:table-cell>
          <table:table-cell office:value-type="float" office:value="0.321936" calcext:value-type="float">
            <text:p>0.321936</text:p>
          </table:table-cell>
          <table:table-cell office:value-type="string" calcext:value-type="string">
            <text:p>Velocity</text:p>
          </table:table-cell>
          <table:table-cell office:value-type="float" office:value="16.7486" calcext:value-type="float">
            <text:p>16.748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53352" calcext:value-type="float">
            <text:p>0.53352</text:p>
          </table:table-cell>
          <table:table-cell office:value-type="string" calcext:value-type="string">
            <text:p>Steering</text:p>
          </table:table-cell>
          <table:table-cell office:value-type="float" office:value="-0.161269" calcext:value-type="float">
            <text:p>-0.161269</text:p>
          </table:table-cell>
          <table:table-cell office:value-type="string" calcext:value-type="string">
            <text:p>Acc</text:p>
          </table:table-cell>
          <table:table-cell office:value-type="float" office:value="0.323743" calcext:value-type="float">
            <text:p>0.323743</text:p>
          </table:table-cell>
          <table:table-cell office:value-type="string" calcext:value-type="string">
            <text:p>Velocity</text:p>
          </table:table-cell>
          <table:table-cell office:value-type="float" office:value="16.7467" calcext:value-type="float">
            <text:p>16.746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660761" calcext:value-type="float">
            <text:p>0.660761</text:p>
          </table:table-cell>
          <table:table-cell office:value-type="string" calcext:value-type="string">
            <text:p>Steering</text:p>
          </table:table-cell>
          <table:table-cell office:value-type="float" office:value="-0.157592" calcext:value-type="float">
            <text:p>-0.157592</text:p>
          </table:table-cell>
          <table:table-cell office:value-type="string" calcext:value-type="string">
            <text:p>Acc</text:p>
          </table:table-cell>
          <table:table-cell office:value-type="float" office:value="0.324778" calcext:value-type="float">
            <text:p>0.324778</text:p>
          </table:table-cell>
          <table:table-cell office:value-type="string" calcext:value-type="string">
            <text:p>Velocity</text:p>
          </table:table-cell>
          <table:table-cell office:value-type="float" office:value="16.746" calcext:value-type="float">
            <text:p>16.74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86453" calcext:value-type="float">
            <text:p>0.786453</text:p>
          </table:table-cell>
          <table:table-cell office:value-type="string" calcext:value-type="string">
            <text:p>Steering</text:p>
          </table:table-cell>
          <table:table-cell office:value-type="float" office:value="-0.142101" calcext:value-type="float">
            <text:p>-0.142101</text:p>
          </table:table-cell>
          <table:table-cell office:value-type="string" calcext:value-type="string">
            <text:p>Acc</text:p>
          </table:table-cell>
          <table:table-cell office:value-type="float" office:value="0.324827" calcext:value-type="float">
            <text:p>0.324827</text:p>
          </table:table-cell>
          <table:table-cell office:value-type="string" calcext:value-type="string">
            <text:p>Velocity</text:p>
          </table:table-cell>
          <table:table-cell office:value-type="float" office:value="16.7478" calcext:value-type="float">
            <text:p>16.747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818071" calcext:value-type="float">
            <text:p>0.818071</text:p>
          </table:table-cell>
          <table:table-cell office:value-type="string" calcext:value-type="string">
            <text:p>Steering</text:p>
          </table:table-cell>
          <table:table-cell office:value-type="float" office:value="-0.119091" calcext:value-type="float">
            <text:p>-0.119091</text:p>
          </table:table-cell>
          <table:table-cell office:value-type="string" calcext:value-type="string">
            <text:p>Acc</text:p>
          </table:table-cell>
          <table:table-cell office:value-type="float" office:value="0.323905" calcext:value-type="float">
            <text:p>0.323905</text:p>
          </table:table-cell>
          <table:table-cell office:value-type="string" calcext:value-type="string">
            <text:p>Velocity</text:p>
          </table:table-cell>
          <table:table-cell office:value-type="float" office:value="16.7516" calcext:value-type="float">
            <text:p>16.751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92124" calcext:value-type="float">
            <text:p>0.792124</text:p>
          </table:table-cell>
          <table:table-cell office:value-type="string" calcext:value-type="string">
            <text:p>Steering</text:p>
          </table:table-cell>
          <table:table-cell office:value-type="float" office:value="-0.0905576" calcext:value-type="float">
            <text:p>-0.0905576</text:p>
          </table:table-cell>
          <table:table-cell office:value-type="string" calcext:value-type="string">
            <text:p>Acc</text:p>
          </table:table-cell>
          <table:table-cell office:value-type="float" office:value="0.32243" calcext:value-type="float">
            <text:p>0.32243</text:p>
          </table:table-cell>
          <table:table-cell office:value-type="string" calcext:value-type="string">
            <text:p>Velocity</text:p>
          </table:table-cell>
          <table:table-cell office:value-type="float" office:value="16.7559" calcext:value-type="float">
            <text:p>16.755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721268" calcext:value-type="float">
            <text:p>0.721268</text:p>
          </table:table-cell>
          <table:table-cell office:value-type="string" calcext:value-type="string">
            <text:p>Steering</text:p>
          </table:table-cell>
          <table:table-cell office:value-type="float" office:value="-0.0639184" calcext:value-type="float">
            <text:p>-0.0639184</text:p>
          </table:table-cell>
          <table:table-cell office:value-type="string" calcext:value-type="string">
            <text:p>Acc</text:p>
          </table:table-cell>
          <table:table-cell office:value-type="float" office:value="0.321129" calcext:value-type="float">
            <text:p>0.321129</text:p>
          </table:table-cell>
          <table:table-cell office:value-type="string" calcext:value-type="string">
            <text:p>Velocity</text:p>
          </table:table-cell>
          <table:table-cell office:value-type="float" office:value="16.7602" calcext:value-type="float">
            <text:p>16.760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593403" calcext:value-type="float">
            <text:p>0.593403</text:p>
          </table:table-cell>
          <table:table-cell office:value-type="string" calcext:value-type="string">
            <text:p>Steering</text:p>
          </table:table-cell>
          <table:table-cell office:value-type="float" office:value="-0.0354127" calcext:value-type="float">
            <text:p>-0.0354127</text:p>
          </table:table-cell>
          <table:table-cell office:value-type="string" calcext:value-type="string">
            <text:p>Acc</text:p>
          </table:table-cell>
          <table:table-cell office:value-type="float" office:value="0.32012" calcext:value-type="float">
            <text:p>0.32012</text:p>
          </table:table-cell>
          <table:table-cell office:value-type="string" calcext:value-type="string">
            <text:p>Velocity</text:p>
          </table:table-cell>
          <table:table-cell office:value-type="float" office:value="16.7645" calcext:value-type="float">
            <text:p>16.764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0109" calcext:value-type="float">
            <text:p>0.40109</text:p>
          </table:table-cell>
          <table:table-cell office:value-type="string" calcext:value-type="string">
            <text:p>Steering</text:p>
          </table:table-cell>
          <table:table-cell office:value-type="float" office:value="-0.0152095" calcext:value-type="float">
            <text:p>-0.0152095</text:p>
          </table:table-cell>
          <table:table-cell office:value-type="string" calcext:value-type="string">
            <text:p>Acc</text:p>
          </table:table-cell>
          <table:table-cell office:value-type="float" office:value="0.320014" calcext:value-type="float">
            <text:p>0.320014</text:p>
          </table:table-cell>
          <table:table-cell office:value-type="string" calcext:value-type="string">
            <text:p>Velocity</text:p>
          </table:table-cell>
          <table:table-cell office:value-type="float" office:value="16.7676" calcext:value-type="float">
            <text:p>16.767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58056" calcext:value-type="float">
            <text:p>0.258056</text:p>
          </table:table-cell>
          <table:table-cell office:value-type="string" calcext:value-type="string">
            <text:p>Steering</text:p>
          </table:table-cell>
          <table:table-cell office:value-type="float" office:value="0.00193618" calcext:value-type="float">
            <text:p>0.00193618</text:p>
          </table:table-cell>
          <table:table-cell office:value-type="string" calcext:value-type="string">
            <text:p>Acc</text:p>
          </table:table-cell>
          <table:table-cell office:value-type="float" office:value="0.320117" calcext:value-type="float">
            <text:p>0.320117</text:p>
          </table:table-cell>
          <table:table-cell office:value-type="string" calcext:value-type="string">
            <text:p>Velocity</text:p>
          </table:table-cell>
          <table:table-cell office:value-type="float" office:value="16.7698" calcext:value-type="float">
            <text:p>16.769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11673" calcext:value-type="float">
            <text:p>0.111673</text:p>
          </table:table-cell>
          <table:table-cell office:value-type="string" calcext:value-type="string">
            <text:p>Steering</text:p>
          </table:table-cell>
          <table:table-cell office:value-type="float" office:value="0.0108294" calcext:value-type="float">
            <text:p>0.0108294</text:p>
          </table:table-cell>
          <table:table-cell office:value-type="string" calcext:value-type="string">
            <text:p>Acc</text:p>
          </table:table-cell>
          <table:table-cell office:value-type="float" office:value="0.320485" calcext:value-type="float">
            <text:p>0.320485</text:p>
          </table:table-cell>
          <table:table-cell office:value-type="string" calcext:value-type="string">
            <text:p>Velocity</text:p>
          </table:table-cell>
          <table:table-cell office:value-type="float" office:value="16.7718" calcext:value-type="float">
            <text:p>16.771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0727096" calcext:value-type="float">
            <text:p>0.00727096</text:p>
          </table:table-cell>
          <table:table-cell office:value-type="string" calcext:value-type="string">
            <text:p>Steering</text:p>
          </table:table-cell>
          <table:table-cell office:value-type="float" office:value="0.0122421" calcext:value-type="float">
            <text:p>0.0122421</text:p>
          </table:table-cell>
          <table:table-cell office:value-type="string" calcext:value-type="string">
            <text:p>Acc</text:p>
          </table:table-cell>
          <table:table-cell office:value-type="float" office:value="0.320766" calcext:value-type="float">
            <text:p>0.320766</text:p>
          </table:table-cell>
          <table:table-cell office:value-type="string" calcext:value-type="string">
            <text:p>Velocity</text:p>
          </table:table-cell>
          <table:table-cell office:value-type="float" office:value="16.7735" calcext:value-type="float">
            <text:p>16.773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893762" calcext:value-type="float">
            <text:p>-0.0893762</text:p>
          </table:table-cell>
          <table:table-cell office:value-type="string" calcext:value-type="string">
            <text:p>Steering</text:p>
          </table:table-cell>
          <table:table-cell office:value-type="float" office:value="0.00627254" calcext:value-type="float">
            <text:p>0.00627254</text:p>
          </table:table-cell>
          <table:table-cell office:value-type="string" calcext:value-type="string">
            <text:p>Acc</text:p>
          </table:table-cell>
          <table:table-cell office:value-type="float" office:value="0.320841" calcext:value-type="float">
            <text:p>0.320841</text:p>
          </table:table-cell>
          <table:table-cell office:value-type="string" calcext:value-type="string">
            <text:p>Velocity</text:p>
          </table:table-cell>
          <table:table-cell office:value-type="float" office:value="16.7754" calcext:value-type="float">
            <text:p>16.775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50538" calcext:value-type="float">
            <text:p>-0.150538</text:p>
          </table:table-cell>
          <table:table-cell office:value-type="string" calcext:value-type="string">
            <text:p>Steering</text:p>
          </table:table-cell>
          <table:table-cell office:value-type="float" office:value="-0.00591313" calcext:value-type="float">
            <text:p>-0.00591313</text:p>
          </table:table-cell>
          <table:table-cell office:value-type="string" calcext:value-type="string">
            <text:p>Acc</text:p>
          </table:table-cell>
          <table:table-cell office:value-type="float" office:value="0.320614" calcext:value-type="float">
            <text:p>0.320614</text:p>
          </table:table-cell>
          <table:table-cell office:value-type="string" calcext:value-type="string">
            <text:p>Velocity</text:p>
          </table:table-cell>
          <table:table-cell office:value-type="float" office:value="16.7775" calcext:value-type="float">
            <text:p>16.777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70452" calcext:value-type="float">
            <text:p>-0.170452</text:p>
          </table:table-cell>
          <table:table-cell office:value-type="string" calcext:value-type="string">
            <text:p>Steering</text:p>
          </table:table-cell>
          <table:table-cell office:value-type="float" office:value="-0.0256132" calcext:value-type="float">
            <text:p>-0.0256132</text:p>
          </table:table-cell>
          <table:table-cell office:value-type="string" calcext:value-type="string">
            <text:p>Acc</text:p>
          </table:table-cell>
          <table:table-cell office:value-type="float" office:value="0.32012" calcext:value-type="float">
            <text:p>0.32012</text:p>
          </table:table-cell>
          <table:table-cell office:value-type="string" calcext:value-type="string">
            <text:p>Velocity</text:p>
          </table:table-cell>
          <table:table-cell office:value-type="float" office:value="16.7798" calcext:value-type="float">
            <text:p>16.779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51191" calcext:value-type="float">
            <text:p>-0.151191</text:p>
          </table:table-cell>
          <table:table-cell office:value-type="string" calcext:value-type="string">
            <text:p>Steering</text:p>
          </table:table-cell>
          <table:table-cell office:value-type="float" office:value="-0.0461545" calcext:value-type="float">
            <text:p>-0.0461545</text:p>
          </table:table-cell>
          <table:table-cell office:value-type="string" calcext:value-type="string">
            <text:p>Acc</text:p>
          </table:table-cell>
          <table:table-cell office:value-type="float" office:value="0.319743" calcext:value-type="float">
            <text:p>0.319743</text:p>
          </table:table-cell>
          <table:table-cell office:value-type="string" calcext:value-type="string">
            <text:p>Velocity</text:p>
          </table:table-cell>
          <table:table-cell office:value-type="float" office:value="16.7816" calcext:value-type="float">
            <text:p>16.781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688332" calcext:value-type="float">
            <text:p>-0.0688332</text:p>
          </table:table-cell>
          <table:table-cell office:value-type="string" calcext:value-type="string">
            <text:p>Steering</text:p>
          </table:table-cell>
          <table:table-cell office:value-type="float" office:value="-0.0698582" calcext:value-type="float">
            <text:p>-0.0698582</text:p>
          </table:table-cell>
          <table:table-cell office:value-type="string" calcext:value-type="string">
            <text:p>Acc</text:p>
          </table:table-cell>
          <table:table-cell office:value-type="float" office:value="0.319663" calcext:value-type="float">
            <text:p>0.319663</text:p>
          </table:table-cell>
          <table:table-cell office:value-type="string" calcext:value-type="string">
            <text:p>Velocity</text:p>
          </table:table-cell>
          <table:table-cell office:value-type="float" office:value="16.7828" calcext:value-type="float">
            <text:p>16.782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5172" calcext:value-type="float">
            <text:p>0.05172</text:p>
          </table:table-cell>
          <table:table-cell office:value-type="string" calcext:value-type="string">
            <text:p>Steering</text:p>
          </table:table-cell>
          <table:table-cell office:value-type="float" office:value="-0.091161" calcext:value-type="float">
            <text:p>-0.091161</text:p>
          </table:table-cell>
          <table:table-cell office:value-type="string" calcext:value-type="string">
            <text:p>Acc</text:p>
          </table:table-cell>
          <table:table-cell office:value-type="float" office:value="0.320162" calcext:value-type="float">
            <text:p>0.320162</text:p>
          </table:table-cell>
          <table:table-cell office:value-type="string" calcext:value-type="string">
            <text:p>Velocity</text:p>
          </table:table-cell>
          <table:table-cell office:value-type="float" office:value="16.7835" calcext:value-type="float">
            <text:p>16.783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95509" calcext:value-type="float">
            <text:p>0.195509</text:p>
          </table:table-cell>
          <table:table-cell office:value-type="string" calcext:value-type="string">
            <text:p>Steering</text:p>
          </table:table-cell>
          <table:table-cell office:value-type="float" office:value="-0.107457" calcext:value-type="float">
            <text:p>-0.107457</text:p>
          </table:table-cell>
          <table:table-cell office:value-type="string" calcext:value-type="string">
            <text:p>Acc</text:p>
          </table:table-cell>
          <table:table-cell office:value-type="float" office:value="0.321187" calcext:value-type="float">
            <text:p>0.321187</text:p>
          </table:table-cell>
          <table:table-cell office:value-type="string" calcext:value-type="string">
            <text:p>Velocity</text:p>
          </table:table-cell>
          <table:table-cell office:value-type="float" office:value="16.7832" calcext:value-type="float">
            <text:p>16.783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4315" calcext:value-type="float">
            <text:p>0.34315</text:p>
          </table:table-cell>
          <table:table-cell office:value-type="string" calcext:value-type="string">
            <text:p>Steering</text:p>
          </table:table-cell>
          <table:table-cell office:value-type="float" office:value="-0.115471" calcext:value-type="float">
            <text:p>-0.115471</text:p>
          </table:table-cell>
          <table:table-cell office:value-type="string" calcext:value-type="string">
            <text:p>Acc</text:p>
          </table:table-cell>
          <table:table-cell office:value-type="float" office:value="0.32236" calcext:value-type="float">
            <text:p>0.32236</text:p>
          </table:table-cell>
          <table:table-cell office:value-type="string" calcext:value-type="string">
            <text:p>Velocity</text:p>
          </table:table-cell>
          <table:table-cell office:value-type="float" office:value="16.7828" calcext:value-type="float">
            <text:p>16.782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87133" calcext:value-type="float">
            <text:p>0.487133</text:p>
          </table:table-cell>
          <table:table-cell office:value-type="string" calcext:value-type="string">
            <text:p>Steering</text:p>
          </table:table-cell>
          <table:table-cell office:value-type="float" office:value="-0.112907" calcext:value-type="float">
            <text:p>-0.112907</text:p>
          </table:table-cell>
          <table:table-cell office:value-type="string" calcext:value-type="string">
            <text:p>Acc</text:p>
          </table:table-cell>
          <table:table-cell office:value-type="float" office:value="0.32324" calcext:value-type="float">
            <text:p>0.32324</text:p>
          </table:table-cell>
          <table:table-cell office:value-type="string" calcext:value-type="string">
            <text:p>Velocity</text:p>
          </table:table-cell>
          <table:table-cell office:value-type="float" office:value="16.7832" calcext:value-type="float">
            <text:p>16.783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568759" calcext:value-type="float">
            <text:p>0.568759</text:p>
          </table:table-cell>
          <table:table-cell office:value-type="string" calcext:value-type="string">
            <text:p>Steering</text:p>
          </table:table-cell>
          <table:table-cell office:value-type="float" office:value="-0.104055" calcext:value-type="float">
            <text:p>-0.104055</text:p>
          </table:table-cell>
          <table:table-cell office:value-type="string" calcext:value-type="string">
            <text:p>Acc</text:p>
          </table:table-cell>
          <table:table-cell office:value-type="float" office:value="0.323514" calcext:value-type="float">
            <text:p>0.323514</text:p>
          </table:table-cell>
          <table:table-cell office:value-type="string" calcext:value-type="string">
            <text:p>Velocity</text:p>
          </table:table-cell>
          <table:table-cell office:value-type="float" office:value="16.7845" calcext:value-type="float">
            <text:p>16.784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621068" calcext:value-type="float">
            <text:p>0.621068</text:p>
          </table:table-cell>
          <table:table-cell office:value-type="string" calcext:value-type="string">
            <text:p>Steering</text:p>
          </table:table-cell>
          <table:table-cell office:value-type="float" office:value="-0.0824592" calcext:value-type="float">
            <text:p>-0.0824592</text:p>
          </table:table-cell>
          <table:table-cell office:value-type="string" calcext:value-type="string">
            <text:p>Acc</text:p>
          </table:table-cell>
          <table:table-cell office:value-type="float" office:value="0.322814" calcext:value-type="float">
            <text:p>0.322814</text:p>
          </table:table-cell>
          <table:table-cell office:value-type="string" calcext:value-type="string">
            <text:p>Velocity</text:p>
          </table:table-cell>
          <table:table-cell office:value-type="float" office:value="16.7875" calcext:value-type="float">
            <text:p>16.787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60697" calcext:value-type="float">
            <text:p>0.60697</text:p>
          </table:table-cell>
          <table:table-cell office:value-type="string" calcext:value-type="string">
            <text:p>Steering</text:p>
          </table:table-cell>
          <table:table-cell office:value-type="float" office:value="-0.0572364" calcext:value-type="float">
            <text:p>-0.0572364</text:p>
          </table:table-cell>
          <table:table-cell office:value-type="string" calcext:value-type="string">
            <text:p>Acc</text:p>
          </table:table-cell>
          <table:table-cell office:value-type="float" office:value="0.321693" calcext:value-type="float">
            <text:p>0.321693</text:p>
          </table:table-cell>
          <table:table-cell office:value-type="string" calcext:value-type="string">
            <text:p>Velocity</text:p>
          </table:table-cell>
          <table:table-cell office:value-type="float" office:value="16.791" calcext:value-type="float">
            <text:p>16.79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504976" calcext:value-type="float">
            <text:p>0.504976</text:p>
          </table:table-cell>
          <table:table-cell office:value-type="string" calcext:value-type="string">
            <text:p>Steering</text:p>
          </table:table-cell>
          <table:table-cell office:value-type="float" office:value="-0.0353861" calcext:value-type="float">
            <text:p>-0.0353861</text:p>
          </table:table-cell>
          <table:table-cell office:value-type="string" calcext:value-type="string">
            <text:p>Acc</text:p>
          </table:table-cell>
          <table:table-cell office:value-type="float" office:value="0.320815" calcext:value-type="float">
            <text:p>0.320815</text:p>
          </table:table-cell>
          <table:table-cell office:value-type="string" calcext:value-type="string">
            <text:p>Velocity</text:p>
          </table:table-cell>
          <table:table-cell office:value-type="float" office:value="16.7941" calcext:value-type="float">
            <text:p>16.794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01637" calcext:value-type="float">
            <text:p>0.401637</text:p>
          </table:table-cell>
          <table:table-cell office:value-type="string" calcext:value-type="string">
            <text:p>Steering</text:p>
          </table:table-cell>
          <table:table-cell office:value-type="float" office:value="-0.00704116" calcext:value-type="float">
            <text:p>-0.00704116</text:p>
          </table:table-cell>
          <table:table-cell office:value-type="string" calcext:value-type="string">
            <text:p>Acc</text:p>
          </table:table-cell>
          <table:table-cell office:value-type="float" office:value="0.32008" calcext:value-type="float">
            <text:p>0.32008</text:p>
          </table:table-cell>
          <table:table-cell office:value-type="string" calcext:value-type="string">
            <text:p>Velocity</text:p>
          </table:table-cell>
          <table:table-cell office:value-type="float" office:value="16.7974" calcext:value-type="float">
            <text:p>16.797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70573" calcext:value-type="float">
            <text:p>0.270573</text:p>
          </table:table-cell>
          <table:table-cell office:value-type="string" calcext:value-type="string">
            <text:p>Steering</text:p>
          </table:table-cell>
          <table:table-cell office:value-type="float" office:value="0.0146245" calcext:value-type="float">
            <text:p>0.0146245</text:p>
          </table:table-cell>
          <table:table-cell office:value-type="string" calcext:value-type="string">
            <text:p>Acc</text:p>
          </table:table-cell>
          <table:table-cell office:value-type="float" office:value="0.319992" calcext:value-type="float">
            <text:p>0.319992</text:p>
          </table:table-cell>
          <table:table-cell office:value-type="string" calcext:value-type="string">
            <text:p>Velocity</text:p>
          </table:table-cell>
          <table:table-cell office:value-type="float" office:value="16.7995" calcext:value-type="float">
            <text:p>16.799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39716" calcext:value-type="float">
            <text:p>0.139716</text:p>
          </table:table-cell>
          <table:table-cell office:value-type="string" calcext:value-type="string">
            <text:p>Steering</text:p>
          </table:table-cell>
          <table:table-cell office:value-type="float" office:value="0.0287179" calcext:value-type="float">
            <text:p>0.0287179</text:p>
          </table:table-cell>
          <table:table-cell office:value-type="string" calcext:value-type="string">
            <text:p>Acc</text:p>
          </table:table-cell>
          <table:table-cell office:value-type="float" office:value="0.320321" calcext:value-type="float">
            <text:p>0.320321</text:p>
          </table:table-cell>
          <table:table-cell office:value-type="string" calcext:value-type="string">
            <text:p>Velocity</text:p>
          </table:table-cell>
          <table:table-cell office:value-type="float" office:value="16.8009" calcext:value-type="float">
            <text:p>16.800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103584" calcext:value-type="float">
            <text:p>-0.0103584</text:p>
          </table:table-cell>
          <table:table-cell office:value-type="string" calcext:value-type="string">
            <text:p>Steering</text:p>
          </table:table-cell>
          <table:table-cell office:value-type="float" office:value="0.0371756" calcext:value-type="float">
            <text:p>0.0371756</text:p>
          </table:table-cell>
          <table:table-cell office:value-type="string" calcext:value-type="string">
            <text:p>Acc</text:p>
          </table:table-cell>
          <table:table-cell office:value-type="float" office:value="0.320898" calcext:value-type="float">
            <text:p>0.320898</text:p>
          </table:table-cell>
          <table:table-cell office:value-type="string" calcext:value-type="string">
            <text:p>Velocity</text:p>
          </table:table-cell>
          <table:table-cell office:value-type="float" office:value="16.8021" calcext:value-type="float">
            <text:p>16.802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26594" calcext:value-type="float">
            <text:p>-0.126594</text:p>
          </table:table-cell>
          <table:table-cell office:value-type="string" calcext:value-type="string">
            <text:p>Steering</text:p>
          </table:table-cell>
          <table:table-cell office:value-type="float" office:value="0.0369625" calcext:value-type="float">
            <text:p>0.0369625</text:p>
          </table:table-cell>
          <table:table-cell office:value-type="string" calcext:value-type="string">
            <text:p>Acc</text:p>
          </table:table-cell>
          <table:table-cell office:value-type="float" office:value="0.321281" calcext:value-type="float">
            <text:p>0.321281</text:p>
          </table:table-cell>
          <table:table-cell office:value-type="string" calcext:value-type="string">
            <text:p>Velocity</text:p>
          </table:table-cell>
          <table:table-cell office:value-type="float" office:value="16.8032" calcext:value-type="float">
            <text:p>16.803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32408" calcext:value-type="float">
            <text:p>-0.232408</text:p>
          </table:table-cell>
          <table:table-cell office:value-type="string" calcext:value-type="string">
            <text:p>Steering</text:p>
          </table:table-cell>
          <table:table-cell office:value-type="float" office:value="0.0277363" calcext:value-type="float">
            <text:p>0.0277363</text:p>
          </table:table-cell>
          <table:table-cell office:value-type="string" calcext:value-type="string">
            <text:p>Acc</text:p>
          </table:table-cell>
          <table:table-cell office:value-type="float" office:value="0.321357" calcext:value-type="float">
            <text:p>0.321357</text:p>
          </table:table-cell>
          <table:table-cell office:value-type="string" calcext:value-type="string">
            <text:p>Velocity</text:p>
          </table:table-cell>
          <table:table-cell office:value-type="float" office:value="16.8052" calcext:value-type="float">
            <text:p>16.805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80677" calcext:value-type="float">
            <text:p>-0.280677</text:p>
          </table:table-cell>
          <table:table-cell office:value-type="string" calcext:value-type="string">
            <text:p>Steering</text:p>
          </table:table-cell>
          <table:table-cell office:value-type="float" office:value="0.0128011" calcext:value-type="float">
            <text:p>0.0128011</text:p>
          </table:table-cell>
          <table:table-cell office:value-type="string" calcext:value-type="string">
            <text:p>Acc</text:p>
          </table:table-cell>
          <table:table-cell office:value-type="float" office:value="0.320968" calcext:value-type="float">
            <text:p>0.320968</text:p>
          </table:table-cell>
          <table:table-cell office:value-type="string" calcext:value-type="string">
            <text:p>Velocity</text:p>
          </table:table-cell>
          <table:table-cell office:value-type="float" office:value="16.807" calcext:value-type="float">
            <text:p>16.80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85837" calcext:value-type="float">
            <text:p>-0.285837</text:p>
          </table:table-cell>
          <table:table-cell office:value-type="string" calcext:value-type="string">
            <text:p>Steering</text:p>
          </table:table-cell>
          <table:table-cell office:value-type="float" office:value="-0.00647698" calcext:value-type="float">
            <text:p>-0.00647698</text:p>
          </table:table-cell>
          <table:table-cell office:value-type="string" calcext:value-type="string">
            <text:p>Acc</text:p>
          </table:table-cell>
          <table:table-cell office:value-type="float" office:value="0.320368" calcext:value-type="float">
            <text:p>0.320368</text:p>
          </table:table-cell>
          <table:table-cell office:value-type="string" calcext:value-type="string">
            <text:p>Velocity</text:p>
          </table:table-cell>
          <table:table-cell office:value-type="float" office:value="16.809" calcext:value-type="float">
            <text:p>16.80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39128" calcext:value-type="float">
            <text:p>-0.239128</text:p>
          </table:table-cell>
          <table:table-cell office:value-type="string" calcext:value-type="string">
            <text:p>Steering</text:p>
          </table:table-cell>
          <table:table-cell office:value-type="float" office:value="-0.0311244" calcext:value-type="float">
            <text:p>-0.0311244</text:p>
          </table:table-cell>
          <table:table-cell office:value-type="string" calcext:value-type="string">
            <text:p>Acc</text:p>
          </table:table-cell>
          <table:table-cell office:value-type="float" office:value="0.319767" calcext:value-type="float">
            <text:p>0.319767</text:p>
          </table:table-cell>
          <table:table-cell office:value-type="string" calcext:value-type="string">
            <text:p>Velocity</text:p>
          </table:table-cell>
          <table:table-cell office:value-type="float" office:value="16.8109" calcext:value-type="float">
            <text:p>16.810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32168" calcext:value-type="float">
            <text:p>-0.132168</text:p>
          </table:table-cell>
          <table:table-cell office:value-type="string" calcext:value-type="string">
            <text:p>Steering</text:p>
          </table:table-cell>
          <table:table-cell office:value-type="float" office:value="-0.0673984" calcext:value-type="float">
            <text:p>-0.0673984</text:p>
          </table:table-cell>
          <table:table-cell office:value-type="string" calcext:value-type="string">
            <text:p>Acc</text:p>
          </table:table-cell>
          <table:table-cell office:value-type="float" office:value="0.319898" calcext:value-type="float">
            <text:p>0.319898</text:p>
          </table:table-cell>
          <table:table-cell office:value-type="string" calcext:value-type="string">
            <text:p>Velocity</text:p>
          </table:table-cell>
          <table:table-cell office:value-type="float" office:value="16.8122" calcext:value-type="float">
            <text:p>16.812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192129" calcext:value-type="float">
            <text:p>0.0192129</text:p>
          </table:table-cell>
          <table:table-cell office:value-type="string" calcext:value-type="string">
            <text:p>Steering</text:p>
          </table:table-cell>
          <table:table-cell office:value-type="float" office:value="-0.0861559" calcext:value-type="float">
            <text:p>-0.0861559</text:p>
          </table:table-cell>
          <table:table-cell office:value-type="string" calcext:value-type="string">
            <text:p>Acc</text:p>
          </table:table-cell>
          <table:table-cell office:value-type="float" office:value="0.320638" calcext:value-type="float">
            <text:p>0.320638</text:p>
          </table:table-cell>
          <table:table-cell office:value-type="string" calcext:value-type="string">
            <text:p>Velocity</text:p>
          </table:table-cell>
          <table:table-cell office:value-type="float" office:value="16.8125" calcext:value-type="float">
            <text:p>16.812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98082" calcext:value-type="float">
            <text:p>0.198082</text:p>
          </table:table-cell>
          <table:table-cell office:value-type="string" calcext:value-type="string">
            <text:p>Steering</text:p>
          </table:table-cell>
          <table:table-cell office:value-type="float" office:value="-0.0993043" calcext:value-type="float">
            <text:p>-0.0993043</text:p>
          </table:table-cell>
          <table:table-cell office:value-type="string" calcext:value-type="string">
            <text:p>Acc</text:p>
          </table:table-cell>
          <table:table-cell office:value-type="float" office:value="0.321857" calcext:value-type="float">
            <text:p>0.321857</text:p>
          </table:table-cell>
          <table:table-cell office:value-type="string" calcext:value-type="string">
            <text:p>Velocity</text:p>
          </table:table-cell>
          <table:table-cell office:value-type="float" office:value="16.8119" calcext:value-type="float">
            <text:p>16.811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60815" calcext:value-type="float">
            <text:p>0.360815</text:p>
          </table:table-cell>
          <table:table-cell office:value-type="string" calcext:value-type="string">
            <text:p>Steering</text:p>
          </table:table-cell>
          <table:table-cell office:value-type="float" office:value="-0.101832" calcext:value-type="float">
            <text:p>-0.101832</text:p>
          </table:table-cell>
          <table:table-cell office:value-type="string" calcext:value-type="string">
            <text:p>Acc</text:p>
          </table:table-cell>
          <table:table-cell office:value-type="float" office:value="0.322891" calcext:value-type="float">
            <text:p>0.322891</text:p>
          </table:table-cell>
          <table:table-cell office:value-type="string" calcext:value-type="string">
            <text:p>Velocity</text:p>
          </table:table-cell>
          <table:table-cell office:value-type="float" office:value="16.8117" calcext:value-type="float">
            <text:p>16.811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86277" calcext:value-type="float">
            <text:p>0.486277</text:p>
          </table:table-cell>
          <table:table-cell office:value-type="string" calcext:value-type="string">
            <text:p>Steering</text:p>
          </table:table-cell>
          <table:table-cell office:value-type="float" office:value="-0.0935132" calcext:value-type="float">
            <text:p>-0.0935132</text:p>
          </table:table-cell>
          <table:table-cell office:value-type="string" calcext:value-type="string">
            <text:p>Acc</text:p>
          </table:table-cell>
          <table:table-cell office:value-type="float" office:value="0.32324" calcext:value-type="float">
            <text:p>0.32324</text:p>
          </table:table-cell>
          <table:table-cell office:value-type="string" calcext:value-type="string">
            <text:p>Velocity</text:p>
          </table:table-cell>
          <table:table-cell office:value-type="float" office:value="16.8125" calcext:value-type="float">
            <text:p>16.812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558682" calcext:value-type="float">
            <text:p>0.558682</text:p>
          </table:table-cell>
          <table:table-cell office:value-type="string" calcext:value-type="string">
            <text:p>Steering</text:p>
          </table:table-cell>
          <table:table-cell office:value-type="float" office:value="-0.0758823" calcext:value-type="float">
            <text:p>-0.0758823</text:p>
          </table:table-cell>
          <table:table-cell office:value-type="string" calcext:value-type="string">
            <text:p>Acc</text:p>
          </table:table-cell>
          <table:table-cell office:value-type="float" office:value="0.322753" calcext:value-type="float">
            <text:p>0.322753</text:p>
          </table:table-cell>
          <table:table-cell office:value-type="string" calcext:value-type="string">
            <text:p>Velocity</text:p>
          </table:table-cell>
          <table:table-cell office:value-type="float" office:value="16.8147" calcext:value-type="float">
            <text:p>16.814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572656" calcext:value-type="float">
            <text:p>0.572656</text:p>
          </table:table-cell>
          <table:table-cell office:value-type="string" calcext:value-type="string">
            <text:p>Steering</text:p>
          </table:table-cell>
          <table:table-cell office:value-type="float" office:value="-0.0580815" calcext:value-type="float">
            <text:p>-0.0580815</text:p>
          </table:table-cell>
          <table:table-cell office:value-type="string" calcext:value-type="string">
            <text:p>Acc</text:p>
          </table:table-cell>
          <table:table-cell office:value-type="float" office:value="0.321976" calcext:value-type="float">
            <text:p>0.321976</text:p>
          </table:table-cell>
          <table:table-cell office:value-type="string" calcext:value-type="string">
            <text:p>Velocity</text:p>
          </table:table-cell>
          <table:table-cell office:value-type="float" office:value="16.8168" calcext:value-type="float">
            <text:p>16.816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527475" calcext:value-type="float">
            <text:p>0.527475</text:p>
          </table:table-cell>
          <table:table-cell office:value-type="string" calcext:value-type="string">
            <text:p>Steering</text:p>
          </table:table-cell>
          <table:table-cell office:value-type="float" office:value="-0.0274035" calcext:value-type="float">
            <text:p>-0.0274035</text:p>
          </table:table-cell>
          <table:table-cell office:value-type="string" calcext:value-type="string">
            <text:p>Acc</text:p>
          </table:table-cell>
          <table:table-cell office:value-type="float" office:value="0.320644" calcext:value-type="float">
            <text:p>0.320644</text:p>
          </table:table-cell>
          <table:table-cell office:value-type="string" calcext:value-type="string">
            <text:p>Velocity</text:p>
          </table:table-cell>
          <table:table-cell office:value-type="float" office:value="16.8202" calcext:value-type="float">
            <text:p>16.820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2715" calcext:value-type="float">
            <text:p>0.42715</text:p>
          </table:table-cell>
          <table:table-cell office:value-type="string" calcext:value-type="string">
            <text:p>Steering</text:p>
          </table:table-cell>
          <table:table-cell office:value-type="float" office:value="0.000985185" calcext:value-type="float">
            <text:p>0.000985185</text:p>
          </table:table-cell>
          <table:table-cell office:value-type="string" calcext:value-type="string">
            <text:p>Acc</text:p>
          </table:table-cell>
          <table:table-cell office:value-type="float" office:value="0.319814" calcext:value-type="float">
            <text:p>0.319814</text:p>
          </table:table-cell>
          <table:table-cell office:value-type="string" calcext:value-type="string">
            <text:p>Velocity</text:p>
          </table:table-cell>
          <table:table-cell office:value-type="float" office:value="16.8228" calcext:value-type="float">
            <text:p>16.822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63351" calcext:value-type="float">
            <text:p>0.263351</text:p>
          </table:table-cell>
          <table:table-cell office:value-type="string" calcext:value-type="string">
            <text:p>Steering</text:p>
          </table:table-cell>
          <table:table-cell office:value-type="float" office:value="0.025267" calcext:value-type="float">
            <text:p>0.025267</text:p>
          </table:table-cell>
          <table:table-cell office:value-type="string" calcext:value-type="string">
            <text:p>Acc</text:p>
          </table:table-cell>
          <table:table-cell office:value-type="float" office:value="0.319694" calcext:value-type="float">
            <text:p>0.319694</text:p>
          </table:table-cell>
          <table:table-cell office:value-type="string" calcext:value-type="string">
            <text:p>Velocity</text:p>
          </table:table-cell>
          <table:table-cell office:value-type="float" office:value="16.8244" calcext:value-type="float">
            <text:p>16.824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955442" calcext:value-type="float">
            <text:p>0.0955442</text:p>
          </table:table-cell>
          <table:table-cell office:value-type="string" calcext:value-type="string">
            <text:p>Steering</text:p>
          </table:table-cell>
          <table:table-cell office:value-type="float" office:value="0.0437736" calcext:value-type="float">
            <text:p>0.0437736</text:p>
          </table:table-cell>
          <table:table-cell office:value-type="string" calcext:value-type="string">
            <text:p>Acc</text:p>
          </table:table-cell>
          <table:table-cell office:value-type="float" office:value="0.320295" calcext:value-type="float">
            <text:p>0.320295</text:p>
          </table:table-cell>
          <table:table-cell office:value-type="string" calcext:value-type="string">
            <text:p>Velocity</text:p>
          </table:table-cell>
          <table:table-cell office:value-type="float" office:value="16.8251" calcext:value-type="float">
            <text:p>16.825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523768" calcext:value-type="float">
            <text:p>-0.0523768</text:p>
          </table:table-cell>
          <table:table-cell office:value-type="string" calcext:value-type="string">
            <text:p>Steering</text:p>
          </table:table-cell>
          <table:table-cell office:value-type="float" office:value="0.0523006" calcext:value-type="float">
            <text:p>0.0523006</text:p>
          </table:table-cell>
          <table:table-cell office:value-type="string" calcext:value-type="string">
            <text:p>Acc</text:p>
          </table:table-cell>
          <table:table-cell office:value-type="float" office:value="0.321036" calcext:value-type="float">
            <text:p>0.321036</text:p>
          </table:table-cell>
          <table:table-cell office:value-type="string" calcext:value-type="string">
            <text:p>Velocity</text:p>
          </table:table-cell>
          <table:table-cell office:value-type="float" office:value="16.8254" calcext:value-type="float">
            <text:p>16.825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18169" calcext:value-type="float">
            <text:p>-0.218169</text:p>
          </table:table-cell>
          <table:table-cell office:value-type="string" calcext:value-type="string">
            <text:p>Steering</text:p>
          </table:table-cell>
          <table:table-cell office:value-type="float" office:value="0.051487" calcext:value-type="float">
            <text:p>0.051487</text:p>
          </table:table-cell>
          <table:table-cell office:value-type="string" calcext:value-type="string">
            <text:p>Acc</text:p>
          </table:table-cell>
          <table:table-cell office:value-type="float" office:value="0.321714" calcext:value-type="float">
            <text:p>0.321714</text:p>
          </table:table-cell>
          <table:table-cell office:value-type="string" calcext:value-type="string">
            <text:p>Velocity</text:p>
          </table:table-cell>
          <table:table-cell office:value-type="float" office:value="16.8261" calcext:value-type="float">
            <text:p>16.826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99063" calcext:value-type="float">
            <text:p>-0.299063</text:p>
          </table:table-cell>
          <table:table-cell office:value-type="string" calcext:value-type="string">
            <text:p>Steering</text:p>
          </table:table-cell>
          <table:table-cell office:value-type="float" office:value="0.0371512" calcext:value-type="float">
            <text:p>0.0371512</text:p>
          </table:table-cell>
          <table:table-cell office:value-type="string" calcext:value-type="string">
            <text:p>Acc</text:p>
          </table:table-cell>
          <table:table-cell office:value-type="float" office:value="0.321465" calcext:value-type="float">
            <text:p>0.321465</text:p>
          </table:table-cell>
          <table:table-cell office:value-type="string" calcext:value-type="string">
            <text:p>Velocity</text:p>
          </table:table-cell>
          <table:table-cell office:value-type="float" office:value="16.8276" calcext:value-type="float">
            <text:p>16.827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46228" calcext:value-type="float">
            <text:p>-0.346228</text:p>
          </table:table-cell>
          <table:table-cell office:value-type="string" calcext:value-type="string">
            <text:p>Steering</text:p>
          </table:table-cell>
          <table:table-cell office:value-type="float" office:value="0.0163995" calcext:value-type="float">
            <text:p>0.0163995</text:p>
          </table:table-cell>
          <table:table-cell office:value-type="string" calcext:value-type="string">
            <text:p>Acc</text:p>
          </table:table-cell>
          <table:table-cell office:value-type="float" office:value="0.320826" calcext:value-type="float">
            <text:p>0.320826</text:p>
          </table:table-cell>
          <table:table-cell office:value-type="string" calcext:value-type="string">
            <text:p>Velocity</text:p>
          </table:table-cell>
          <table:table-cell office:value-type="float" office:value="16.8295" calcext:value-type="float">
            <text:p>16.829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30117" calcext:value-type="float">
            <text:p>-0.330117</text:p>
          </table:table-cell>
          <table:table-cell office:value-type="string" calcext:value-type="string">
            <text:p>Steering</text:p>
          </table:table-cell>
          <table:table-cell office:value-type="float" office:value="-0.0099413" calcext:value-type="float">
            <text:p>-0.0099413</text:p>
          </table:table-cell>
          <table:table-cell office:value-type="string" calcext:value-type="string">
            <text:p>Acc</text:p>
          </table:table-cell>
          <table:table-cell office:value-type="float" office:value="0.319964" calcext:value-type="float">
            <text:p>0.319964</text:p>
          </table:table-cell>
          <table:table-cell office:value-type="string" calcext:value-type="string">
            <text:p>Velocity</text:p>
          </table:table-cell>
          <table:table-cell office:value-type="float" office:value="16.8315" calcext:value-type="float">
            <text:p>16.831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77702" calcext:value-type="float">
            <text:p>-0.277702</text:p>
          </table:table-cell>
          <table:table-cell office:value-type="string" calcext:value-type="string">
            <text:p>Steering</text:p>
          </table:table-cell>
          <table:table-cell office:value-type="float" office:value="-0.0311854" calcext:value-type="float">
            <text:p>-0.0311854</text:p>
          </table:table-cell>
          <table:table-cell office:value-type="string" calcext:value-type="string">
            <text:p>Acc</text:p>
          </table:table-cell>
          <table:table-cell office:value-type="float" office:value="0.319476" calcext:value-type="float">
            <text:p>0.319476</text:p>
          </table:table-cell>
          <table:table-cell office:value-type="string" calcext:value-type="string">
            <text:p>Velocity</text:p>
          </table:table-cell>
          <table:table-cell office:value-type="float" office:value="16.8327" calcext:value-type="float">
            <text:p>16.832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78991" calcext:value-type="float">
            <text:p>-0.178991</text:p>
          </table:table-cell>
          <table:table-cell office:value-type="string" calcext:value-type="string">
            <text:p>Steering</text:p>
          </table:table-cell>
          <table:table-cell office:value-type="float" office:value="-0.0547926" calcext:value-type="float">
            <text:p>-0.0547926</text:p>
          </table:table-cell>
          <table:table-cell office:value-type="string" calcext:value-type="string">
            <text:p>Acc</text:p>
          </table:table-cell>
          <table:table-cell office:value-type="float" office:value="0.319349" calcext:value-type="float">
            <text:p>0.319349</text:p>
          </table:table-cell>
          <table:table-cell office:value-type="string" calcext:value-type="string">
            <text:p>Velocity</text:p>
          </table:table-cell>
          <table:table-cell office:value-type="float" office:value="16.8332" calcext:value-type="float">
            <text:p>16.833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105915" calcext:value-type="float">
            <text:p>-0.0105915</text:p>
          </table:table-cell>
          <table:table-cell office:value-type="string" calcext:value-type="string">
            <text:p>Steering</text:p>
          </table:table-cell>
          <table:table-cell office:value-type="float" office:value="-0.0800527" calcext:value-type="float">
            <text:p>-0.0800527</text:p>
          </table:table-cell>
          <table:table-cell office:value-type="string" calcext:value-type="string">
            <text:p>Acc</text:p>
          </table:table-cell>
          <table:table-cell office:value-type="float" office:value="0.319993" calcext:value-type="float">
            <text:p>0.319993</text:p>
          </table:table-cell>
          <table:table-cell office:value-type="string" calcext:value-type="string">
            <text:p>Velocity</text:p>
          </table:table-cell>
          <table:table-cell office:value-type="float" office:value="16.833" calcext:value-type="float">
            <text:p>16.83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14802" calcext:value-type="float">
            <text:p>0.114802</text:p>
          </table:table-cell>
          <table:table-cell office:value-type="string" calcext:value-type="string">
            <text:p>Steering</text:p>
          </table:table-cell>
          <table:table-cell office:value-type="float" office:value="-0.0921464" calcext:value-type="float">
            <text:p>-0.0921464</text:p>
          </table:table-cell>
          <table:table-cell office:value-type="string" calcext:value-type="string">
            <text:p>Acc</text:p>
          </table:table-cell>
          <table:table-cell office:value-type="float" office:value="0.320811" calcext:value-type="float">
            <text:p>0.320811</text:p>
          </table:table-cell>
          <table:table-cell office:value-type="string" calcext:value-type="string">
            <text:p>Velocity</text:p>
          </table:table-cell>
          <table:table-cell office:value-type="float" office:value="16.8324" calcext:value-type="float">
            <text:p>16.832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89721" calcext:value-type="float">
            <text:p>0.289721</text:p>
          </table:table-cell>
          <table:table-cell office:value-type="string" calcext:value-type="string">
            <text:p>Steering</text:p>
          </table:table-cell>
          <table:table-cell office:value-type="float" office:value="-0.102324" calcext:value-type="float">
            <text:p>-0.102324</text:p>
          </table:table-cell>
          <table:table-cell office:value-type="string" calcext:value-type="string">
            <text:p>Acc</text:p>
          </table:table-cell>
          <table:table-cell office:value-type="float" office:value="0.322324" calcext:value-type="float">
            <text:p>0.322324</text:p>
          </table:table-cell>
          <table:table-cell office:value-type="string" calcext:value-type="string">
            <text:p>Velocity</text:p>
          </table:table-cell>
          <table:table-cell office:value-type="float" office:value="16.8313" calcext:value-type="float">
            <text:p>16.831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3914" calcext:value-type="float">
            <text:p>0.43914</text:p>
          </table:table-cell>
          <table:table-cell office:value-type="string" calcext:value-type="string">
            <text:p>Steering</text:p>
          </table:table-cell>
          <table:table-cell office:value-type="float" office:value="-0.0989157" calcext:value-type="float">
            <text:p>-0.0989157</text:p>
          </table:table-cell>
          <table:table-cell office:value-type="string" calcext:value-type="string">
            <text:p>Acc</text:p>
          </table:table-cell>
          <table:table-cell office:value-type="float" office:value="0.323115" calcext:value-type="float">
            <text:p>0.323115</text:p>
          </table:table-cell>
          <table:table-cell office:value-type="string" calcext:value-type="string">
            <text:p>Velocity</text:p>
          </table:table-cell>
          <table:table-cell office:value-type="float" office:value="16.831" calcext:value-type="float">
            <text:p>16.83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5504" calcext:value-type="float">
            <text:p>0.5504</text:p>
          </table:table-cell>
          <table:table-cell office:value-type="string" calcext:value-type="string">
            <text:p>Steering</text:p>
          </table:table-cell>
          <table:table-cell office:value-type="float" office:value="-0.0825193" calcext:value-type="float">
            <text:p>-0.0825193</text:p>
          </table:table-cell>
          <table:table-cell office:value-type="string" calcext:value-type="string">
            <text:p>Acc</text:p>
          </table:table-cell>
          <table:table-cell office:value-type="float" office:value="0.322973" calcext:value-type="float">
            <text:p>0.322973</text:p>
          </table:table-cell>
          <table:table-cell office:value-type="string" calcext:value-type="string">
            <text:p>Velocity</text:p>
          </table:table-cell>
          <table:table-cell office:value-type="float" office:value="16.8321" calcext:value-type="float">
            <text:p>16.832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583746" calcext:value-type="float">
            <text:p>0.583746</text:p>
          </table:table-cell>
          <table:table-cell office:value-type="string" calcext:value-type="string">
            <text:p>Steering</text:p>
          </table:table-cell>
          <table:table-cell office:value-type="float" office:value="-0.0550988" calcext:value-type="float">
            <text:p>-0.0550988</text:p>
          </table:table-cell>
          <table:table-cell office:value-type="string" calcext:value-type="string">
            <text:p>Acc</text:p>
          </table:table-cell>
          <table:table-cell office:value-type="float" office:value="0.321823" calcext:value-type="float">
            <text:p>0.321823</text:p>
          </table:table-cell>
          <table:table-cell office:value-type="string" calcext:value-type="string">
            <text:p>Velocity</text:p>
          </table:table-cell>
          <table:table-cell office:value-type="float" office:value="16.8346" calcext:value-type="float">
            <text:p>16.834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532286" calcext:value-type="float">
            <text:p>0.532286</text:p>
          </table:table-cell>
          <table:table-cell office:value-type="string" calcext:value-type="string">
            <text:p>Steering</text:p>
          </table:table-cell>
          <table:table-cell office:value-type="float" office:value="-0.0208044" calcext:value-type="float">
            <text:p>-0.0208044</text:p>
          </table:table-cell>
          <table:table-cell office:value-type="string" calcext:value-type="string">
            <text:p>Acc</text:p>
          </table:table-cell>
          <table:table-cell office:value-type="float" office:value="0.320353" calcext:value-type="float">
            <text:p>0.320353</text:p>
          </table:table-cell>
          <table:table-cell office:value-type="string" calcext:value-type="string">
            <text:p>Velocity</text:p>
          </table:table-cell>
          <table:table-cell office:value-type="float" office:value="16.8376" calcext:value-type="float">
            <text:p>16.837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36915" calcext:value-type="float">
            <text:p>0.436915</text:p>
          </table:table-cell>
          <table:table-cell office:value-type="string" calcext:value-type="string">
            <text:p>Steering</text:p>
          </table:table-cell>
          <table:table-cell office:value-type="float" office:value="0.00701726" calcext:value-type="float">
            <text:p>0.00701726</text:p>
          </table:table-cell>
          <table:table-cell office:value-type="string" calcext:value-type="string">
            <text:p>Acc</text:p>
          </table:table-cell>
          <table:table-cell office:value-type="float" office:value="0.319574" calcext:value-type="float">
            <text:p>0.319574</text:p>
          </table:table-cell>
          <table:table-cell office:value-type="string" calcext:value-type="string">
            <text:p>Velocity</text:p>
          </table:table-cell>
          <table:table-cell office:value-type="float" office:value="16.8397" calcext:value-type="float">
            <text:p>16.839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8786" calcext:value-type="float">
            <text:p>0.18786</text:p>
          </table:table-cell>
          <table:table-cell office:value-type="string" calcext:value-type="string">
            <text:p>Steering</text:p>
          </table:table-cell>
          <table:table-cell office:value-type="float" office:value="0.0316911" calcext:value-type="float">
            <text:p>0.0316911</text:p>
          </table:table-cell>
          <table:table-cell office:value-type="string" calcext:value-type="string">
            <text:p>Acc</text:p>
          </table:table-cell>
          <table:table-cell office:value-type="float" office:value="0.319518" calcext:value-type="float">
            <text:p>0.319518</text:p>
          </table:table-cell>
          <table:table-cell office:value-type="string" calcext:value-type="string">
            <text:p>Velocity</text:p>
          </table:table-cell>
          <table:table-cell office:value-type="float" office:value="16.8406" calcext:value-type="float">
            <text:p>16.840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468196" calcext:value-type="float">
            <text:p>0.0468196</text:p>
          </table:table-cell>
          <table:table-cell office:value-type="string" calcext:value-type="string">
            <text:p>Steering</text:p>
          </table:table-cell>
          <table:table-cell office:value-type="float" office:value="0.0502889" calcext:value-type="float">
            <text:p>0.0502889</text:p>
          </table:table-cell>
          <table:table-cell office:value-type="string" calcext:value-type="string">
            <text:p>Acc</text:p>
          </table:table-cell>
          <table:table-cell office:value-type="float" office:value="0.320085" calcext:value-type="float">
            <text:p>0.320085</text:p>
          </table:table-cell>
          <table:table-cell office:value-type="string" calcext:value-type="string">
            <text:p>Velocity</text:p>
          </table:table-cell>
          <table:table-cell office:value-type="float" office:value="16.8408" calcext:value-type="float">
            <text:p>16.840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03683" calcext:value-type="float">
            <text:p>-0.103683</text:p>
          </table:table-cell>
          <table:table-cell office:value-type="string" calcext:value-type="string">
            <text:p>Steering</text:p>
          </table:table-cell>
          <table:table-cell office:value-type="float" office:value="0.060376" calcext:value-type="float">
            <text:p>0.060376</text:p>
          </table:table-cell>
          <table:table-cell office:value-type="string" calcext:value-type="string">
            <text:p>Acc</text:p>
          </table:table-cell>
          <table:table-cell office:value-type="float" office:value="0.320913" calcext:value-type="float">
            <text:p>0.320913</text:p>
          </table:table-cell>
          <table:table-cell office:value-type="string" calcext:value-type="string">
            <text:p>Velocity</text:p>
          </table:table-cell>
          <table:table-cell office:value-type="float" office:value="16.8406" calcext:value-type="float">
            <text:p>16.840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66478" calcext:value-type="float">
            <text:p>-0.066478</text:p>
          </table:table-cell>
          <table:table-cell office:value-type="string" calcext:value-type="string">
            <text:p>Steering</text:p>
          </table:table-cell>
          <table:table-cell office:value-type="float" office:value="0.0607621" calcext:value-type="float">
            <text:p>0.0607621</text:p>
          </table:table-cell>
          <table:table-cell office:value-type="string" calcext:value-type="string">
            <text:p>Acc</text:p>
          </table:table-cell>
          <table:table-cell office:value-type="float" office:value="0.320992" calcext:value-type="float">
            <text:p>0.320992</text:p>
          </table:table-cell>
          <table:table-cell office:value-type="string" calcext:value-type="string">
            <text:p>Velocity</text:p>
          </table:table-cell>
          <table:table-cell office:value-type="float" office:value="16.8406" calcext:value-type="float">
            <text:p>16.840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24093" calcext:value-type="float">
            <text:p>-0.224093</text:p>
          </table:table-cell>
          <table:table-cell office:value-type="string" calcext:value-type="string">
            <text:p>Steering</text:p>
          </table:table-cell>
          <table:table-cell office:value-type="float" office:value="0.0538018" calcext:value-type="float">
            <text:p>0.0538018</text:p>
          </table:table-cell>
          <table:table-cell office:value-type="string" calcext:value-type="string">
            <text:p>Acc</text:p>
          </table:table-cell>
          <table:table-cell office:value-type="float" office:value="0.321418" calcext:value-type="float">
            <text:p>0.321418</text:p>
          </table:table-cell>
          <table:table-cell office:value-type="string" calcext:value-type="string">
            <text:p>Velocity</text:p>
          </table:table-cell>
          <table:table-cell office:value-type="float" office:value="16.8413" calcext:value-type="float">
            <text:p>16.841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24539" calcext:value-type="float">
            <text:p>-0.324539</text:p>
          </table:table-cell>
          <table:table-cell office:value-type="string" calcext:value-type="string">
            <text:p>Steering</text:p>
          </table:table-cell>
          <table:table-cell office:value-type="float" office:value="0.0375491" calcext:value-type="float">
            <text:p>0.0375491</text:p>
          </table:table-cell>
          <table:table-cell office:value-type="string" calcext:value-type="string">
            <text:p>Acc</text:p>
          </table:table-cell>
          <table:table-cell office:value-type="float" office:value="0.3212" calcext:value-type="float">
            <text:p>0.3212</text:p>
          </table:table-cell>
          <table:table-cell office:value-type="string" calcext:value-type="string">
            <text:p>Velocity</text:p>
          </table:table-cell>
          <table:table-cell office:value-type="float" office:value="16.8423" calcext:value-type="float">
            <text:p>16.842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59579" calcext:value-type="float">
            <text:p>-0.359579</text:p>
          </table:table-cell>
          <table:table-cell office:value-type="string" calcext:value-type="string">
            <text:p>Steering</text:p>
          </table:table-cell>
          <table:table-cell office:value-type="float" office:value="0.0140144" calcext:value-type="float">
            <text:p>0.0140144</text:p>
          </table:table-cell>
          <table:table-cell office:value-type="string" calcext:value-type="string">
            <text:p>Acc</text:p>
          </table:table-cell>
          <table:table-cell office:value-type="float" office:value="0.320453" calcext:value-type="float">
            <text:p>0.320453</text:p>
          </table:table-cell>
          <table:table-cell office:value-type="string" calcext:value-type="string">
            <text:p>Velocity</text:p>
          </table:table-cell>
          <table:table-cell office:value-type="float" office:value="16.8439" calcext:value-type="float">
            <text:p>16.843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27974" calcext:value-type="float">
            <text:p>-0.327974</text:p>
          </table:table-cell>
          <table:table-cell office:value-type="string" calcext:value-type="string">
            <text:p>Steering</text:p>
          </table:table-cell>
          <table:table-cell office:value-type="float" office:value="-0.0139437" calcext:value-type="float">
            <text:p>-0.0139437</text:p>
          </table:table-cell>
          <table:table-cell office:value-type="string" calcext:value-type="string">
            <text:p>Acc</text:p>
          </table:table-cell>
          <table:table-cell office:value-type="float" office:value="0.319604" calcext:value-type="float">
            <text:p>0.319604</text:p>
          </table:table-cell>
          <table:table-cell office:value-type="string" calcext:value-type="string">
            <text:p>Velocity</text:p>
          </table:table-cell>
          <table:table-cell office:value-type="float" office:value="16.8455" calcext:value-type="float">
            <text:p>16.845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67101" calcext:value-type="float">
            <text:p>-0.267101</text:p>
          </table:table-cell>
          <table:table-cell office:value-type="string" calcext:value-type="string">
            <text:p>Steering</text:p>
          </table:table-cell>
          <table:table-cell office:value-type="float" office:value="-0.0500268" calcext:value-type="float">
            <text:p>-0.0500268</text:p>
          </table:table-cell>
          <table:table-cell office:value-type="string" calcext:value-type="string">
            <text:p>Acc</text:p>
          </table:table-cell>
          <table:table-cell office:value-type="float" office:value="0.319171" calcext:value-type="float">
            <text:p>0.319171</text:p>
          </table:table-cell>
          <table:table-cell office:value-type="string" calcext:value-type="string">
            <text:p>Velocity</text:p>
          </table:table-cell>
          <table:table-cell office:value-type="float" office:value="16.8465" calcext:value-type="float">
            <text:p>16.846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979586" calcext:value-type="float">
            <text:p>-0.0979586</text:p>
          </table:table-cell>
          <table:table-cell office:value-type="string" calcext:value-type="string">
            <text:p>Steering</text:p>
          </table:table-cell>
          <table:table-cell office:value-type="float" office:value="-0.0769163" calcext:value-type="float">
            <text:p>-0.0769163</text:p>
          </table:table-cell>
          <table:table-cell office:value-type="string" calcext:value-type="string">
            <text:p>Acc</text:p>
          </table:table-cell>
          <table:table-cell office:value-type="float" office:value="0.319646" calcext:value-type="float">
            <text:p>0.319646</text:p>
          </table:table-cell>
          <table:table-cell office:value-type="string" calcext:value-type="string">
            <text:p>Velocity</text:p>
          </table:table-cell>
          <table:table-cell office:value-type="float" office:value="16.8464" calcext:value-type="float">
            <text:p>16.846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932535" calcext:value-type="float">
            <text:p>0.0932535</text:p>
          </table:table-cell>
          <table:table-cell office:value-type="string" calcext:value-type="string">
            <text:p>Steering</text:p>
          </table:table-cell>
          <table:table-cell office:value-type="float" office:value="-0.0964619" calcext:value-type="float">
            <text:p>-0.0964619</text:p>
          </table:table-cell>
          <table:table-cell office:value-type="string" calcext:value-type="string">
            <text:p>Acc</text:p>
          </table:table-cell>
          <table:table-cell office:value-type="float" office:value="0.320887" calcext:value-type="float">
            <text:p>0.320887</text:p>
          </table:table-cell>
          <table:table-cell office:value-type="string" calcext:value-type="string">
            <text:p>Velocity</text:p>
          </table:table-cell>
          <table:table-cell office:value-type="float" office:value="16.8451" calcext:value-type="float">
            <text:p>16.845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04156" calcext:value-type="float">
            <text:p>0.304156</text:p>
          </table:table-cell>
          <table:table-cell office:value-type="string" calcext:value-type="string">
            <text:p>Steering</text:p>
          </table:table-cell>
          <table:table-cell office:value-type="float" office:value="-0.105962" calcext:value-type="float">
            <text:p>-0.105962</text:p>
          </table:table-cell>
          <table:table-cell office:value-type="string" calcext:value-type="string">
            <text:p>Acc</text:p>
          </table:table-cell>
          <table:table-cell office:value-type="float" office:value="0.322478" calcext:value-type="float">
            <text:p>0.322478</text:p>
          </table:table-cell>
          <table:table-cell office:value-type="string" calcext:value-type="string">
            <text:p>Velocity</text:p>
          </table:table-cell>
          <table:table-cell office:value-type="float" office:value="16.8435" calcext:value-type="float">
            <text:p>16.843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77625" calcext:value-type="float">
            <text:p>0.477625</text:p>
          </table:table-cell>
          <table:table-cell office:value-type="string" calcext:value-type="string">
            <text:p>Steering</text:p>
          </table:table-cell>
          <table:table-cell office:value-type="float" office:value="-0.101052" calcext:value-type="float">
            <text:p>-0.101052</text:p>
          </table:table-cell>
          <table:table-cell office:value-type="string" calcext:value-type="string">
            <text:p>Acc</text:p>
          </table:table-cell>
          <table:table-cell office:value-type="float" office:value="0.323393" calcext:value-type="float">
            <text:p>0.323393</text:p>
          </table:table-cell>
          <table:table-cell office:value-type="string" calcext:value-type="string">
            <text:p>Velocity</text:p>
          </table:table-cell>
          <table:table-cell office:value-type="float" office:value="16.8428" calcext:value-type="float">
            <text:p>16.842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585575" calcext:value-type="float">
            <text:p>0.585575</text:p>
          </table:table-cell>
          <table:table-cell office:value-type="string" calcext:value-type="string">
            <text:p>Steering</text:p>
          </table:table-cell>
          <table:table-cell office:value-type="float" office:value="-0.082131" calcext:value-type="float">
            <text:p>-0.082131</text:p>
          </table:table-cell>
          <table:table-cell office:value-type="string" calcext:value-type="string">
            <text:p>Acc</text:p>
          </table:table-cell>
          <table:table-cell office:value-type="float" office:value="0.323072" calcext:value-type="float">
            <text:p>0.323072</text:p>
          </table:table-cell>
          <table:table-cell office:value-type="string" calcext:value-type="string">
            <text:p>Velocity</text:p>
          </table:table-cell>
          <table:table-cell office:value-type="float" office:value="16.8435" calcext:value-type="float">
            <text:p>16.843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611157" calcext:value-type="float">
            <text:p>0.611157</text:p>
          </table:table-cell>
          <table:table-cell office:value-type="string" calcext:value-type="string">
            <text:p>Steering</text:p>
          </table:table-cell>
          <table:table-cell office:value-type="float" office:value="-0.0558235" calcext:value-type="float">
            <text:p>-0.0558235</text:p>
          </table:table-cell>
          <table:table-cell office:value-type="string" calcext:value-type="string">
            <text:p>Acc</text:p>
          </table:table-cell>
          <table:table-cell office:value-type="float" office:value="0.321872" calcext:value-type="float">
            <text:p>0.321872</text:p>
          </table:table-cell>
          <table:table-cell office:value-type="string" calcext:value-type="string">
            <text:p>Velocity</text:p>
          </table:table-cell>
          <table:table-cell office:value-type="float" office:value="16.8459" calcext:value-type="float">
            <text:p>16.845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556025" calcext:value-type="float">
            <text:p>0.556025</text:p>
          </table:table-cell>
          <table:table-cell office:value-type="string" calcext:value-type="string">
            <text:p>Steering</text:p>
          </table:table-cell>
          <table:table-cell office:value-type="float" office:value="-0.0204259" calcext:value-type="float">
            <text:p>-0.0204259</text:p>
          </table:table-cell>
          <table:table-cell office:value-type="string" calcext:value-type="string">
            <text:p>Acc</text:p>
          </table:table-cell>
          <table:table-cell office:value-type="float" office:value="0.320268" calcext:value-type="float">
            <text:p>0.320268</text:p>
          </table:table-cell>
          <table:table-cell office:value-type="string" calcext:value-type="string">
            <text:p>Velocity</text:p>
          </table:table-cell>
          <table:table-cell office:value-type="float" office:value="16.8489" calcext:value-type="float">
            <text:p>16.848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46703" calcext:value-type="float">
            <text:p>0.446703</text:p>
          </table:table-cell>
          <table:table-cell office:value-type="string" calcext:value-type="string">
            <text:p>Steering</text:p>
          </table:table-cell>
          <table:table-cell office:value-type="float" office:value="0.00327767" calcext:value-type="float">
            <text:p>0.00327767</text:p>
          </table:table-cell>
          <table:table-cell office:value-type="string" calcext:value-type="string">
            <text:p>Acc</text:p>
          </table:table-cell>
          <table:table-cell office:value-type="float" office:value="0.31954" calcext:value-type="float">
            <text:p>0.31954</text:p>
          </table:table-cell>
          <table:table-cell office:value-type="string" calcext:value-type="string">
            <text:p>Velocity</text:p>
          </table:table-cell>
          <table:table-cell office:value-type="float" office:value="16.8508" calcext:value-type="float">
            <text:p>16.850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06527" calcext:value-type="float">
            <text:p>0.306527</text:p>
          </table:table-cell>
          <table:table-cell office:value-type="string" calcext:value-type="string">
            <text:p>Steering</text:p>
          </table:table-cell>
          <table:table-cell office:value-type="float" office:value="0.031852" calcext:value-type="float">
            <text:p>0.031852</text:p>
          </table:table-cell>
          <table:table-cell office:value-type="string" calcext:value-type="string">
            <text:p>Acc</text:p>
          </table:table-cell>
          <table:table-cell office:value-type="float" office:value="0.319257" calcext:value-type="float">
            <text:p>0.319257</text:p>
          </table:table-cell>
          <table:table-cell office:value-type="string" calcext:value-type="string">
            <text:p>Velocity</text:p>
          </table:table-cell>
          <table:table-cell office:value-type="float" office:value="16.8516" calcext:value-type="float">
            <text:p>16.851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31894" calcext:value-type="float">
            <text:p>0.131894</text:p>
          </table:table-cell>
          <table:table-cell office:value-type="string" calcext:value-type="string">
            <text:p>Steering</text:p>
          </table:table-cell>
          <table:table-cell office:value-type="float" office:value="0.0540472" calcext:value-type="float">
            <text:p>0.0540472</text:p>
          </table:table-cell>
          <table:table-cell office:value-type="string" calcext:value-type="string">
            <text:p>Acc</text:p>
          </table:table-cell>
          <table:table-cell office:value-type="float" office:value="0.319795" calcext:value-type="float">
            <text:p>0.319795</text:p>
          </table:table-cell>
          <table:table-cell office:value-type="string" calcext:value-type="string">
            <text:p>Velocity</text:p>
          </table:table-cell>
          <table:table-cell office:value-type="float" office:value="16.8515" calcext:value-type="float">
            <text:p>16.851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294355" calcext:value-type="float">
            <text:p>-0.0294355</text:p>
          </table:table-cell>
          <table:table-cell office:value-type="string" calcext:value-type="string">
            <text:p>Steering</text:p>
          </table:table-cell>
          <table:table-cell office:value-type="float" office:value="0.0657997" calcext:value-type="float">
            <text:p>0.0657997</text:p>
          </table:table-cell>
          <table:table-cell office:value-type="string" calcext:value-type="string">
            <text:p>Acc</text:p>
          </table:table-cell>
          <table:table-cell office:value-type="float" office:value="0.320667" calcext:value-type="float">
            <text:p>0.320667</text:p>
          </table:table-cell>
          <table:table-cell office:value-type="string" calcext:value-type="string">
            <text:p>Velocity</text:p>
          </table:table-cell>
          <table:table-cell office:value-type="float" office:value="16.8509" calcext:value-type="float">
            <text:p>16.850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00356" calcext:value-type="float">
            <text:p>-0.200356</text:p>
          </table:table-cell>
          <table:table-cell office:value-type="string" calcext:value-type="string">
            <text:p>Steering</text:p>
          </table:table-cell>
          <table:table-cell office:value-type="float" office:value="0.0689152" calcext:value-type="float">
            <text:p>0.0689152</text:p>
          </table:table-cell>
          <table:table-cell office:value-type="string" calcext:value-type="string">
            <text:p>Acc</text:p>
          </table:table-cell>
          <table:table-cell office:value-type="float" office:value="0.321598" calcext:value-type="float">
            <text:p>0.321598</text:p>
          </table:table-cell>
          <table:table-cell office:value-type="string" calcext:value-type="string">
            <text:p>Velocity</text:p>
          </table:table-cell>
          <table:table-cell office:value-type="float" office:value="16.8504" calcext:value-type="float">
            <text:p>16.850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34937" calcext:value-type="float">
            <text:p>-0.334937</text:p>
          </table:table-cell>
          <table:table-cell office:value-type="string" calcext:value-type="string">
            <text:p>Steering</text:p>
          </table:table-cell>
          <table:table-cell office:value-type="float" office:value="0.0609219" calcext:value-type="float">
            <text:p>0.0609219</text:p>
          </table:table-cell>
          <table:table-cell office:value-type="string" calcext:value-type="string">
            <text:p>Acc</text:p>
          </table:table-cell>
          <table:table-cell office:value-type="float" office:value="0.321962" calcext:value-type="float">
            <text:p>0.321962</text:p>
          </table:table-cell>
          <table:table-cell office:value-type="string" calcext:value-type="string">
            <text:p>Velocity</text:p>
          </table:table-cell>
          <table:table-cell office:value-type="float" office:value="16.8506" calcext:value-type="float">
            <text:p>16.850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2138" calcext:value-type="float">
            <text:p>-0.42138</text:p>
          </table:table-cell>
          <table:table-cell office:value-type="string" calcext:value-type="string">
            <text:p>Steering</text:p>
          </table:table-cell>
          <table:table-cell office:value-type="float" office:value="0.0399384" calcext:value-type="float">
            <text:p>0.0399384</text:p>
          </table:table-cell>
          <table:table-cell office:value-type="string" calcext:value-type="string">
            <text:p>Acc</text:p>
          </table:table-cell>
          <table:table-cell office:value-type="float" office:value="0.321448" calcext:value-type="float">
            <text:p>0.321448</text:p>
          </table:table-cell>
          <table:table-cell office:value-type="string" calcext:value-type="string">
            <text:p>Velocity</text:p>
          </table:table-cell>
          <table:table-cell office:value-type="float" office:value="16.8519" calcext:value-type="float">
            <text:p>16.851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2038" calcext:value-type="float">
            <text:p>-0.42038</text:p>
          </table:table-cell>
          <table:table-cell office:value-type="string" calcext:value-type="string">
            <text:p>Steering</text:p>
          </table:table-cell>
          <table:table-cell office:value-type="float" office:value="0.00537818" calcext:value-type="float">
            <text:p>0.00537818</text:p>
          </table:table-cell>
          <table:table-cell office:value-type="string" calcext:value-type="string">
            <text:p>Acc</text:p>
          </table:table-cell>
          <table:table-cell office:value-type="float" office:value="0.320132" calcext:value-type="float">
            <text:p>0.320132</text:p>
          </table:table-cell>
          <table:table-cell office:value-type="string" calcext:value-type="string">
            <text:p>Velocity</text:p>
          </table:table-cell>
          <table:table-cell office:value-type="float" office:value="16.8541" calcext:value-type="float">
            <text:p>16.854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77884" calcext:value-type="float">
            <text:p>-0.377884</text:p>
          </table:table-cell>
          <table:table-cell office:value-type="string" calcext:value-type="string">
            <text:p>Steering</text:p>
          </table:table-cell>
          <table:table-cell office:value-type="float" office:value="-0.0289791" calcext:value-type="float">
            <text:p>-0.0289791</text:p>
          </table:table-cell>
          <table:table-cell office:value-type="string" calcext:value-type="string">
            <text:p>Acc</text:p>
          </table:table-cell>
          <table:table-cell office:value-type="float" office:value="0.319242" calcext:value-type="float">
            <text:p>0.319242</text:p>
          </table:table-cell>
          <table:table-cell office:value-type="string" calcext:value-type="string">
            <text:p>Velocity</text:p>
          </table:table-cell>
          <table:table-cell office:value-type="float" office:value="16.8557" calcext:value-type="float">
            <text:p>16.855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08153" calcext:value-type="float">
            <text:p>-0.208153</text:p>
          </table:table-cell>
          <table:table-cell office:value-type="string" calcext:value-type="string">
            <text:p>Steering</text:p>
          </table:table-cell>
          <table:table-cell office:value-type="float" office:value="-0.0644338" calcext:value-type="float">
            <text:p>-0.0644338</text:p>
          </table:table-cell>
          <table:table-cell office:value-type="string" calcext:value-type="string">
            <text:p>Acc</text:p>
          </table:table-cell>
          <table:table-cell office:value-type="float" office:value="0.319123" calcext:value-type="float">
            <text:p>0.319123</text:p>
          </table:table-cell>
          <table:table-cell office:value-type="string" calcext:value-type="string">
            <text:p>Velocity</text:p>
          </table:table-cell>
          <table:table-cell office:value-type="float" office:value="16.8559" calcext:value-type="float">
            <text:p>16.855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174675" calcext:value-type="float">
            <text:p>-0.0174675</text:p>
          </table:table-cell>
          <table:table-cell office:value-type="string" calcext:value-type="string">
            <text:p>Steering</text:p>
          </table:table-cell>
          <table:table-cell office:value-type="float" office:value="-0.0900543" calcext:value-type="float">
            <text:p>-0.0900543</text:p>
          </table:table-cell>
          <table:table-cell office:value-type="string" calcext:value-type="string">
            <text:p>Acc</text:p>
          </table:table-cell>
          <table:table-cell office:value-type="float" office:value="0.320074" calcext:value-type="float">
            <text:p>0.320074</text:p>
          </table:table-cell>
          <table:table-cell office:value-type="string" calcext:value-type="string">
            <text:p>Velocity</text:p>
          </table:table-cell>
          <table:table-cell office:value-type="float" office:value="16.8551" calcext:value-type="float">
            <text:p>16.855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185767" calcext:value-type="float">
            <text:p>0.185767</text:p>
          </table:table-cell>
          <table:table-cell office:value-type="string" calcext:value-type="string">
            <text:p>Steering</text:p>
          </table:table-cell>
          <table:table-cell office:value-type="float" office:value="-0.106242" calcext:value-type="float">
            <text:p>-0.106242</text:p>
          </table:table-cell>
          <table:table-cell office:value-type="string" calcext:value-type="string">
            <text:p>Acc</text:p>
          </table:table-cell>
          <table:table-cell office:value-type="float" office:value="0.321631" calcext:value-type="float">
            <text:p>0.321631</text:p>
          </table:table-cell>
          <table:table-cell office:value-type="string" calcext:value-type="string">
            <text:p>Velocity</text:p>
          </table:table-cell>
          <table:table-cell office:value-type="float" office:value="16.8532" calcext:value-type="float">
            <text:p>16.853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95788" calcext:value-type="float">
            <text:p>0.395788</text:p>
          </table:table-cell>
          <table:table-cell office:value-type="string" calcext:value-type="string">
            <text:p>Steering</text:p>
          </table:table-cell>
          <table:table-cell office:value-type="float" office:value="-0.110214" calcext:value-type="float">
            <text:p>-0.110214</text:p>
          </table:table-cell>
          <table:table-cell office:value-type="string" calcext:value-type="string">
            <text:p>Acc</text:p>
          </table:table-cell>
          <table:table-cell office:value-type="float" office:value="0.323181" calcext:value-type="float">
            <text:p>0.323181</text:p>
          </table:table-cell>
          <table:table-cell office:value-type="string" calcext:value-type="string">
            <text:p>Velocity</text:p>
          </table:table-cell>
          <table:table-cell office:value-type="float" office:value="16.8514" calcext:value-type="float">
            <text:p>16.851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538972" calcext:value-type="float">
            <text:p>0.538972</text:p>
          </table:table-cell>
          <table:table-cell office:value-type="string" calcext:value-type="string">
            <text:p>Steering</text:p>
          </table:table-cell>
          <table:table-cell office:value-type="float" office:value="-0.100832" calcext:value-type="float">
            <text:p>-0.100832</text:p>
          </table:table-cell>
          <table:table-cell office:value-type="string" calcext:value-type="string">
            <text:p>Acc</text:p>
          </table:table-cell>
          <table:table-cell office:value-type="float" office:value="0.323665" calcext:value-type="float">
            <text:p>0.323665</text:p>
          </table:table-cell>
          <table:table-cell office:value-type="string" calcext:value-type="string">
            <text:p>Velocity</text:p>
          </table:table-cell>
          <table:table-cell office:value-type="float" office:value="16.8509" calcext:value-type="float">
            <text:p>16.850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627255" calcext:value-type="float">
            <text:p>0.627255</text:p>
          </table:table-cell>
          <table:table-cell office:value-type="string" calcext:value-type="string">
            <text:p>Steering</text:p>
          </table:table-cell>
          <table:table-cell office:value-type="float" office:value="-0.0771595" calcext:value-type="float">
            <text:p>-0.0771595</text:p>
          </table:table-cell>
          <table:table-cell office:value-type="string" calcext:value-type="string">
            <text:p>Acc</text:p>
          </table:table-cell>
          <table:table-cell office:value-type="float" office:value="0.322895" calcext:value-type="float">
            <text:p>0.322895</text:p>
          </table:table-cell>
          <table:table-cell office:value-type="string" calcext:value-type="string">
            <text:p>Velocity</text:p>
          </table:table-cell>
          <table:table-cell office:value-type="float" office:value="16.8523" calcext:value-type="float">
            <text:p>16.852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641552" calcext:value-type="float">
            <text:p>0.641552</text:p>
          </table:table-cell>
          <table:table-cell office:value-type="string" calcext:value-type="string">
            <text:p>Steering</text:p>
          </table:table-cell>
          <table:table-cell office:value-type="float" office:value="-0.0478337" calcext:value-type="float">
            <text:p>-0.0478337</text:p>
          </table:table-cell>
          <table:table-cell office:value-type="string" calcext:value-type="string">
            <text:p>Acc</text:p>
          </table:table-cell>
          <table:table-cell office:value-type="float" office:value="0.321493" calcext:value-type="float">
            <text:p>0.321493</text:p>
          </table:table-cell>
          <table:table-cell office:value-type="string" calcext:value-type="string">
            <text:p>Velocity</text:p>
          </table:table-cell>
          <table:table-cell office:value-type="float" office:value="16.8548" calcext:value-type="float">
            <text:p>16.854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539333" calcext:value-type="float">
            <text:p>0.539333</text:p>
          </table:table-cell>
          <table:table-cell office:value-type="string" calcext:value-type="string">
            <text:p>Steering</text:p>
          </table:table-cell>
          <table:table-cell office:value-type="float" office:value="-0.00454983" calcext:value-type="float">
            <text:p>-0.00454983</text:p>
          </table:table-cell>
          <table:table-cell office:value-type="string" calcext:value-type="string">
            <text:p>Acc</text:p>
          </table:table-cell>
          <table:table-cell office:value-type="float" office:value="0.319643" calcext:value-type="float">
            <text:p>0.319643</text:p>
          </table:table-cell>
          <table:table-cell office:value-type="string" calcext:value-type="string">
            <text:p>Velocity</text:p>
          </table:table-cell>
          <table:table-cell office:value-type="float" office:value="16.858" calcext:value-type="float">
            <text:p>16.85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06546" calcext:value-type="float">
            <text:p>0.406546</text:p>
          </table:table-cell>
          <table:table-cell office:value-type="string" calcext:value-type="string">
            <text:p>Steering</text:p>
          </table:table-cell>
          <table:table-cell office:value-type="float" office:value="0.0264482" calcext:value-type="float">
            <text:p>0.0264482</text:p>
          </table:table-cell>
          <table:table-cell office:value-type="string" calcext:value-type="string">
            <text:p>Acc</text:p>
          </table:table-cell>
          <table:table-cell office:value-type="float" office:value="0.319094" calcext:value-type="float">
            <text:p>0.319094</text:p>
          </table:table-cell>
          <table:table-cell office:value-type="string" calcext:value-type="string">
            <text:p>Velocity</text:p>
          </table:table-cell>
          <table:table-cell office:value-type="float" office:value="16.8596" calcext:value-type="float">
            <text:p>16.859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10339" calcext:value-type="float">
            <text:p>0.210339</text:p>
          </table:table-cell>
          <table:table-cell office:value-type="string" calcext:value-type="string">
            <text:p>Steering</text:p>
          </table:table-cell>
          <table:table-cell office:value-type="float" office:value="0.0554813" calcext:value-type="float">
            <text:p>0.0554813</text:p>
          </table:table-cell>
          <table:table-cell office:value-type="string" calcext:value-type="string">
            <text:p>Acc</text:p>
          </table:table-cell>
          <table:table-cell office:value-type="float" office:value="0.31958" calcext:value-type="float">
            <text:p>0.31958</text:p>
          </table:table-cell>
          <table:table-cell office:value-type="string" calcext:value-type="string">
            <text:p>Velocity</text:p>
          </table:table-cell>
          <table:table-cell office:value-type="float" office:value="16.8596" calcext:value-type="float">
            <text:p>16.859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00573267" calcext:value-type="float">
            <text:p>-0.00573267</text:p>
          </table:table-cell>
          <table:table-cell office:value-type="string" calcext:value-type="string">
            <text:p>Steering</text:p>
          </table:table-cell>
          <table:table-cell office:value-type="float" office:value="0.0744633" calcext:value-type="float">
            <text:p>0.0744633</text:p>
          </table:table-cell>
          <table:table-cell office:value-type="string" calcext:value-type="string">
            <text:p>Acc</text:p>
          </table:table-cell>
          <table:table-cell office:value-type="float" office:value="0.320905" calcext:value-type="float">
            <text:p>0.320905</text:p>
          </table:table-cell>
          <table:table-cell office:value-type="string" calcext:value-type="string">
            <text:p>Velocity</text:p>
          </table:table-cell>
          <table:table-cell office:value-type="float" office:value="16.8586" calcext:value-type="float">
            <text:p>16.858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11778" calcext:value-type="float">
            <text:p>-0.211778</text:p>
          </table:table-cell>
          <table:table-cell office:value-type="string" calcext:value-type="string">
            <text:p>Steering</text:p>
          </table:table-cell>
          <table:table-cell office:value-type="float" office:value="0.0810756" calcext:value-type="float">
            <text:p>0.0810756</text:p>
          </table:table-cell>
          <table:table-cell office:value-type="string" calcext:value-type="string">
            <text:p>Acc</text:p>
          </table:table-cell>
          <table:table-cell office:value-type="float" office:value="0.322321" calcext:value-type="float">
            <text:p>0.322321</text:p>
          </table:table-cell>
          <table:table-cell office:value-type="string" calcext:value-type="string">
            <text:p>Velocity</text:p>
          </table:table-cell>
          <table:table-cell office:value-type="float" office:value="16.8576" calcext:value-type="float">
            <text:p>16.857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97937" calcext:value-type="float">
            <text:p>-0.397937</text:p>
          </table:table-cell>
          <table:table-cell office:value-type="string" calcext:value-type="string">
            <text:p>Steering</text:p>
          </table:table-cell>
          <table:table-cell office:value-type="float" office:value="0.0729276" calcext:value-type="float">
            <text:p>0.0729276</text:p>
          </table:table-cell>
          <table:table-cell office:value-type="string" calcext:value-type="string">
            <text:p>Acc</text:p>
          </table:table-cell>
          <table:table-cell office:value-type="float" office:value="0.323078" calcext:value-type="float">
            <text:p>0.323078</text:p>
          </table:table-cell>
          <table:table-cell office:value-type="string" calcext:value-type="string">
            <text:p>Velocity</text:p>
          </table:table-cell>
          <table:table-cell office:value-type="float" office:value="16.8575" calcext:value-type="float">
            <text:p>16.857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508829" calcext:value-type="float">
            <text:p>-0.508829</text:p>
          </table:table-cell>
          <table:table-cell office:value-type="string" calcext:value-type="string">
            <text:p>Steering</text:p>
          </table:table-cell>
          <table:table-cell office:value-type="float" office:value="0.0416016" calcext:value-type="float">
            <text:p>0.0416016</text:p>
          </table:table-cell>
          <table:table-cell office:value-type="string" calcext:value-type="string">
            <text:p>Acc</text:p>
          </table:table-cell>
          <table:table-cell office:value-type="float" office:value="0.321826" calcext:value-type="float">
            <text:p>0.321826</text:p>
          </table:table-cell>
          <table:table-cell office:value-type="string" calcext:value-type="string">
            <text:p>Velocity</text:p>
          </table:table-cell>
          <table:table-cell office:value-type="float" office:value="16.8589" calcext:value-type="float">
            <text:p>16.858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94693" calcext:value-type="float">
            <text:p>-0.494693</text:p>
          </table:table-cell>
          <table:table-cell office:value-type="string" calcext:value-type="string">
            <text:p>Steering</text:p>
          </table:table-cell>
          <table:table-cell office:value-type="float" office:value="0.00928591" calcext:value-type="float">
            <text:p>0.00928591</text:p>
          </table:table-cell>
          <table:table-cell office:value-type="string" calcext:value-type="string">
            <text:p>Acc</text:p>
          </table:table-cell>
          <table:table-cell office:value-type="float" office:value="0.320383" calcext:value-type="float">
            <text:p>0.320383</text:p>
          </table:table-cell>
          <table:table-cell office:value-type="string" calcext:value-type="string">
            <text:p>Velocity</text:p>
          </table:table-cell>
          <table:table-cell office:value-type="float" office:value="16.8612" calcext:value-type="float">
            <text:p>16.8612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20878" calcext:value-type="float">
            <text:p>-0.420878</text:p>
          </table:table-cell>
          <table:table-cell office:value-type="string" calcext:value-type="string">
            <text:p>Steering</text:p>
          </table:table-cell>
          <table:table-cell office:value-type="float" office:value="-0.0221721" calcext:value-type="float">
            <text:p>-0.0221721</text:p>
          </table:table-cell>
          <table:table-cell office:value-type="string" calcext:value-type="string">
            <text:p>Acc</text:p>
          </table:table-cell>
          <table:table-cell office:value-type="float" office:value="0.319296" calcext:value-type="float">
            <text:p>0.319296</text:p>
          </table:table-cell>
          <table:table-cell office:value-type="string" calcext:value-type="string">
            <text:p>Velocity</text:p>
          </table:table-cell>
          <table:table-cell office:value-type="float" office:value="16.8628" calcext:value-type="float">
            <text:p>16.862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97092" calcext:value-type="float">
            <text:p>-0.297092</text:p>
          </table:table-cell>
          <table:table-cell office:value-type="string" calcext:value-type="string">
            <text:p>Steering</text:p>
          </table:table-cell>
          <table:table-cell office:value-type="float" office:value="-0.0523324" calcext:value-type="float">
            <text:p>-0.0523324</text:p>
          </table:table-cell>
          <table:table-cell office:value-type="string" calcext:value-type="string">
            <text:p>Acc</text:p>
          </table:table-cell>
          <table:table-cell office:value-type="float" office:value="0.318883" calcext:value-type="float">
            <text:p>0.318883</text:p>
          </table:table-cell>
          <table:table-cell office:value-type="string" calcext:value-type="string">
            <text:p>Velocity</text:p>
          </table:table-cell>
          <table:table-cell office:value-type="float" office:value="16.8633" calcext:value-type="float">
            <text:p>16.863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37104" calcext:value-type="float">
            <text:p>-0.137104</text:p>
          </table:table-cell>
          <table:table-cell office:value-type="string" calcext:value-type="string">
            <text:p>Steering</text:p>
          </table:table-cell>
          <table:table-cell office:value-type="float" office:value="-0.0782075" calcext:value-type="float">
            <text:p>-0.0782075</text:p>
          </table:table-cell>
          <table:table-cell office:value-type="string" calcext:value-type="string">
            <text:p>Acc</text:p>
          </table:table-cell>
          <table:table-cell office:value-type="float" office:value="0.319306" calcext:value-type="float">
            <text:p>0.319306</text:p>
          </table:table-cell>
          <table:table-cell office:value-type="string" calcext:value-type="string">
            <text:p>Velocity</text:p>
          </table:table-cell>
          <table:table-cell office:value-type="float" office:value="16.8626" calcext:value-type="float">
            <text:p>16.862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68213" calcext:value-type="float">
            <text:p>0.068213</text:p>
          </table:table-cell>
          <table:table-cell office:value-type="string" calcext:value-type="string">
            <text:p>Steering</text:p>
          </table:table-cell>
          <table:table-cell office:value-type="float" office:value="-0.0999626" calcext:value-type="float">
            <text:p>-0.0999626</text:p>
          </table:table-cell>
          <table:table-cell office:value-type="string" calcext:value-type="string">
            <text:p>Acc</text:p>
          </table:table-cell>
          <table:table-cell office:value-type="float" office:value="0.320613" calcext:value-type="float">
            <text:p>0.320613</text:p>
          </table:table-cell>
          <table:table-cell office:value-type="string" calcext:value-type="string">
            <text:p>Velocity</text:p>
          </table:table-cell>
          <table:table-cell office:value-type="float" office:value="16.8607" calcext:value-type="float">
            <text:p>16.860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22264" calcext:value-type="float">
            <text:p>0.222264</text:p>
          </table:table-cell>
          <table:table-cell office:value-type="string" calcext:value-type="string">
            <text:p>Steering</text:p>
          </table:table-cell>
          <table:table-cell office:value-type="float" office:value="-0.109019" calcext:value-type="float">
            <text:p>-0.109019</text:p>
          </table:table-cell>
          <table:table-cell office:value-type="string" calcext:value-type="string">
            <text:p>Acc</text:p>
          </table:table-cell>
          <table:table-cell office:value-type="float" office:value="0.321803" calcext:value-type="float">
            <text:p>0.321803</text:p>
          </table:table-cell>
          <table:table-cell office:value-type="string" calcext:value-type="string">
            <text:p>Velocity</text:p>
          </table:table-cell>
          <table:table-cell office:value-type="float" office:value="16.859" calcext:value-type="float">
            <text:p>16.85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85149" calcext:value-type="float">
            <text:p>0.385149</text:p>
          </table:table-cell>
          <table:table-cell office:value-type="string" calcext:value-type="string">
            <text:p>Steering</text:p>
          </table:table-cell>
          <table:table-cell office:value-type="float" office:value="-0.110515" calcext:value-type="float">
            <text:p>-0.110515</text:p>
          </table:table-cell>
          <table:table-cell office:value-type="string" calcext:value-type="string">
            <text:p>Acc</text:p>
          </table:table-cell>
          <table:table-cell office:value-type="float" office:value="0.322918" calcext:value-type="float">
            <text:p>0.322918</text:p>
          </table:table-cell>
          <table:table-cell office:value-type="string" calcext:value-type="string">
            <text:p>Velocity</text:p>
          </table:table-cell>
          <table:table-cell office:value-type="float" office:value="16.8575" calcext:value-type="float">
            <text:p>16.857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513899" calcext:value-type="float">
            <text:p>0.513899</text:p>
          </table:table-cell>
          <table:table-cell office:value-type="string" calcext:value-type="string">
            <text:p>Steering</text:p>
          </table:table-cell>
          <table:table-cell office:value-type="float" office:value="-0.102269" calcext:value-type="float">
            <text:p>-0.102269</text:p>
          </table:table-cell>
          <table:table-cell office:value-type="string" calcext:value-type="string">
            <text:p>Acc</text:p>
          </table:table-cell>
          <table:table-cell office:value-type="float" office:value="0.323329" calcext:value-type="float">
            <text:p>0.323329</text:p>
          </table:table-cell>
          <table:table-cell office:value-type="string" calcext:value-type="string">
            <text:p>Velocity</text:p>
          </table:table-cell>
          <table:table-cell office:value-type="float" office:value="16.8571" calcext:value-type="float">
            <text:p>16.857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596128" calcext:value-type="float">
            <text:p>0.596128</text:p>
          </table:table-cell>
          <table:table-cell office:value-type="string" calcext:value-type="string">
            <text:p>Steering</text:p>
          </table:table-cell>
          <table:table-cell office:value-type="float" office:value="-0.0857097" calcext:value-type="float">
            <text:p>-0.0857097</text:p>
          </table:table-cell>
          <table:table-cell office:value-type="string" calcext:value-type="string">
            <text:p>Acc</text:p>
          </table:table-cell>
          <table:table-cell office:value-type="float" office:value="0.322914" calcext:value-type="float">
            <text:p>0.322914</text:p>
          </table:table-cell>
          <table:table-cell office:value-type="string" calcext:value-type="string">
            <text:p>Velocity</text:p>
          </table:table-cell>
          <table:table-cell office:value-type="float" office:value="16.858" calcext:value-type="float">
            <text:p>16.85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50793" calcext:value-type="float">
            <text:p>0.450793</text:p>
          </table:table-cell>
          <table:table-cell office:value-type="string" calcext:value-type="string">
            <text:p>Steering</text:p>
          </table:table-cell>
          <table:table-cell office:value-type="float" office:value="-0.0680616" calcext:value-type="float">
            <text:p>-0.0680616</text:p>
          </table:table-cell>
          <table:table-cell office:value-type="string" calcext:value-type="string">
            <text:p>Acc</text:p>
          </table:table-cell>
          <table:table-cell office:value-type="float" office:value="0.321686" calcext:value-type="float">
            <text:p>0.321686</text:p>
          </table:table-cell>
          <table:table-cell office:value-type="string" calcext:value-type="string">
            <text:p>Velocity</text:p>
          </table:table-cell>
          <table:table-cell office:value-type="float" office:value="16.8598" calcext:value-type="float">
            <text:p>16.859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88153" calcext:value-type="float">
            <text:p>0.488153</text:p>
          </table:table-cell>
          <table:table-cell office:value-type="string" calcext:value-type="string">
            <text:p>Steering</text:p>
          </table:table-cell>
          <table:table-cell office:value-type="float" office:value="-0.0476665" calcext:value-type="float">
            <text:p>-0.0476665</text:p>
          </table:table-cell>
          <table:table-cell office:value-type="string" calcext:value-type="string">
            <text:p>Acc</text:p>
          </table:table-cell>
          <table:table-cell office:value-type="float" office:value="0.320925" calcext:value-type="float">
            <text:p>0.320925</text:p>
          </table:table-cell>
          <table:table-cell office:value-type="string" calcext:value-type="string">
            <text:p>Velocity</text:p>
          </table:table-cell>
          <table:table-cell office:value-type="float" office:value="16.8616" calcext:value-type="float">
            <text:p>16.861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465764" calcext:value-type="float">
            <text:p>0.465764</text:p>
          </table:table-cell>
          <table:table-cell office:value-type="string" calcext:value-type="string">
            <text:p>Steering</text:p>
          </table:table-cell>
          <table:table-cell office:value-type="float" office:value="-0.0178571" calcext:value-type="float">
            <text:p>-0.0178571</text:p>
          </table:table-cell>
          <table:table-cell office:value-type="string" calcext:value-type="string">
            <text:p>Acc</text:p>
          </table:table-cell>
          <table:table-cell office:value-type="float" office:value="0.319805" calcext:value-type="float">
            <text:p>0.319805</text:p>
          </table:table-cell>
          <table:table-cell office:value-type="string" calcext:value-type="string">
            <text:p>Velocity</text:p>
          </table:table-cell>
          <table:table-cell office:value-type="float" office:value="16.8633" calcext:value-type="float">
            <text:p>16.863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373023" calcext:value-type="float">
            <text:p>0.373023</text:p>
          </table:table-cell>
          <table:table-cell office:value-type="string" calcext:value-type="string">
            <text:p>Steering</text:p>
          </table:table-cell>
          <table:table-cell office:value-type="float" office:value="0.0124116" calcext:value-type="float">
            <text:p>0.0124116</text:p>
          </table:table-cell>
          <table:table-cell office:value-type="string" calcext:value-type="string">
            <text:p>Acc</text:p>
          </table:table-cell>
          <table:table-cell office:value-type="float" office:value="0.319087" calcext:value-type="float">
            <text:p>0.319087</text:p>
          </table:table-cell>
          <table:table-cell office:value-type="string" calcext:value-type="string">
            <text:p>Velocity</text:p>
          </table:table-cell>
          <table:table-cell office:value-type="float" office:value="16.8645" calcext:value-type="float">
            <text:p>16.8645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24811" calcext:value-type="float">
            <text:p>0.24811</text:p>
          </table:table-cell>
          <table:table-cell office:value-type="string" calcext:value-type="string">
            <text:p>Steering</text:p>
          </table:table-cell>
          <table:table-cell office:value-type="float" office:value="0.0359681" calcext:value-type="float">
            <text:p>0.0359681</text:p>
          </table:table-cell>
          <table:table-cell office:value-type="string" calcext:value-type="string">
            <text:p>Acc</text:p>
          </table:table-cell>
          <table:table-cell office:value-type="float" office:value="0.319105" calcext:value-type="float">
            <text:p>0.319105</text:p>
          </table:table-cell>
          <table:table-cell office:value-type="string" calcext:value-type="string">
            <text:p>Velocity</text:p>
          </table:table-cell>
          <table:table-cell office:value-type="float" office:value="16.8647" calcext:value-type="float">
            <text:p>16.8647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0.0759848" calcext:value-type="float">
            <text:p>0.0759848</text:p>
          </table:table-cell>
          <table:table-cell office:value-type="string" calcext:value-type="string">
            <text:p>Steering</text:p>
          </table:table-cell>
          <table:table-cell office:value-type="float" office:value="0.0562014" calcext:value-type="float">
            <text:p>0.0562014</text:p>
          </table:table-cell>
          <table:table-cell office:value-type="string" calcext:value-type="string">
            <text:p>Acc</text:p>
          </table:table-cell>
          <table:table-cell office:value-type="float" office:value="0.319843" calcext:value-type="float">
            <text:p>0.319843</text:p>
          </table:table-cell>
          <table:table-cell office:value-type="string" calcext:value-type="string">
            <text:p>Velocity</text:p>
          </table:table-cell>
          <table:table-cell office:value-type="float" office:value="16.864" calcext:value-type="float">
            <text:p>16.864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101914" calcext:value-type="float">
            <text:p>-0.101914</text:p>
          </table:table-cell>
          <table:table-cell office:value-type="string" calcext:value-type="string">
            <text:p>Steering</text:p>
          </table:table-cell>
          <table:table-cell office:value-type="float" office:value="0.0662912" calcext:value-type="float">
            <text:p>0.0662912</text:p>
          </table:table-cell>
          <table:table-cell office:value-type="string" calcext:value-type="string">
            <text:p>Acc</text:p>
          </table:table-cell>
          <table:table-cell office:value-type="float" office:value="0.320913" calcext:value-type="float">
            <text:p>0.320913</text:p>
          </table:table-cell>
          <table:table-cell office:value-type="string" calcext:value-type="string">
            <text:p>Velocity</text:p>
          </table:table-cell>
          <table:table-cell office:value-type="float" office:value="16.8629" calcext:value-type="float">
            <text:p>16.8629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220462" calcext:value-type="float">
            <text:p>-0.220462</text:p>
          </table:table-cell>
          <table:table-cell office:value-type="string" calcext:value-type="string">
            <text:p>Steering</text:p>
          </table:table-cell>
          <table:table-cell office:value-type="float" office:value="0.0653367" calcext:value-type="float">
            <text:p>0.0653367</text:p>
          </table:table-cell>
          <table:table-cell office:value-type="string" calcext:value-type="string">
            <text:p>Acc</text:p>
          </table:table-cell>
          <table:table-cell office:value-type="float" office:value="0.32165" calcext:value-type="float">
            <text:p>0.32165</text:p>
          </table:table-cell>
          <table:table-cell office:value-type="string" calcext:value-type="string">
            <text:p>Velocity</text:p>
          </table:table-cell>
          <table:table-cell office:value-type="float" office:value="16.8623" calcext:value-type="float">
            <text:p>16.8623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64728" calcext:value-type="float">
            <text:p>-0.364728</text:p>
          </table:table-cell>
          <table:table-cell office:value-type="string" calcext:value-type="string">
            <text:p>Steering</text:p>
          </table:table-cell>
          <table:table-cell office:value-type="float" office:value="0.0496536" calcext:value-type="float">
            <text:p>0.0496536</text:p>
          </table:table-cell>
          <table:table-cell office:value-type="string" calcext:value-type="string">
            <text:p>Acc</text:p>
          </table:table-cell>
          <table:table-cell office:value-type="float" office:value="0.321717" calcext:value-type="float">
            <text:p>0.321717</text:p>
          </table:table-cell>
          <table:table-cell office:value-type="string" calcext:value-type="string">
            <text:p>Velocity</text:p>
          </table:table-cell>
          <table:table-cell office:value-type="float" office:value="16.8626" calcext:value-type="float">
            <text:p>16.8626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423902" calcext:value-type="float">
            <text:p>-0.423902</text:p>
          </table:table-cell>
          <table:table-cell office:value-type="string" calcext:value-type="string">
            <text:p>Steering</text:p>
          </table:table-cell>
          <table:table-cell office:value-type="float" office:value="0.0213395" calcext:value-type="float">
            <text:p>0.0213395</text:p>
          </table:table-cell>
          <table:table-cell office:value-type="string" calcext:value-type="string">
            <text:p>Acc</text:p>
          </table:table-cell>
          <table:table-cell office:value-type="float" office:value="0.320744" calcext:value-type="float">
            <text:p>0.320744</text:p>
          </table:table-cell>
          <table:table-cell office:value-type="string" calcext:value-type="string">
            <text:p>Velocity</text:p>
          </table:table-cell>
          <table:table-cell office:value-type="float" office:value="16.8638" calcext:value-type="float">
            <text:p>16.8638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-0.388272" calcext:value-type="float">
            <text:p>-0.388272</text:p>
          </table:table-cell>
          <table:table-cell office:value-type="string" calcext:value-type="string">
            <text:p>Steering</text:p>
          </table:table-cell>
          <table:table-cell office:value-type="float" office:value="-0.0158723" calcext:value-type="float">
            <text:p>-0.0158723</text:p>
          </table:table-cell>
          <table:table-cell office:value-type="string" calcext:value-type="string">
            <text:p>Acc</text:p>
          </table:table-cell>
          <table:table-cell office:value-type="float" office:value="0.319371" calcext:value-type="float">
            <text:p>0.319371</text:p>
          </table:table-cell>
          <table:table-cell office:value-type="string" calcext:value-type="string">
            <text:p>Velocity</text:p>
          </table:table-cell>
          <table:table-cell office:value-type="float" office:value="16.8655" calcext:value-type="float">
            <text:p>16.86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7T00:32:14.860590790</dc:date>
    <meta:editing-duration>PT25S</meta:editing-duration>
    <meta:editing-cycles>1</meta:editing-cycles>
    <meta:document-statistic meta:table-count="1" meta:cell-count="4216" meta:object-count="4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47cm" svg:height="12.992cm" xlink:href=".." xlink:type="simple" chart:class="chart:scatter" chart:style-name="ch1">
        <chart:title svg:x="9.843cm" svg:y="0.395cm" chart:style-name="ch2">
          <text:p>CTE Vs Time</text:p>
        </chart:title>
        <chart:plot-area chart:style-name="ch3" table:cell-range-address="output.B1:output.B527" svg:x="1.459cm" svg:y="1.433cm" svg:width="20.54cm" svg:height="10.319cm">
          <chartooo:coordinate-region svg:x="2.292cm" svg:y="1.632cm" svg:width="19.427cm" svg:height="9.921cm"/>
          <chart:axis chart:dimension="x" chart:name="primary-x" chart:style-name="ch4">
            <chart:title svg:x="11.328cm" svg:y="12.011cm" chart:style-name="ch5">
              <text:p>Time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6.967cm" chart:style-name="ch8">
              <text:p>CTE</text:p>
            </chart:title>
            <chart:grid chart:style-name="ch6" chart:class="major"/>
            <chart:grid chart:style-name="ch7" chart:class="minor"/>
          </chart:axis>
          <chart:series chart:style-name="ch9" chart:values-cell-range-address="output.B1:output.B527" chart:class="chart:scatter">
            <chart:data-point chart:repeated="5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4287">
                <text:p>0.744287</text:p>
                <draw:g>
                  <svg:desc>output.B1:output.B5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3854">
                <text:p>0.7438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44208">
                <text:p>0.7442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44247">
                <text:p>0.7442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4348">
                <text:p>0.7443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44558">
                <text:p>0.7445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4951">
                <text:p>0.7449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45643">
                <text:p>0.7456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46396">
                <text:p>0.7463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4771">
                <text:p>0.74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9059">
                <text:p>0.7490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0826">
                <text:p>0.7508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2704">
                <text:p>0.752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4414">
                <text:p>0.7544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5794">
                <text:p>0.7557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9516">
                <text:p>0.6995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06654">
                <text:p>0.7066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09535">
                <text:p>0.7095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1332">
                <text:p>0.7113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08165">
                <text:p>0.7081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01944">
                <text:p>0.7019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87949">
                <text:p>0.6879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71817">
                <text:p>0.6718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47183">
                <text:p>0.6471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10242">
                <text:p>0.6102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75581">
                <text:p>0.5755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34661">
                <text:p>0.5346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9455">
                <text:p>0.489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2007">
                <text:p>0.4320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61645">
                <text:p>0.3616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6491">
                <text:p>0.2964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30554">
                <text:p>0.2305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6141">
                <text:p>0.1661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13">
                <text:p>0.10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49938">
                <text:p>0.06499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9134">
                <text:p>0.0291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304945">
                <text:p>-0.003049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214656">
                <text:p>-0.02146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337498">
                <text:p>-0.03374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402189">
                <text:p>-0.04021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394497">
                <text:p>-0.03944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318836">
                <text:p>-0.03188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182612">
                <text:p>-0.01826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24371">
                <text:p>-0.00243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86346">
                <text:p>0.01863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11939">
                <text:p>0.04119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25671">
                <text:p>0.01256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82682">
                <text:p>0.03826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40028">
                <text:p>0.06400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33673">
                <text:p>0.08336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987924">
                <text:p>0.09879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8595">
                <text:p>0.1085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15284">
                <text:p>0.1152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17168">
                <text:p>0.1171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1458">
                <text:p>0.114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8154">
                <text:p>0.1081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0833">
                <text:p>0.1108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0329">
                <text:p>0.1003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92086">
                <text:p>0.08920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768176">
                <text:p>0.07681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58333">
                <text:p>0.0658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63278">
                <text:p>0.05632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21803">
                <text:p>0.05218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97485">
                <text:p>0.04974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51025">
                <text:p>0.0510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556722">
                <text:p>0.05567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746207">
                <text:p>0.07462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05775">
                <text:p>0.1057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29108">
                <text:p>0.1291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50374">
                <text:p>0.1503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59499">
                <text:p>0.1594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57538">
                <text:p>0.1575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6412">
                <text:p>0.1464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30165">
                <text:p>0.1301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79144">
                <text:p>0.07791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950056">
                <text:p>-0.09500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529821">
                <text:p>-0.05298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198039">
                <text:p>-0.01980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51142">
                <text:p>0.01511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63772">
                <text:p>0.04637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733443">
                <text:p>0.07334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949322">
                <text:p>0.09493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10413">
                <text:p>0.1104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55966">
                <text:p>0.1559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42022">
                <text:p>0.1420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26837">
                <text:p>0.1268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08148">
                <text:p>0.1081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83029">
                <text:p>0.08830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729367">
                <text:p>0.07293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58309">
                <text:p>0.06583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731215">
                <text:p>0.07312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802241">
                <text:p>0.08022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11534">
                <text:p>0.09115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07891">
                <text:p>0.1078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30013">
                <text:p>0.1300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48086">
                <text:p>0.1480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67901">
                <text:p>0.1679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84917">
                <text:p>0.1849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97694">
                <text:p>0.1976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05457">
                <text:p>0.2054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27706">
                <text:p>0.1277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9496">
                <text:p>0.194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44823">
                <text:p>0.2448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66646">
                <text:p>0.2666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62889">
                <text:p>0.2628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45915">
                <text:p>0.2459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25454">
                <text:p>0.1254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59617">
                <text:p>0.1596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79834">
                <text:p>0.1798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77562">
                <text:p>0.1775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62664">
                <text:p>0.1626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685016">
                <text:p>-0.06850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41201">
                <text:p>0.02412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94338">
                <text:p>0.08943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28401">
                <text:p>0.1284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4062">
                <text:p>0.154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72932">
                <text:p>0.1729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82493">
                <text:p>0.1824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9514">
                <text:p>0.1895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01343">
                <text:p>0.2013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17853">
                <text:p>0.2178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56228">
                <text:p>0.2562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44027">
                <text:p>0.3440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96113">
                <text:p>0.3961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31507">
                <text:p>0.4315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04279">
                <text:p>0.2042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66732">
                <text:p>0.3667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41093">
                <text:p>0.4410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66206">
                <text:p>0.4662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62884">
                <text:p>0.4628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94882">
                <text:p>0.1948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25488">
                <text:p>0.3254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95839">
                <text:p>0.3958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26139">
                <text:p>0.4261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2751">
                <text:p>0.427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6603">
                <text:p>0.466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57504">
                <text:p>0.4575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30281">
                <text:p>0.4302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91024">
                <text:p>0.3910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67694">
                <text:p>0.3676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00655">
                <text:p>0.2006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0072">
                <text:p>0.300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86802">
                <text:p>0.3868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72137">
                <text:p>0.4721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7512">
                <text:p>0.575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70824">
                <text:p>0.7708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58242">
                <text:p>0.7582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37479">
                <text:p>0.7374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99668">
                <text:p>0.5996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05883">
                <text:p>0.6058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92672">
                <text:p>0.5926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66115">
                <text:p>0.5661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14586">
                <text:p>0.5145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65138">
                <text:p>0.4651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19477">
                <text:p>0.3194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95253">
                <text:p>0.2952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77097">
                <text:p>0.2770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64964">
                <text:p>0.2649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60016">
                <text:p>0.2600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93534">
                <text:p>0.2935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91448">
                <text:p>0.2914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96641">
                <text:p>0.2966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08902">
                <text:p>0.3089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96046">
                <text:p>0.1960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85057">
                <text:p>0.2850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56973">
                <text:p>0.3569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90825">
                <text:p>0.3908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95054">
                <text:p>0.3950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75953">
                <text:p>0.3759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36227">
                <text:p>0.3362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28791">
                <text:p>0.1287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07019">
                <text:p>0.1070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721311">
                <text:p>0.07213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354029">
                <text:p>0.03540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474102">
                <text:p>0.004741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36906">
                <text:p>0.01369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34473">
                <text:p>-0.0344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565513">
                <text:p>-0.05655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531896">
                <text:p>-0.05318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242849">
                <text:p>-0.02428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70563">
                <text:p>0.02705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93665">
                <text:p>0.0936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66311">
                <text:p>0.1663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27186">
                <text:p>0.2271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84962">
                <text:p>0.4849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78631">
                <text:p>0.4786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56918">
                <text:p>0.4569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93775">
                <text:p>0.3937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16466">
                <text:p>0.3164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20926">
                <text:p>0.2209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29754">
                <text:p>0.1297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395923">
                <text:p>0.03959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513404">
                <text:p>-0.05134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125549">
                <text:p>-0.1255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158323">
                <text:p>-0.1583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158242">
                <text:p>-0.1582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286494">
                <text:p>-0.2864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132319">
                <text:p>-0.1323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56062">
                <text:p>0.02560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55541">
                <text:p>0.1555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66314">
                <text:p>0.2663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56881">
                <text:p>0.3568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99305">
                <text:p>0.3993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09487">
                <text:p>0.2094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55982">
                <text:p>0.2559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45442">
                <text:p>0.2454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87207">
                <text:p>0.1872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0452">
                <text:p>0.104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276558">
                <text:p>-0.02765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165194">
                <text:p>-0.1651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2604">
                <text:p>-0.26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349956">
                <text:p>-0.3499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386">
                <text:p>-0.3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531585">
                <text:p>-0.5315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396441">
                <text:p>-0.3964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218879">
                <text:p>-0.2188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337052">
                <text:p>-0.03370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19438">
                <text:p>0.1194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82925">
                <text:p>0.2829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78986">
                <text:p>0.3789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16146">
                <text:p>0.4161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0025">
                <text:p>0.200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41548">
                <text:p>0.2415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30134">
                <text:p>0.2301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53206">
                <text:p>0.1532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79982">
                <text:p>0.02799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102785">
                <text:p>-0.1027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215441">
                <text:p>-0.2154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323628">
                <text:p>-0.3236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393579">
                <text:p>-0.39357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511513">
                <text:p>-0.5115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296777">
                <text:p>-0.2967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46607">
                <text:p>-0.0466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78051">
                <text:p>0.1780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51615">
                <text:p>0.3516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48326">
                <text:p>0.4483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89095">
                <text:p>0.4890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75705">
                <text:p>0.4757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09038">
                <text:p>0.4090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08241">
                <text:p>0.3082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64624">
                <text:p>0.1646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404017">
                <text:p>-0.4040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16523">
                <text:p>-0.165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019346">
                <text:p>-0.00193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965893">
                <text:p>0.09658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39002">
                <text:p>0.1390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5106">
                <text:p>0.1510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43629">
                <text:p>0.1436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562849">
                <text:p>0.056284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56928">
                <text:p>0.8569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21454">
                <text:p>1.214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21339">
                <text:p>1.2133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03605">
                <text:p>1.036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687154">
                <text:p>0.6871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228415">
                <text:p>-0.2284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682918">
                <text:p>0.068291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62571">
                <text:p>0.16257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769984">
                <text:p>-0.7699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90353">
                <text:p>0.3903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31144">
                <text:p>0.7311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3469">
                <text:p>0.734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71796">
                <text:p>0.717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42149">
                <text:p>0.8421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25551">
                <text:p>1.2555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23267">
                <text:p>1.232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50762">
                <text:p>1.5076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70048">
                <text:p>1.700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77923">
                <text:p>1.7792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76938">
                <text:p>1.769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66325">
                <text:p>1.663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45269">
                <text:p>1.4526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19723">
                <text:p>1.1972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13614">
                <text:p>0.6136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94167">
                <text:p>0.3941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74338">
                <text:p>0.1743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199859">
                <text:p>-0.019985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362328">
                <text:p>-0.3623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3967">
                <text:p>-0.39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366678">
                <text:p>-0.3666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262556">
                <text:p>-0.2625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48003">
                <text:p>0.3480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12199">
                <text:p>0.3121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30848">
                <text:p>0.3308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80192">
                <text:p>0.3801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52031">
                <text:p>0.45203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48564">
                <text:p>0.7485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621835">
                <text:p>0.6218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6867">
                <text:p>0.468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15399">
                <text:p>0.3153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73846">
                <text:p>0.1738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701265">
                <text:p>0.070126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157197">
                <text:p>-0.01571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630711">
                <text:p>-0.06307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733186">
                <text:p>-0.07331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521264">
                <text:p>-0.05212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148019">
                <text:p>-0.01480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391265">
                <text:p>0.03912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9305">
                <text:p>0.093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29012">
                <text:p>0.1290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370159">
                <text:p>-0.3701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702566">
                <text:p>-0.70256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834773">
                <text:p>-0.8347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779959">
                <text:p>-0.7799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606815">
                <text:p>-0.6068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40174">
                <text:p>-0.401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150157">
                <text:p>-0.15015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536116">
                <text:p>0.05361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33968">
                <text:p>0.2339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55954">
                <text:p>0.25595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220695">
                <text:p>-0.2206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426097">
                <text:p>-0.42609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00693374">
                <text:p>-0.0006933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.07391">
                <text:p>-1.073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.22773">
                <text:p>-1.2277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.49047">
                <text:p>-1.490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.43931">
                <text:p>-1.4393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.53244">
                <text:p>-1.532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.64706">
                <text:p>-1.647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.85376">
                <text:p>-1.853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.91388">
                <text:p>-1.9138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.97565">
                <text:p>-1.975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.93718">
                <text:p>-1.937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.55398">
                <text:p>-1.5539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.41607">
                <text:p>-1.416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.18473">
                <text:p>-1.1847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832906">
                <text:p>-0.83290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322961">
                <text:p>-0.32296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125528">
                <text:p>0.012552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27833">
                <text:p>0.278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607639">
                <text:p>0.60763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70872">
                <text:p>0.67087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657209">
                <text:p>0.65720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47029">
                <text:p>0.54702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05973">
                <text:p>0.30597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143322">
                <text:p>0.014332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232838">
                <text:p>-0.2328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49691">
                <text:p>-0.496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703248">
                <text:p>-0.70324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813813">
                <text:p>-0.81381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845647">
                <text:p>-0.84564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830685">
                <text:p>-0.83068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584712">
                <text:p>-0.5847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317127">
                <text:p>-0.31712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106376">
                <text:p>0.010637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59219">
                <text:p>0.3592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614026">
                <text:p>0.6140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759565">
                <text:p>0.7595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00902">
                <text:p>1.009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11006">
                <text:p>1.110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03439">
                <text:p>1.034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15031">
                <text:p>0.81503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42524">
                <text:p>0.5425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23284">
                <text:p>0.2328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0763058">
                <text:p>-0.076305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350413">
                <text:p>-0.3504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584869">
                <text:p>-0.5848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.16755">
                <text:p>-1.167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636899">
                <text:p>-0.63689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163286">
                <text:p>-0.1632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21092">
                <text:p>0.2210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79541">
                <text:p>0.17954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766167">
                <text:p>0.7661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07996">
                <text:p>1.0799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17958">
                <text:p>1.179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24408">
                <text:p>1.244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22938">
                <text:p>1.2293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15619">
                <text:p>1.156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07335">
                <text:p>1.0733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00843">
                <text:p>1.0084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867396">
                <text:p>0.86739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856943">
                <text:p>0.85694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840356">
                <text:p>0.8403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854892">
                <text:p>0.8548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09474">
                <text:p>0.90947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53558">
                <text:p>0.9535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800869">
                <text:p>0.8008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28103">
                <text:p>0.9281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89228">
                <text:p>0.9892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742589">
                <text:p>0.7425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799113">
                <text:p>0.7991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769849">
                <text:p>0.7698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672365">
                <text:p>0.67236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533031">
                <text:p>0.53303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67557">
                <text:p>0.46755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249964">
                <text:p>0.24996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881355">
                <text:p>0.08813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31489">
                <text:p>0.00314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0204244">
                <text:p>-0.020424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0302316">
                <text:p>-0.03023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81361">
                <text:p>0.18136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56995">
                <text:p>0.3569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514834">
                <text:p>0.51483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718525">
                <text:p>0.7185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83312">
                <text:p>0.833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873514">
                <text:p>0.8735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836159">
                <text:p>0.83615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707953">
                <text:p>0.70795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611123">
                <text:p>0.61112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55867">
                <text:p>0.4558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51435">
                <text:p>0.35143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78987">
                <text:p>0.17898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109125">
                <text:p>-0.01091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137332">
                <text:p>-0.13733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22274">
                <text:p>-0.2227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189483">
                <text:p>-0.18948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107523">
                <text:p>-0.1075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989313">
                <text:p>0.09893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222567">
                <text:p>0.2225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66932">
                <text:p>0.36693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53352">
                <text:p>0.533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660761">
                <text:p>0.66076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786453">
                <text:p>0.78645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818071">
                <text:p>0.81807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792124">
                <text:p>0.79212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721268">
                <text:p>0.72126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593403">
                <text:p>0.59340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0109">
                <text:p>0.401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258056">
                <text:p>0.25805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11673">
                <text:p>0.11167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727096">
                <text:p>0.0072709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0893762">
                <text:p>-0.089376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150538">
                <text:p>-0.15053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170452">
                <text:p>-0.17045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151191">
                <text:p>-0.1511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0688332">
                <text:p>-0.068833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5172">
                <text:p>0.0517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95509">
                <text:p>0.19550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4315">
                <text:p>0.3431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87133">
                <text:p>0.4871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568759">
                <text:p>0.56875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621068">
                <text:p>0.62106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60697">
                <text:p>0.6069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504976">
                <text:p>0.50497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01637">
                <text:p>0.40163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270573">
                <text:p>0.27057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39716">
                <text:p>0.1397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0103584">
                <text:p>-0.01035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126594">
                <text:p>-0.12659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232408">
                <text:p>-0.23240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280677">
                <text:p>-0.28067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285837">
                <text:p>-0.28583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239128">
                <text:p>-0.23912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132168">
                <text:p>-0.1321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192129">
                <text:p>0.019212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98082">
                <text:p>0.19808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60815">
                <text:p>0.3608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86277">
                <text:p>0.4862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558682">
                <text:p>0.55868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72656">
                <text:p>0.57265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527475">
                <text:p>0.5274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2715">
                <text:p>0.427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263351">
                <text:p>0.26335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955442">
                <text:p>0.095544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0523768">
                <text:p>-0.052376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218169">
                <text:p>-0.21816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299063">
                <text:p>-0.29906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346228">
                <text:p>-0.34622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330117">
                <text:p>-0.33011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277702">
                <text:p>-0.27770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178991">
                <text:p>-0.17899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0105915">
                <text:p>-0.010591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14802">
                <text:p>0.11480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289721">
                <text:p>0.28972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3914">
                <text:p>0.4391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5504">
                <text:p>0.550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583746">
                <text:p>0.58374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532286">
                <text:p>0.53228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36915">
                <text:p>0.4369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8786">
                <text:p>0.1878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468196">
                <text:p>0.04681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103683">
                <text:p>-0.10368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066478">
                <text:p>-0.06647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224093">
                <text:p>-0.22409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324539">
                <text:p>-0.32453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359579">
                <text:p>-0.35957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327974">
                <text:p>-0.32797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267101">
                <text:p>-0.2671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0979586">
                <text:p>-0.097958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932535">
                <text:p>0.093253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04156">
                <text:p>0.30415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77625">
                <text:p>0.4776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585575">
                <text:p>0.58557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611157">
                <text:p>0.61115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556025">
                <text:p>0.5560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46703">
                <text:p>0.44670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306527">
                <text:p>0.30652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31894">
                <text:p>0.13189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0294355">
                <text:p>-0.029435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200356">
                <text:p>-0.2003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334937">
                <text:p>-0.33493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42138">
                <text:p>-0.4213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42038">
                <text:p>-0.4203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377884">
                <text:p>-0.37788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208153">
                <text:p>-0.20815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0174675">
                <text:p>-0.01746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85767">
                <text:p>0.18576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395788">
                <text:p>0.39578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538972">
                <text:p>0.53897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627255">
                <text:p>0.6272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641552">
                <text:p>0.64155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39333">
                <text:p>0.5393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406546">
                <text:p>0.40654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210339">
                <text:p>0.21033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00573267">
                <text:p>-0.0057326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211778">
                <text:p>-0.21177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397937">
                <text:p>-0.39793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508829">
                <text:p>-0.50882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494693">
                <text:p>-0.49469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420878">
                <text:p>-0.42087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297092">
                <text:p>-0.29709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137104">
                <text:p>-0.13710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68213">
                <text:p>0.06821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222264">
                <text:p>0.22226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385149">
                <text:p>0.38514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13899">
                <text:p>0.5138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96128">
                <text:p>0.59612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450793">
                <text:p>0.45079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488153">
                <text:p>0.48815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465764">
                <text:p>0.46576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373023">
                <text:p>0.37302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24811">
                <text:p>0.2481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759848">
                <text:p>0.075984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101914">
                <text:p>-0.10191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220462">
                <text:p>-0.22046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364728">
                <text:p>-0.36472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423902">
                <text:p>-0.42390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388272">
                <text:p>-0.3882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1cm" svg:height="12.853cm" xlink:href=".." xlink:type="simple" chart:class="chart:scatter" chart:style-name="ch1">
        <chart:title svg:x="8.783cm" svg:y="0.393cm" chart:style-name="ch2">
          <text:p>Steering Angle Vs Time</text:p>
        </chart:title>
        <chart:plot-area chart:style-name="ch3" table:cell-range-address="output.D1:output.D527" svg:x="1.457cm" svg:y="1.429cm" svg:width="20.407cm" svg:height="10.186cm">
          <chartooo:coordinate-region svg:x="2.29cm" svg:y="1.628cm" svg:width="19.294cm" svg:height="9.788cm"/>
          <chart:axis chart:dimension="x" chart:name="primary-x" chart:style-name="ch4">
            <chart:title svg:x="11.259cm" svg:y="11.872cm" chart:style-name="ch5">
              <text:p>Time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7.638cm" chart:style-name="ch8">
              <text:p>Steering Angle</text:p>
            </chart:title>
            <chart:grid chart:style-name="ch6" chart:class="major"/>
            <chart:grid chart:style-name="ch7" chart:class="minor"/>
          </chart:axis>
          <chart:series chart:style-name="ch9" chart:values-cell-range-address="output.D1:output.D527" chart:class="chart:scatter">
            <chart:data-point chart:repeated="5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0142858">
                <text:p>-0.0000142858</text:p>
                <draw:g>
                  <svg:desc>output.D1:output.D5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808194">
                <text:p>-0.00808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109225">
                <text:p>-0.00109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785079">
                <text:p>-0.000785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108675">
                <text:p>-0.00108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196217">
                <text:p>-0.00196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312358">
                <text:p>-0.00312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543025">
                <text:p>-0.00543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802441">
                <text:p>-0.00802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24217">
                <text:p>-0.01242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163202">
                <text:p>-0.01632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211317">
                <text:p>-0.02113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262036">
                <text:p>-0.02620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307131">
                <text:p>-0.0307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351404">
                <text:p>-0.03514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398605">
                <text:p>-0.03986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461449">
                <text:p>-0.04614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483697">
                <text:p>-0.04836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515677">
                <text:p>-0.0515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540368">
                <text:p>-0.05403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545119">
                <text:p>-0.05451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520868">
                <text:p>-0.05208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515737">
                <text:p>-0.05157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477297">
                <text:p>-0.04772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40886">
                <text:p>-0.0408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36131">
                <text:p>-0.0361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295308">
                <text:p>-0.02953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233306">
                <text:p>-0.0233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156551">
                <text:p>-0.01565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710834">
                <text:p>-0.007108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128867">
                <text:p>-0.0001288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591095">
                <text:p>0.005910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05621">
                <text:p>0.01056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844087">
                <text:p>0.008440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922247">
                <text:p>0.009222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900946">
                <text:p>0.009009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74815">
                <text:p>0.00748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535407">
                <text:p>0.005354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51744">
                <text:p>0.002517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140973">
                <text:p>-0.001409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528398">
                <text:p>-0.005283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987737">
                <text:p>-0.009877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143764">
                <text:p>-0.01437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18029">
                <text:p>-0.0180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216068">
                <text:p>-0.02160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243988">
                <text:p>-0.02439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23371">
                <text:p>-0.0233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249715">
                <text:p>-0.02497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260479">
                <text:p>-0.02604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263473">
                <text:p>-0.02634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259407">
                <text:p>-0.02594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250162">
                <text:p>-0.02501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234346">
                <text:p>-0.02343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214663">
                <text:p>-0.02146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193087">
                <text:p>-0.01930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171604">
                <text:p>-0.01716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159928">
                <text:p>-0.01599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145844">
                <text:p>-0.01458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13569">
                <text:p>-0.0135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129609">
                <text:p>-0.01296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129769">
                <text:p>-0.01297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137327">
                <text:p>-0.01373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146407">
                <text:p>-0.01464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164517">
                <text:p>-0.01645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181351">
                <text:p>-0.01813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201205">
                <text:p>-0.02012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29909">
                <text:p>-0.0299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31867">
                <text:p>-0.0318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319574">
                <text:p>-0.03195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298728">
                <text:p>-0.02987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259361">
                <text:p>-0.02593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220857">
                <text:p>-0.02208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17511">
                <text:p>-0.0175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137693">
                <text:p>-0.01376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806637">
                <text:p>-0.008066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129162">
                <text:p>-0.01291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162377">
                <text:p>-0.01623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19311">
                <text:p>-0.0193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224253">
                <text:p>-0.02242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247631">
                <text:p>-0.02476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261752">
                <text:p>-0.02617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265978">
                <text:p>-0.02659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261267">
                <text:p>-0.02612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232214">
                <text:p>-0.02322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209281">
                <text:p>-0.02092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192471">
                <text:p>-0.01924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181698">
                <text:p>-0.01816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182688">
                <text:p>-0.01826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199482">
                <text:p>-0.01994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223132">
                <text:p>-0.02231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268045">
                <text:p>-0.02680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308383">
                <text:p>-0.03083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344512">
                <text:p>-0.03445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382303">
                <text:p>-0.03823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418096">
                <text:p>-0.04180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39471">
                <text:p>-0.04394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454241">
                <text:p>-0.04542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459001">
                <text:p>-0.0459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45493">
                <text:p>-0.0454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443489">
                <text:p>-0.04434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548014">
                <text:p>-0.05480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535944">
                <text:p>-0.05359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49466">
                <text:p>-0.0494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428534">
                <text:p>-0.04285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350182">
                <text:p>-0.03501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291882">
                <text:p>-0.02918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371268">
                <text:p>-0.03712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345529">
                <text:p>-0.03455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307403">
                <text:p>-0.03074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269647">
                <text:p>-0.02696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245449">
                <text:p>-0.02454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377582">
                <text:p>-0.03775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421411">
                <text:p>-0.04214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456033">
                <text:p>-0.04560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478907">
                <text:p>-0.04789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498269">
                <text:p>-0.04982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52484">
                <text:p>-0.0524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557555">
                <text:p>-0.05575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595575">
                <text:p>-0.05955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657876">
                <text:p>-0.06578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72614">
                <text:p>-0.0726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905199">
                <text:p>-0.09051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948731">
                <text:p>-0.09487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964653">
                <text:p>-0.09646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959456">
                <text:p>-0.09594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108383">
                <text:p>-0.1083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106293">
                <text:p>-0.1062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101256">
                <text:p>-0.1012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955717">
                <text:p>-0.09557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894486">
                <text:p>-0.08944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103177">
                <text:p>-0.1031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101011">
                <text:p>-0.1010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981247">
                <text:p>-0.09812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943946">
                <text:p>-0.09439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102744">
                <text:p>-0.1027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98939">
                <text:p>-0.0989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967351">
                <text:p>-0.09673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96382">
                <text:p>-0.0963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99844">
                <text:p>-0.0998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106769">
                <text:p>-0.1067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123033">
                <text:p>-0.1230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136424">
                <text:p>-0.1364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147084">
                <text:p>-0.1470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154713">
                <text:p>-0.1547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158973">
                <text:p>-0.1589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149868">
                <text:p>-0.1498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143124">
                <text:p>-0.1431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13282">
                <text:p>-0.132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126114">
                <text:p>-0.1261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115446">
                <text:p>-0.1154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103989">
                <text:p>-0.1039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937487">
                <text:p>-0.09374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8161">
                <text:p>-0.081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734807">
                <text:p>-0.07348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688749">
                <text:p>-0.06887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657708">
                <text:p>-0.06577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649116">
                <text:p>-0.06491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653912">
                <text:p>-0.06539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66759">
                <text:p>-0.0667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686821">
                <text:p>-0.06868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69889">
                <text:p>-0.0698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706311">
                <text:p>-0.07063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703898">
                <text:p>-0.07038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801889">
                <text:p>-0.08018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793976">
                <text:p>-0.07939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733746">
                <text:p>-0.07337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63708">
                <text:p>-0.0637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528665">
                <text:p>-0.05286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409175">
                <text:p>-0.04091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290191">
                <text:p>-0.02901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19513">
                <text:p>-0.0195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129387">
                <text:p>-0.01293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827097">
                <text:p>-0.008270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665415">
                <text:p>-0.006654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82647">
                <text:p>-0.00826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193458">
                <text:p>-0.001934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68469">
                <text:p>-0.00684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150943">
                <text:p>-0.01509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244617">
                <text:p>-0.02446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360943">
                <text:p>-0.03609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472014">
                <text:p>-0.04720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561187">
                <text:p>-0.05611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616898">
                <text:p>-0.06168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630706">
                <text:p>-0.06307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656635">
                <text:p>-0.0656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561808">
                <text:p>-0.05618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446852">
                <text:p>-0.04468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251502">
                <text:p>-0.02515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889733">
                <text:p>-0.008897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525669">
                <text:p>0.005256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45802">
                <text:p>0.01458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98553">
                <text:p>0.01985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04283">
                <text:p>0.02042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44745">
                <text:p>0.01447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413498">
                <text:p>0.004134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767334">
                <text:p>-0.007673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348701">
                <text:p>-0.03487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528074">
                <text:p>-0.05280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655703">
                <text:p>-0.06557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703793">
                <text:p>-0.07037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683878">
                <text:p>-0.06838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582372">
                <text:p>-0.05823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411525">
                <text:p>-0.04115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346202">
                <text:p>-0.03462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131299">
                <text:p>-0.01312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283083">
                <text:p>0.002830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39976">
                <text:p>0.02399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405464">
                <text:p>0.04054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565483">
                <text:p>0.05654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642117">
                <text:p>0.06421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636195">
                <text:p>0.06361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538221">
                <text:p>0.05382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37712">
                <text:p>0.0377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23955">
                <text:p>0.00239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215645">
                <text:p>-0.02156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448683">
                <text:p>-0.04486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611065">
                <text:p>-0.06110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683058">
                <text:p>-0.06830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661641">
                <text:p>-0.06616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540173">
                <text:p>-0.05401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371059">
                <text:p>-0.03710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276963">
                <text:p>-0.02769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0938709">
                <text:p>-0.009387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0103">
                <text:p>0.0101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342264">
                <text:p>0.03422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544598">
                <text:p>0.05445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660352">
                <text:p>0.06603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690242">
                <text:p>0.06902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633184">
                <text:p>0.06331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486188">
                <text:p>0.04861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192706">
                <text:p>-0.01927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475717">
                <text:p>-0.04757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710965">
                <text:p>-0.071096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824171">
                <text:p>-0.08241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811048">
                <text:p>-0.08110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703455">
                <text:p>-0.07034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530026">
                <text:p>-0.05300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319187">
                <text:p>-0.03191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085621">
                <text:p>-0.00856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08117">
                <text:p>0.01081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264393">
                <text:p>0.02643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170454">
                <text:p>-0.01704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225167">
                <text:p>-0.02251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261243">
                <text:p>-0.02612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268361">
                <text:p>-0.02683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270211">
                <text:p>-0.02702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284161">
                <text:p>-0.02841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324279">
                <text:p>-0.03242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190175">
                <text:p>-0.1901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179435">
                <text:p>-0.1794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13745">
                <text:p>-0.137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880319">
                <text:p>-0.08803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427983">
                <text:p>-0.042798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0372091">
                <text:p>-0.003720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503286">
                <text:p>-0.05032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498669">
                <text:p>-0.04986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67174">
                <text:p>-0.0671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20905">
                <text:p>-0.209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219678">
                <text:p>-0.2196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232747">
                <text:p>-0.2327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266247">
                <text:p>-0.2662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308604">
                <text:p>-0.3086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380623">
                <text:p>-0.3806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397725">
                <text:p>-0.3977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404347">
                <text:p>-0.40434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385865">
                <text:p>-0.3858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3431">
                <text:p>-0.34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294859">
                <text:p>-0.2948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238461">
                <text:p>-0.23846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170632">
                <text:p>-0.1706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107583">
                <text:p>-0.1075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562612">
                <text:p>-0.05626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281194">
                <text:p>-0.02811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00414716">
                <text:p>-0.0004147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14563">
                <text:p>0.0145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164986">
                <text:p>0.016498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108798">
                <text:p>0.010879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12954">
                <text:p>-0.01295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404137">
                <text:p>-0.040413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749636">
                <text:p>-0.074963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786288">
                <text:p>-0.07862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935655">
                <text:p>-0.09356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106732">
                <text:p>-0.1067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114046">
                <text:p>-0.11404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115644">
                <text:p>-0.11564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786025">
                <text:p>-0.07860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596118">
                <text:p>-0.05961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038839">
                <text:p>-0.0388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0220799">
                <text:p>-0.02207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105536">
                <text:p>-0.010553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0573853">
                <text:p>-0.005738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0546696">
                <text:p>-0.0054669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0916576">
                <text:p>-0.0091657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14914">
                <text:p>-0.0149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205693">
                <text:p>-0.020569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23807">
                <text:p>-0.0238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236559">
                <text:p>-0.02365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182141">
                <text:p>-0.018214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06946">
                <text:p>0.1069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23364">
                <text:p>0.1233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15843">
                <text:p>0.1158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866347">
                <text:p>0.08663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432311">
                <text:p>0.04323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687622">
                <text:p>0.0068762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159424">
                <text:p>-0.01594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252659">
                <text:p>-0.025265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164905">
                <text:p>-0.01649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140542">
                <text:p>0.014054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947583">
                <text:p>0.094758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37735">
                <text:p>0.1377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86843">
                <text:p>0.1868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82945">
                <text:p>0.28294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0107">
                <text:p>0.301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59389">
                <text:p>0.35938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83782">
                <text:p>0.3837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17294">
                <text:p>0.41729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36031">
                <text:p>0.43603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34958">
                <text:p>0.4349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03721">
                <text:p>0.4037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65266">
                <text:p>0.36526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02783">
                <text:p>0.3027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27181">
                <text:p>0.2271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65101">
                <text:p>0.1651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991861">
                <text:p>0.09918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380698">
                <text:p>0.03806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0207151">
                <text:p>-0.020715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0523045">
                <text:p>-0.052304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0773676">
                <text:p>-0.07736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0805586">
                <text:p>-0.08055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0661362">
                <text:p>-0.066136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0386881">
                <text:p>-0.038688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00331433">
                <text:p>-0.003314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419312">
                <text:p>0.04193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88411">
                <text:p>0.0884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27956">
                <text:p>0.1279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46839">
                <text:p>0.1468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50504">
                <text:p>0.15050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3503">
                <text:p>0.1350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07567">
                <text:p>0.1075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645566">
                <text:p>0.064556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757401">
                <text:p>0.0007574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0541037">
                <text:p>-0.05410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0961712">
                <text:p>-0.09617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131009">
                <text:p>-0.13100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151539">
                <text:p>-0.1515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150582">
                <text:p>-0.15058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183208">
                <text:p>-0.1832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154566">
                <text:p>-0.15456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104531">
                <text:p>-0.10453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0437477">
                <text:p>-0.043747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170777">
                <text:p>0.01707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618044">
                <text:p>0.06180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930738">
                <text:p>0.093073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0702">
                <text:p>0.1070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0207">
                <text:p>0.102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738961">
                <text:p>0.073896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027702">
                <text:p>-0.0277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850098">
                <text:p>-0.08500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135838">
                <text:p>-0.13583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177585">
                <text:p>-0.1775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234956">
                <text:p>-0.23495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248243">
                <text:p>-0.24824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251272">
                <text:p>-0.2512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248655">
                <text:p>-0.24865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246452">
                <text:p>-0.24645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233491">
                <text:p>-0.2334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225226">
                <text:p>-0.22522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219855">
                <text:p>-0.2198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216538">
                <text:p>-0.21653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214813">
                <text:p>-0.2148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214762">
                <text:p>-0.21476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216264">
                <text:p>-0.21626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222659">
                <text:p>-0.22265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219002">
                <text:p>-0.2190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212293">
                <text:p>-0.21229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211832">
                <text:p>-0.2118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195256">
                <text:p>-0.1952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167074">
                <text:p>-0.16707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151747">
                <text:p>-0.15174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122455">
                <text:p>-0.1224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0965495">
                <text:p>-0.09654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0699366">
                <text:p>-0.069936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0495071">
                <text:p>-0.049507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0308043">
                <text:p>-0.030804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028175">
                <text:p>-0.0281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0371502">
                <text:p>-0.03715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053524">
                <text:p>-0.0535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0826153">
                <text:p>-0.082615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116912">
                <text:p>-0.1169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146226">
                <text:p>-0.14622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162044">
                <text:p>-0.16204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171876">
                <text:p>-0.17187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166115">
                <text:p>-0.16611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148303">
                <text:p>-0.1483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120884">
                <text:p>-0.1208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0884164">
                <text:p>-0.08841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0643863">
                <text:p>-0.064386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0381889">
                <text:p>-0.038188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0137438">
                <text:p>-0.013743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229713">
                <text:p>0.0022971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992239">
                <text:p>0.0099223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686752">
                <text:p>0.0068675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0102876">
                <text:p>-0.010287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0341074">
                <text:p>-0.034107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0608687">
                <text:p>-0.060868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0888349">
                <text:p>-0.088834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117881">
                <text:p>-0.11788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139424">
                <text:p>-0.1394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154357">
                <text:p>-0.1543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161269">
                <text:p>-0.1612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157592">
                <text:p>-0.15759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142101">
                <text:p>-0.1421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119091">
                <text:p>-0.11909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0905576">
                <text:p>-0.090557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0639184">
                <text:p>-0.06391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0354127">
                <text:p>-0.035412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0152095">
                <text:p>-0.015209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193618">
                <text:p>0.0019361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108294">
                <text:p>0.010829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122421">
                <text:p>0.01224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627254">
                <text:p>0.0062725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00591313">
                <text:p>-0.005913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0256132">
                <text:p>-0.025613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0461545">
                <text:p>-0.046154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0698582">
                <text:p>-0.069858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091161">
                <text:p>-0.09116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107457">
                <text:p>-0.10745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115471">
                <text:p>-0.11547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112907">
                <text:p>-0.11290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104055">
                <text:p>-0.10405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0824592">
                <text:p>-0.082459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0572364">
                <text:p>-0.057236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0353861">
                <text:p>-0.035386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00704116">
                <text:p>-0.0070411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146245">
                <text:p>0.014624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287179">
                <text:p>0.028717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371756">
                <text:p>0.037175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369625">
                <text:p>0.03696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277363">
                <text:p>0.02773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128011">
                <text:p>0.012801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00647698">
                <text:p>-0.0064769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0311244">
                <text:p>-0.031124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0673984">
                <text:p>-0.067398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0861559">
                <text:p>-0.086155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0993043">
                <text:p>-0.099304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101832">
                <text:p>-0.1018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0935132">
                <text:p>-0.093513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0758823">
                <text:p>-0.075882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0580815">
                <text:p>-0.05808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0274035">
                <text:p>-0.027403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985185">
                <text:p>0.00098518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25267">
                <text:p>0.02526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437736">
                <text:p>0.043773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523006">
                <text:p>0.052300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51487">
                <text:p>0.05148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371512">
                <text:p>0.037151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163995">
                <text:p>0.016399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0099413">
                <text:p>-0.00994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0311854">
                <text:p>-0.031185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0547926">
                <text:p>-0.054792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0800527">
                <text:p>-0.080052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0921464">
                <text:p>-0.092146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102324">
                <text:p>-0.10232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0989157">
                <text:p>-0.098915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0825193">
                <text:p>-0.082519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0550988">
                <text:p>-0.055098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0208044">
                <text:p>-0.020804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701726">
                <text:p>0.0070172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316911">
                <text:p>0.031691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502889">
                <text:p>0.050288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60376">
                <text:p>0.06037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607621">
                <text:p>0.060762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538018">
                <text:p>0.053801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375491">
                <text:p>0.03754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140144">
                <text:p>0.014014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0139437">
                <text:p>-0.013943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0500268">
                <text:p>-0.050026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0769163">
                <text:p>-0.076916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0964619">
                <text:p>-0.096461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105962">
                <text:p>-0.10596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101052">
                <text:p>-0.10105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082131">
                <text:p>-0.08213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0558235">
                <text:p>-0.055823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0204259">
                <text:p>-0.020425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327767">
                <text:p>0.0032776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31852">
                <text:p>0.0318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540472">
                <text:p>0.05404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657997">
                <text:p>0.065799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689152">
                <text:p>0.068915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609219">
                <text:p>0.060921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399384">
                <text:p>0.039938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537818">
                <text:p>0.0053781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0289791">
                <text:p>-0.02897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0644338">
                <text:p>-0.064433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0900543">
                <text:p>-0.090054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106242">
                <text:p>-0.10624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110214">
                <text:p>-0.1102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100832">
                <text:p>-0.10083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0771595">
                <text:p>-0.077159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0478337">
                <text:p>-0.047833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00454983">
                <text:p>-0.0045498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264482">
                <text:p>0.026448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554813">
                <text:p>0.055481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744633">
                <text:p>0.074463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810756">
                <text:p>0.081075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729276">
                <text:p>0.072927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416016">
                <text:p>0.04160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928591">
                <text:p>0.009285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0221721">
                <text:p>-0.022172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0523324">
                <text:p>-0.052332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0782075">
                <text:p>-0.07820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0999626">
                <text:p>-0.099962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109019">
                <text:p>-0.10901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110515">
                <text:p>-0.11051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102269">
                <text:p>-0.10226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0857097">
                <text:p>-0.085709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0680616">
                <text:p>-0.06806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0476665">
                <text:p>-0.047666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0178571">
                <text:p>-0.017857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124116">
                <text:p>0.012411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359681">
                <text:p>0.035968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562014">
                <text:p>0.056201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662912">
                <text:p>0.066291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653367">
                <text:p>0.065336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496536">
                <text:p>0.049653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213395">
                <text:p>0.021339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0158723">
                <text:p>-0.01587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79cm" svg:height="12.505cm" xlink:href=".." xlink:type="simple" chart:class="chart:scatter" chart:style-name="ch1">
        <chart:title svg:x="9.465cm" svg:y="0.386cm" chart:style-name="ch2">
          <text:p>Throttle Vs TIme</text:p>
        </chart:title>
        <chart:plot-area chart:style-name="ch3" table:cell-range-address="output.F1:output.F527" svg:x="1.458cm" svg:y="1.415cm" svg:width="20.474cm" svg:height="9.859cm">
          <chartooo:coordinate-region svg:x="2.185cm" svg:y="1.614cm" svg:width="19.467cm" svg:height="9.013cm"/>
          <chart:axis chart:dimension="x" chart:name="primary-x" chart:style-name="ch4">
            <chart:title svg:x="11.294cm" svg:y="11.524cm" chart:style-name="ch5">
              <text:p>Time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6.944cm" chart:style-name="ch8">
              <text:p>Throttle</text:p>
            </chart:title>
            <chart:grid chart:style-name="ch6" chart:class="major"/>
            <chart:grid chart:style-name="ch7" chart:class="minor"/>
          </chart:axis>
          <chart:series chart:style-name="ch9" chart:values-cell-range-address="output.F1:output.F527" chart:class="chart:scatter">
            <chart:data-point chart:repeated="5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02019">
                <text:p>0.602019</text:p>
                <draw:g>
                  <svg:desc>output.F1:output.F5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67531">
                <text:p>0.5675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0629">
                <text:p>0.590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266">
                <text:p>0.592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0649">
                <text:p>0.590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6044">
                <text:p>0.586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1356">
                <text:p>0.581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4166">
                <text:p>0.5741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67778">
                <text:p>0.56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9033">
                <text:p>0.5590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52558">
                <text:p>0.5525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4558">
                <text:p>0.54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39022">
                <text:p>0.5390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33645">
                <text:p>0.5336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28596">
                <text:p>0.5285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21528">
                <text:p>0.5215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14392">
                <text:p>0.5143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11532">
                <text:p>0.5115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6159">
                <text:p>0.5061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1198">
                <text:p>0.5011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9609">
                <text:p>0.496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2993">
                <text:p>0.4929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8557">
                <text:p>0.485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0272">
                <text:p>0.4802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77136">
                <text:p>0.4771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69239">
                <text:p>0.4692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66656">
                <text:p>0.4666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59467">
                <text:p>0.4594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54021">
                <text:p>0.4540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50118">
                <text:p>0.4501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4518">
                <text:p>0.445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40607">
                <text:p>0.4406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364">
                <text:p>0.43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2041">
                <text:p>0.4320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2962">
                <text:p>0.429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606">
                <text:p>0.426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22133">
                <text:p>0.4221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19381">
                <text:p>0.4193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16593">
                <text:p>0.4165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13511">
                <text:p>0.4135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0881">
                <text:p>0.4108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07971">
                <text:p>0.4079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05162">
                <text:p>0.4051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02794">
                <text:p>0.4027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00205">
                <text:p>0.4002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97708">
                <text:p>0.3977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95497">
                <text:p>0.3954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93161">
                <text:p>0.3931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90611">
                <text:p>0.3906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841">
                <text:p>0.388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86278">
                <text:p>0.3862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84445">
                <text:p>0.3844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82399">
                <text:p>0.3823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80398">
                <text:p>0.3803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78448">
                <text:p>0.3784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76557">
                <text:p>0.3765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74752">
                <text:p>0.3747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73199">
                <text:p>0.3731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71697">
                <text:p>0.3716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70035">
                <text:p>0.3700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68425">
                <text:p>0.3684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66683">
                <text:p>0.3666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65558">
                <text:p>0.3655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63926">
                <text:p>0.3639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62697">
                <text:p>0.3626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61345">
                <text:p>0.3613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60376">
                <text:p>0.3603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59176">
                <text:p>0.3591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5813">
                <text:p>0.358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56772">
                <text:p>0.3567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5403">
                <text:p>0.3554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54344">
                <text:p>0.3543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53168">
                <text:p>0.3531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52178">
                <text:p>0.3521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49954">
                <text:p>0.3499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49147">
                <text:p>0.3491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48191">
                <text:p>0.3481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47395">
                <text:p>0.3473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46533">
                <text:p>0.3465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45705">
                <text:p>0.3457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44901">
                <text:p>0.3449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44112">
                <text:p>0.3441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43328">
                <text:p>0.3433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42541">
                <text:p>0.3425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1751">
                <text:p>0.3417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41087">
                <text:p>0.3410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40362">
                <text:p>0.3403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39583">
                <text:p>0.3395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38837">
                <text:p>0.3388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38276">
                <text:p>0.3382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37757">
                <text:p>0.3377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37169">
                <text:p>0.3371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36682">
                <text:p>0.3366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36155">
                <text:p>0.3361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35594">
                <text:p>0.3355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35176">
                <text:p>0.3351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34709">
                <text:p>0.3347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3424">
                <text:p>0.334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33769">
                <text:p>0.3337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33293">
                <text:p>0.3332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33416">
                <text:p>0.3334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33127">
                <text:p>0.3331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32662">
                <text:p>0.3326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32074">
                <text:p>0.3320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3144">
                <text:p>0.331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30984">
                <text:p>0.3309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30875">
                <text:p>0.3308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30535">
                <text:p>0.3305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3004">
                <text:p>0.330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29535">
                <text:p>0.3295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29116">
                <text:p>0.3291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28972">
                <text:p>0.3289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2863">
                <text:p>0.328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2826">
                <text:p>0.328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27903">
                <text:p>0.3279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27526">
                <text:p>0.3275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27024">
                <text:p>0.3270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26585">
                <text:p>0.3265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2622">
                <text:p>0.326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25786">
                <text:p>0.3257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25451">
                <text:p>0.3254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26476">
                <text:p>0.3264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26179">
                <text:p>0.3261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25797">
                <text:p>0.3257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2525">
                <text:p>0.325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26254">
                <text:p>0.3262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25826">
                <text:p>0.3258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2512">
                <text:p>0.325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24394">
                <text:p>0.3243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23595">
                <text:p>0.3235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24943">
                <text:p>0.3249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24439">
                <text:p>0.3244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3766">
                <text:p>0.3237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22936">
                <text:p>0.3229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23552">
                <text:p>0.3235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225">
                <text:p>0.32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2168">
                <text:p>0.321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21035">
                <text:p>0.3210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2047">
                <text:p>0.320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20186">
                <text:p>0.3201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20685">
                <text:p>0.3206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20994">
                <text:p>0.3209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21539">
                <text:p>0.3215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22232">
                <text:p>0.3222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23119">
                <text:p>0.3231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22637">
                <text:p>0.3226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22604">
                <text:p>0.3226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22419">
                <text:p>0.3224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2273">
                <text:p>0.322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22614">
                <text:p>0.3226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22379">
                <text:p>0.3223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2212">
                <text:p>0.322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21802">
                <text:p>0.3218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21607">
                <text:p>0.3216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21703">
                <text:p>0.3217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21669">
                <text:p>0.3216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21658">
                <text:p>0.3216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21664">
                <text:p>0.3216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21692">
                <text:p>0.3216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21768">
                <text:p>0.3217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21828">
                <text:p>0.3218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21899">
                <text:p>0.3218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21984">
                <text:p>0.3219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22584">
                <text:p>0.3225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2287">
                <text:p>0.322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22955">
                <text:p>0.3229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22772">
                <text:p>0.3227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22461">
                <text:p>0.3224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22097">
                <text:p>0.3220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2177">
                <text:p>0.321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21553">
                <text:p>0.3215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21491">
                <text:p>0.3214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2145">
                <text:p>0.321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21415">
                <text:p>0.3214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21357">
                <text:p>0.3213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21335">
                <text:p>0.3213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21267">
                <text:p>0.3212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21126">
                <text:p>0.3211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20989">
                <text:p>0.3209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20898">
                <text:p>0.3208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20944">
                <text:p>0.3209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21132">
                <text:p>0.3211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21401">
                <text:p>0.3214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21616">
                <text:p>0.3216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22559">
                <text:p>0.3225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22206">
                <text:p>0.3222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21755">
                <text:p>0.3217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21088">
                <text:p>0.3210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20715">
                <text:p>0.3207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20589">
                <text:p>0.3205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20664">
                <text:p>0.3206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20824">
                <text:p>0.3208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20972">
                <text:p>0.3209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20959">
                <text:p>0.3209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20768">
                <text:p>0.32076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20535">
                <text:p>0.3205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20362">
                <text:p>0.3203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20615">
                <text:p>0.3206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21292">
                <text:p>0.3212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21919">
                <text:p>0.3219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22347">
                <text:p>0.3223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22369">
                <text:p>0.3223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21896">
                <text:p>0.3218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21359">
                <text:p>0.3213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20888">
                <text:p>0.3208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2054">
                <text:p>0.320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20272">
                <text:p>0.3202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20346">
                <text:p>0.3203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20854">
                <text:p>0.3208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21546">
                <text:p>0.3215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21952">
                <text:p>0.3219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22014">
                <text:p>0.3220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216">
                <text:p>0.32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20708">
                <text:p>0.3207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20195">
                <text:p>0.3201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20355">
                <text:p>0.3203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21098">
                <text:p>0.3210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21887">
                <text:p>0.32188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22513">
                <text:p>0.3225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2239">
                <text:p>0.322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218">
                <text:p>0.32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21029">
                <text:p>0.3210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20601">
                <text:p>0.3206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20192">
                <text:p>0.3201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20023">
                <text:p>0.3200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20454">
                <text:p>0.3204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21224">
                <text:p>0.3212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21901">
                <text:p>0.3219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22308">
                <text:p>0.3223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22127">
                <text:p>0.3221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199">
                <text:p>0.31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2023">
                <text:p>0.3202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21483">
                <text:p>0.32148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22794">
                <text:p>0.3227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23381">
                <text:p>0.32338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2304">
                <text:p>0.323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22098">
                <text:p>0.3220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20969">
                <text:p>0.3209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20781">
                <text:p>0.3207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20317">
                <text:p>0.3203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19755">
                <text:p>0.3197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19992">
                <text:p>0.3199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20018">
                <text:p>0.3200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19756">
                <text:p>0.3197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19362">
                <text:p>0.3193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18888">
                <text:p>0.3188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18359">
                <text:p>0.3183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45881">
                <text:p>0.3458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49781">
                <text:p>0.34978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38391">
                <text:p>0.3383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25098">
                <text:p>0.3250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16119">
                <text:p>0.3161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11834">
                <text:p>0.3118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15351">
                <text:p>0.3153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104">
                <text:p>0.31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04022">
                <text:p>0.3040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25771">
                <text:p>0.3257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09557">
                <text:p>0.3095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951">
                <text:p>0.295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91754">
                <text:p>0.29175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96558">
                <text:p>0.2965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24722">
                <text:p>0.32472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2695">
                <text:p>0.326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31494">
                <text:p>0.3314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35516">
                <text:p>0.3355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37291">
                <text:p>0.3372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34847">
                <text:p>0.3348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2982">
                <text:p>0.3298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26559">
                <text:p>0.32655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21809">
                <text:p>0.32180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19166">
                <text:p>0.31916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2007">
                <text:p>0.320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20579">
                <text:p>0.3205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21545">
                <text:p>0.3215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22318">
                <text:p>0.3223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23637">
                <text:p>0.3236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22484">
                <text:p>0.3224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21248">
                <text:p>0.3212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20423">
                <text:p>0.3204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19617">
                <text:p>0.3196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20111">
                <text:p>0.3201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20936">
                <text:p>0.3209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21819">
                <text:p>0.3218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22769">
                <text:p>0.3227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21266">
                <text:p>0.32126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20715">
                <text:p>0.3207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20411">
                <text:p>0.3204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20466">
                <text:p>0.3204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20711">
                <text:p>0.3207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20917">
                <text:p>0.32091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2102">
                <text:p>0.321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20982">
                <text:p>0.32098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20895">
                <text:p>0.3208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2086">
                <text:p>0.3208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20906">
                <text:p>0.3209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20995">
                <text:p>0.3209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21001">
                <text:p>0.3210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2696">
                <text:p>0.326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31582">
                <text:p>0.33158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31697">
                <text:p>0.3316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27279">
                <text:p>0.3272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21449">
                <text:p>0.3214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18432">
                <text:p>0.3184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17915">
                <text:p>0.3179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18613">
                <text:p>0.3186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18943">
                <text:p>0.31894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17577">
                <text:p>0.3175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13135">
                <text:p>0.3131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02905">
                <text:p>0.3029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94401">
                <text:p>0.2944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15095">
                <text:p>0.31509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89739">
                <text:p>0.28973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01254">
                <text:p>0.30125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96498">
                <text:p>0.29649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09128">
                <text:p>0.3091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2396">
                <text:p>0.3239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34557">
                <text:p>0.33455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41824">
                <text:p>0.3418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45736">
                <text:p>0.34573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43285">
                <text:p>0.34328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3581">
                <text:p>0.335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32753">
                <text:p>0.3327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26943">
                <text:p>0.3269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22986">
                <text:p>0.32298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2183">
                <text:p>0.3218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23632">
                <text:p>0.3236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26251">
                <text:p>0.32625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28111">
                <text:p>0.3281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29231">
                <text:p>0.32923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27401">
                <text:p>0.3274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24883">
                <text:p>0.32488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22497">
                <text:p>0.32249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22001">
                <text:p>0.3220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24209">
                <text:p>0.32420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27123">
                <text:p>0.3271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30082">
                <text:p>0.33008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31186">
                <text:p>0.3311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30172">
                <text:p>0.33017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27289">
                <text:p>0.32728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22961">
                <text:p>0.32296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21161">
                <text:p>0.32116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2172">
                <text:p>0.3217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24151">
                <text:p>0.32415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27468">
                <text:p>0.3274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29188">
                <text:p>0.3291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38884">
                <text:p>0.33888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37179">
                <text:p>0.33717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31289">
                <text:p>0.3312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24561">
                <text:p>0.32456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20451">
                <text:p>0.3204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20187">
                <text:p>0.32018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2248">
                <text:p>0.3224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25764">
                <text:p>0.3257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28234">
                <text:p>0.3282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28394">
                <text:p>0.3283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19874">
                <text:p>0.31987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18324">
                <text:p>0.31832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17492">
                <text:p>0.3174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16349">
                <text:p>0.31634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26543">
                <text:p>0.32654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22743">
                <text:p>0.32274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17242">
                <text:p>0.31724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14166">
                <text:p>0.31416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14685">
                <text:p>0.31468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10434">
                <text:p>0.3104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0914">
                <text:p>0.309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09133">
                <text:p>0.3091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11191">
                <text:p>0.31119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11458">
                <text:p>0.31145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12123">
                <text:p>0.31212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13717">
                <text:p>0.31371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18187">
                <text:p>0.31818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19254">
                <text:p>0.31925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20258">
                <text:p>0.3202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25357">
                <text:p>0.32535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2518">
                <text:p>0.3251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23793">
                <text:p>0.32379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2467">
                <text:p>0.324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22918">
                <text:p>0.3229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21335">
                <text:p>0.32133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19994">
                <text:p>0.31999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19355">
                <text:p>0.3193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1868">
                <text:p>0.318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19205">
                <text:p>0.3192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19412">
                <text:p>0.3194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19205">
                <text:p>0.3192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18793">
                <text:p>0.3187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19798">
                <text:p>0.31979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21253">
                <text:p>0.32125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23004">
                <text:p>0.32300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25497">
                <text:p>0.32549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26794">
                <text:p>0.32679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26478">
                <text:p>0.32647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24901">
                <text:p>0.3249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22799">
                <text:p>0.32279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21793">
                <text:p>0.32179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20644">
                <text:p>0.32064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20122">
                <text:p>0.3201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20166">
                <text:p>0.32016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2062">
                <text:p>0.3206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21055">
                <text:p>0.3210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20791">
                <text:p>0.32079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20214">
                <text:p>0.3202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19439">
                <text:p>0.31943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19091">
                <text:p>0.3190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19202">
                <text:p>0.31920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2034">
                <text:p>0.3203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21936">
                <text:p>0.32193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23743">
                <text:p>0.32374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24778">
                <text:p>0.32477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24827">
                <text:p>0.32482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23905">
                <text:p>0.3239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2243">
                <text:p>0.322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21129">
                <text:p>0.32112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2012">
                <text:p>0.320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20014">
                <text:p>0.3200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320117">
                <text:p>0.3201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20485">
                <text:p>0.32048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320766">
                <text:p>0.32076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20841">
                <text:p>0.32084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20614">
                <text:p>0.32061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2012">
                <text:p>0.320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19743">
                <text:p>0.3197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19663">
                <text:p>0.31966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20162">
                <text:p>0.32016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21187">
                <text:p>0.32118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2236">
                <text:p>0.3223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2324">
                <text:p>0.3232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23514">
                <text:p>0.3235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22814">
                <text:p>0.32281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21693">
                <text:p>0.32169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20815">
                <text:p>0.3208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2008">
                <text:p>0.3200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19992">
                <text:p>0.31999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20321">
                <text:p>0.32032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20898">
                <text:p>0.32089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21281">
                <text:p>0.32128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21357">
                <text:p>0.32135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20968">
                <text:p>0.32096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20368">
                <text:p>0.32036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19767">
                <text:p>0.3197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19898">
                <text:p>0.31989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20638">
                <text:p>0.32063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21857">
                <text:p>0.32185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22891">
                <text:p>0.32289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2324">
                <text:p>0.323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22753">
                <text:p>0.32275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21976">
                <text:p>0.32197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20644">
                <text:p>0.32064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19814">
                <text:p>0.31981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19694">
                <text:p>0.31969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20295">
                <text:p>0.32029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21036">
                <text:p>0.32103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21714">
                <text:p>0.32171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21465">
                <text:p>0.3214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20826">
                <text:p>0.32082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19964">
                <text:p>0.3199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19476">
                <text:p>0.31947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319349">
                <text:p>0.31934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319993">
                <text:p>0.31999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320811">
                <text:p>0.32081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22324">
                <text:p>0.32232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23115">
                <text:p>0.3231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322973">
                <text:p>0.32297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321823">
                <text:p>0.32182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320353">
                <text:p>0.32035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19574">
                <text:p>0.31957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19518">
                <text:p>0.3195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20085">
                <text:p>0.32008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20913">
                <text:p>0.32091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20992">
                <text:p>0.32099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321418">
                <text:p>0.32141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212">
                <text:p>0.32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20453">
                <text:p>0.3204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19604">
                <text:p>0.31960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19171">
                <text:p>0.31917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319646">
                <text:p>0.31964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20887">
                <text:p>0.32088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22478">
                <text:p>0.32247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23393">
                <text:p>0.32339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323072">
                <text:p>0.32307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21872">
                <text:p>0.3218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320268">
                <text:p>0.32026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31954">
                <text:p>0.3195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319257">
                <text:p>0.31925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19795">
                <text:p>0.3197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320667">
                <text:p>0.32066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321598">
                <text:p>0.32159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321962">
                <text:p>0.32196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321448">
                <text:p>0.32144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20132">
                <text:p>0.32013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319242">
                <text:p>0.31924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319123">
                <text:p>0.31912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320074">
                <text:p>0.32007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321631">
                <text:p>0.32163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323181">
                <text:p>0.32318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323665">
                <text:p>0.32366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322895">
                <text:p>0.32289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321493">
                <text:p>0.32149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19643">
                <text:p>0.31964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319094">
                <text:p>0.31909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31958">
                <text:p>0.3195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320905">
                <text:p>0.32090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322321">
                <text:p>0.32232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323078">
                <text:p>0.32307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321826">
                <text:p>0.32182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320383">
                <text:p>0.32038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19296">
                <text:p>0.31929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318883">
                <text:p>0.31888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319306">
                <text:p>0.31930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320613">
                <text:p>0.32061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321803">
                <text:p>0.32180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322918">
                <text:p>0.32291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323329">
                <text:p>0.32332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322914">
                <text:p>0.32291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321686">
                <text:p>0.32168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320925">
                <text:p>0.3209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319805">
                <text:p>0.31980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319087">
                <text:p>0.31908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319105">
                <text:p>0.31910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319843">
                <text:p>0.31984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320913">
                <text:p>0.32091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32165">
                <text:p>0.3216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321717">
                <text:p>0.32171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320744">
                <text:p>0.32074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319371">
                <text:p>0.3193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139cm" svg:height="12.853cm" xlink:href=".." xlink:type="simple" chart:class="chart:scatter" chart:style-name="ch1">
        <chart:title svg:x="9.345cm" svg:y="0.393cm" chart:style-name="ch2">
          <text:p>Velocity Vs Time</text:p>
        </chart:title>
        <chart:plot-area chart:style-name="ch3" table:cell-range-address="output.H1:output.H527" svg:x="1.453cm" svg:y="1.429cm" svg:width="20.244cm" svg:height="10.186cm">
          <chartooo:coordinate-region svg:x="1.889cm" svg:y="1.628cm" svg:width="19.343cm" svg:height="9.34cm"/>
          <chart:axis chart:dimension="x" chart:name="primary-x" chart:style-name="ch4">
            <chart:title svg:x="11.174cm" svg:y="11.872cm" chart:style-name="ch5">
              <text:p>Time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7.135cm" chart:style-name="ch8">
              <text:p>Velocity</text:p>
            </chart:title>
            <chart:grid chart:style-name="ch6" chart:class="major"/>
            <chart:grid chart:style-name="ch7" chart:class="minor"/>
          </chart:axis>
          <chart:series chart:style-name="ch9" chart:values-cell-range-address="output.H1:output.H527" chart:class="chart:scatter">
            <chart:data-point chart:repeated="5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02019">
                <text:p>0.0602019</text:p>
                <draw:g>
                  <svg:desc>output.H1:output.H5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75">
                <text:p>2.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1073">
                <text:p>0.711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1133">
                <text:p>0.591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0704">
                <text:p>0.700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52821">
                <text:p>0.952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2484">
                <text:p>1.22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375">
                <text:p>1.6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0929">
                <text:p>2.009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2759">
                <text:p>2.527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1975">
                <text:p>2.91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5427">
                <text:p>3.354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7607">
                <text:p>3.776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13416">
                <text:p>4.134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4824">
                <text:p>4.48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8697">
                <text:p>4.86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40084">
                <text:p>5.40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2264">
                <text:p>5.62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03958">
                <text:p>6.039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39815">
                <text:p>6.398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76598">
                <text:p>6.765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97585">
                <text:p>6.975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43883">
                <text:p>7.438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74052">
                <text:p>7.740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88464">
                <text:p>7.884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30662">
                <text:p>8.306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40619">
                <text:p>8.406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77058">
                <text:p>8.770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02728">
                <text:p>9.027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19592">
                <text:p>9.195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44369">
                <text:p>9.443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6844">
                <text:p>9.68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9175">
                <text:p>9.91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1714">
                <text:p>10.17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314">
                <text:p>10.3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5259">
                <text:p>10.52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7601">
                <text:p>10.76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9235">
                <text:p>10.92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0879">
                <text:p>11.08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2684">
                <text:p>11.26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4217">
                <text:p>11.42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.5914">
                <text:p>11.59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7562">
                <text:p>11.75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8963">
                <text:p>11.89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0511">
                <text:p>12.05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2018">
                <text:p>12.20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3295">
                <text:p>12.32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4707">
                <text:p>12.47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6253">
                <text:p>12.62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7584">
                <text:p>12.75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8865">
                <text:p>12.88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9958">
                <text:p>12.99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1167">
                <text:p>13.11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234">
                <text:p>13.2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3478">
                <text:p>13.34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4578">
                <text:p>13.45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.5644">
                <text:p>13.56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.6547">
                <text:p>13.65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.7424">
                <text:p>13.74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.8398">
                <text:p>13.83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9344">
                <text:p>13.93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037">
                <text:p>14.0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.1035">
                <text:p>14.1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.2729">
                <text:p>14.27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.3533">
                <text:p>14.35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4219">
                <text:p>14.42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4977">
                <text:p>14.49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.5623">
                <text:p>14.56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643">
                <text:p>14.6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7209">
                <text:p>14.72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7797">
                <text:p>14.77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8446">
                <text:p>14.84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8998">
                <text:p>14.89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0276">
                <text:p>15.02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0784">
                <text:p>15.07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1338">
                <text:p>15.13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181">
                <text:p>15.1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2332">
                <text:p>15.23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2838">
                <text:p>15.28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.3328">
                <text:p>15.33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.3802">
                <text:p>15.38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.4262">
                <text:p>15.42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.4708">
                <text:p>15.47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.514">
                <text:p>15.5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.5506">
                <text:p>15.55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.5913">
                <text:p>15.59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.6355">
                <text:p>15.63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.678">
                <text:p>15.6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7101">
                <text:p>15.71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.7411">
                <text:p>15.74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.7755">
                <text:p>15.77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.8047">
                <text:p>15.80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837">
                <text:p>15.8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8722">
                <text:p>15.87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8987">
                <text:p>15.89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.928">
                <text:p>15.9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9565">
                <text:p>15.95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984">
                <text:p>15.9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.0107">
                <text:p>16.01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.0367">
                <text:p>16.03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0587">
                <text:p>16.05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.0832">
                <text:p>16.08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.1072">
                <text:p>16.10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1306">
                <text:p>16.13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.1476">
                <text:p>16.14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.1723">
                <text:p>16.17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.1881">
                <text:p>16.18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.2086">
                <text:p>16.20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.2286">
                <text:p>16.22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.2454">
                <text:p>16.24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.264">
                <text:p>16.2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.2819">
                <text:p>16.28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.2991">
                <text:p>16.29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.3137">
                <text:p>16.31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.3276">
                <text:p>16.32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.3451">
                <text:p>16.34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.3599">
                <text:p>16.35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.3723">
                <text:p>16.37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.3875">
                <text:p>16.38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.4003">
                <text:p>16.40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.4125">
                <text:p>16.4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.4239">
                <text:p>16.42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.4338">
                <text:p>16.43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.4449">
                <text:p>16.44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.453">
                <text:p>16.4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.4646">
                <text:p>16.46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.4748">
                <text:p>16.47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.4836">
                <text:p>16.48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4933">
                <text:p>16.49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5037">
                <text:p>16.50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.511">
                <text:p>16.5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.5184">
                <text:p>16.51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.5266">
                <text:p>16.52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5344">
                <text:p>16.53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5415">
                <text:p>16.54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.5474">
                <text:p>16.54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.5529">
                <text:p>16.55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.5591">
                <text:p>16.55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.5639">
                <text:p>16.56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.5685">
                <text:p>16.56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.572">
                <text:p>16.5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.5742">
                <text:p>16.57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5762">
                <text:p>16.57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.5791">
                <text:p>16.57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.5817">
                <text:p>16.58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.5849">
                <text:p>16.58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.5897">
                <text:p>16.58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.5946">
                <text:p>16.59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.5998">
                <text:p>16.59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.6052">
                <text:p>16.60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.6101">
                <text:p>16.61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6165">
                <text:p>16.61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.6213">
                <text:p>16.62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6273">
                <text:p>16.62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.6331">
                <text:p>16.63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.6381">
                <text:p>16.63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.6431">
                <text:p>16.64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.6478">
                <text:p>16.64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.6531">
                <text:p>16.65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657">
                <text:p>16.6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661">
                <text:p>16.6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666">
                <text:p>16.6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6705">
                <text:p>16.67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675">
                <text:p>16.6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6802">
                <text:p>16.68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851">
                <text:p>16.68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6896">
                <text:p>16.68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6942">
                <text:p>16.69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6986">
                <text:p>16.69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.7028">
                <text:p>16.70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.7068">
                <text:p>16.70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7111">
                <text:p>16.71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.7152">
                <text:p>16.71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.7192">
                <text:p>16.71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.7226">
                <text:p>16.72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.7264">
                <text:p>16.72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7301">
                <text:p>16.73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.7332">
                <text:p>16.73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7364">
                <text:p>16.73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.7394">
                <text:p>16.73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.7421">
                <text:p>16.74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.7447">
                <text:p>16.74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.7469">
                <text:p>16.74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.7493">
                <text:p>16.74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.7522">
                <text:p>16.75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.7554">
                <text:p>16.75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.7599">
                <text:p>16.75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.7632">
                <text:p>16.76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.7662">
                <text:p>16.76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.7684">
                <text:p>16.76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.7705">
                <text:p>16.77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.7728">
                <text:p>16.77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.7755">
                <text:p>16.77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.778">
                <text:p>16.7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.7802">
                <text:p>16.78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.7838">
                <text:p>16.78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.7815">
                <text:p>16.78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.779">
                <text:p>16.7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.7795">
                <text:p>16.77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.7797">
                <text:p>16.77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.7808">
                <text:p>16.78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.7827">
                <text:p>16.78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.7846">
                <text:p>16.78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.787">
                <text:p>16.78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.7883">
                <text:p>16.78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.7897">
                <text:p>16.78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.7906">
                <text:p>16.79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.791">
                <text:p>16.7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.7914">
                <text:p>16.79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.7918">
                <text:p>16.79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.7927">
                <text:p>16.79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.7939">
                <text:p>16.79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.7957">
                <text:p>16.79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.7968">
                <text:p>16.79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.7973">
                <text:p>16.79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.7971">
                <text:p>16.79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.7967">
                <text:p>16.79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.7968">
                <text:p>16.79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.7977">
                <text:p>16.797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.7993">
                <text:p>16.79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.8014">
                <text:p>16.80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.803">
                <text:p>16.8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.8041">
                <text:p>16.80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.8051">
                <text:p>16.80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.8055">
                <text:p>16.80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.8053">
                <text:p>16.80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.8051">
                <text:p>16.80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.8054">
                <text:p>16.80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.8064">
                <text:p>16.80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.8077">
                <text:p>16.80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.8089">
                <text:p>16.80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.8081">
                <text:p>16.80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.8072">
                <text:p>16.80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.8069">
                <text:p>16.80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.8077">
                <text:p>16.807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.8094">
                <text:p>16.80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.8114">
                <text:p>16.81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.7685">
                <text:p>16.76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.7763">
                <text:p>16.77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.8087">
                <text:p>16.80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.8125">
                <text:p>16.8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.8128">
                <text:p>16.81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.8135">
                <text:p>16.81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.8144">
                <text:p>16.81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.8151">
                <text:p>16.81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.8157">
                <text:p>16.81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.8159">
                <text:p>16.81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.8185">
                <text:p>16.81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.8183">
                <text:p>16.81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.8253">
                <text:p>16.82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.8408">
                <text:p>16.84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.8524">
                <text:p>16.85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.8574">
                <text:p>16.85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.8545">
                <text:p>16.85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8483">
                <text:p>16.848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.8428">
                <text:p>16.84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.8369">
                <text:p>16.83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.8193">
                <text:p>16.81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.8061">
                <text:p>16.80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785">
                <text:p>16.78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.7576">
                <text:p>16.75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.7226">
                <text:p>16.72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.6861">
                <text:p>16.68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.6614">
                <text:p>16.66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.6456">
                <text:p>16.64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.6391">
                <text:p>16.63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.6416">
                <text:p>16.64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.6535">
                <text:p>16.65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.6681">
                <text:p>16.668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.6775">
                <text:p>16.67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.6876">
                <text:p>16.68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.6941">
                <text:p>16.694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.6977">
                <text:p>16.69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.7013">
                <text:p>16.70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.7049">
                <text:p>16.70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.7087">
                <text:p>16.70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.7134">
                <text:p>16.71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.7185">
                <text:p>16.718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.7225">
                <text:p>16.72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.7246">
                <text:p>16.724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.7252">
                <text:p>16.72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.7261">
                <text:p>16.726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.7268">
                <text:p>16.72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.7278">
                <text:p>16.72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.7294">
                <text:p>16.729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.7319">
                <text:p>16.73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.7357">
                <text:p>16.73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.7393">
                <text:p>16.73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.7426">
                <text:p>16.74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.7452">
                <text:p>16.74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.7482">
                <text:p>16.748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.7512">
                <text:p>16.75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.7542">
                <text:p>16.75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.7571">
                <text:p>16.757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.7595">
                <text:p>16.75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.7622">
                <text:p>16.76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.7648">
                <text:p>16.76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.7681">
                <text:p>16.768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.7708">
                <text:p>16.77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.7721">
                <text:p>16.77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.7792">
                <text:p>16.779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.7891">
                <text:p>16.78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.796">
                <text:p>16.7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.7983">
                <text:p>16.798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.7983">
                <text:p>16.798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.7978">
                <text:p>16.797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.7976">
                <text:p>16.797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.7974">
                <text:p>16.79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.7927">
                <text:p>16.792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.7795">
                <text:p>16.77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.7632">
                <text:p>16.76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.7309">
                <text:p>16.730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.7028">
                <text:p>16.70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.6572">
                <text:p>16.657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.6194">
                <text:p>16.619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.5745">
                <text:p>16.57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6.5408">
                <text:p>16.54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.5139">
                <text:p>16.51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.5109">
                <text:p>16.510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.5219">
                <text:p>16.52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.5442">
                <text:p>16.544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.5687">
                <text:p>16.56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.5885">
                <text:p>16.588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.6056">
                <text:p>16.605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.6188">
                <text:p>16.618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.6262">
                <text:p>16.62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.6324">
                <text:p>16.63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.6387">
                <text:p>16.638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.6469">
                <text:p>16.646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.6555">
                <text:p>16.65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.6652">
                <text:p>16.665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.6749">
                <text:p>16.67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.682">
                <text:p>16.6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.6867">
                <text:p>16.68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.6882">
                <text:p>16.688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.6905">
                <text:p>16.690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.6958">
                <text:p>16.695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.7031">
                <text:p>16.703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.714">
                <text:p>16.7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.7246">
                <text:p>16.724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.7335">
                <text:p>16.733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.7373">
                <text:p>16.73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.7389">
                <text:p>16.73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.7392">
                <text:p>16.73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.7404">
                <text:p>16.74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.7448">
                <text:p>16.74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.7509">
                <text:p>16.75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.7634">
                <text:p>16.763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.7783">
                <text:p>16.778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.7896">
                <text:p>16.78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.7947">
                <text:p>16.794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.7955">
                <text:p>16.79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.7952">
                <text:p>16.795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.7963">
                <text:p>16.796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.8004">
                <text:p>16.80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.8077">
                <text:p>16.807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.815">
                <text:p>16.8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.8135">
                <text:p>16.813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.8084">
                <text:p>16.80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.802">
                <text:p>16.80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.7905">
                <text:p>16.790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.7809">
                <text:p>16.780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.7732">
                <text:p>16.77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.762">
                <text:p>16.76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.7514">
                <text:p>16.75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.7426">
                <text:p>16.742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.7331">
                <text:p>16.73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.7208">
                <text:p>16.72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.71">
                <text:p>16.7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.7015">
                <text:p>16.70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.6924">
                <text:p>16.69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.6852">
                <text:p>16.68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.6788">
                <text:p>16.678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.6733">
                <text:p>16.67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.6683">
                <text:p>16.668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.667">
                <text:p>16.6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.6704">
                <text:p>16.67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.6752">
                <text:p>16.675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.6804">
                <text:p>16.68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.6854">
                <text:p>16.685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.6906">
                <text:p>16.69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.6948">
                <text:p>16.694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.6975">
                <text:p>16.69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.7002">
                <text:p>16.70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.7022">
                <text:p>16.702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.7041">
                <text:p>16.704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.7062">
                <text:p>16.706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.7072">
                <text:p>16.707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.7065">
                <text:p>16.706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.7055">
                <text:p>16.70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.7045">
                <text:p>16.70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.705">
                <text:p>16.7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.7074">
                <text:p>16.707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.713">
                <text:p>16.7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.7199">
                <text:p>16.719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.7256">
                <text:p>16.72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.7302">
                <text:p>16.730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6.7345">
                <text:p>16.73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.7373">
                <text:p>16.737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.7397">
                <text:p>16.739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.7425">
                <text:p>16.74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.7458">
                <text:p>16.745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.7483">
                <text:p>16.748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.7505">
                <text:p>16.750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.7518">
                <text:p>16.751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.7519">
                <text:p>16.751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.7507">
                <text:p>16.75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.7486">
                <text:p>16.748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.7467">
                <text:p>16.746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.746">
                <text:p>16.74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.7478">
                <text:p>16.747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.7516">
                <text:p>16.75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.7559">
                <text:p>16.755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.7602">
                <text:p>16.76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.7645">
                <text:p>16.764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.7676">
                <text:p>16.767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.7698">
                <text:p>16.769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.7718">
                <text:p>16.771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.7735">
                <text:p>16.773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.7754">
                <text:p>16.775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.7775">
                <text:p>16.77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.7798">
                <text:p>16.779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.7816">
                <text:p>16.78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.7828">
                <text:p>16.782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.7835">
                <text:p>16.783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.7832">
                <text:p>16.783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.7828">
                <text:p>16.782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.7832">
                <text:p>16.783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.7845">
                <text:p>16.784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.7875">
                <text:p>16.78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.791">
                <text:p>16.79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.7941">
                <text:p>16.794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.7974">
                <text:p>16.797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.7995">
                <text:p>16.799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.8009">
                <text:p>16.800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.8021">
                <text:p>16.802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.8032">
                <text:p>16.803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.8052">
                <text:p>16.805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.807">
                <text:p>16.80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6.809">
                <text:p>16.80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.8109">
                <text:p>16.810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.8122">
                <text:p>16.812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.8125">
                <text:p>16.81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6.8119">
                <text:p>16.811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.8117">
                <text:p>16.811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6.8125">
                <text:p>16.812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.8147">
                <text:p>16.814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6.8168">
                <text:p>16.816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.8202">
                <text:p>16.820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.8228">
                <text:p>16.822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6.8244">
                <text:p>16.824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6.8251">
                <text:p>16.825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6.8254">
                <text:p>16.825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.8261">
                <text:p>16.826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6.8276">
                <text:p>16.82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6.8295">
                <text:p>16.829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6.8315">
                <text:p>16.831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6.8327">
                <text:p>16.832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6.8332">
                <text:p>16.83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6.833">
                <text:p>16.83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6.8324">
                <text:p>16.83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6.8313">
                <text:p>16.83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6.831">
                <text:p>16.8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6.8321">
                <text:p>16.832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6.8346">
                <text:p>16.834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.8376">
                <text:p>16.837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6.8397">
                <text:p>16.839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6.8406">
                <text:p>16.840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6.8408">
                <text:p>16.840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.8406">
                <text:p>16.840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.8406">
                <text:p>16.840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.8413">
                <text:p>16.84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.8423">
                <text:p>16.842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6.8439">
                <text:p>16.843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.8455">
                <text:p>16.845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6.8465">
                <text:p>16.846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.8464">
                <text:p>16.846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.8451">
                <text:p>16.845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.8435">
                <text:p>16.843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.8428">
                <text:p>16.842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.8435">
                <text:p>16.843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.8459">
                <text:p>16.845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.8489">
                <text:p>16.848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.8508">
                <text:p>16.850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.8516">
                <text:p>16.85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.8515">
                <text:p>16.851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.8509">
                <text:p>16.850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.8504">
                <text:p>16.85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.8506">
                <text:p>16.850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.8519">
                <text:p>16.851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.8541">
                <text:p>16.854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.8557">
                <text:p>16.855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.8559">
                <text:p>16.855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.8551">
                <text:p>16.855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.8532">
                <text:p>16.853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.8514">
                <text:p>16.85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.8509">
                <text:p>16.850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.8523">
                <text:p>16.852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.8548">
                <text:p>16.854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.858">
                <text:p>16.85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.8596">
                <text:p>16.859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.8596">
                <text:p>16.859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.8586">
                <text:p>16.858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.8576">
                <text:p>16.857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.8575">
                <text:p>16.857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.8589">
                <text:p>16.858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.8612">
                <text:p>16.861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.8628">
                <text:p>16.862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.8633">
                <text:p>16.863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.8626">
                <text:p>16.862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.8607">
                <text:p>16.860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.859">
                <text:p>16.85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.8575">
                <text:p>16.857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.8571">
                <text:p>16.857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.858">
                <text:p>16.85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.8598">
                <text:p>16.859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.8616">
                <text:p>16.86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.8633">
                <text:p>16.863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6.8645">
                <text:p>16.864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.8647">
                <text:p>16.864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.864">
                <text:p>16.86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.8629">
                <text:p>16.862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.8623">
                <text:p>16.862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.8626">
                <text:p>16.862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.8638">
                <text:p>16.863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.8655">
                <text:p>16.86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